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Dialogs/dialog-lc.xml"/>
  <manifest:file-entry manifest:media-type="text/xml" manifest:full-path="Dialogs/ConfigTool/dialog-lb.xml"/>
  <manifest:file-entry manifest:media-type="text/xml" manifest:full-path="Dialogs/Standard/dialog-lb.xml"/>
  <manifest:file-entry manifest:media-type="" manifest:full-path="Pictures/20000738000065A300003C907F5799CF.svm"/>
  <manifest:file-entry manifest:media-type="" manifest:full-path="Pictures/20000330000061BA0000213875A8900B.svm"/>
  <manifest:file-entry manifest:media-type="image/gif" manifest:full-path="Pictures/1000020000000019000000180AE4E55E.gif"/>
  <manifest:file-entry manifest:media-type="image/png" manifest:full-path="Pictures/10000201000000280000002B42E37942.png"/>
  <manifest:file-entry manifest:media-type="image/png" manifest:full-path="Pictures/10000201000000190000002A5CE2E8CC.png"/>
  <manifest:file-entry manifest:media-type="" manifest:full-path="Pictures/20000380000063AF000027142D54862B.svm"/>
  <manifest:file-entry manifest:media-type="image/png" manifest:full-path="Pictures/10000201000000210000002ACD96D76B.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Basic/ConfigTool/M3c.xml"/>
  <manifest:file-entry manifest:media-type="text/xml" manifest:full-path="Basic/ConfigTool/M3f.xml"/>
  <manifest:file-entry manifest:media-type="text/xml" manifest:full-path="Basic/ConfigTool/HelpHelper.xml"/>
  <manifest:file-entry manifest:media-type="text/xml" manifest:full-path="Basic/ConfigTool/M1b.xml"/>
  <manifest:file-entry manifest:media-type="text/xml" manifest:full-path="Basic/ConfigTool/zip.xml"/>
  <manifest:file-entry manifest:media-type="text/xml" manifest:full-path="Basic/ConfigTool/M1e.xml"/>
  <manifest:file-entry manifest:media-type="text/xml" manifest:full-path="Basic/ConfigTool/Utilities.xml"/>
  <manifest:file-entry manifest:media-type="text/xml" manifest:full-path="Basic/ConfigTool/M3b.xml"/>
  <manifest:file-entry manifest:media-type="text/xml" manifest:full-path="Basic/ConfigTool/M3e.xml"/>
  <manifest:file-entry manifest:media-type="text/xml" manifest:full-path="Basic/ConfigTool/Starter.xml"/>
  <manifest:file-entry manifest:media-type="text/xml" manifest:full-path="Basic/ConfigTool/Infos.xml"/>
  <manifest:file-entry manifest:media-type="text/xml" manifest:full-path="Basic/ConfigTool/M1a.xml"/>
  <manifest:file-entry manifest:media-type="text/xml" manifest:full-path="Basic/ConfigTool/M1d.xml"/>
  <manifest:file-entry manifest:media-type="text/xml" manifest:full-path="Basic/ConfigTool/Mfinal.xml"/>
  <manifest:file-entry manifest:media-type="text/xml" manifest:full-path="Basic/ConfigTool/M1g.xml"/>
  <manifest:file-entry manifest:media-type="text/xml" manifest:full-path="Basic/ConfigTool/M2a.xml"/>
  <manifest:file-entry manifest:media-type="text/xml" manifest:full-path="Basic/ConfigTool/Obsolete.xml"/>
  <manifest:file-entry manifest:media-type="text/xml" manifest:full-path="Basic/ConfigTool/M3a.xml"/>
  <manifest:file-entry manifest:media-type="text/xml" manifest:full-path="Basic/ConfigTool/M3d.xml"/>
  <manifest:file-entry manifest:media-type="text/xml" manifest:full-path="Basic/ConfigTool/M0.xml"/>
  <manifest:file-entry manifest:media-type="text/xml" manifest:full-path="Basic/ConfigTool/M1c.xml"/>
  <manifest:file-entry manifest:media-type="text/xml" manifest:full-path="Basic/ConfigTool/M1f.xml"/>
  <manifest:file-entry manifest:media-type="text/xml" manifest:full-path="Basic/ConfigTool/script-lb.xml"/>
  <manifest:file-entry manifest:media-type="text/xml" manifest:full-path="Basic/ConfigTool/_UItexts.xml"/>
  <manifest:file-entry manifest:media-type="text/xml" manifest:full-path="Basic/ConfigTool/Data.xml"/>
  <manifest:file-entry manifest:media-type="text/xml" manifest:full-path="Basic/Standard/Template2.xml"/>
  <manifest:file-entry manifest:media-type="text/xml" manifest:full-path="Basic/Standard/Template5.xml"/>
  <manifest:file-entry manifest:media-type="text/xml" manifest:full-path="Basic/Standard/Template8.xml"/>
  <manifest:file-entry manifest:media-type="text/xml" manifest:full-path="Basic/Standard/Template9.xml"/>
  <manifest:file-entry manifest:media-type="text/xml" manifest:full-path="Basic/Standard/Template1.xml"/>
  <manifest:file-entry manifest:media-type="text/xml" manifest:full-path="Basic/Standard/Template3b.xml"/>
  <manifest:file-entry manifest:media-type="text/xml" manifest:full-path="Basic/Standard/Template4.xml"/>
  <manifest:file-entry manifest:media-type="text/xml" manifest:full-path="Basic/Standard/Template7.xml"/>
  <manifest:file-entry manifest:media-type="text/xml" manifest:full-path="Basic/Standard/Module1.xml"/>
  <manifest:file-entry manifest:media-type="text/xml" manifest:full-path="Basic/Standard/Template3a.xml"/>
  <manifest:file-entry manifest:media-type="text/xml" manifest:full-path="Basic/Standard/script-lb.xml"/>
  <manifest:file-entry manifest:media-type="text/xml" manifest:full-path="Basic/Standard/Template6.xml"/>
  <manifest:file-entry manifest:media-type="text/xml" manifest:full-path="Basic/script-lc.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file-entry manifest:media-type="application/binary" manifest:full-path="Scripts/beanshell/"/>
  <manifest:file-entry manifest:media-type="application/binary" manifest:full-path="Scripts/"/>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loext="urn:org:documentfoundation:names:experimental:office:xmlns:loext:1.0">
  <office:scripts>
    <office:event-listeners>
      <script:event-listener script:language="ooo:script" script:event-name="office:new" xlink:href="vnd.sun.star.script:ConfigTool.Starter.checkDocumentHasName?language=Basic&amp;location=document" xlink:type="simple"/>
    </office:event-listeners>
  </office:scripts>
  <office:font-face-decls>
    <style:font-face style:name="StarSymbol" svg:font-family="StarSymbol" style:font-charset="x-symbol"/>
    <style:font-face style:name="Arial" svg:font-family="Arial"/>
    <style:font-face style:name="OpenSymbol" svg:font-family="OpenSymbo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Segoe UI" svg:font-family="'Segoe UI'"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3" style:family="table">
      <style:table-properties style:width="12.002cm" table:align="center"/>
    </style:style>
    <style:style style:name="Tableau3.A" style:family="table-column">
      <style:table-column-properties style:column-width="4.339cm"/>
    </style:style>
    <style:style style:name="Tableau3.B" style:family="table-column">
      <style:table-column-properties style:column-width="7.662cm"/>
    </style:style>
    <style:style style:name="Tableau3.A1" style:family="table-cell">
      <style:table-cell-properties fo:padding="0.097cm" fo:border-left="0.002cm solid #000000" fo:border-right="none" fo:border-top="0.002cm solid #000000" fo:border-bottom="0.002cm solid #000000"/>
    </style:style>
    <style:style style:name="Tableau3.B1" style:family="table-cell">
      <style:table-cell-properties fo:padding="0.097cm" fo:border="0.002cm solid #000000"/>
    </style:style>
    <style:style style:name="Tableau3.A2" style:family="table-cell">
      <style:table-cell-properties fo:padding="0.097cm" fo:border-left="0.002cm solid #000000" fo:border-right="none" fo:border-top="none" fo:border-bottom="0.002cm solid #000000"/>
    </style:style>
    <style:style style:name="Tableau3.B2" style:family="table-cell">
      <style:table-cell-properties fo:padding="0.097cm" fo:border-left="0.002cm solid #000000" fo:border-right="0.002cm solid #000000" fo:border-top="none" fo:border-bottom="0.002cm solid #000000"/>
    </style:style>
    <style:style style:name="Tableau2" style:family="table">
      <style:table-properties style:width="18.39cm" table:align="margins"/>
    </style:style>
    <style:style style:name="Tableau2.A" style:family="table-column">
      <style:table-column-properties style:column-width="4.038cm" style:rel-column-width="14391*"/>
    </style:style>
    <style:style style:name="Tableau2.B" style:family="table-column">
      <style:table-column-properties style:column-width="3.493cm" style:rel-column-width="12445*"/>
    </style:style>
    <style:style style:name="Tableau2.C" style:family="table-column">
      <style:table-column-properties style:column-width="3.549cm" style:rel-column-width="12649*"/>
    </style:style>
    <style:style style:name="Tableau2.D" style:family="table-column">
      <style:table-column-properties style:column-width="7.31cm" style:rel-column-width="26050*"/>
    </style:style>
    <style:style style:name="Tableau2.A1" style:family="table-cell">
      <style:table-cell-properties fo:padding="0.097cm" fo:border-left="0.002cm solid #000000" fo:border-right="none" fo:border-top="0.002cm solid #000000" fo:border-bottom="0.002cm solid #000000"/>
    </style:style>
    <style:style style:name="Tableau2.D1" style:family="table-cell">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D2" style:family="table-cell">
      <style:table-cell-properties fo:padding="0.097cm" fo:border-left="0.002cm solid #000000" fo:border-right="0.002cm solid #000000" fo:border-top="none" fo:border-bottom="0.002cm solid #000000"/>
    </style:style>
    <style:style style:name="Tableau1" style:family="table">
      <style:table-properties style:width="18.39cm" table:align="margins"/>
    </style:style>
    <style:style style:name="Tableau1.A" style:family="table-column">
      <style:table-column-properties style:column-width="3.695cm" style:rel-column-width="13166*"/>
    </style:style>
    <style:style style:name="Tableau1.B" style:family="table-column">
      <style:table-column-properties style:column-width="4.352cm" style:rel-column-width="15506*"/>
    </style:style>
    <style:style style:name="Tableau1.C" style:family="table-column">
      <style:table-column-properties style:column-width="10.345cm" style:rel-column-width="36863*"/>
    </style:style>
    <style:style style:name="Tableau1.A1" style:family="table-cell">
      <style:table-cell-properties fo:padding="0.097cm" fo:border-left="0.002cm solid #000000" fo:border-right="none" fo:border-top="0.002cm solid #000000" fo:border-bottom="0.002cm solid #000000"/>
    </style:style>
    <style:style style:name="Tableau1.C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C2" style:family="table-cell">
      <style:table-cell-properties fo:padding="0.097cm" fo:border-left="0.002cm solid #000000" fo:border-right="0.002cm solid #000000" fo:border-top="none" fo:border-bottom="0.002cm solid #000000"/>
    </style:style>
    <style:style style:name="Table1" style:family="table">
      <style:table-properties style:width="18.396cm" fo:margin-left="0cm" fo:margin-right="-0.005cm" table:align="margins"/>
    </style:style>
    <style:style style:name="Table1.A" style:family="table-column">
      <style:table-column-properties style:column-width="8.188cm" style:rel-column-width="29170*"/>
    </style:style>
    <style:style style:name="Table1.B" style:family="table-column">
      <style:table-column-properties style:column-width="2.845cm" style:rel-column-width="10137*"/>
    </style:style>
    <style:style style:name="Table1.C" style:family="table-column">
      <style:table-column-properties style:column-width="7.362cm" style:rel-column-width="26228*"/>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data-style-name="N0">
      <style:table-cell-properties style:vertical-align="bottom" fo:padding="0.097cm" fo:border-left="0.002cm solid #000000" fo:border-right="none" fo:border-top="none" fo:border-bottom="0.002cm solid #000000"/>
    </style:style>
    <style:style style:name="Table1.C2" style:family="table-cell">
      <style:table-cell-properties style:vertical-align="top" fo:padding="0.097cm" fo:border-left="0.002cm solid #000000" fo:border-right="0.002cm solid #000000" fo:border-top="none" fo:border-bottom="0.002cm solid #000000"/>
    </style:style>
    <style:style style:name="Table1.B3" style:family="table-cell" style:data-style-name="N37">
      <style:table-cell-properties style:vertical-align="bottom" fo:padding="0.097cm" fo:border-left="0.002cm solid #000000" fo:border-right="none" fo:border-top="none" fo:border-bottom="0.002cm solid #000000"/>
    </style:style>
    <style:style style:name="Table1.C3"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P2" style:family="paragraph" style:parent-style-name="Footer">
      <style:text-properties fo:font-size="11pt" style:font-size-asian="11pt" style:font-size-complex="11pt"/>
    </style:style>
    <style:style style:name="P3" style:family="paragraph" style:parent-style-name="Standard">
      <style:paragraph-properties fo:margin-left="0cm" fo:margin-right="0cm" fo:text-align="start" style:justify-single-word="false" fo:text-indent="0cm" style:auto-text-indent="false"/>
    </style:style>
    <style:style style:name="P4" style:family="paragraph" style:parent-style-name="Text_20_body">
      <style:paragraph-properties fo:text-align="center" style:justify-single-word="false" fo:break-before="page"/>
      <style:text-properties fo:font-style="italic"/>
    </style:style>
    <style:style style:name="P5" style:family="paragraph" style:parent-style-name="Text_20_body">
      <style:text-properties style:font-name="Courier" fo:font-size="12pt" fo:font-weight="bold"/>
    </style:style>
    <style:style style:name="P6" style:family="paragraph" style:parent-style-name="Text_20_body">
      <style:text-properties fo:background-color="#ffff00"/>
    </style:style>
    <style:style style:name="P7" style:family="paragraph" style:parent-style-name="Text_20_body">
      <style:text-properties fo:font-size="12pt" fo:font-weight="bold" style:font-size-asian="12pt" style:font-weight-asian="bold" style:font-size-complex="12pt" style:font-weight-complex="bold"/>
    </style:style>
    <style:style style:name="P8" style:family="paragraph" style:parent-style-name="Text_20_body">
      <style:text-properties fo:background-color="#cfe7f5"/>
    </style:style>
    <style:style style:name="P9" style:family="paragraph" style:parent-style-name="Text_20_body">
      <style:paragraph-properties fo:background-color="#ffcc99">
        <style:background-image/>
      </style:paragraph-properties>
    </style:style>
    <style:style style:name="P10" style:family="paragraph" style:parent-style-name="Standard">
      <style:text-properties style:font-name="Times New Roman" fo:font-weight="normal"/>
    </style:style>
    <style:style style:name="P11" style:family="paragraph" style:parent-style-name="Standard">
      <style:text-properties style:font-name="Times New Roman" fo:font-weight="bold"/>
    </style:style>
    <style:style style:name="P12" style:family="paragraph" style:parent-style-name="Standard">
      <style:text-properties fo:font-weight="bold"/>
    </style:style>
    <style:style style:name="P13" style:family="paragraph" style:parent-style-name="Standard">
      <style:text-properties fo:font-weight="normal"/>
    </style:style>
    <style:style style:name="P14" style:family="paragraph" style:parent-style-name="Standard">
      <style:paragraph-properties fo:text-align="start" style:justify-single-word="false"/>
      <style:text-properties style:font-name="Times" fo:font-size="11pt"/>
    </style:style>
    <style:style style:name="P15" style:family="paragraph" style:parent-style-name="Standard">
      <style:paragraph-properties fo:text-align="start" style:justify-single-word="false"/>
      <style:text-properties style:font-name="Times" fo:font-size="11pt" style:text-underline-style="none"/>
    </style:style>
    <style:style style:name="P16" style:family="paragraph" style:parent-style-name="Standard">
      <style:paragraph-properties fo:text-align="start" style:justify-single-word="false"/>
      <style:text-properties style:font-name="Times" fo:font-size="10pt" fo:font-weight="normal"/>
    </style:style>
    <style:style style:name="P17" style:family="paragraph" style:parent-style-name="Table_20_Contents">
      <style:paragraph-properties fo:text-align="center" style:justify-single-word="false"/>
    </style:style>
    <style:style style:name="P18" style:family="paragraph" style:parent-style-name="Table_20_Contents">
      <style:text-properties style:font-name="Bitstream Vera Sans" fo:font-size="10pt"/>
    </style:style>
    <style:style style:name="P19" style:family="paragraph" style:parent-style-name="Table_20_Contents">
      <style:paragraph-properties fo:text-align="end" style:justify-single-word="false"/>
    </style:style>
    <style:style style:name="P20" style:family="paragraph" style:parent-style-name="Corps_20_de_20_texte.Paragraph">
      <style:paragraph-properties fo:margin-left="0.935cm" fo:margin-right="0.009cm" fo:text-align="start" style:justify-single-word="false" fo:text-indent="0cm" style:auto-text-indent="false"/>
    </style:style>
    <style:style style:name="P21" style:family="paragraph" style:parent-style-name="Corps_20_de_20_texte.Paragraph">
      <style:paragraph-properties fo:margin-left="0.67cm" fo:margin-right="-0.018cm" fo:text-indent="0cm" style:auto-text-indent="false"/>
    </style:style>
    <style:style style:name="P22" style:family="paragraph" style:parent-style-name="Text_20_body">
      <style:paragraph-properties loext:contextual-spacing="false" fo:margin-top="0cm" fo:margin-bottom="0.212cm"/>
    </style:style>
    <style:style style:name="P23" style:family="paragraph" style:parent-style-name="Text_20_body" style:master-page-name="">
      <style:paragraph-properties style:page-number="auto"/>
    </style:style>
    <style:style style:name="P24" style:family="paragraph" style:parent-style-name="Text_20_body" style:master-page-name="">
      <style:paragraph-properties style:page-number="auto" fo:background-color="#ffff99">
        <style:background-image/>
      </style:paragraph-properties>
    </style:style>
    <style:style style:name="P25" style:family="paragraph" style:parent-style-name="Text_20_body" style:master-page-name="">
      <style:paragraph-properties style:page-number="auto" fo:break-before="auto" fo:break-after="auto"/>
    </style:style>
    <style:style style:name="P26" style:family="paragraph" style:parent-style-name="Table_20_Heading">
      <style:text-properties style:font-name="Bitstream Vera Sans" fo:font-size="10pt"/>
    </style:style>
    <style:style style:name="P27" style:family="paragraph" style:parent-style-name="Table_20_Heading">
      <style:paragraph-properties fo:text-align="center" style:justify-single-word="false"/>
    </style:style>
    <style:style style:name="P28" style:family="paragraph" style:parent-style-name="hlp_5f_paragraph">
      <style:text-properties style:text-underline-style="solid" style:text-underline-width="auto" style:text-underline-color="font-color"/>
    </style:style>
    <style:style style:name="P29" style:family="paragraph" style:parent-style-name="hlp_5f_paragraph">
      <style:text-properties style:font-name="Bitstream Vera Sans" fo:font-size="10pt"/>
    </style:style>
    <style:style style:name="P30" style:family="paragraph" style:parent-style-name="Text_20_body">
      <style:paragraph-properties loext:contextual-spacing="false" fo:margin-top="0.199cm" fo:margin-bottom="0.21cm"/>
    </style:style>
    <style:style style:name="P31" style:family="paragraph" style:parent-style-name="Text_20_body">
      <style:paragraph-properties loext:contextual-spacing="false" fo:margin-top="0cm" fo:margin-bottom="1cm" fo:text-align="center" style:justify-single-word="false"/>
    </style:style>
    <style:style style:name="P32" style:family="paragraph" style:parent-style-name="TitreDoc">
      <style:text-properties fo:font-weight="bold" style:font-weight-asian="bold" style:font-weight-complex="bold"/>
    </style:style>
    <style:style style:name="P33" style:family="paragraph" style:parent-style-name="Corps_20_de_20_texte.Paragraph">
      <style:text-properties fo:font-weight="bold" style:font-weight-asian="bold" style:font-weight-complex="bold"/>
    </style:style>
    <style:style style:name="P34" style:family="paragraph" style:parent-style-name="Frame_20_contents">
      <style:text-properties fo:font-weight="bold" style:font-weight-asian="bold" style:font-weight-complex="bold"/>
    </style:style>
    <style:style style:name="P35" style:family="paragraph" style:parent-style-name="Frame_20_contents">
      <style:paragraph-properties>
        <style:tab-stops/>
      </style:paragraph-properties>
    </style:style>
    <style:style style:name="P36" style:family="paragraph" style:parent-style-name="Contents_20_2">
      <style:paragraph-properties>
        <style:tab-stops>
          <style:tab-stop style:position="17.891cm" style:type="right" style:leader-style="dotted" style:leader-text="."/>
        </style:tab-stops>
      </style:paragraph-properties>
    </style:style>
    <style:style style:name="P37" style:family="paragraph" style:parent-style-name="Contents_20_3">
      <style:paragraph-properties>
        <style:tab-stops>
          <style:tab-stop style:position="17.392cm" style:type="right" style:leader-style="dotted" style:leader-text="."/>
        </style:tab-stops>
      </style:paragraph-properties>
    </style:style>
    <style:style style:name="P38" style:family="paragraph" style:parent-style-name="Contents_20_1">
      <style:paragraph-properties>
        <style:tab-stops>
          <style:tab-stop style:position="18.39cm" style:type="right" style:leader-style="dotted" style:leader-text="."/>
        </style:tab-stops>
      </style:paragraph-properties>
    </style:style>
    <style:style style:name="P39" style:family="paragraph" style:parent-style-name="Standard" style:list-style-name="L25"/>
    <style:style style:name="P40" style:family="paragraph" style:parent-style-name="Standard" style:list-style-name="L33"/>
    <style:style style:name="P41" style:family="paragraph" style:parent-style-name="Heading_20_2" style:master-page-name="">
      <style:paragraph-properties style:page-number="auto" fo:break-before="page"/>
    </style:style>
    <style:style style:name="P42" style:family="paragraph" style:parent-style-name="Heading_20_3" style:master-page-name="">
      <style:paragraph-properties style:page-number="auto" fo:break-before="page"/>
    </style:style>
    <style:style style:name="P43" style:family="paragraph" style:parent-style-name="Heading_20_1" style:master-page-name="">
      <style:paragraph-properties style:page-number="auto" fo:break-before="page"/>
    </style:style>
    <style:style style:name="P44" style:family="paragraph" style:parent-style-name="Heading_20_1" style:master-page-name="">
      <style:paragraph-properties style:page-number="auto" fo:break-before="page">
        <style:tab-stops/>
      </style:paragraph-properties>
    </style:style>
    <style:style style:name="P45" style:family="paragraph" style:parent-style-name="Heading_20_1" style:master-page-name="">
      <style:paragraph-properties style:page-number="auto" fo:break-before="auto" fo:break-after="auto"/>
    </style:style>
    <style:style style:name="P46" style:family="paragraph" style:parent-style-name="Text_20_body" style:master-page-name="First_20_Page">
      <style:paragraph-properties loext:contextual-spacing="false" fo:margin-top="0cm" fo:margin-bottom="5.001cm" fo:text-align="center" style:justify-single-word="false" style:page-number="auto" fo:break-before="auto" fo:break-after="auto"/>
    </style:style>
    <style:style style:name="P47" style:family="paragraph" style:parent-style-name="Text_20_body" style:list-style-name="L1"/>
    <style:style style:name="P48" style:family="paragraph" style:parent-style-name="Text_20_body" style:list-style-name="L2"/>
    <style:style style:name="P49" style:family="paragraph" style:parent-style-name="Text_20_body" style:list-style-name="L3"/>
    <style:style style:name="P50" style:family="paragraph" style:parent-style-name="Text_20_body" style:list-style-name="L4"/>
    <style:style style:name="P51" style:family="paragraph" style:parent-style-name="Text_20_body" style:list-style-name="L5"/>
    <style:style style:name="P52" style:family="paragraph" style:parent-style-name="Text_20_body" style:list-style-name="L6"/>
    <style:style style:name="P53" style:family="paragraph" style:parent-style-name="Text_20_body" style:list-style-name="L7"/>
    <style:style style:name="P54" style:family="paragraph" style:parent-style-name="Text_20_body" style:list-style-name="L8"/>
    <style:style style:name="P55" style:family="paragraph" style:parent-style-name="Text_20_body" style:list-style-name="L9"/>
    <style:style style:name="P56" style:family="paragraph" style:parent-style-name="Text_20_body" style:list-style-name="L10"/>
    <style:style style:name="P57" style:family="paragraph" style:parent-style-name="Text_20_body" style:list-style-name="L11"/>
    <style:style style:name="P58" style:family="paragraph" style:parent-style-name="Text_20_body" style:list-style-name="L12"/>
    <style:style style:name="P59" style:family="paragraph" style:parent-style-name="Text_20_body" style:list-style-name="L13"/>
    <style:style style:name="P60" style:family="paragraph" style:parent-style-name="Text_20_body" style:list-style-name="L14"/>
    <style:style style:name="P61" style:family="paragraph" style:parent-style-name="Text_20_body" style:list-style-name="L15"/>
    <style:style style:name="P62" style:family="paragraph" style:parent-style-name="Text_20_body" style:list-style-name="L16"/>
    <style:style style:name="P63" style:family="paragraph" style:parent-style-name="Text_20_body" style:list-style-name="L17"/>
    <style:style style:name="P64" style:family="paragraph" style:parent-style-name="Text_20_body" style:list-style-name="L18"/>
    <style:style style:name="P65" style:family="paragraph" style:parent-style-name="Text_20_body" style:list-style-name="L19"/>
    <style:style style:name="P66" style:family="paragraph" style:parent-style-name="Text_20_body" style:list-style-name="L20"/>
    <style:style style:name="P67" style:family="paragraph" style:parent-style-name="Text_20_body" style:list-style-name="L21"/>
    <style:style style:name="P68" style:family="paragraph" style:parent-style-name="Text_20_body" style:list-style-name="L22"/>
    <style:style style:name="P69" style:family="paragraph" style:parent-style-name="Text_20_body" style:list-style-name="L23"/>
    <style:style style:name="P70" style:family="paragraph" style:parent-style-name="Text_20_body" style:list-style-name="L24"/>
    <style:style style:name="P71" style:family="paragraph" style:parent-style-name="Text_20_body" style:list-style-name="L26"/>
    <style:style style:name="P72" style:family="paragraph" style:parent-style-name="Text_20_body" style:list-style-name="L27"/>
    <style:style style:name="P73" style:family="paragraph" style:parent-style-name="Text_20_body" style:list-style-name="L28"/>
    <style:style style:name="P74" style:family="paragraph" style:parent-style-name="Text_20_body" style:list-style-name="L29"/>
    <style:style style:name="P75" style:family="paragraph" style:parent-style-name="Text_20_body" style:list-style-name="L30"/>
    <style:style style:name="P76" style:family="paragraph" style:parent-style-name="Text_20_body" style:list-style-name="L31"/>
    <style:style style:name="P77" style:family="paragraph" style:parent-style-name="Text_20_body" style:list-style-name="L32"/>
    <style:style style:name="P78" style:family="paragraph" style:parent-style-name="Text_20_body" style:list-style-name="L34"/>
    <style:style style:name="P79" style:family="paragraph" style:parent-style-name="Text_20_body" style:list-style-name="L35"/>
    <style:style style:name="P80" style:family="paragraph" style:parent-style-name="Text_20_body" style:list-style-name="L22">
      <style:paragraph-properties fo:margin-left="1.251cm" fo:margin-right="0cm" fo:text-indent="0cm" style:auto-text-indent="false"/>
    </style:style>
    <style:style style:name="P81" style:family="paragraph" style:parent-style-name="Text_20_body" style:list-style-name="L27">
      <style:paragraph-properties fo:margin-left="1.251cm" fo:margin-right="0cm" fo:text-indent="0cm" style:auto-text-indent="false"/>
    </style:style>
    <style:style style:name="P82" style:family="paragraph" style:parent-style-name="Text_20_body" style:list-style-name="L33">
      <style:paragraph-properties fo:margin-left="2.205cm" fo:margin-right="0cm" fo:text-indent="0cm" style:auto-text-indent="false"/>
    </style:style>
    <style:style style:name="P83" style:family="paragraph" style:parent-style-name="Corps_20_de_20_texte.Paragraph" style:list-style-name="L22">
      <style:paragraph-properties fo:margin-left="1.251cm" fo:margin-right="0cm" fo:text-indent="0cm" style:auto-text-indent="false"/>
    </style:style>
    <style:style style:name="P8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85" style:family="paragraph">
      <style:paragraph-properties fo:text-align="start"/>
      <style:text-properties style:text-line-through-style="none" style:font-name="Arial4" fo:font-size="10pt" fo:font-style="normal" style:text-underline-style="none" fo:font-weight="normal"/>
    </style:style>
    <style:style style:name="P86" style:family="paragraph">
      <style:paragraph-properties fo:text-align="center"/>
      <style:text-properties style:text-line-through-style="none" style:font-name="Arial4" fo:font-size="11pt" fo:font-style="normal" style:text-underline-style="none" fo:font-weight="normal"/>
    </style:style>
    <style:style style:name="P87" style:family="paragraph">
      <style:paragraph-properties fo:text-align="start"/>
      <style:text-properties style:text-line-through-style="none" style:font-name="Arial3" fo:font-size="10pt" fo:font-style="normal" style:text-underline-style="none" fo:font-weight="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style:font-name="Times" fo:font-size="11pt"/>
    </style:style>
    <style:style style:name="T5" style:family="text">
      <style:text-properties style:font-name="Times" fo:font-size="11pt" fo:font-style="italic"/>
    </style:style>
    <style:style style:name="T6" style:family="text">
      <style:text-properties fo:font-style="italic"/>
    </style:style>
    <style:style style:name="T7" style:family="text">
      <style:text-properties fo:font-style="italic" style:text-underline-style="none"/>
    </style:style>
    <style:style style:name="T8" style:family="text">
      <style:text-properties fo:font-style="italic" style:font-style-asian="italic" style:font-style-complex="italic"/>
    </style:style>
    <style:style style:name="T9" style:family="text">
      <style:text-properties style:text-underline-style="none"/>
    </style:style>
    <style:style style:name="T10" style:family="text">
      <style:text-properties fo:color="#800000"/>
    </style:style>
    <style:style style:name="T11" style:family="text">
      <style:text-properties fo:color="#800000" style:font-name="Bitstream Vera Sans Mono1" fo:font-weight="bold" style:font-weight-asian="bold" style:font-weight-complex="bold"/>
    </style:style>
    <style:style style:name="T12" style:family="text">
      <style:text-properties fo:color="#800000" fo:font-weight="bold" style:font-weight-asian="bold" style:font-weight-complex="bold"/>
    </style:style>
    <style:style style:name="T13" style:family="text">
      <style:text-properties fo:color="#800000" fo:font-weight="bold" fo:background-color="#ffff00" style:font-weight-asian="bold" style:font-weight-complex="bold" loext:char-shading-value="0"/>
    </style:style>
    <style:style style:name="T14" style:family="text">
      <style:text-properties style:text-underline-style="solid" style:text-underline-width="auto" style:text-underline-color="font-color"/>
    </style:style>
    <style:style style:name="T15" style:family="text">
      <style:text-properties style:font-name="Courier New" fo:font-size="10pt" fo:font-style="normal" fo:background-color="#e6e6ff" style:font-style-asian="italic" style:font-style-complex="italic" loext:char-shading-value="0"/>
    </style:style>
    <style:style style:name="T16" style:family="text">
      <style:text-properties style:font-name="Bitstream Vera Sans"/>
    </style:style>
    <style:style style:name="T17" style:family="text">
      <style:text-properties fo:background-color="#ffff00" loext:char-shading-value="0"/>
    </style:style>
    <style:style style:name="T18" style:family="text">
      <style:text-properties fo:background-color="#ff00ff" loext:char-shading-value="0"/>
    </style:style>
    <style:style style:name="T19" style:family="text">
      <style:text-properties style:use-window-font-color="true" style:font-name-asian="Courier New1" style:font-size-asian="10pt" style:font-name-complex="Courier New1" style:font-size-complex="10pt"/>
    </style:style>
    <style:style style:name="T20" style:family="text">
      <style:text-properties style:use-window-font-color="true" style:font-name="Courier New1" fo:font-size="10pt" style:font-name-asian="Courier New1" style:font-size-asian="10pt" style:font-name-complex="Courier New1" style:font-size-complex="10pt"/>
    </style:style>
    <style:style style:name="T21" style:family="text">
      <style:text-properties fo:background-color="#ffcc99" loext:char-shading-value="0"/>
    </style:style>
    <style:style style:name="T22" style:family="text">
      <style:text-properties fo:color="#000000"/>
    </style:style>
    <style:style style:name="T23" style:family="text">
      <style:text-properties fo:color="#000000" style:text-outline="false" style:text-line-through-styl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false" style:font-name-asian="HG Mincho Light J" style:font-size-asian="12pt" style:language-asian="fr" style:country-asian="FR" style:font-style-asian="normal" style:font-weight-asian="normal" style:font-name-complex="Arial Unicode MS" style:font-size-complex="12pt" style:language-complex="fr" style:country-complex="FR" style:font-style-complex="normal" style:font-weight-complex="normal" style:text-emphasize="none" style:text-scale="100%" style:font-relief="none"/>
    </style:style>
    <style:style style:name="fr1" style:family="graphic" style:parent-style-name="Frame">
      <style:graphic-properties style:run-through="foreground" style:wrap="none" style:vertical-pos="top" style:vertical-rel="paragraph-content" style:horizontal-pos="center" style:horizontal-rel="paragraph" fo:background-color="transparent" style:background-transparency="100%" fo:padding="0.15cm" fo:border="0.035cm solid #000000" style:shadow="none">
        <style:background-image/>
      </style:graphic-properties>
    </style:style>
    <style:style style:name="fr2" style:family="graphic" style:parent-style-name="Frame">
      <style:graphic-properties style:vertical-pos="top" style:vertical-rel="paragraph-content" style:horizontal-pos="center" style:horizontal-rel="paragraph" fo:background-color="transparent" style:background-transparency="100%" fo:padding="0.15cm" fo:border="0.035cm solid #000000" style:shadow="none">
        <style:background-image/>
      </style:graphic-properties>
    </style:style>
    <style:style style:name="fr3" style:family="graphic" style:parent-style-name="Frame">
      <style:graphic-properties style:vertical-pos="from-top" style:vertical-rel="paragraph" style:horizontal-pos="from-left" style:horizontal-rel="paragraph" loext:rel-width-rel="paragraph"/>
    </style:style>
    <style:style style:name="fr4" style:family="graphic" style:parent-style-name="Frame">
      <style:graphic-properties style:vertical-pos="top" style:vertical-rel="paragraph-content" style:horizontal-pos="center" style:horizontal-rel="paragraph" loext:rel-width-rel="paragraph"/>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3cm">
          <style:column style:rel-width="32767*" fo:start-indent="0cm" fo:end-indent="0.15cm"/>
          <style:column style:rel-width="32768*" fo:start-indent="0.15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14cm" fo:text-indent="-0.64cm" fo:margin-left="3.1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form:form form:name="CompilerStarter"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atted-text form:name="VfromOOo" form:control-implementation="ooo:com.sun.star.form.component.PatternField" xml:id="control1" form:id="control1" form:current-value="3.1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2.4"/>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OOo" form:control-implementation="ooo:com.sun.star.form.component.TextField" xml:id="control2" form:id="control2" form:current-value="OpenOffice.org 3.1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OOo" form:control-implementation="ooo:com.sun.star.form.component.PatternField" xml:id="control3" form:id="control3"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aximum accepted value : 3.4.  Recognized only From version 3.1 or more recent."/>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OOo" form:control-implementation="ooo:com.sun.star.form.component.TextField" xml:id="control4" form:id="control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OOo" form:control-implementation="ooo:com.sun.star.form.component.CommandButton" xml:id="control5" form:id="control5" form:label="Compile to OpenOffice.org or compatible"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OOo?language=Basic&amp;location=document" xlink:type="simple"/>
            </office:event-listeners>
          </form:button>
          <form:formatted-text form:name="VfromAOO" form:control-implementation="ooo:com.sun.star.form.component.PatternField" xml:id="control6" form:id="control6" form:current-value="4.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4.0"/>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AOO" form:control-implementation="ooo:com.sun.star.form.component.TextField" xml:id="control7" form:id="control7" form:current-value="Apache OpenOffice 4.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AOO" form:control-implementation="ooo:com.sun.star.form.component.PatternField" xml:id="control8" form:id="control8"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Example : 4.9"/>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AOO" form:control-implementation="ooo:com.sun.star.form.component.TextField" xml:id="control9" form:id="control9"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AOO" form:control-implementation="ooo:com.sun.star.form.component.CommandButton" xml:id="control10" form:id="control10" form:label="Compile to Apache OpenOffice only"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AOO?language=Basic&amp;location=document" xlink:type="simple"/>
            </office:event-listeners>
          </form:button>
          <form:formatted-text form:name="VfromLibO" form:control-implementation="ooo:com.sun.star.form.component.PatternField" xml:id="control11" form:id="control11" form:current-value="6.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3.5"/>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LibO" form:control-implementation="ooo:com.sun.star.form.component.TextField" xml:id="control12" form:id="control12" form:current-value="LibreOffice 6.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LibO" form:control-implementation="ooo:com.sun.star.form.component.CommandButton" xml:id="control13" form:id="control13" form:label="Compile to LibreOffice only"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LibO?language=Basic&amp;location=document" xlink:type="simple"/>
            </office:event-listeners>
          </form:button>
          <form:textarea form:name="Results_OOo" form:control-implementation="ooo:com.sun.star.form.component.TextField" xml:id="control14" form:id="control14" form:readonly="true" form:current-value="&#13;Extension package created : OOTyW-2.0.2.oxt&#13;&#13;26.01.2020 12:59:49&#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AOO1" form:control-implementation="ooo:com.sun.star.form.component.TextField" xml:id="control15" form:id="control15" form:readonly="true" form:current-value="&#13;Extension package created : OOTyW-A-2.0.2.oxt&#13;&#13;26.01.2020 12:59:56&#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LibO1" form:control-implementation="ooo:com.sun.star.form.component.TextField" xml:id="control16" form:id="control16" form:readonly="true" form:current-value="&#13;Extension package created : OOTyW-L-2.0.2.oxt&#13;&#13;26.01.2020 13:00:02&#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6"/>
      <text:p text:style-name="P31"/>
      <text:p text:style-name="P32">Extension Compiler</text:p>
      <text:p text:style-name="TitreDoc">Description and Tool for</text:p>
      <text:p text:style-name="TitreDoc">tools eExtension : <text:file-name text:display="name">OOTyW</text:file-name></text:p>
      <text:p text:style-name="Standard"/>
      <text:p text:style-name="P4"/>
      <text:table-of-content text:style-name="Sect1" text:protected="true" text:name="Table des matières1">
        <text:table-of-content-source text:outline-level="4"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index-entry-page-number/>
            <text:index-entry-link-end/>
          </text:table-of-content-entry-template>
          <text:table-of-content-entry-template text:outline-level="2" text:style-name="Contents_20_2">
            <text:index-entry-chapter/>
            <text:index-entry-text/>
            <text:index-entry-tab-stop style:type="right" style:leader-char="."/>
            <text:index-entry-link-start/>
            <text:index-entry-page-number/>
            <text:index-entry-link-end/>
          </text:table-of-content-entry-template>
          <text:table-of-content-entry-template text:outline-level="3" text:style-name="Contents_20_3">
            <text:index-entry-chapter/>
            <text:index-entry-text/>
            <text:index-entry-tab-stop style:type="right" style:leader-char="."/>
            <text:index-entry-link-start/>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index-entry-chapter/>
            <text:index-entry-text/>
            <text:index-entry-link-end/>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text/>
            <text:index-entry-tab-stop style:type="right" style:leader-char="."/>
            <text:index-entry-page-number/>
          </text:table-of-content-entry-template>
          <text:table-of-content-entry-template text:outline-level="9" text:style-name="Contents_20_9">
            <text:index-entry-link-start/>
            <text:index-entry-chapter/>
            <text:index-entry-text/>
            <text:index-entry-tab-stop style:type="right" style:leader-char="."/>
            <text:index-entry-page-number/>
          </text:table-of-content-entry-template>
          <text:table-of-content-entry-template text:outline-level="10" text:style-name="Contents_20_10">
            <text:index-entry-link-start/>
            <text:index-entry-chapter/>
            <text:index-entry-text/>
            <text:index-entry-tab-stop style:type="right" style:leader-char="."/>
            <text:index-entry-page-number/>
          </text:table-of-content-entry-template>
          <text:index-source-styles text:outline-level="3">
            <text:index-source-style text:style-name="descrLang"/>
            <text:index-source-style text:style-name="helpLang"/>
            <text:index-source-style text:style-name="licenseLang"/>
            <text:index-source-style text:style-name="tooltipLang"/>
          </text:index-source-styles>
        </text:table-of-content-source>
        <text:index-body>
          <text:index-title text:style-name="Sect2" text:name="Table des matières1_Head">
            <text:p text:style-name="Contents_20_Heading">Table of Contents</text:p>
          </text:index-title>
          <text:p text:style-name="P38">1 Introduction<text:tab/><text:a xlink:type="simple" xlink:href="#__RefHeading__78010_325084090" text:style-name="Internet_20_link" text:visited-style-name="Visited_20_Internet_20_Link">3</text:a></text:p>
          <text:p text:style-name="P36">1.1 Prerequisites<text:tab/><text:a xlink:type="simple" xlink:href="#__RefHeading__78012_325084090" text:style-name="Internet_20_link" text:visited-style-name="Visited_20_Internet_20_Link">3</text:a></text:p>
          <text:p text:style-name="P36">1.2 What is this document ?<text:tab/><text:a xlink:type="simple" xlink:href="#__RefHeading__78014_325084090" text:style-name="Internet_20_link" text:visited-style-name="Visited_20_Internet_20_Link">3</text:a></text:p>
          <text:p text:style-name="P36">1.3 What kind of extensions may I create?<text:tab/><text:a xlink:type="simple" xlink:href="#__RefHeading__78016_325084090" text:style-name="Internet_20_link" text:visited-style-name="Visited_20_Internet_20_Link">3</text:a></text:p>
          <text:p text:style-name="P36">1.4 References<text:tab/><text:a xlink:type="simple" xlink:href="#__RefHeading__78018_325084090" text:style-name="Internet_20_link" text:visited-style-name="Visited_20_Internet_20_Link">3</text:a></text:p>
          <text:p text:style-name="P36">1.5 Document changes<text:tab/><text:a xlink:type="simple" xlink:href="#__RefHeading__78020_325084090" text:style-name="Internet_20_link" text:visited-style-name="Visited_20_Internet_20_Link">5</text:a></text:p>
          <text:p text:style-name="P36">1.6 Upgrading your extension compiler<text:tab/><text:a xlink:type="simple" xlink:href="#__RefHeading__78022_325084090" text:style-name="Internet_20_link" text:visited-style-name="Visited_20_Internet_20_Link">5</text:a></text:p>
          <text:p text:style-name="P38">2 How to compile your extension<text:tab/><text:a xlink:type="simple" xlink:href="#__RefHeading__78024_325084090" text:style-name="Internet_20_link" text:visited-style-name="Visited_20_Internet_20_Link">7</text:a></text:p>
          <text:p text:style-name="P36">2.1 Overview<text:tab/><text:a xlink:type="simple" xlink:href="#__RefHeading__9926_1626668240" text:style-name="Internet_20_link" text:visited-style-name="Visited_20_Internet_20_Link">7</text:a></text:p>
          <text:p text:style-name="P36">2.2 Extension variants<text:tab/><text:a xlink:type="simple" xlink:href="#__RefHeading__9928_1626668240" text:style-name="Internet_20_link" text:visited-style-name="Visited_20_Internet_20_Link">7</text:a></text:p>
          <text:p text:style-name="P36">2.3 Compile ! <text:s/><text:tab/><text:a xlink:type="simple" xlink:href="#__RefHeading__9930_1626668240" text:style-name="Internet_20_link" text:visited-style-name="Visited_20_Internet_20_Link">8</text:a></text:p>
          <text:p text:style-name="P37">2.3.1 OpenOffice.org or compatible<text:tab/><text:a xlink:type="simple" xlink:href="#__RefHeading__8508_1806633557" text:style-name="Internet_20_link" text:visited-style-name="Visited_20_Internet_20_Link">8</text:a></text:p>
          <text:p text:style-name="P37">2.3.2 Apache OpenOffice only<text:tab/><text:a xlink:type="simple" xlink:href="#__RefHeading__8510_1806633557" text:style-name="Internet_20_link" text:visited-style-name="Visited_20_Internet_20_Link">9</text:a></text:p>
          <text:p text:style-name="P37">2.3.3 LibreOffice only<text:tab/><text:a xlink:type="simple" xlink:href="#__RefHeading__8512_1806633557" text:style-name="Internet_20_link" text:visited-style-name="Visited_20_Internet_20_Link">10</text:a></text:p>
          <text:p text:style-name="P38">3 Compiler language syntax<text:tab/><text:a xlink:type="simple" xlink:href="#__RefHeading__78026_325084090" text:style-name="Internet_20_link" text:visited-style-name="Visited_20_Internet_20_Link">11</text:a></text:p>
          <text:p text:style-name="P36">3.1 Overview of the program<text:tab/><text:a xlink:type="simple" xlink:href="#__RefHeading__78028_325084090" text:style-name="Internet_20_link" text:visited-style-name="Visited_20_Internet_20_Link">11</text:a></text:p>
          <text:p text:style-name="P36">3.2 Phase : Description<text:tab/><text:a xlink:type="simple" xlink:href="#__RefHeading__78030_325084090" text:style-name="Internet_20_link" text:visited-style-name="Visited_20_Internet_20_Link">11</text:a></text:p>
          <text:p text:style-name="P36">3.3 Phase : Annexes<text:tab/><text:a xlink:type="simple" xlink:href="#__RefHeading__78032_325084090" text:style-name="Internet_20_link" text:visited-style-name="Visited_20_Internet_20_Link">11</text:a></text:p>
          <text:p text:style-name="P36">3.4 Phase : AddonUI<text:tab/><text:a xlink:type="simple" xlink:href="#__RefHeading__78034_325084090" text:style-name="Internet_20_link" text:visited-style-name="Visited_20_Internet_20_Link">12</text:a></text:p>
          <text:p text:style-name="P37">3.4.1 Sequence : Command<text:tab/><text:a xlink:type="simple" xlink:href="#__RefHeading__78036_325084090" text:style-name="Internet_20_link" text:visited-style-name="Visited_20_Internet_20_Link">12</text:a></text:p>
          <text:p text:style-name="P37">3.4.2 Sequence : ButtonsList<text:tab/><text:a xlink:type="simple" xlink:href="#__RefHeading__78038_325084090" text:style-name="Internet_20_link" text:visited-style-name="Visited_20_Internet_20_Link">12</text:a></text:p>
          <text:p text:style-name="P37">3.4.3 Sequence : Menu<text:tab/><text:a xlink:type="simple" xlink:href="#__RefHeading__78040_325084090" text:style-name="Internet_20_link" text:visited-style-name="Visited_20_Internet_20_Link">12</text:a></text:p>
          <text:p text:style-name="P37">3.4.4 Sequence : MenuItems<text:tab/><text:a xlink:type="simple" xlink:href="#__RefHeading__78042_325084090" text:style-name="Internet_20_link" text:visited-style-name="Visited_20_Internet_20_Link">12</text:a></text:p>
          <text:p text:style-name="P36">3.5 Application context<text:tab/><text:a xlink:type="simple" xlink:href="#__RefHeading__78044_325084090" text:style-name="Internet_20_link" text:visited-style-name="Visited_20_Internet_20_Link">13</text:a></text:p>
          <text:p text:style-name="P37">3.5.1 List of application contexts<text:tab/><text:a xlink:type="simple" xlink:href="#__RefHeading__8579_120917933" text:style-name="Internet_20_link" text:visited-style-name="Visited_20_Internet_20_Link">13</text:a></text:p>
          <text:p text:style-name="P37">3.5.2 Contexts in a hierarchical menu<text:tab/><text:a xlink:type="simple" xlink:href="#__RefHeading__8581_120917933" text:style-name="Internet_20_link" text:visited-style-name="Visited_20_Internet_20_Link">14</text:a></text:p>
          <text:p text:style-name="P36">3.6 Block instructions ( beginXxxx / endXxxx )<text:tab/><text:a xlink:type="simple" xlink:href="#__RefHeading__78046_325084090" text:style-name="Internet_20_link" text:visited-style-name="Visited_20_Internet_20_Link">14</text:a></text:p>
          <text:p text:style-name="P37">3.6.1 AddonMenu<text:tab/><text:a xlink:type="simple" xlink:href="#__RefHeading__78048_325084090" text:style-name="Internet_20_link" text:visited-style-name="Visited_20_Internet_20_Link">14</text:a></text:p>
          <text:p text:style-name="P37">3.6.2 AddonUI<text:tab/><text:a xlink:type="simple" xlink:href="#__RefHeading__78050_325084090" text:style-name="Internet_20_link" text:visited-style-name="Visited_20_Internet_20_Link">14</text:a></text:p>
          <text:p text:style-name="P37">3.6.3 Annexes<text:tab/><text:a xlink:type="simple" xlink:href="#__RefHeading__78052_325084090" text:style-name="Internet_20_link" text:visited-style-name="Visited_20_Internet_20_Link">14</text:a></text:p>
          <text:p text:style-name="P37">3.6.4 Button<text:tab/><text:a xlink:type="simple" xlink:href="#__RefHeading__78054_325084090" text:style-name="Internet_20_link" text:visited-style-name="Visited_20_Internet_20_Link">15</text:a></text:p>
          <text:p text:style-name="P37">3.6.5 Command<text:tab/><text:a xlink:type="simple" xlink:href="#__RefHeading__78056_325084090" text:style-name="Internet_20_link" text:visited-style-name="Visited_20_Internet_20_Link">15</text:a></text:p>
          <text:p text:style-name="P37">3.6.6 Description<text:tab/><text:a xlink:type="simple" xlink:href="#__RefHeading__78060_325084090" text:style-name="Internet_20_link" text:visited-style-name="Visited_20_Internet_20_Link">15</text:a></text:p>
          <text:p text:style-name="P37">3.6.7 Image<text:tab/><text:a xlink:type="simple" xlink:href="#__RefHeading__78062_325084090" text:style-name="Internet_20_link" text:visited-style-name="Visited_20_Internet_20_Link">15</text:a></text:p>
          <text:p text:style-name="P37">3.6.8 Menu<text:tab/><text:a xlink:type="simple" xlink:href="#__RefHeading__78064_325084090" text:style-name="Internet_20_link" text:visited-style-name="Visited_20_Internet_20_Link">15</text:a></text:p>
          <text:p text:style-name="P37">3.6.9 MenuItems<text:tab/><text:a xlink:type="simple" xlink:href="#__RefHeading__78066_325084090" text:style-name="Internet_20_link" text:visited-style-name="Visited_20_Internet_20_Link">15</text:a></text:p>
          <text:p text:style-name="P37">3.6.10 MergeInstruction<text:tab/><text:a xlink:type="simple" xlink:href="#__RefHeading__78068_325084090" text:style-name="Internet_20_link" text:visited-style-name="Visited_20_Internet_20_Link">15</text:a></text:p>
          <text:p text:style-name="P37">3.6.11 MergeItems<text:tab/><text:a xlink:type="simple" xlink:href="#__RefHeading__78070_325084090" text:style-name="Internet_20_link" text:visited-style-name="Visited_20_Internet_20_Link">16</text:a></text:p>
          <text:p text:style-name="P37">3.6.12 OfficeHelp<text:tab/><text:a xlink:type="simple" xlink:href="#__RefHeading__78072_325084090" text:style-name="Internet_20_link" text:visited-style-name="Visited_20_Internet_20_Link">16</text:a></text:p>
          <text:p text:style-name="P37">3.6.13 OfficeImages<text:tab/><text:a xlink:type="simple" xlink:href="#__RefHeading__78074_325084090" text:style-name="Internet_20_link" text:visited-style-name="Visited_20_Internet_20_Link">16</text:a></text:p>
          <text:p text:style-name="P37">3.6.14 OfficeMenuBar<text:tab/><text:a xlink:type="simple" xlink:href="#__RefHeading__78076_325084090" text:style-name="Internet_20_link" text:visited-style-name="Visited_20_Internet_20_Link">17</text:a></text:p>
          <text:p text:style-name="P37">3.6.15 OfficeMenuBarMerging<text:tab/><text:a xlink:type="simple" xlink:href="#__RefHeading__78078_325084090" text:style-name="Internet_20_link" text:visited-style-name="Visited_20_Internet_20_Link">17</text:a></text:p>
          <text:p text:style-name="P37">3.6.16 OfficeToolbar<text:tab/><text:a xlink:type="simple" xlink:href="#__RefHeading__78080_325084090" text:style-name="Internet_20_link" text:visited-style-name="Visited_20_Internet_20_Link">17</text:a></text:p>
          <text:p text:style-name="P37">3.6.17 OfficeToolbarMerging<text:tab/><text:a xlink:type="simple" xlink:href="#__RefHeading__78082_325084090" text:style-name="Internet_20_link" text:visited-style-name="Visited_20_Internet_20_Link">18</text:a></text:p>
          <text:p text:style-name="P37">3.6.18 TbTitles<text:tab/><text:a xlink:type="simple" xlink:href="#__RefHeading__78084_325084090" text:style-name="Internet_20_link" text:visited-style-name="Visited_20_Internet_20_Link">19</text:a></text:p>
          <text:p text:style-name="P37">3.6.19 Titles<text:tab/><text:a xlink:type="simple" xlink:href="#__RefHeading__78086_325084090" text:style-name="Internet_20_link" text:visited-style-name="Visited_20_Internet_20_Link">19</text:a></text:p>
          <text:p text:style-name="P37">3.6.20 UpdateInformation<text:tab/><text:a xlink:type="simple" xlink:href="#__RefHeading__35363393" text:style-name="Internet_20_link" text:visited-style-name="Visited_20_Internet_20_Link">20</text:a></text:p>
          <text:p text:style-name="P36">3.7 Simple instructions<text:tab/><text:a xlink:type="simple" xlink:href="#__RefHeading__78088_325084090" text:style-name="Internet_20_link" text:visited-style-name="Visited_20_Internet_20_Link">23</text:a></text:p>
          <text:p text:style-name="P37">3.7.1 addConfiguration<text:tab/><text:a xlink:type="simple" xlink:href="#__RefHeading__78090_325084090" text:style-name="Internet_20_link" text:visited-style-name="Visited_20_Internet_20_Link">23</text:a></text:p>
          <text:p text:style-name="P37">3.7.2 addSeparator<text:tab/><text:a xlink:type="simple" xlink:href="#__RefHeading__78092_325084090" text:style-name="Internet_20_link" text:visited-style-name="Visited_20_Internet_20_Link">23</text:a></text:p>
          <text:p text:style-name="P37">3.7.3 setButtonType<text:tab/><text:a xlink:type="simple" xlink:href="#__RefHeading__78094_325084090" text:style-name="Internet_20_link" text:visited-style-name="Visited_20_Internet_20_Link">23</text:a></text:p>
          <text:p text:style-name="P37">3.7.4 setDisplayName<text:tab/><text:a xlink:type="simple" xlink:href="#__RefHeading__78096_325084090" text:style-name="Internet_20_link" text:visited-style-name="Visited_20_Internet_20_Link">23</text:a></text:p>
          <text:p text:style-name="P37">3.7.5 setExtensionDescription<text:tab/><text:a xlink:type="simple" xlink:href="#__RefHeading__78098_325084090" text:style-name="Internet_20_link" text:visited-style-name="Visited_20_Internet_20_Link">23</text:a></text:p>
          <text:p text:style-name="P37">3.7.6 setHelp<text:tab/><text:a xlink:type="simple" xlink:href="#__RefHeading__78100_325084090" text:style-name="Internet_20_link" text:visited-style-name="Visited_20_Internet_20_Link">24</text:a></text:p>
          <text:p text:style-name="P37">3.7.7 setIcon<text:tab/><text:a xlink:type="simple" xlink:href="#__RefHeading__78102_325084090" text:style-name="Internet_20_link" text:visited-style-name="Visited_20_Internet_20_Link">24</text:a></text:p>
          <text:p text:style-name="P37">3.7.8 setImage<text:tab/><text:a xlink:type="simple" xlink:href="#__RefHeading__78104_325084090" text:style-name="Internet_20_link" text:visited-style-name="Visited_20_Internet_20_Link">24</text:a></text:p>
          <text:p text:style-name="P37">3.7.9 setLicense<text:tab/><text:a xlink:type="simple" xlink:href="#__RefHeading__78106_325084090" text:style-name="Internet_20_link" text:visited-style-name="Visited_20_Internet_20_Link">25</text:a></text:p>
          <text:p text:style-name="P37">3.7.10 setMergePoint<text:tab/><text:a xlink:type="simple" xlink:href="#__RefHeading__78108_325084090" text:style-name="Internet_20_link" text:visited-style-name="Visited_20_Internet_20_Link">25</text:a></text:p>
          <text:p text:style-name="P37">3.7.11 setPlatform<text:tab/><text:a xlink:type="simple" xlink:href="#__RefHeading__78112_325084090" text:style-name="Internet_20_link" text:visited-style-name="Visited_20_Internet_20_Link">26</text:a></text:p>
          <text:p text:style-name="P37">3.7.12 setProperty<text:tab/><text:a xlink:type="simple" xlink:href="#__RefHeading__78114_325084090" text:style-name="Internet_20_link" text:visited-style-name="Visited_20_Internet_20_Link">26</text:a></text:p>
          <text:p text:style-name="P37">3.7.13 setPublisherName<text:tab/><text:a xlink:type="simple" xlink:href="#__RefHeading__78116_325084090" text:style-name="Internet_20_link" text:visited-style-name="Visited_20_Internet_20_Link">27</text:a></text:p>
          <text:p text:style-name="P37">3.7.14 setReleaseNotes<text:tab/><text:a xlink:type="simple" xlink:href="#__RefHeading__78118_325084090" text:style-name="Internet_20_link" text:visited-style-name="Visited_20_Internet_20_Link">27</text:a></text:p>
          <text:p text:style-name="P37">3.7.15 setTarget<text:tab/><text:a xlink:type="simple" xlink:href="#__RefHeading__78120_325084090" text:style-name="Internet_20_link" text:visited-style-name="Visited_20_Internet_20_Link">27</text:a></text:p>
          <text:p text:style-name="P37">3.7.16 setTitle<text:tab/><text:a xlink:type="simple" xlink:href="#__RefHeading__78122_325084090" text:style-name="Internet_20_link" text:visited-style-name="Visited_20_Internet_20_Link">27</text:a></text:p>
          <text:p text:style-name="P37">3.7.17 setTooltip<text:tab/><text:a xlink:type="simple" xlink:href="#__RefHeading__25056_1418797575" text:style-name="Internet_20_link" text:visited-style-name="Visited_20_Internet_20_Link">28</text:a></text:p>
          <text:p text:style-name="P37">3.7.18 setUpdateSource<text:tab/><text:a xlink:type="simple" xlink:href="#__RefHeading__78126_325084090" text:style-name="Internet_20_link" text:visited-style-name="Visited_20_Internet_20_Link">28</text:a></text:p>
          <text:p text:style-name="P37">3.7.19 setURL<text:tab/><text:a xlink:type="simple" xlink:href="#__RefHeading__78128_325084090" text:style-name="Internet_20_link" text:visited-style-name="Visited_20_Internet_20_Link">29</text:a></text:p>
          <text:p text:style-name="P37">3.7.20 useComponent<text:tab/><text:a xlink:type="simple" xlink:href="#__RefHeading__78130_325084090" text:style-name="Internet_20_link" text:visited-style-name="Visited_20_Internet_20_Link">30</text:a></text:p>
          <text:p text:style-name="P37">3.7.21 useLibrary<text:tab/><text:a xlink:type="simple" xlink:href="#__RefHeading__78132_325084090" text:style-name="Internet_20_link" text:visited-style-name="Visited_20_Internet_20_Link">31</text:a></text:p>
          <text:p text:style-name="P38">4 Credits <text:tab/><text:a xlink:type="simple" xlink:href="#__RefHeading__78134_325084090" text:style-name="Internet_20_link" text:visited-style-name="Visited_20_Internet_20_Link">32</text:a></text:p>
          <text:p text:style-name="P38">5 Licences of Extension Compiler<text:tab/><text:a xlink:type="simple" xlink:href="#__RefHeading__78136_325084090" text:style-name="Internet_20_link" text:visited-style-name="Visited_20_Internet_20_Link">32</text:a></text:p>
          <text:p text:style-name="P36">5.1 Documentation<text:tab/><text:a xlink:type="simple" xlink:href="#__RefHeading__78138_325084090" text:style-name="Internet_20_link" text:visited-style-name="Visited_20_Internet_20_Link">32</text:a></text:p>
          <text:p text:style-name="P36">5.2 Macro libraries<text:tab/><text:a xlink:type="simple" xlink:href="#__RefHeading__78140_325084090" text:style-name="Internet_20_link" text:visited-style-name="Visited_20_Internet_20_Link">32</text:a></text:p>
          <text:p text:style-name="P38">6 Data used by extension yW2OO<text:tab/><text:a xlink:type="simple" xlink:href="#__RefHeading__78142_325084090" text:style-name="Internet_20_link" text:visited-style-name="Visited_20_Internet_20_Link">33</text:a></text:p>
          <text:p text:style-name="P36">6.1 Localized tooltip text<text:tab/><text:a xlink:type="simple" xlink:href="#__RefHeading__25058_1418797575" text:style-name="Internet_20_link" text:visited-style-name="Visited_20_Internet_20_Link">33</text:a></text:p>
          <text:p text:style-name="P37">Tooltip en<text:tab/><text:a xlink:type="simple" xlink:href="#__RefHeading__44465_325084090" text:style-name="Internet_20_link" text:visited-style-name="Visited_20_Internet_20_Link">33</text:a></text:p>
          <text:p text:style-name="P37">Tooltip fr<text:tab/><text:a xlink:type="simple" xlink:href="#__RefHeading__44467_325084090" text:style-name="Internet_20_link" text:visited-style-name="Visited_20_Internet_20_Link">33</text:a></text:p>
          <text:p text:style-name="P37">Tooltip es<text:tab/><text:a xlink:type="simple" xlink:href="#__RefHeading__44469_325084090" text:style-name="Internet_20_link" text:visited-style-name="Visited_20_Internet_20_Link">33</text:a></text:p>
          <text:p text:style-name="P36">6.2 Localized description text<text:tab/><text:a xlink:type="simple" xlink:href="#__RefHeading__78152_325084090" text:style-name="Internet_20_link" text:visited-style-name="Visited_20_Internet_20_Link">33</text:a></text:p>
          <text:p text:style-name="P37">Description en<text:tab/><text:a xlink:type="simple" xlink:href="#__RefHeading__78154_325084090" text:style-name="Internet_20_link" text:visited-style-name="Visited_20_Internet_20_Link">33</text:a></text:p>
          <text:p text:style-name="P37"><text:soft-page-break/>Description fr<text:tab/><text:a xlink:type="simple" xlink:href="#__RefHeading__78156_325084090" text:style-name="Internet_20_link" text:visited-style-name="Visited_20_Internet_20_Link">34</text:a></text:p>
          <text:p text:style-name="P37">Description es<text:tab/><text:a xlink:type="simple" xlink:href="#__RefHeading__78158_325084090" text:style-name="Internet_20_link" text:visited-style-name="Visited_20_Internet_20_Link">34</text:a></text:p>
          <text:p text:style-name="P36">6.3 Localized license text<text:tab/><text:a xlink:type="simple" xlink:href="#__RefHeading__78160_325084090" text:style-name="Internet_20_link" text:visited-style-name="Visited_20_Internet_20_Link">34</text:a></text:p>
          <text:p text:style-name="P37">License en<text:tab/><text:a xlink:type="simple" xlink:href="#__RefHeading__78162_325084090" text:style-name="Internet_20_link" text:visited-style-name="Visited_20_Internet_20_Link">35</text:a></text:p>
          <text:p text:style-name="P37">License de<text:tab/><text:a xlink:type="simple" xlink:href="#__RefHeading__78170_325084090" text:style-name="Internet_20_link" text:visited-style-name="Visited_20_Internet_20_Link">36</text:a></text:p>
          <text:p text:style-name="P36">6.4 Localized help text<text:tab/><text:a xlink:type="simple" xlink:href="#__RefHeading__78174_325084090" text:style-name="Internet_20_link" text:visited-style-name="Visited_20_Internet_20_Link">37</text:a></text:p>
          <text:p text:style-name="P37">6.4.1 How to write help pages<text:tab/><text:a xlink:type="simple" xlink:href="#__RefHeading__78176_325084090" text:style-name="Internet_20_link" text:visited-style-name="Visited_20_Internet_20_Link">37</text:a></text:p>
          <text:p text:style-name="P37">Help zz<text:tab/><text:a xlink:type="simple" xlink:href="#__RefHeading__78178_325084090" text:style-name="Internet_20_link" text:visited-style-name="Visited_20_Internet_20_Link">38</text:a></text:p>
          <text:p text:style-name="P37">6.4.2 Help pages for yW2OO<text:tab/><text:a xlink:type="simple" xlink:href="#__RefHeading__78180_325084090" text:style-name="Internet_20_link" text:visited-style-name="Visited_20_Internet_20_Link">47</text:a></text:p>
          <text:p text:style-name="P37">Help en<text:tab/><text:a xlink:type="simple" xlink:href="#__RefHeading__78182_325084090" text:style-name="Internet_20_link" text:visited-style-name="Visited_20_Internet_20_Link">48</text:a></text:p>
        </text:index-body>
      </text:table-of-content>
      <text:p text:style-name="P5"/>
      <text:h text:style-name="Heading_20_1" text:outline-level="1"><text:bookmark-start text:name="__RefHeading__78010_325084090"/>Introduction<text:bookmark-end text:name="__RefHeading__78010_325084090"/></text:h>
      <text:h text:style-name="Heading_20_2" text:outline-level="2"><text:bookmark-start text:name="__RefHeading__78012_325084090"/>Prerequisites<text:bookmark-end text:name="__RefHeading__78012_325084090"/></text:h>
      <text:p text:style-name="Text_20_body">You should know what is an extension, what you can do with it. You should have taken a look at the documents listed in the <text:a xlink:type="simple" xlink:href="#1.5.References|outline" text:style-name="Internet_20_link" text:visited-style-name="Visited_20_Internet_20_Link">References</text:a> section. You don’t need to know all the details of xml files, it’s the compiler’s job.</text:p>
      <text:p text:style-name="Text_20_body">An application compatible with OpenOffice.org version 2.4 or more recent (Apache OpenOffice or LibreOffice) <text:s/>is required. Some features require more recent versions (indicated in this text when necessary).</text:p>
      <text:h text:style-name="Heading_20_2" text:outline-level="2"><text:bookmark-start text:name="__RefHeading__78014_325084090"/>What is this document ?<text:bookmark-end text:name="__RefHeading__78014_325084090"/></text:h>
      <text:p text:style-name="Text_20_body">As you have discovered, <text:span text:style-name="T10">the document you downloaded is a </text:span><text:span text:style-name="T12">template</text:span>. Store it in a folder where macros are allowed. Create a new Writer document by double-click or key Enter. You will be prompted to save it under the name of your extension in a <text:span text:style-name="T14">dedicated folder</text:span> where macro execution is allowed. Do not put the version in this name. Now the document title and header display the filename of the document.</text:p>
      <text:p text:style-name="Text_20_body">You will store in this dedicated folder all the libraries and files you need for your extension.</text:p>
      <text:p text:style-name="Text_20_body">You will write in this document a simple Basic program composed of calls to Basic routines. You don’t need deep knowledge of Basic as it should be elementary for a programmer in any language.</text:p>
      <text:p text:style-name="Text_20_body">You may need to write in this document the text for the description, <text:s/>the license, the help pages of your extension.</text:p>
      <text:p text:style-name="Text_20_body">Once this is done, run the macro. After a few seconds the extension package will be ready in your dedicated folder. Use the Extension Manager or <text:span text:style-name="T2">unopkg</text:span> program to install it.</text:p>
      <text:p text:style-name="Text_20_body">Keep this document and its dedicated folder. Later if you are not satisfied with your extension or if you have added new features, change some instructions and run again the macro to obtain a new version of your extension.</text:p>
      <text:h text:style-name="Heading_20_2" text:outline-level="2"><text:bookmark-start text:name="__RefHeading__78016_325084090"/>What kind of extensions may I create?<text:bookmark-end text:name="__RefHeading__78016_325084090"/></text:h>
      <text:p text:style-name="Text_20_body">Well, any kind of extension known when this tool was released :</text:p>
      <text:list xml:id="list4126556398138879381" text:style-name="L1">
        <text:list-item>
          <text:p text:style-name="P47">Basic macros with add-on buttons and / or menus (just like the old Add-On concept)</text:p>
        </text:list-item>
        <text:list-item>
          <text:p text:style-name="P47">Java, JavaScript, Beanshell, Python based scripts with add-on buttons and / or menus</text:p>
        </text:list-item>
        <text:list-item>
          <text:p text:style-name="P47">Only a script library or dialog library without any addition or change in buttons or menu </text:p>
        </text:list-item>
        <text:list-item>
          <text:p text:style-name="P47">Configuration files, including changes (mergings) in existing menus and toolbars</text:p>
        </text:list-item>
        <text:list-item>
          <text:p text:style-name="P47">Extensions containing Uno components</text:p>
        </text:list-item>
        <text:list-item>
          <text:p text:style-name="P47">Extensions using libraries in native computer language.</text:p>
        </text:list-item>
        <text:list-item>
          <text:p text:style-name="P47">Or a mix of the elements above.</text:p>
        </text:list-item>
        <text:list-item>
          <text:p text:style-name="P47">You may create your own multilingual help pages, they will be inserted in the Help system.</text:p>
        </text:list-item>
      </text:list>
      <text:p text:style-name="P30">An extension may appear in any application context available (Writer, Calc, Base, etc). Menu texts, toolbar names, button titles, may be declared in as many localized texts as you wish. There is no practical limit on the complexity of <text:soft-page-break/>the menus you can create. The tool is adaptable to new extension features.</text:p>
      <text:h text:style-name="Heading_20_2" text:outline-level="2"><text:bookmark-start text:name="__RefHeading__78018_325084090"/>References<text:bookmark-end text:name="__RefHeading__78018_325084090"/></text:h>
      <text:p text:style-name="Text_20_body">Developer’s Guide Chapter Writing Uno Components, sub-chapter <text:a xlink:type="simple" xlink:href="http://wiki.services.openoffice.org/wiki/Documentation/DevGuide/WritingUNO/AddOns/Add-Ons" text:style-name="Internet_20_link" text:visited-style-name="Visited_20_Internet_20_Link">Add-ons</text:a>.</text:p>
      <text:p text:style-name="Text_20_body">Developer’s Guide Chapter <text:a xlink:type="simple" xlink:href="http://wiki.services.openoffice.org/wiki/Documentation/DevGuide/Extensions/Extensions" text:style-name="Internet_20_link" text:visited-style-name="Visited_20_Internet_20_Link">Extensions</text:a> and all its sub-chapters !</text:p>
      <text:p text:style-name="Text_20_body"/>
      <text:p text:style-name="Text_20_body">Developer’s Guide Chapter <text:a xlink:type="simple" xlink:href="http://wiki.services.openoffice.org/wiki/Documentation/DevGuide/Scripting/Scripting_Framework" text:style-name="Internet_20_link" text:visited-style-name="Visited_20_Internet_20_Link">Scripting Framework</text:a>.</text:p>
      <text:p text:style-name="Text_20_body">Article <text:a xlink:type="simple" xlink:href="http://wiki.services.openoffice.org/wiki/Framework/Article/Addon_Menu_Toolbar_Merging" text:style-name="Internet_20_link" text:visited-style-name="Visited_20_Internet_20_Link">Menu and Toolbar merging</text:a>.</text:p>
      <text:p text:style-name="Text_20_body">Article <text:a xlink:type="simple" xlink:href="http://wiki.services.openoffice.org/wiki/Framework/Article/Generic_UNO_Interfaces_for_complex_toolbar_controls" text:style-name="Internet_20_link" text:visited-style-name="Visited_20_Internet_20_Link">Generic UNO Interfaces for complex toolbar controls</text:a>.</text:p>
      <text:p text:style-name="Text_20_body">Article <text:a xlink:type="simple" xlink:href="http://wiki.services.openoffice.org/wiki/Non-code_extensions" text:style-name="Internet_20_link" text:visited-style-name="Visited_20_Internet_20_Link">Non-code extensions</text:a>.</text:p>
      <text:h text:style-name="P41" text:outline-level="2"><text:bookmark-start text:name="__RefHeading__78020_325084090"/>Document changes<text:bookmark-end text:name="__RefHeading__78020_325084090"/></text:h>
      <text:p text:style-name="Text_20_body">This document describes version <text:reference-mark-start text:name="ExtCompVersion"/>2.1.2<text:reference-mark-end text:name="ExtCompVersion"/> of the Extension Compiler.</text:p>
      <text:list xml:id="list631658057370779716" text:style-name="L2">
        <text:list-item>
          <text:p text:style-name="P48">Version 2.1.2 :</text:p>
        </text:list-item>
      </text:list>
      <text:list xml:id="list3343427654012040146" text:style-name="L3">
        <text:list-item>
          <text:list>
            <text:list-item>
              <text:p text:style-name="P49">Localized help : resolved non-functional hyperlink due to API incompatibility introduced by Apache OpenOffice 4.1 (and LibreOffice 4.0).</text:p>
            </text:list-item>
          </text:list>
        </text:list-item>
      </text:list>
      <text:list xml:id="list33204021" text:continue-list="list631658057370779716" text:style-name="L2">
        <text:list-item>
          <text:p text:style-name="P48">Version 2.1.1 :</text:p>
        </text:list-item>
      </text:list>
      <text:list xml:id="list5665653780209031107" text:style-name="L4">
        <text:list-item>
          <text:list>
            <text:list-item>
              <text:p text:style-name="P50">Documentation chapter 3.7.10 <text:span text:style-name="InstructionMacro">setMergePoint</text:span>, the list of commands for Arg2 was incorrect.</text:p>
            </text:list-item>
            <text:list-item>
              <text:p text:style-name="P50">Example in module Template7 had an incorrect argument Arg3 in <text:span text:style-name="InstructionMacro">setMergePoint</text:span>.</text:p>
            </text:list-item>
            <text:list-item>
              <text:p text:style-name="P50">When creating an hyperlink in a help page, the keyword (internal, external, etc) is now recognized in any character case.</text:p>
            </text:list-item>
            <text:list-item>
              <text:p text:style-name="P50">Creation of localized help, hyperlink to an existing OpenOffice help page : the address of a help page displayed by the macro was incorrect when the page was found by a help search.</text:p>
            </text:list-item>
          </text:list>
        </text:list-item>
      </text:list>
      <text:list xml:id="list33207697" text:continue-list="list33204021" text:style-name="L2">
        <text:list-item>
          <text:p text:style-name="P48">Version 2.1.0 :</text:p>
        </text:list-item>
      </text:list>
      <text:list xml:id="list6433333194311088002" text:style-name="L5">
        <text:list-item>
          <text:list>
            <text:list-item>
              <text:p text:style-name="P51">An extension can define several toolbars (instead of only one).</text:p>
            </text:list-item>
            <text:list-item>
              <text:p text:style-name="P51">The list of Application contexts is revised, see chapter 3.5.</text:p>
            </text:list-item>
            <text:list-item>
              <text:p text:style-name="P51">The argument of <text:span text:style-name="InstructionMacro">beginMergeInstruction</text:span> becomes mandatory.</text:p>
            </text:list-item>
          </text:list>
        </text:list-item>
      </text:list>
      <text:list xml:id="list33227587" text:continue-list="list33207697" text:style-name="L2">
        <text:list-item>
          <text:p text:style-name="P48">Version 2.0.0 :</text:p>
        </text:list-item>
      </text:list>
      <text:list xml:id="list8915243193666311291" text:style-name="L6">
        <text:list-item>
          <text:list>
            <text:list-item>
              <text:p text:style-name="P52">Separate buttons compile the same extension to different OpenOffice variants : OpenOffice.org, Apache OpenOffice, LibreOffice, read chapter <text:a xlink:type="simple" xlink:href="#2.How to compile your extension|outline" text:style-name="Internet_20_link" text:visited-style-name="Visited_20_Internet_20_Link">How to compile your extension</text:a>.</text:p>
            </text:list-item>
            <text:list-item>
              <text:p text:style-name="P52"><text:s/>As a consequence of above, block <text:span text:style-name="InstructionMacro">Dependencies</text:span> and instruction <text:span text:style-name="InstructionMacro">setOOoDependency</text:span> are suppressed.</text:p>
            </text:list-item>
            <text:list-item>
              <text:p text:style-name="P52">Arg3 of <text:span text:style-name="InstructionMacro">beginDescription</text:span> is no longer used.</text:p>
            </text:list-item>
            <text:list-item>
              <text:p text:style-name="P52">Syntax of Block <text:span text:style-name="InstructionMacro">UpdateInformation</text:span> and instruction <text:span text:style-name="InstructionMacro">setUpdateSource</text:span> have changed.</text:p>
            </text:list-item>
            <text:list-item>
              <text:p text:style-name="P52">Syntax of instruction <text:span text:style-name="InstructionMacro">setLicense</text:span> has changed.</text:p>
            </text:list-item>
            <text:list-item>
              <text:p text:style-name="P52">Some obsolete extension features are no longer supported. Compiled extensions now need OpenOffice.org version 2.4 or more recent (LibreOffice, Apache OpenOffice).</text:p>
            </text:list-item>
            <text:list-item>
              <text:p text:style-name="P52">Macros of this document are now published under Apache License version 2.0.</text:p>
            </text:list-item>
          </text:list>
        </text:list-item>
      </text:list>
      <text:list xml:id="list33211023" text:continue-list="list33227587" text:style-name="L2">
        <text:list-item>
          <text:p text:style-name="P48">Version 1.5.3 :</text:p>
        </text:list-item>
      </text:list>
      <text:list xml:id="list7074108120358029607" text:style-name="L7">
        <text:list-item>
          <text:list>
            <text:list-item>
              <text:p text:style-name="P53">Help pages containing an hyperlink to an OpenOffice help page : a macro provides now the address of the page. See explanations at <text:span text:style-name="T8">Page7 : Hyperlinks</text:span>.</text:p>
            </text:list-item>
            <text:list-item>
              <text:p text:style-name="P53">The license examples are purged from the directives for use which are not part of the license itself.</text:p>
            </text:list-item>
            <text:list-item>
              <text:p text:style-name="P53">Following OpenOffice changes, text «notes<text:span text:style-name="T22">» are now called text «</text:span>comments».</text:p>
            </text:list-item>
          </text:list>
        </text:list-item>
      </text:list>
      <text:p text:style-name="Text_20_body"/>
      <text:h text:style-name="Heading_20_2" text:outline-level="2"><text:bookmark-start text:name="__RefHeading__78022_325084090"/>Upgrading your extension compiler<text:bookmark-end text:name="__RefHeading__78022_325084090"/></text:h>
      <text:p text:style-name="Text_20_body">If you have already used a previous version of the Extension Compiler for your extension, you should transfer by copy/paste your specific parts from the old version into a document created with the new version. Then delete the old version. Specific parts are : </text:p>
      <text:list xml:id="list7492082606022176708" text:style-name="L8">
        <text:list-item>
          <text:p text:style-name="P54">Basic library Standard, Module1 : your instruction inside the Sub myExtension</text:p>
        </text:list-item>
        <text:list-item>
          <text:p text:style-name="P54"><text:soft-page-break/>Localized texts : <text:a xlink:type="simple" xlink:href="#6.1.Localized tooltip text|outline" text:style-name="Internet_20_link" text:visited-style-name="Visited_20_Internet_20_Link">tooltip</text:a>, <text:a xlink:type="simple" xlink:href="#6.2.Localized description text|outline" text:style-name="Internet_20_link" text:visited-style-name="Visited_20_Internet_20_Link">description</text:a>, <text:a xlink:type="simple" xlink:href="#6.3.Localized license text|outline" text:style-name="Internet_20_link" text:visited-style-name="Visited_20_Internet_20_Link">license</text:a>.</text:p>
        </text:list-item>
        <text:list-item>
          <text:p text:style-name="P54">Localized <text:a xlink:type="simple" xlink:href="#6.4.2.Help pages for ExtensionCompiler|outline" text:style-name="Internet_20_link" text:visited-style-name="Visited_20_Internet_20_Link">help text pages and trees</text:a>.</text:p>
        </text:list-item>
      </text:list>
      <text:h text:style-name="P43" text:outline-level="1"><text:bookmark-start text:name="__RefHeading__78024_325084090"/>How to compile your extension<text:bookmark-end text:name="__RefHeading__78024_325084090"/></text:h>
      <text:h text:style-name="Heading_20_2" text:outline-level="2"><text:bookmark-start text:name="__RefHeading__9926_1626668240"/>Overview<text:bookmark-end text:name="__RefHeading__9926_1626668240"/></text:h>
      <text:p text:style-name="Text_20_body">In the folder dedicated to your extension, store all the files you will need : script libraries, specific configuration files, images, native language modules, etc. You may use sub-folders. All these files will be copied in the extension package (except the document you are reading, of course, and except possible oxt files).</text:p>
      <text:p text:style-name="Text_20_body">Open the Basic IDE to the <text:span text:style-name="T2">Standard</text:span> library of this document. Open the module <text:span text:style-name="T2">Module1</text:span> in this library. It contains a prepared macro : <text:span text:style-name="InstructionMacro">myExtension</text:span>.</text:p>
      <text:p text:style-name="Text_20_body">Add your instructions where indicated. The instruction set is described in <text:a xlink:type="simple" xlink:href="#3.Instructions for compiling extensions|outline" text:style-name="Internet_20_link" text:visited-style-name="Visited_20_Internet_20_Link"><text:span text:style-name="T2">chapter 3</text:span></text:a>, read it carefully.</text:p>
      <text:p text:style-name="Text_20_body">You will find typical examples in other modules of the Standard library : modules Template1 Template 2 etc.</text:p>
      <text:p text:style-name="Text_20_body">If you want to provide your extension with a description text, or a copyright text, or specific help pages, you will have to write them in this document, chapter <text:a xlink:type="simple" xlink:href="#6.Data used for your extension|outline" text:style-name="Internet_20_link" text:visited-style-name="Visited_20_Internet_20_Link">Data used by your extension</text:a>.</text:p>
      <text:p text:style-name="Text_20_body">Start the compilation by a click on one of the buttons displayed at <text:a xlink:type="simple" xlink:href="#2.3.Compile !|outline" text:style-name="Internet_20_link" text:visited-style-name="Visited_20_Internet_20_Link">chapter 2.3</text:a> (more information in chapter 2.2). The compiler may issue warnings or errors during the process.</text:p>
      <text:p text:style-name="Text_20_body">As a beginner, it is easier to compile the extension after adding only a few instructions. If an error message appears, correct the erroneous line and run again the macro. </text:p>
      <text:p text:style-name="Text_20_body"><draw:frame draw:style-name="fr5" draw:name="Image3" text:anchor-type="paragraph" svg:x="10.777cm" svg:y="1.104cm" svg:width="0.661cm" svg:height="0.69cm" draw:z-index="0"><draw:image xlink:href="Pictures/1000020000000019000000180AE4E55E.gif" xlink:type="simple" xlink:show="embed" xlink:actuate="onLoad"/>
    </draw:frame>If you have difficulties to find where the error appears :<text:line-break/>- set a debugger stop at a line (double-click in the margin to add or remove a stop),<text:line-break/>- when stopped, continue step by step by clicking button <text:span text:style-name="T10">step over</text:span> :</text:p>
      <text:p text:style-name="Text_20_body"/>
      <text:p text:style-name="Text_20_body">After a successful compilation you will find your extension package in the dedicated folder. Its name is composed of the file name of this document (<text:file-name text:display="name">OOTyW</text:file-name>), followed by the version of the extension as described in the macro <text:span text:style-name="InstructionMacro">myExtension</text:span>, in some cases followed by a suffix, and terminated by <text:span text:style-name="InstructionMacro">.oxt</text:span>.You may leave older versions of your extension in the dedicated folder.</text:p>
      <text:p text:style-name="Text_20_body">If you decided to use the <text:a xlink:type="simple" xlink:href="#3.6.20.UpdateInformation|outline" text:style-name="Internet_20_link" text:visited-style-name="Visited_20_Internet_20_Link">on-line update</text:a> feature, a file with a name terminated by <text:span text:style-name="InstructionMacro">.update.xml</text:span> will also be created. You will have to upload it on the web site providing the extension to your users.</text:p>
      <text:p text:style-name="P24">When testing your extension, remember that the user interface is not updated on the current window after installation or uninstallation. You have to open a new OOo window or restart OpenOffice to see the changes.</text:p>
      <text:h text:style-name="Heading_20_2" text:outline-level="2"><text:bookmark-start text:name="__RefHeading__9928_1626668240"/>Extension variants<text:bookmark-end text:name="__RefHeading__9928_1626668240"/></text:h>
      <text:p text:style-name="Text_20_body">The evolution from OpenOffice.org to the fork between Apache OpenOffice and LibreOffice makes it more complex to have an extension working on all these variants. <text:span text:style-name="T2">Depending on your design decisions</text:span>, you will have to publish one oxt extension file or several.</text:p>
      <text:p text:style-name="Text_20_body">In most cases, the code of an extension is compatible with all the variants, and a single extension file is needed.</text:p>
      <text:p text:style-name="Text_20_body">If you use some functionality specific to e.g. LibreOffice, your extension will only work on this variant, and perhaps only from a minimum version. Same remark for Apache OpenOffice.</text:p>
      <text:p text:style-name="Text_20_body">If your extension can work on any variant, but provides a <text:span text:style-name="T2">toolbar</text:span>, you will have to publish an oxt file for OpenOffice.org and LibreOffice, and another oxt file specific to Apache OpenOffice 4.0 or later.</text:p>
      <text:p text:style-name="Text_20_body">If your extension uses <text:span text:style-name="T2">non-Basic scripts</text:span> (e.g. a Python or Java or Beanshell or JavaScript <text:span text:style-name="T14">script</text:span>) the compilation will create an oxt file to install « For this user only <text:span text:style-name="T22">» and compile again to create another oxt file to install «</text:span> For all users », distinguished by a suffix <text:span text:style-name="InstructionMacro">-s</text:span> (for share).</text:p>
      <text:h text:style-name="P41" text:outline-level="2"><text:bookmark-start text:name="__RefHeading__9930_1626668240"/>Compile ! <text:s/><text:bookmark-end text:name="__RefHeading__9930_1626668240"/></text:h>
      <text:p text:style-name="Text_20_body">Each sub-section compiles to a particular variant of extension and creates files with specific names indicated in the results of compilation.</text:p>
      <text:p text:style-name="Text_20_body"/>
      <text:h text:style-name="Heading_20_3" text:outline-level="3"><text:bookmark-start text:name="__RefHeading__8508_1806633557"/>OpenOffice.org or compatible<text:bookmark-end text:name="__RefHeading__8508_1806633557"/></text:h>
      <text:p text:style-name="Text_20_body">This is the most common case. Usually this compilation is sufficient if your extension is designed to work on all the forked applications : OpenOffice.org, Apache OpenOffice, LibreOffice. If you need to further restrict the validity of your extension, indicate the version as <text:span text:style-name="InstructionMacro">major.minor</text:span>, for example <text:span text:style-name="InstructionMacro">3.4</text:span>.</text:p>
      <text:p text:style-name="Text_20_body">If you indicate a maximal acceptable version (indicated by <text:span text:style-name="T8">To version</text:span>), this extension variant will not be installable on a recent Apache OpenOffice or LibreOffice.</text:p>
      <text:p text:style-name="Text_20_body"/>
      <text:p text:style-name="P25"><draw:frame draw:style-name="fr1" draw:name="OpenOffice.org and compatible" text:anchor-type="paragraph" fo:min-width="15.122cm" draw:z-index="4">
     <draw:text-box fo:min-height="12.298cm">
      <text:p text:style-name="Frame_20_contents"/>
      <text:p text:style-name="P35"><text:span text:style-name="T2">Mandatory</text:span><text:tab/><text:tab/>Display to user if found incompatible at installation</text:p>
      <text:p text:style-name="Frame_20_contents"><draw:control text:anchor-type="paragraph" draw:z-index="5" draw:style-name="gr1" draw:text-style-name="P85" svg:width="0.802cm" svg:height="0.451cm" svg:x="2.3cm" svg:y="0.199cm" draw:control="control1"/><draw:control text:anchor-type="paragraph" draw:z-index="6" draw:style-name="gr1" draw:text-style-name="P85" svg:width="9cm" svg:height="0.451cm" svg:x="3.6cm" svg:y="0.199cm" draw:control="control2"/>From version</text:p>
      <text:p text:style-name="Frame_20_contents"/>
      <text:p text:style-name="P35"><text:span text:style-name="T2">Optional</text:span><text:tab/><text:tab/>Display to user if found incompatible at installation</text:p>
      <text:p text:style-name="Frame_20_contents"><draw:control text:anchor-type="paragraph" draw:z-index="7" draw:style-name="gr1" draw:text-style-name="P85" svg:width="0.802cm" svg:height="0.451cm" svg:x="2.304cm" svg:y="0.199cm" draw:control="control3"/><draw:control text:anchor-type="paragraph" draw:z-index="8" draw:style-name="gr1" draw:text-style-name="P85" svg:width="9cm" svg:height="0.451cm" svg:x="3.6cm" svg:y="0.196cm" draw:control="control4"/>To version</text:p>
      <text:p text:style-name="Frame_20_contents"/>
      <text:p text:style-name="Frame_20_contents"/>
      <text:p text:style-name="Frame_20_contents"><draw:control text:anchor-type="paragraph" draw:z-index="9" draw:style-name="gr1" draw:text-style-name="P86" svg:width="8.362cm" svg:height="0.689cm" svg:x="3.621cm" svg:y="0.252cm" draw:control="control5"/></text:p>
      <text:p text:style-name="Frame_20_contents"/>
      <text:p text:style-name="P34">Compilation results</text:p>
      <text:p text:style-name="P34"><draw:control text:anchor-type="paragraph" draw:z-index="10" draw:style-name="gr1" draw:text-style-name="P87" svg:width="14.001cm" svg:height="4.001cm" svg:x="0.4cm" svg:y="0.362cm" draw:control="control14"/></text:p>
      <text:p text:style-name="P34"/>
     </draw:text-box>
    </draw:frame></text:p>
      <text:p text:style-name="Text_20_body">Note that if your extension creates a toolbar you will need another compilation to Apache OpenOffice 4, see next section.</text:p>
      <text:p text:style-name="Text_20_body"/>
      <text:h text:style-name="P42" text:outline-level="3"><text:bookmark-start text:name="__RefHeading__8510_1806633557"/>Apache OpenOffice only<text:bookmark-end text:name="__RefHeading__8510_1806633557"/></text:h>
      <text:p text:style-name="Text_20_body">This extension variant will be only installable on Apache OpenOffice 4.0 or greater. This is in particular required if your extension creates a toolbar.</text:p>
      <text:p text:style-name="Text_20_body">The resulting file name is distinguished by a suffix <text:span text:style-name="InstructionMacro">-A</text:span>.</text:p>
      <text:p text:style-name="Text_20_body">The minimum or maximum versions must be typed as <text:span text:style-name="InstructionMacro">major.minor</text:span>, for example <text:span text:style-name="InstructionMacro">4.0</text:span>.</text:p>
      <text:p text:style-name="Text_20_body"/>
      <text:p text:style-name="Text_20_body"><draw:frame draw:style-name="fr2" draw:name="Apache OpenOffice only" text:anchor-type="paragraph" fo:min-width="15.122cm" draw:z-index="11">
     <draw:text-box fo:min-height="12.19cm">
      <text:p text:style-name="Frame_20_contents"/>
      <text:p text:style-name="P35"><text:span text:style-name="T2">Mandatory</text:span><text:tab/><text:tab/>Display to user if found incompatible at installation</text:p>
      <text:p text:style-name="Frame_20_contents"><draw:control text:anchor-type="paragraph" draw:z-index="12" draw:style-name="gr1" draw:text-style-name="P85" svg:width="0.802cm" svg:height="0.451cm" svg:x="2.33cm" svg:y="0.199cm" draw:control="control6"/><draw:control text:anchor-type="paragraph" draw:z-index="13" draw:style-name="gr1" draw:text-style-name="P85" svg:width="9cm" svg:height="0.451cm" svg:x="3.692cm" svg:y="0.199cm" draw:control="control7"/>From version</text:p>
      <text:p text:style-name="Frame_20_contents"/>
      <text:p text:style-name="Frame_20_contents"><text:span text:style-name="T2">Optional</text:span><text:tab/><text:tab/>Display to user if found incompatible at installation</text:p>
      <text:p text:style-name="Frame_20_contents"><draw:control text:anchor-type="paragraph" draw:z-index="14" draw:style-name="gr1" draw:text-style-name="P85" svg:width="0.802cm" svg:height="0.451cm" svg:x="2.33cm" svg:y="0.199cm" draw:control="control8"/><draw:control text:anchor-type="paragraph" draw:z-index="15" draw:style-name="gr1" draw:text-style-name="P85" svg:width="9cm" svg:height="0.451cm" svg:x="3.692cm" svg:y="0.199cm" draw:control="control9"/>To version</text:p>
      <text:p text:style-name="Frame_20_contents"/>
      <text:p text:style-name="Frame_20_contents"/>
      <text:p text:style-name="Frame_20_contents"><draw:control text:anchor-type="paragraph" draw:z-index="16" draw:style-name="gr1" draw:text-style-name="P86" svg:width="8.362cm" svg:height="0.689cm" svg:x="3.674cm" svg:y="0.367cm" draw:control="control10"/></text:p>
      <text:p text:style-name="Frame_20_contents"/>
      <text:p text:style-name="P34">Compilation results</text:p>
      <text:p text:style-name="Frame_20_contents"><draw:control text:anchor-type="paragraph" draw:z-index="17" draw:style-name="gr1" draw:text-style-name="P87" svg:width="14.001cm" svg:height="4.001cm" svg:x="0.4cm" svg:y="0.362cm" draw:control="control15"/></text:p>
      <text:p text:style-name="Frame_20_contents"/>
     </draw:text-box>
    </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42" text:outline-level="3"><text:bookmark-start text:name="__RefHeading__8512_1806633557"/>LibreOffice only<text:bookmark-end text:name="__RefHeading__8512_1806633557"/></text:h>
      <text:p text:style-name="Text_20_body">This extension variant will be only installable on LibreOffice. This is only required if your extension uses features introduced in LibreOffice version 3.5 or later.</text:p>
      <text:p text:style-name="Text_20_body">The resulting file name is distinguished by a suffix <text:span text:style-name="InstructionMacro">-L</text:span>.</text:p>
      <text:p text:style-name="Text_20_body">The minimum version must be typed as <text:span text:style-name="InstructionMacro">major.minor</text:span>, for example <text:span text:style-name="InstructionMacro">4.1</text:span>, minimum is <text:span text:style-name="InstructionMacro">3.5</text:span>. There is currently no maximum version.</text:p>
      <text:p text:style-name="Text_20_body"><draw:frame draw:style-name="fr2" draw:name="LibreOffice only" text:anchor-type="paragraph" fo:min-width="15.122cm" draw:z-index="18">
     <draw:text-box fo:min-height="10.954cm">
      <text:p text:style-name="Frame_20_contents"/>
      <text:p text:style-name="Frame_20_contents"><text:span text:style-name="T2">Mandatory</text:span><text:tab/><text:tab/>Display to user if found incompatible at installation</text:p>
      <text:p text:style-name="Frame_20_contents"><draw:control text:anchor-type="paragraph" draw:z-index="19" draw:style-name="gr1" draw:text-style-name="P85" svg:width="0.802cm" svg:height="0.451cm" svg:x="2.33cm" svg:y="0.199cm" draw:control="control11"/><draw:control text:anchor-type="paragraph" draw:z-index="20" draw:style-name="gr1" draw:text-style-name="P85" svg:width="9cm" svg:height="0.451cm" svg:x="3.692cm" svg:y="0.199cm" draw:control="control12"/>From version</text:p>
      <text:p text:style-name="Frame_20_contents"/>
      <text:p text:style-name="Frame_20_contents"/>
      <text:p text:style-name="Frame_20_contents"><draw:control text:anchor-type="paragraph" draw:z-index="21" draw:style-name="gr1" draw:text-style-name="P86" svg:width="8.362cm" svg:height="0.689cm" svg:x="3.674cm" svg:y="0.349cm" draw:control="control13"/></text:p>
      <text:p text:style-name="Frame_20_contents"/>
      <text:p text:style-name="Frame_20_contents"/>
      <text:p text:style-name="P34">Compilation results</text:p>
      <text:p text:style-name="Frame_20_contents"><draw:control text:anchor-type="paragraph" draw:z-index="22" draw:style-name="gr1" draw:text-style-name="P87" svg:width="14.001cm" svg:height="4.001cm" svg:x="0.4cm" svg:y="0.459cm" draw:control="control16"/></text:p>
      <text:p text:style-name="Frame_20_contents"/>
     </draw:text-box>
    </draw:frame></text:p>
      <text:h text:style-name="P43" text:outline-level="1"><text:bookmark-start text:name="__RefHeading__78026_325084090"/>Compiler language syntax<text:bookmark-end text:name="__RefHeading__78026_325084090"/></text:h>
      <text:p text:style-name="Text_20_body">All strings indicated here are case sensitive : upper and lower case must be respected.</text:p>
      <text:p text:style-name="P22">For every <text:span text:style-name="InstructionMacro">begin</text:span><text:span text:style-name="InstructionMacroChangement">Xxx</text:span> instruction there must be a corresponding <text:span text:style-name="InstructionMacro"><text:span text:style-name="T15">end</text:span></text:span><text:span text:style-name="InstructionMacroChangement">Xxx</text:span>. A block pair may contain other block pairs.</text:p>
      <text:p text:style-name="P22">If you compare these instructions with what you would write manually in the xml files, you will find much similarity, but also noticeable differences. The instruction set offers a higher level of abstraction from the implementation details, and instruction arguments may differ from the generated xml code.</text:p>
      <text:h text:style-name="Heading_20_2" text:outline-level="2"><text:bookmark-start text:name="__RefHeading__78028_325084090"/>Overview of the program<text:bookmark-end text:name="__RefHeading__78028_325084090"/></text:h>
      <text:p text:style-name="Text_20_body">In order to compile the extension you have to write a simple linear Basic program. It is composed of 3 main phases in this order :</text:p>
      <text:list xml:id="list2812896353576973652" text:style-name="L9">
        <text:list-item>
          <text:p text:style-name="P55">Description</text:p>
        </text:list-item>
        <text:list-item>
          <text:p text:style-name="P55">Annexes</text:p>
        </text:list-item>
        <text:list-item>
          <text:p text:style-name="P55">AddonUI</text:p>
        </text:list-item>
      </text:list>
      <text:p text:style-name="Text_20_body">You will add instructions where indicated by comments in Module1 of Standard library.</text:p>
      <text:p text:style-name="Text_20_body">As the program may contain numerous instructions you should enhance clarity with indentation, comments and separating blank lines. Indentation can be done with spaces or tabulation. Comments begin after an apostrophe, until the end of the line. Blank lines can be used as often as you wish.</text:p>
      <text:h text:style-name="Heading_20_2" text:outline-level="2"><text:bookmark-start text:name="__RefHeading__78030_325084090"/>Phase : Description<text:bookmark-end text:name="__RefHeading__78030_325084090"/></text:h>
      <text:p text:style-name="Text_20_body">Mandatory phase. It is composed of several optional elements.</text:p>
      <text:p text:style-name="ligneMacro">beginDescription(...) <text:s text:c="9"/>' mandatory</text:p>
      <text:p text:style-name="ligneMacro"><text:s text:c="2"/>setIcon(...) <text:s text:c="16"/>' optional</text:p>
      <text:p text:style-name="ligneMacro"><text:s text:c="2"/>setDisplayName(...) <text:s text:c="9"/>' optional, one per language</text:p>
      <text:p text:style-name="ligneMacro"><text:s text:c="2"/>setPublisherName(...) <text:s text:c="7"/>' optional, one per language</text:p>
      <text:p text:style-name="ligneMacro"><text:s text:c="2"/>setReleaseNotes(...) <text:s text:c="8"/>' optional, one per language</text:p>
      <text:p text:style-name="ligneMacro"><text:s text:c="2"/>setTooltip(...) <text:s text:c="13"/>' optional, deprecated as of OpenOffice.org 3.1</text:p>
      <text:p text:style-name="ligneMacro"><text:s text:c="2"/>setExtensionDescription(...) ' optional</text:p>
      <text:p text:style-name="ligneMacro"><text:s text:c="2"/>setLicense(...) <text:s text:c="13"/>' optional</text:p>
      <text:p text:style-name="ligneMacro"><text:s text:c="2"/>setHelp(...) <text:s text:c="16"/>' optional</text:p>
      <text:p text:style-name="ligneMacro"><text:s text:c="2"/>beginUpdateInformation(...) <text:s/>' optional</text:p>
      <text:p text:style-name="ligneMacro"><text:s text:c="4"/>setUpdateSource(...) <text:s text:c="6"/>' one or more</text:p>
      <text:p text:style-name="ligneMacro"><text:s text:c="2"/>endUpdateInformation</text:p>
      <text:p text:style-name="ligneMacro">endDescription <text:s text:c="16"/>' mandatory</text:p>
      <text:h text:style-name="Heading_20_2" text:outline-level="2"><text:bookmark-start text:name="__RefHeading__78032_325084090"/>Phase : Annexes<text:bookmark-end text:name="__RefHeading__78032_325084090"/></text:h>
      <text:p text:style-name="Text_20_body">Optional phase. It is composed of several optional elements, order is indifferent.</text:p>
      <text:p text:style-name="Text_20_body">It is used to declare libraries or files which have to be known to the Extension Manager. They are :</text:p>
      <text:list xml:id="list1750008409233522781" text:style-name="L10">
        <text:list-item>
          <text:p text:style-name="P56">Script libraries (Basic, JavaScript, Python, etc) or Dialog libraries, or other non-component libraries,</text:p>
        </text:list-item>
        <text:list-item>
          <text:p text:style-name="P56">shared component libraries,</text:p>
        </text:list-item>
        <text:list-item>
          <text:p text:style-name="P56">xml configuration files.</text:p>
        </text:list-item>
      </text:list>
      <text:p text:style-name="Text_20_body">You don’t need to declare other files or folders for your own use, e.g. images or other files.</text:p>
      <text:p text:style-name="ligneMacro">beginAnnexes <text:s text:c="18"/>' optional</text:p>
      <text:p text:style-name="ligneMacro"><text:s text:c="2"/>useLibrary(...) <text:s text:c="13"/>' optional</text:p>
      <text:p text:style-name="ligneMacro"><text:s text:c="2"/>useComponent(...) <text:s text:c="11"/>' optional</text:p>
      <text:p text:style-name="ligneMacro"><text:s text:c="2"/>addConfiguration(...) <text:s text:c="7"/>' optional</text:p>
      <text:p text:style-name="ligneMacro"><text:soft-page-break/>endAnnexes <text:s text:c="20"/>' optional</text:p>
      <text:h text:style-name="Heading_20_2" text:outline-level="2"><text:bookmark-start text:name="__RefHeading__78034_325084090"/>Phase : AddonUI<text:bookmark-end text:name="__RefHeading__78034_325084090"/></text:h>
      <text:p text:style-name="Text_20_body">Optional phase. This is the most complex phase. It is composed of 1 to 7 optional sub-phases. They may appear in any order, but at most once each, except for OfficeToolbar. If the phase AddonUI is used it must not be empty.</text:p>
      <text:p text:style-name="ligneMacro">beginAddonUI(...) <text:s text:c="9"/>' optional</text:p>
      <text:p text:style-name="ligneMacro"/>
      <text:p text:style-name="ligneMacro"><text:s text:c="2"/>' optional sub-phase : AddonMenu <text:s text:c="2"/></text:p>
      <text:p text:style-name="ligneMacro"><text:s text:c="2"/>' optional sub-phase : OfficeMenuBar</text:p>
      <text:p text:style-name="ligneMacro"><text:s text:c="2"/>' optional sub-phase : OfficeHelp</text:p>
      <text:p text:style-name="ligneMacro"><text:s text:c="2"/>' optional sub-phase : OfficeToolbar <text:s text:c="2"/>' one OfficeToolbar for each toolbar</text:p>
      <text:p text:style-name="ligneMacro"><text:s text:c="2"/>' optional sub-phase : OfficeMenuBarMerging</text:p>
      <text:p text:style-name="ligneMacro"><text:s text:c="2"/>' optional sub-phase : OfficeToolbarMerging</text:p>
      <text:p text:style-name="ligneMacro"><text:s text:c="2"/>' optional sub-phase : OfficeImages</text:p>
      <text:p text:style-name="ligneMacro"/>
      <text:p text:style-name="ligneMacro">endAddonUI <text:s text:c="16"/>' optional</text:p>
      <text:p text:style-name="Corps_20_de_20_texte.Paragraph">Each sub-phase is a block, e.g. :</text:p>
      <text:p text:style-name="ligneMacro">beginOfficeToolbar</text:p>
      <text:p text:style-name="ligneMacro"><text:s text:c="6"/>' instructions or sequence of instructions</text:p>
      <text:p text:style-name="ligneMacro">endOfficeToolbar</text:p>
      <text:p text:style-name="Text_20_body"/>
      <text:p text:style-name="Text_20_body">The main sequences are described hereunder. Some can call each other recursively.</text:p>
      <text:h text:style-name="Heading_20_3" text:outline-level="3"><text:bookmark-start text:name="__RefHeading__78036_325084090"/>Sequence : Command<text:bookmark-end text:name="__RefHeading__78036_325084090"/></text:h>
      <text:p text:style-name="ligneMacro"><text:s text:c="2"/>beginTitles(...) <text:s text:c="10"/>' mandatory</text:p>
      <text:p text:style-name="ligneMacro"><text:s text:c="4"/>setTitle(...) <text:s text:c="11"/>' mandatory</text:p>
      <text:p text:style-name="ligneMacro"><text:s text:c="4"/>setTitle(...) <text:s text:c="11"/>' may appear several times</text:p>
      <text:p text:style-name="ligneMacro"><text:s text:c="2"/>endTitles <text:s text:c="17"/>' mandatory</text:p>
      <text:p text:style-name="ligneMacro"><text:s text:c="2"/>setURL(...) <text:s text:c="15"/>' mandatory</text:p>
      <text:p text:style-name="ligneMacro"><text:s text:c="2"/>setTarget(...) <text:s text:c="12"/>' optional</text:p>
      <text:p text:style-name="ligneMacro"><text:s text:c="2"/>setImage(...) <text:s text:c="13"/>' optional</text:p>
      <text:h text:style-name="Heading_20_3" text:outline-level="3"><text:bookmark-start text:name="__RefHeading__78038_325084090"/>Sequence : ButtonsList<text:bookmark-end text:name="__RefHeading__78038_325084090"/></text:h>
      <text:p text:style-name="Text_20_body">It contains one ore more Button blocks and optionally Separator instruction to add a separator line.</text:p>
      <text:p text:style-name="ligneMacro"><text:s text:c="2"/>beginButton <text:s text:c="14"/>' mandatory</text:p>
      <text:p text:style-name="ligneMacro"><text:s text:c="4"/>' see sequence : Command</text:p>
      <text:p text:style-name="ligneMacro"/>
      <text:p text:style-name="ligneMacro"><text:s text:c="4"/>setButtonType(...) <text:s text:c="2"/>' optional, only used for a complex button</text:p>
      <text:p text:style-name="ligneMacro"><text:s text:c="2"/>endButton</text:p>
      <text:p text:style-name="ligneMacro"><text:s text:c="2"/></text:p>
      <text:p text:style-name="ligneMacro"><text:s text:c="2"/>addSeparator <text:s text:c="13"/>' optional</text:p>
      <text:p text:style-name="ligneMacro"><text:s text:c="2"/></text:p>
      <text:p text:style-name="ligneMacro"><text:s text:c="2"/>beginButton <text:s text:c="14"/>' this block may appear several times</text:p>
      <text:p text:style-name="ligneMacro"><text:s text:c="4"/>' same sequence as above</text:p>
      <text:p text:style-name="ligneMacro"><text:s text:c="2"/>endButton</text:p>
      <text:h text:style-name="Heading_20_3" text:outline-level="3"><text:bookmark-start text:name="__RefHeading__78040_325084090"/>Sequence : Menu<text:bookmark-end text:name="__RefHeading__78040_325084090"/></text:h>
      <text:p text:style-name="ligneMacro"><text:s text:c="2"/>beginTitles(...) <text:s text:c="9"/>' mandatory</text:p>
      <text:p text:style-name="ligneMacro"><text:s text:c="4"/>setTitle(...) <text:s text:c="10"/>' mandatory</text:p>
      <text:p text:style-name="ligneMacro"><text:s text:c="4"/>setTitle(...) <text:s text:c="10"/>' may appear several times</text:p>
      <text:p text:style-name="ligneMacro"><text:s text:c="2"/>endTitles <text:s text:c="16"/>' mandatory</text:p>
      <text:p text:style-name="ligneMacro"><text:s text:c="2"/>beginMenuItems <text:s text:c="11"/>' mandatory</text:p>
      <text:p text:style-name="ligneMacro"><text:s text:c="4"/>' see sequence : MenuItems</text:p>
      <text:p text:style-name="ligneMacro"><text:s text:c="2"/>endMenuItems <text:s text:c="13"/>' mandatory</text:p>
      <text:h text:style-name="Heading_20_3" text:outline-level="3"><text:bookmark-start text:name="__RefHeading__78042_325084090"/>Sequence : MenuItems<text:bookmark-end text:name="__RefHeading__78042_325084090"/></text:h>
      <text:p text:style-name="Text_20_body">Any number of these 3 alternatives may appear :</text:p>
      <text:p text:style-name="ligneMacro"><text:soft-page-break/><text:s text:c="2"/>beginCommand</text:p>
      <text:p text:style-name="ligneMacro"><text:s text:c="4"/>' see sequence : Command</text:p>
      <text:p text:style-name="ligneMacro"><text:s text:c="2"/>endCommand</text:p>
      <text:p text:style-name="Text_20_body"><text:s text:c="2"/></text:p>
      <text:p text:style-name="ligneMacro"><text:s text:c="2"/>beginMenu</text:p>
      <text:p text:style-name="ligneMacro"><text:s text:c="4"/>' see sequence : Menu</text:p>
      <text:p text:style-name="ligneMacro"><text:s text:c="2"/>endMenu</text:p>
      <text:p text:style-name="Text_20_body"><text:s text:c="2"/></text:p>
      <text:p text:style-name="ligneMacro"><text:s text:c="2"/>addSeparator</text:p>
      <text:h text:style-name="Heading_20_2" text:outline-level="2"><text:bookmark-start text:name="__RefHeading__78044_325084090"/>Application context<text:bookmark-end text:name="__RefHeading__78044_325084090"/></text:h>
      <text:p text:style-name="Text_20_body">Some instructions have an argument which specifies the application(s) where they will be used. </text:p>
      <text:list xml:id="list9221912696485370037" text:style-name="L11">
        <text:list-item>
          <text:p text:style-name="P57">Arg1 : <text:span text:style-name="InstructionMacro">String</text:span> : optional or mandatory ; list of applications, separated by a comma.</text:p>
        </text:list-item>
      </text:list>
      <text:p text:style-name="Text_20_body">Example :</text:p>
      <text:p text:style-name="ligneMacro"><text:s text:c="4"/>beginTbTitles("Writer, WriterWeb, Calc")</text:p>
      <text:h text:style-name="Heading_20_3" text:outline-level="3"><text:bookmark-start text:name="__RefHeading__8579_120917933"/>List of application contexts<text:bookmark-end text:name="__RefHeading__8579_120917933"/></text:h>
      <text:p text:style-name="Text_20_body"/>
      <table:table table:name="Tableau3" table:style-name="Tableau3">
        <table:table-column table:style-name="Tableau3.A"/>
        <table:table-column table:style-name="Tableau3.B"/>
        <table:table-header-rows>
          <table:table-row>
            <table:table-cell table:style-name="Tableau3.A1" office:value-type="string">
              <text:p text:style-name="P27">Application context</text:p>
            </table:table-cell>
            <table:table-cell table:style-name="Tableau3.B1" office:value-type="string">
              <text:p text:style-name="Table_20_Heading">Explanations</text:p>
            </table:table-cell>
          </table:table-row>
        </table:table-header-rows>
        <table:table-row>
          <table:table-cell table:style-name="Tableau3.A2" office:value-type="string">
            <text:p text:style-name="P17">Base</text:p>
          </table:table-cell>
          <table:table-cell table:style-name="Tableau3.B2" office:value-type="string">
            <text:p text:style-name="Table_20_Contents"/>
          </table:table-cell>
        </table:table-row>
        <table:table-row>
          <table:table-cell table:style-name="Tableau3.A2" office:value-type="string">
            <text:p text:style-name="P17">BasicIDE</text:p>
          </table:table-cell>
          <table:table-cell table:style-name="Tableau3.B2" office:value-type="string">
            <text:p text:style-name="Table_20_Contents"/>
          </table:table-cell>
        </table:table-row>
        <table:table-row>
          <table:table-cell table:style-name="Tableau3.A2" office:value-type="string">
            <text:p text:style-name="P17">Bibliography</text:p>
          </table:table-cell>
          <table:table-cell table:style-name="Tableau3.B2" office:value-type="string">
            <text:p text:style-name="Table_20_Contents"/>
          </table:table-cell>
        </table:table-row>
        <table:table-row>
          <table:table-cell table:style-name="Tableau3.A2" office:value-type="string">
            <text:p text:style-name="P17">Calc</text:p>
          </table:table-cell>
          <table:table-cell table:style-name="Tableau3.B2" office:value-type="string">
            <text:p text:style-name="Table_20_Contents"/>
          </table:table-cell>
        </table:table-row>
        <table:table-row>
          <table:table-cell table:style-name="Tableau3.A2" office:value-type="string">
            <text:p text:style-name="P17">Chart</text:p>
          </table:table-cell>
          <table:table-cell table:style-name="Tableau3.B2" office:value-type="string">
            <text:p text:style-name="Table_20_Contents"/>
          </table:table-cell>
        </table:table-row>
        <table:table-row>
          <table:table-cell table:style-name="Tableau3.A2" office:value-type="string">
            <text:p text:style-name="P17">DbBrowser</text:p>
          </table:table-cell>
          <table:table-cell table:style-name="Tableau3.B2" office:value-type="string">
            <text:p text:style-name="Table_20_Contents"/>
          </table:table-cell>
        </table:table-row>
        <table:table-row>
          <table:table-cell table:style-name="Tableau3.A2" office:value-type="string">
            <text:p text:style-name="P17">DbQuery</text:p>
          </table:table-cell>
          <table:table-cell table:style-name="Tableau3.B2" office:value-type="string">
            <text:p text:style-name="Table_20_Contents"/>
          </table:table-cell>
        </table:table-row>
        <table:table-row>
          <table:table-cell table:style-name="Tableau3.A2" office:value-type="string">
            <text:p text:style-name="P17">DbRelation</text:p>
          </table:table-cell>
          <table:table-cell table:style-name="Tableau3.B2" office:value-type="string">
            <text:p text:style-name="Table_20_Contents"/>
          </table:table-cell>
        </table:table-row>
        <table:table-row>
          <table:table-cell table:style-name="Tableau3.A2" office:value-type="string">
            <text:p text:style-name="P17">DbTableData</text:p>
          </table:table-cell>
          <table:table-cell table:style-name="Tableau3.B2" office:value-type="string">
            <text:p text:style-name="Table_20_Contents">Table data view</text:p>
          </table:table-cell>
        </table:table-row>
        <table:table-row>
          <table:table-cell table:style-name="Tableau3.A2" office:value-type="string">
            <text:p text:style-name="P17">DbTable</text:p>
          </table:table-cell>
          <table:table-cell table:style-name="Tableau3.B2" office:value-type="string">
            <text:p text:style-name="Table_20_Contents">Table design</text:p>
          </table:table-cell>
        </table:table-row>
        <table:table-row>
          <table:table-cell table:style-name="Tableau3.A2" office:value-type="string">
            <text:p text:style-name="P17">Draw</text:p>
          </table:table-cell>
          <table:table-cell table:style-name="Tableau3.B2" office:value-type="string">
            <text:p text:style-name="Table_20_Contents"/>
          </table:table-cell>
        </table:table-row>
        <table:table-row>
          <table:table-cell table:style-name="Tableau3.A2" office:value-type="string">
            <text:p text:style-name="P17">Impress</text:p>
          </table:table-cell>
          <table:table-cell table:style-name="Tableau3.B2" office:value-type="string">
            <text:p text:style-name="Table_20_Contents"/>
          </table:table-cell>
        </table:table-row>
        <table:table-row>
          <table:table-cell table:style-name="Tableau3.A2" office:value-type="string">
            <text:p text:style-name="P17">Math</text:p>
          </table:table-cell>
          <table:table-cell table:style-name="Tableau3.B2" office:value-type="string">
            <text:p text:style-name="Table_20_Contents">Formulas</text:p>
          </table:table-cell>
        </table:table-row>
        <table:table-row>
          <table:table-cell table:style-name="Tableau3.A2" office:value-type="string">
            <text:p text:style-name="P17">StartModule</text:p>
          </table:table-cell>
          <table:table-cell table:style-name="Tableau3.B2" office:value-type="string">
            <text:p text:style-name="Table_20_Contents">The Desktop window, which appears when there is no open document</text:p>
          </table:table-cell>
        </table:table-row>
        <table:table-row>
          <table:table-cell table:style-name="Tableau3.A2" office:value-type="string">
            <text:p text:style-name="P17">WriterForm</text:p>
          </table:table-cell>
          <table:table-cell table:style-name="Tableau3.B2" office:value-type="string">
            <text:p text:style-name="Table_20_Contents">Base Form design</text:p>
          </table:table-cell>
        </table:table-row>
        <table:table-row>
          <table:table-cell table:style-name="Tableau3.A2" office:value-type="string">
            <text:p text:style-name="P17">WriterGlobal</text:p>
          </table:table-cell>
          <table:table-cell table:style-name="Tableau3.B2" office:value-type="string">
            <text:p text:style-name="Table_20_Contents">Writer Master document</text:p>
          </table:table-cell>
        </table:table-row>
        <table:table-row>
          <table:table-cell table:style-name="Tableau3.A2" office:value-type="string">
            <text:p text:style-name="P17">WriterReport</text:p>
          </table:table-cell>
          <table:table-cell table:style-name="Tableau3.B2" office:value-type="string">
            <text:p text:style-name="Table_20_Contents">Base Report design</text:p>
          </table:table-cell>
        </table:table-row>
        <table:table-row>
          <table:table-cell table:style-name="Tableau3.A2" office:value-type="string">
            <text:p text:style-name="P17">WriterWeb</text:p>
          </table:table-cell>
          <table:table-cell table:style-name="Tableau3.B2" office:value-type="string">
            <text:p text:style-name="Table_20_Contents">HTML document</text:p>
          </table:table-cell>
        </table:table-row>
        <table:table-row>
          <table:table-cell table:style-name="Tableau3.A2" office:value-type="string">
            <text:p text:style-name="P17">Writer</text:p>
          </table:table-cell>
          <table:table-cell table:style-name="Tableau3.B2" office:value-type="string">
            <text:p text:style-name="Table_20_Contents"/>
          </table:table-cell>
        </table:table-row>
        <table:table-row>
          <table:table-cell table:style-name="Tableau3.A2" office:value-type="string">
            <text:p text:style-name="P17">XForms</text:p>
          </table:table-cell>
          <table:table-cell table:style-name="Tableau3.B2" office:value-type="string">
            <text:p text:style-name="Table_20_Contents">XML form document</text:p>
          </table:table-cell>
        </table:table-row>
      </table:table>
      <text:p text:style-name="Text_20_body"/>
      <text:p text:style-name="Text_20_body"><text:soft-page-break/>Currently OpenOffice does not display an extension menu in <text:span text:style-name="InstructionMacro">Bibliography</text:span> application. Seldom used application contexts have not been tested.</text:p>
      <text:h text:style-name="Heading_20_3" text:outline-level="3"><text:bookmark-start text:name="__RefHeading__8581_120917933"/>Contexts in a hierarchical menu<text:bookmark-end text:name="__RefHeading__8581_120917933"/></text:h>
      <text:p text:style-name="Corps_20_de_20_texte.Paragraph">The application context is used for menus. In a cascade of menus the context of a lower level can only be a sub-set (or the complete set) of the allowed contexts of the upper level. Thus if a menu has context Writer only, all sub-items will inherit of this context, and it is not necessary to specify a context :</text:p>
      <text:p text:style-name="ligneMacro"><text:s text:c="2"/>beginTitles("Writer, Calc") ' in a menu of level 0</text:p>
      <text:p text:style-name="ligneMacro"><text:s text:c="4"/>' ...</text:p>
      <text:p text:style-name="ligneMacro"><text:s text:c="4"/>beginTitles("Writer") <text:s text:c="2"/>' in a level 1 menu the context inherits only Writer</text:p>
      <text:p text:style-name="ligneMacro"><text:s text:c="6"/>' ...</text:p>
      <text:p text:style-name="ligneMacro"><text:s text:c="6"/>beginTitles <text:s text:c="2"/>' in a level 2 menu the context inherits Writer from level 1</text:p>
      <text:p text:style-name="ligneMacro"><text:s text:c="4"/>' ...</text:p>
      <text:p text:style-name="ligneMacro"><text:s text:c="4"/>beginTitles <text:s text:c="4"/>' back in level 1 menu, the context inherits Writer and Calc</text:p>
      <text:h text:style-name="Heading_20_2" text:outline-level="2"><text:bookmark-start text:name="__RefHeading__78046_325084090"/>Block instructions ( beginXxxx / endXxxx )<text:bookmark-end text:name="__RefHeading__78046_325084090"/></text:h>
      <text:p text:style-name="Text_20_body">These instructions are always used by pair, e.g. <text:span text:style-name="InstructionMacro">beginAddonUI</text:span> and <text:span text:style-name="InstructionMacro">endAddonUI</text:span>. They are listed here in alphabetical order.</text:p>
      <text:h text:style-name="Heading_20_3" text:outline-level="3"><text:bookmark-start text:name="__RefHeading__78048_325084090"/>AddonMenu<text:bookmark-end text:name="__RefHeading__78048_325084090"/></text:h>
      <text:p text:style-name="Text_20_body">Optional block. The AddonMenu block contains one or more Command blocks or Menu blocks. </text:p>
      <text:p text:style-name="ligneMacro">beginAddonMenu <text:s text:c="8"/>' example 1</text:p>
      <text:p text:style-name="ligneMacro"><text:s text:c="2"/>beginCommand</text:p>
      <text:p text:style-name="ligneMacro"><text:s text:c="4"/>' see sequence : Command</text:p>
      <text:p text:style-name="ligneMacro"><text:s text:c="2"/>endCommand</text:p>
      <text:p text:style-name="ligneMacro">endAddonMenu</text:p>
      <text:p text:style-name="ligneMacro"/>
      <text:p text:style-name="ligneMacro">beginAddonMenu <text:s text:c="8"/>' example 2</text:p>
      <text:p text:style-name="ligneMacro"><text:s text:c="2"/>beginMenu</text:p>
      <text:p text:style-name="ligneMacro"><text:s text:c="4"/>' see sequence : Menu</text:p>
      <text:p text:style-name="ligneMacro"><text:s text:c="2"/>endMenu</text:p>
      <text:p text:style-name="ligneMacro">endAddonMenu</text:p>
      <text:p text:style-name="ligneMacro"/>
      <text:p text:style-name="ligneMacro"/>
      <text:p text:style-name="ligneMacro">beginAddonMenu <text:s text:c="8"/>' example 3</text:p>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endAddonMenu</text:p>
      <text:h text:style-name="Heading_20_3" text:outline-level="3"><text:bookmark-start text:name="__RefHeading__78050_325084090"/>AddonUI<text:bookmark-end text:name="__RefHeading__78050_325084090"/></text:h>
      <text:p text:style-name="Text_20_body">Optional block. See chapter <text:a xlink:type="simple" xlink:href="#3.4.Phase : AddonUI|outline" text:style-name="Internet_20_link" text:visited-style-name="Visited_20_Internet_20_Link"><text:span text:style-name="T2">Phase : AddonUI</text:span></text:a>.</text:p>
      <text:h text:style-name="Heading_20_3" text:outline-level="3"><text:bookmark-start text:name="__RefHeading__78052_325084090"/><text:soft-page-break/>Annexes<text:bookmark-end text:name="__RefHeading__78052_325084090"/></text:h>
      <text:p text:style-name="Text_20_body">Optional block. See chapter <text:a xlink:type="simple" xlink:href="#3.3.Phase : Annexes|outline" text:style-name="Internet_20_link" text:visited-style-name="Visited_20_Internet_20_Link"><text:span text:style-name="T2">Phase : Annexes</text:span></text:a>.</text:p>
      <text:h text:style-name="Heading_20_3" text:outline-level="3"><text:bookmark-start text:name="__RefHeading__78054_325084090"/>Button<text:bookmark-end text:name="__RefHeading__78054_325084090"/></text:h>
      <text:p text:style-name="Text_20_body">At least one Button block must exist when declaring a toolbar for the extension. It contains a <text:a xlink:type="simple" xlink:href="#3.4.1.Sequence : Command|outline" text:style-name="Internet_20_link" text:visited-style-name="Visited_20_Internet_20_Link">sequence Command</text:a> which may be followed by instructions specific to a complex button.</text:p>
      <text:p text:style-name="ligneMacro">beginButton</text:p>
      <text:p text:style-name="ligneMacro"><text:s text:c="2"/>' see sequence : Command</text:p>
      <text:p text:style-name="ligneMacro"/>
      <text:p text:style-name="ligneMacro"><text:s text:c="2"/>setButtonType(...) <text:s text:c="7"/>' optional, only used for a complex button</text:p>
      <text:p text:style-name="ligneMacro">endButton</text:p>
      <text:h text:style-name="Heading_20_3" text:outline-level="3"><text:bookmark-start text:name="__RefHeading__78056_325084090"/>Command<text:bookmark-end text:name="__RefHeading__78056_325084090"/></text:h>
      <text:p text:style-name="Text_20_body">This block is used to declare a command Item. It contains a <text:a xlink:type="simple" xlink:href="#3.4.1.Sequence : Command|outline" text:style-name="Internet_20_link" text:visited-style-name="Visited_20_Internet_20_Link">sequence Command</text:a>.</text:p>
      <text:p text:style-name="ligneMacro"><text:s text:c="2"/>beginCommand</text:p>
      <text:p text:style-name="ligneMacro"><text:s text:c="4"/>' see sequence : Command</text:p>
      <text:p text:style-name="ligneMacro"><text:s text:c="2"/>endCommand</text:p>
      <text:h text:style-name="Heading_20_3" text:outline-level="3"><text:bookmark-start text:name="__RefHeading__78060_325084090"/>Description<text:bookmark-end text:name="__RefHeading__78060_325084090"/></text:h>
      <text:p text:style-name="Text_20_body">Mandatory block. Instruction <text:span text:style-name="InstructionMacro">beginDescription</text:span> has 2 arguments.</text:p>
      <text:list xml:id="list6429324384859966722" text:style-name="L12">
        <text:list-item text:start-value="1">
          <text:p text:style-name="P58">Arg1 : <text:span text:style-name="InstructionMacro">String</text:span> ; internal name of the extension. <text:line-break/><text:span text:style-name="T10">The name must begin with an ASCII character. <text:s/>It must be unique within the OpenOffice configuration branch. You do not know which add-ons, or how many add-ons, are currently installed. Therefore, it is mandatory to use a schema such as </text:span><text:span text:style-name="InstructionMacro"><text:span text:style-name="T10">org.openoffice.&lt;developer&gt;.&lt;product&gt;.&lt;addon name&gt;</text:span></text:span><text:span text:style-name="T10"> or <text:line-break/></text:span><text:span text:style-name="InstructionMacro"><text:span text:style-name="T10">com.&lt;company&gt;.&lt;product&gt;.&lt;addon name&gt;</text:span></text:span><text:span text:style-name="T10"> <text:line-break/>to avoid name conflicts.</text:span></text:p>
        </text:list-item>
        <text:list-item>
          <text:p text:style-name="P58">Arg2 : <text:span text:style-name="InstructionMacro">String</text:span> ; this is the version of the extension, e.g. "1.1.2".<text:line-break/>It is recommended to use the widely accepted three-level scheme of major (incompatible changes), minor (compatible changes), micro (bug fixes).</text:p>
        </text:list-item>
      </text:list>
      <text:p text:style-name="Text_20_body">Example :</text:p>
      <text:p text:style-name="ligneMacro">beginDescription("org.toto.titi.tutu", "1.2.0")</text:p>
      <text:p text:style-name="ligneMacro"><text:s text:c="2"/>' see chapter : Phase : Description</text:p>
      <text:p text:style-name="ligneMacro">endDescription</text:p>
      <text:h text:style-name="Heading_20_3" text:outline-level="3"><text:bookmark-start text:name="__RefHeading__78062_325084090"/>Image<text:bookmark-end text:name="__RefHeading__78062_325084090"/></text:h>
      <text:p text:style-name="Text_20_body">This block is used within an OfficeImages block, to specify the image to be used for a given URL.</text:p>
      <text:p text:style-name="ligneMacro"><text:s text:c="2"/>beginImage</text:p>
      <text:p text:style-name="ligneMacro"><text:s text:c="4"/>setURL(...) <text:s text:c="5"/>' mandatory</text:p>
      <text:p text:style-name="ligneMacro"><text:s text:c="4"/>setImage(...) <text:s text:c="3"/>' mandatory</text:p>
      <text:p text:style-name="ligneMacro"><text:s text:c="2"/>endImage</text:p>
      <text:h text:style-name="Heading_20_3" text:outline-level="3"><text:bookmark-start text:name="__RefHeading__78064_325084090"/>Menu<text:bookmark-end text:name="__RefHeading__78064_325084090"/></text:h>
      <text:p text:style-name="Text_20_body">This block is used to declare a menu Item. It contains a <text:a xlink:type="simple" xlink:href="#3.4.3.Sequence : Menu|outline" text:style-name="Internet_20_link" text:visited-style-name="Visited_20_Internet_20_Link">sequence Menu</text:a>.</text:p>
      <text:p text:style-name="ligneMacro"><text:s text:c="2"/>beginMenu</text:p>
      <text:p text:style-name="ligneMacro"><text:s text:c="4"/>' see sequence : Menu</text:p>
      <text:p text:style-name="ligneMacro"><text:s text:c="2"/>endMenu</text:p>
      <text:h text:style-name="Heading_20_3" text:outline-level="3"><text:bookmark-start text:name="__RefHeading__78066_325084090"/>MenuItems<text:bookmark-end text:name="__RefHeading__78066_325084090"/></text:h>
      <text:p text:style-name="Text_20_body">This block is used within a Menu block, to declare its sub-items. It contains a <text:a xlink:type="simple" xlink:href="#3.4.4.Sequence : MenuItems|outline" text:style-name="Internet_20_link" text:visited-style-name="Visited_20_Internet_20_Link">sequence MenuItems</text:a>.</text:p>
      <text:p text:style-name="ligneMacro"><text:s text:c="2"/>beginMenuItems <text:s text:c="7"/>' mandatory</text:p>
      <text:p text:style-name="ligneMacro"><text:s text:c="4"/>' see sequence : MenuItems</text:p>
      <text:p text:style-name="ligneMacro"><text:s text:c="2"/>endMenuItems <text:s text:c="9"/>' mandatory</text:p>
      <text:h text:style-name="Heading_20_3" text:outline-level="3"><text:bookmark-start text:name="__RefHeading__78068_325084090"/><text:soft-page-break/>MergeInstruction<text:bookmark-end text:name="__RefHeading__78068_325084090"/></text:h>
      <text:p text:style-name="Text_20_body">This block is used inside an OfficeMenuBarMerging or an OfficeToolbarMerging block. It contains instructions specifying the modifications in an existing menu or toolbar. All these instructions are mandatory.</text:p>
      <text:p text:style-name="Text_20_body">Inside OfficeMenuBarMerging :</text:p>
      <text:p text:style-name="ligneMacro"><text:s text:c="2"/>beginMergeInstruction(Arg1)</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Corps_20_de_20_texte.Paragraph">Inside OfficeToolbarMerging :</text:p>
      <text:p text:style-name="ligneMacro"><text:s text:c="2"/>beginMergeInstruction(Arg1)</text:p>
      <text:p text:style-name="ligneMacro"><text:s text:c="4"/>setMergePoint(...)</text:p>
      <text:p text:style-name="ligneMacro"><text:s text:c="4"/>beginMergeItems</text:p>
      <text:p text:style-name="ligneMacro"><text:s text:c="6"/>' see sequence : <text:span text:style-name="T20">ButtonsList</text:span></text:p>
      <text:p text:style-name="ligneMacro"><text:s text:c="4"/>endMergeItems</text:p>
      <text:p text:style-name="ligneMacro"><text:s text:c="2"/>endMergeInstruction</text:p>
      <text:p text:style-name="Corps_20_de_20_texte.Paragraph">You may declare several MergeInstruction blocks in an OfficeMenuBarMerging or an OfficeToolbarMerging block.</text:p>
      <text:p text:style-name="Corps_20_de_20_texte.Paragraph">The argument Arg1 specifies the application(s) where the menu or toolbar is used.</text:p>
      <text:list xml:id="list32161711" text:style-name="L11">
        <text:list-item text:start-value="1">
          <text:p text:style-name="P57">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h text:style-name="Heading_20_3" text:outline-level="3"><text:bookmark-start text:name="__RefHeading__78070_325084090"/>MergeItems<text:bookmark-end text:name="__RefHeading__78070_325084090"/></text:h>
      <text:p text:style-name="Text_20_body">This block is used within a OfficeMenuBarMerging or an OfficeToolbarMerging block to declare its sub-items.</text:p>
      <text:p text:style-name="Text_20_body">Items for OfficeMenuBarMerging :</text:p>
      <text:p text:style-name="ligneMacro"><text:s text:c="2"/>beginMergeItems <text:s text:c="7"/>' mandatory</text:p>
      <text:p text:style-name="ligneMacro"><text:s text:c="4"/>' see sequence : MenuItems</text:p>
      <text:p text:style-name="ligneMacro"><text:s text:c="2"/>endMergeItems <text:s text:c="9"/>' mandatory</text:p>
      <text:p text:style-name="Corps_20_de_20_texte.Paragraph">Items for OfficeToolbarMerging :</text:p>
      <text:p text:style-name="ligneMacro"><text:s text:c="2"/>beginMergeItems <text:s text:c="7"/>' mandatory</text:p>
      <text:p text:style-name="ligneMacro"><text:s text:c="4"/>' see sequence : ButtonsList</text:p>
      <text:p text:style-name="ligneMacro"><text:s text:c="2"/>endMergeItems <text:s text:c="9"/>' mandatory</text:p>
      <text:h text:style-name="Heading_20_3" text:outline-level="3"><text:bookmark-start text:name="__RefHeading__78072_325084090"/>OfficeHelp<text:bookmark-end text:name="__RefHeading__78072_325084090"/></text:h>
      <text:p text:style-name="Text_20_body">This block is optional. If used it must not be empty ; it adds a single command Item in the help menu. This command should display a message or a dialog window with an explanatory text.</text:p>
      <text:p text:style-name="ligneMacro">beginOfficeHelp</text:p>
      <text:p text:style-name="ligneMacro"><text:s text:c="2"/>' see sequence : Command</text:p>
      <text:p text:style-name="ligneMacro">endOfficeHelp</text:p>
      <text:p text:style-name="Corps_20_de_20_texte.Paragraph">The OfficeHelp block is a legacy method to display help for an extension. Use instead the Extensible Help for a much better solution – see instruction <text:a xlink:type="simple" xlink:href="#3.7.5.setHelp|outline" text:style-name="Internet_20_link" text:visited-style-name="Visited_20_Internet_20_Link">setHelp</text:a>.</text:p>
      <text:h text:style-name="Heading_20_3" text:outline-level="3"><text:bookmark-start text:name="__RefHeading__78074_325084090"/>OfficeImages<text:bookmark-end text:name="__RefHeading__78074_325084090"/></text:h>
      <text:p text:style-name="Text_20_body">This block is optional and rarely used. If used it must not be empty.</text:p>
      <text:p text:style-name="Text_20_body">Usually you declare your images in the Command or Button sequence of other another sub-phase of AddonUI and <text:span text:style-name="T10">you don’t need the sub-phase OfficeImages</text:span>.</text:p>
      <text:p text:style-name="Text_20_body">You may declare your images, not in the Command or <text:s/>Button sequence of another sub-phase, but only in the <text:soft-page-break/>OfficeImages block. This means that you will have to declare exactly the same URL there.</text:p>
      <text:p text:style-name="Text_20_body">If you want images for some URL commands that use scripts provided by your extension, but you do not add or change any menu or button, then you will declare only an OfficeImages sub-phase. If the user decides to add in its menus or toolbars one of these URL’s, the image will be displayed automatically.<text:line-break/>Another case is if you want to add images for URL commands that already exist and do not have an image (e.g. menu Tools &gt; Statistics, the URL is <text:span text:style-name="InstructionMacro">".uno:WordCountDialog"</text:span>).</text:p>
      <text:p text:style-name="Text_20_body">An OfficeImages block is composed of one or several Image blocks.</text:p>
      <text:p text:style-name="ligneMacro">beginOfficeImages</text:p>
      <text:p text:style-name="ligneMacro"/>
      <text:p text:style-name="ligneMacro"><text:s text:c="2"/>beginImage <text:s text:c="5"/>' at least one block is mandatory</text:p>
      <text:p text:style-name="ligneMacro"><text:s text:c="4"/>setURL(...) <text:s text:c="2"/>' mandatory</text:p>
      <text:p text:style-name="ligneMacro"><text:s text:c="4"/>setImage(...)</text:p>
      <text:p text:style-name="ligneMacro"><text:s text:c="2"/>endImage</text:p>
      <text:p text:style-name="ligneMacro"/>
      <text:p text:style-name="ligneMacro"><text:s text:c="2"/>beginImage</text:p>
      <text:p text:style-name="ligneMacro"><text:s text:c="4"/>setURL(...)</text:p>
      <text:p text:style-name="ligneMacro"><text:s text:c="4"/>setImage(...)<text:tab/></text:p>
      <text:p text:style-name="ligneMacro"><text:s text:c="2"/>endImage</text:p>
      <text:p text:style-name="ligneMacro"/>
      <text:p text:style-name="ligneMacro"><text:s text:c="2"/>beginImage</text:p>
      <text:p text:style-name="ligneMacro"><text:s text:c="4"/>setURL(...)</text:p>
      <text:p text:style-name="ligneMacro"><text:s text:c="4"/>setImage(...)</text:p>
      <text:p text:style-name="ligneMacro"><text:s text:c="2"/>endImage</text:p>
      <text:p text:style-name="ligneMacro"/>
      <text:p text:style-name="ligneMacro">endOfficeImages</text:p>
      <text:h text:style-name="Heading_20_3" text:outline-level="3"><text:bookmark-start text:name="__RefHeading__78076_325084090"/>OfficeMenuBar<text:bookmark-end text:name="__RefHeading__78076_325084090"/></text:h>
      <text:p text:style-name="Text_20_body">This block is optional. If used it must not be empty ; it adds a single menu Item in the menu bar.</text:p>
      <text:p text:style-name="ligneMacro">beginOfficeMenuBar</text:p>
      <text:p text:style-name="ligneMacro"><text:s text:c="2"/>' see sequence : Menu</text:p>
      <text:p text:style-name="ligneMacro">endOfficeMenuBar</text:p>
      <text:h text:style-name="Heading_20_3" text:outline-level="3"><text:bookmark-start text:name="__RefHeading__78078_325084090"/>OfficeMenuBarMerging<text:bookmark-end text:name="__RefHeading__78078_325084090"/></text:h>
      <text:p text:style-name="Text_20_body">This sub-phase of AddonUI is used to modify an existing menu.</text:p>
      <text:p text:style-name="Text_20_body">The general structure is :</text:p>
      <text:p text:style-name="ligneMacro">beginOfficeMenuBarMerging</text:p>
      <text:p text:style-name="ligneMacro"><text:s text:c="2"/>beginMergeInstruction(...) <text:s text:c="4"/>' mandatory</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ligneMacro"/>
      <text:p text:style-name="ligneMacro"><text:s text:c="2"/>beginMergeInstruction(...) <text:s text:c="4"/>' optional, may appear several times</text:p>
      <text:p text:style-name="ligneMacro"><text:s text:c="4"/>...</text:p>
      <text:p text:style-name="ligneMacro"><text:s text:c="2"/>endMergeInstruction</text:p>
      <text:p text:style-name="ligneMacro">endOfficeMenuBarMerging</text:p>
      <text:h text:style-name="Heading_20_3" text:outline-level="3"><text:bookmark-start text:name="__RefHeading__78080_325084090"/>OfficeToolbar<text:bookmark-end text:name="__RefHeading__78080_325084090"/></text:h>
      <text:p text:style-name="Text_20_body">This block is optional. If used it must not be empty. It is used to create a ToolBar for the extension. You may provide several toolbars for your extension : each one is declared with an OfficeToolbar block.</text:p>
      <text:p text:style-name="Heading_20_4">Toolbar drawback</text:p>
      <text:p text:style-name="Text_20_body">If your extension should be usable on all forks of OpenOffice (OpenOffice.org, Apache OpenOffice, LibreOffice...) and if your extension has a Toolbar you will have to publish a variant specific to Apache OpenOffice 4.0 and later, <text:soft-page-break/>and another variant for LibreOffice or OpenOffice.org. </text:p>
      <text:p text:style-name="Text_20_body">If your toolbar contains only one or two buttons, it would be simpler to use <text:a xlink:type="simple" xlink:href="#3.6.17.OfficeToolbarMerging|outline" text:style-name="Internet_20_link" text:visited-style-name="Visited_20_Internet_20_Link">OfficeToolbarMerging</text:a> instead of OfficeToolbar. </text:p>
      <text:p text:style-name="Heading_20_4">One or several toolbars ?</text:p>
      <text:p text:style-name="Text_20_body">With one OfficeToolbar block you can declare a toolbar that will appear, for example, in Writer and Calc. This toolbar may have a name in Writer, and another name in Calc. It may have some buttons identical in Writer and in Calc, and some buttons specific to Calc or Writer. Thus, an OfficeToolbar block has enough flexibility for most extensions.</text:p>
      <text:p text:style-name="Text_20_body">Suppose now that your extension add numerous buttons for Calc. However, these buttons can be put in different categories, and the user will rarely need all the buttons at the same time. In this case it is advisable to have a toolbar for the commonly used buttons, and another for buttons useful only to specialists. The user can choose to display or hide a toolbar, depending on his work.</text:p>
      <text:p text:style-name="Heading_20_4">Declaring a toolbar</text:p>
      <text:p text:style-name="Text_20_body">You should first give a UI name to the toolbar, then declare each button of the toolbar. If you don’t give it a name, the toolbar will appear with the generic name <text:span text:style-name="InstructionMacroChangement">Add-On 1</text:span> or <text:span text:style-name="InstructionMacroChangement">Add-On 2</text:span> etc, where the number depends on extensions already installed by the user.</text:p>
      <text:p text:style-name="Text_20_body">A toolbar name may be declared with block TbTitles for one or several OpenOffice applications (Calc, Writer...). Each name may be localized. So TbTitles blocks may appear several times.</text:p>
      <text:p text:style-name="Text_20_body">Then each button is declared.</text:p>
      <text:p text:style-name="Text_20_body">A separator may appear between two successive button declarations.</text:p>
      <text:p text:style-name="Text_20_body">Here is the overall structure :</text:p>
      <text:p text:style-name="ligneMacro">beginOfficeToolbar</text:p>
      <text:p text:style-name="ligneMacro"/>
      <text:p text:style-name="ligneMacro"><text:s text:c="2"/>beginTbTitles(...) <text:s text:c="8"/>' optional but recommended</text:p>
      <text:p text:style-name="ligneMacro"><text:s text:c="6"/>setTitle(...) <text:s text:c="9"/>' mandatory</text:p>
      <text:p text:style-name="ligneMacro"><text:s text:c="6"/>setTitle(...) <text:s text:c="9"/>' may appear several times</text:p>
      <text:p text:style-name="ligneMacro"><text:s text:c="2"/>endTbTitles <text:s text:c="15"/>' mandatory</text:p>
      <text:p text:style-name="ligneMacro"><text:s text:c="2"/></text:p>
      <text:p text:style-name="ligneMacro"><text:s text:c="2"/>beginTbTitles(...) <text:s text:c="8"/>' optional</text:p>
      <text:p text:style-name="ligneMacro"><text:s text:c="4"/>' same sequence as above</text:p>
      <text:p text:style-name="ligneMacro"><text:s text:c="2"/>endTbTitles</text:p>
      <text:p text:style-name="ligneMacro"/>
      <text:p text:style-name="ligneMacro"><text:s/>' - - - - - - - -</text:p>
      <text:p text:style-name="ligneMacro"><text:s text:c="2"/></text:p>
      <text:p text:style-name="ligneMacro"><text:s text:c="2"/>beginButton <text:s text:c="15"/>' mandatory</text:p>
      <text:p text:style-name="ligneMacro"><text:s text:c="4"/>' see sequence : Command</text:p>
      <text:p text:style-name="ligneMacro"/>
      <text:p text:style-name="ligneMacro"><text:s text:c="4"/>setButtonType(...) <text:s text:c="3"/>' optional, only used for a complex button</text:p>
      <text:p text:style-name="ligneMacro"><text:s text:c="2"/>endButton</text:p>
      <text:p text:style-name="ligneMacro"><text:s text:c="2"/></text:p>
      <text:p text:style-name="ligneMacro"><text:s text:c="2"/>addSeparator <text:s text:c="14"/>' optional</text:p>
      <text:p text:style-name="ligneMacro"><text:s text:c="2"/></text:p>
      <text:p text:style-name="ligneMacro"><text:s text:c="2"/>beginButton <text:s text:c="15"/>' this block may appear several times</text:p>
      <text:p text:style-name="ligneMacro"><text:s text:c="4"/>' same sequence as above</text:p>
      <text:p text:style-name="ligneMacro"><text:s text:c="2"/>endButton</text:p>
      <text:p text:style-name="ligneMacro"/>
      <text:p text:style-name="ligneMacro">endOfficeToolbar</text:p>
      <text:h text:style-name="Heading_20_3" text:outline-level="3"><text:bookmark-start text:name="__RefHeading__78082_325084090"/>OfficeToolbarMerging<text:bookmark-end text:name="__RefHeading__78082_325084090"/></text:h>
      <text:p text:style-name="Text_20_body">This sub-phase of AddonUI is used to modify an existing toolbar.</text:p>
      <text:p text:style-name="Text_20_body">The general structure is :</text:p>
      <text:p text:style-name="ligneMacro"><text:soft-page-break/>beginOfficeToolbarMerging</text:p>
      <text:p text:style-name="ligneMacro"><text:s text:c="2"/>beginMergeInstruction(...) <text:s text:c="4"/>' mandatory</text:p>
      <text:p text:style-name="ligneMacro"><text:s text:c="4"/>setMergePoint(...)</text:p>
      <text:p text:style-name="ligneMacro"><text:s text:c="4"/>beginMergeItems</text:p>
      <text:p text:style-name="ligneMacro"><text:s text:c="6"/>beginButton <text:s text:c="15"/>' mandatory</text:p>
      <text:p text:style-name="ligneMacro"><text:s text:c="8"/>' see sequence : Command</text:p>
      <text:p text:style-name="ligneMacro"/>
      <text:p text:style-name="ligneMacro"><text:s text:c="8"/>setButtonType(...) <text:s text:c="3"/>' optional, only used for a complex button</text:p>
      <text:p text:style-name="ligneMacro"><text:s text:c="6"/>endButton</text:p>
      <text:p text:style-name="ligneMacro"><text:s text:c="2"/></text:p>
      <text:p text:style-name="ligneMacro"><text:s text:c="6"/>addSeparator <text:s text:c="14"/>' optional</text:p>
      <text:p text:style-name="ligneMacro"><text:s text:c="2"/></text:p>
      <text:p text:style-name="ligneMacro"><text:s text:c="6"/>beginButton <text:s text:c="15"/>' this block may appear several times</text:p>
      <text:p text:style-name="ligneMacro"><text:s text:c="8"/>' same sequence as above</text:p>
      <text:p text:style-name="ligneMacro"><text:s text:c="6"/>endButton</text:p>
      <text:p text:style-name="ligneMacro"><text:s text:c="4"/>endMergeItems</text:p>
      <text:p text:style-name="ligneMacro"><text:s text:c="2"/>endMergeInstruction</text:p>
      <text:p text:style-name="ligneMacro"><text:s text:c="2"/>beginMergeInstruction(...) <text:s text:c="4"/>' optional</text:p>
      <text:p text:style-name="ligneMacro"><text:s text:c="4"/>...</text:p>
      <text:p text:style-name="ligneMacro"><text:s text:c="2"/>endMergeInstruction</text:p>
      <text:p text:style-name="ligneMacro">endOfficeToolbarMerging</text:p>
      <text:h text:style-name="Heading_20_3" text:outline-level="3"><text:bookmark-start text:name="__RefHeading__78084_325084090"/>TbTitles<text:bookmark-end text:name="__RefHeading__78084_325084090"/></text:h>
      <text:p text:style-name="Text_20_body">Optional block. It contains a set of OOo contexts and the associated localized toolbar titles.</text:p>
      <text:p text:style-name="ligneMacro"><text:s text:c="4"/>beginTbTitles(Arg1)</text:p>
      <text:p text:style-name="ligneMacro"><text:s text:c="6"/>setTitle(...) <text:s text:c="9"/>' mandatory</text:p>
      <text:p text:style-name="ligneMacro"><text:s text:c="6"/>setTitle(...) <text:s text:c="9"/>' may appear several times</text:p>
      <text:p text:style-name="ligneMacro"><text:s text:c="4"/>endTbTitles</text:p>
      <text:p text:style-name="Corps_20_de_20_texte.Paragraph">The argument of <text:span text:style-name="InstructionMacro">beginTbTitles</text:span> specifies the application windows where the toolbar will be used.</text:p>
      <text:list xml:id="list32148201" text:style-name="L11">
        <text:list-item text:start-value="1">
          <text:p text:style-name="P57">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p text:style-name="Corps_20_de_20_texte.Paragraph">For each declared application, a configuration file will be created in the sub-folder <text:span text:style-name="InstructionMacro">WindowState/</text:span> of the extension package. For example the file <text:span text:style-name="InstructionMacro">tbWriter.xcu</text:span> will be created for the name of the toolbar appearing in Writer.</text:p>
      <text:h text:style-name="Heading_20_3" text:outline-level="3"><text:bookmark-start text:name="__RefHeading__78086_325084090"/>Titles<text:bookmark-end text:name="__RefHeading__78086_325084090"/></text:h>
      <text:p text:style-name="Text_20_body">This block announces the title for a menu, command, button, for a given set of OOo contexts. It may contain several <text:span text:style-name="InstructionMacro">setTitle</text:span>, each for a different locale.</text:p>
      <text:p text:style-name="ligneMacro"><text:s text:c="2"/>beginTitles(Arg1)</text:p>
      <text:p text:style-name="ligneMacro"><text:s text:c="4"/>setTitle(...) <text:s text:c="13"/>' mandatory</text:p>
      <text:p text:style-name="ligneMacro"><text:s text:c="4"/>setTitle(...) <text:s text:c="13"/>' may appear several times</text:p>
      <text:p text:style-name="ligneMacro"><text:s text:c="2"/>endTitles</text:p>
      <text:p text:style-name="Corps_20_de_20_texte.Paragraph">The argument Arg1 of <text:span text:style-name="InstructionMacro">beginTitles</text:span> specifies the application(s) where the menu, command, or button item will be used.</text:p>
      <text:list xml:id="list32154281" text:style-name="L11">
        <text:list-item text:start-value="1">
          <text:p text:style-name="P57">Arg1 : <text:span text:style-name="InstructionMacro">String</text:span> : list of applications, separated by a comma. See chapter <text:a xlink:type="simple" xlink:href="#3.5.Application context|outline" text:style-name="Internet_20_link" text:visited-style-name="Visited_20_Internet_20_Link">Application context</text:a>.</text:p>
        </text:list-item>
      </text:list>
      <text:p text:style-name="Text_20_body">Arg1 is ignored if <text:span text:style-name="InstructionMacro">beginTitles</text:span> is declared inside a <text:span text:style-name="InstructionMacro">MergeItems</text:span> block (because the applications have been listed in <text:span text:style-name="InstructionMacro">beginMergeInstruction</text:span>).</text:p>
      <text:p text:style-name="Text_20_body">Arg1 is mandatory inside an <text:span text:style-name="InstructionMacro">OfficeToolbar</text:span> block. It should list the same applications, or a subset of the applications, listed for the title of the toolbar; otherwise the button will appear in an un-named toolbar.</text:p>
      <text:p text:style-name="Text_20_body">Arg1 is optional in other cases.</text:p>
      <text:h text:style-name="P42" text:outline-level="3"><text:bookmark-start text:name="__RefHeading__35363393"/>UpdateInformation<text:bookmark-end text:name="__RefHeading__35363393"/></text:h>
      <text:p text:style-name="Heading_20_4">Principles of on-line update of an extension</text:p>
      <text:p text:style-name="Text_20_body">Reference : Developer’s Guide chapter <text:a xlink:type="simple" xlink:href="http://wiki.services.openoffice.org/wiki/Documentation/DevGuide/Extensions/Online_Update_of_Extensions" text:style-name="Internet_20_link" text:visited-style-name="Visited_20_Internet_20_Link">Online Update of Extensions</text:a>.</text:p>
      <text:p text:style-name="Text_20_body">The Extension Manager can search for existing updates of installed extensions. For this purpose the extension must provide in the <text:span text:style-name="InstructionMacro">description.xml</text:span> file the internet address of a file. This page may be <text:s/>static or be dynamically generated by the server.</text:p>
      <text:p text:style-name="Text_20_body">The page is either an Update Information file, or a Feed file. Both are xml files.</text:p>
      <text:list xml:id="list3414382349535085941" text:style-name="L13">
        <text:list-item>
          <text:p text:style-name="P59">A Feed file contains the internet addresses for one or more Update Information files (each for an extension).</text:p>
        </text:list-item>
        <text:list-item>
          <text:p text:style-name="P59">The Update Information File mainly contains dependency information about the new version, and :</text:p>
        </text:list-item>
      </text:list>
      <text:list xml:id="list7958739578125414656" text:style-name="L14">
        <text:list-item>
          <text:p text:style-name="P60">either the internet address to download the new version of the extension</text:p>
        </text:list-item>
        <text:list-item>
          <text:p text:style-name="P60">or the address of a web site page where the user will be able to manually download the extension.</text:p>
        </text:list-item>
      </text:list>
      <text:p text:style-name="Text_20_body">To summarize, there are four update methods. The simplest one is to have a direct link to the update file, which contains a direct link to the latest version of the extension, see next figure.</text:p>
      <text:p text:style-name="Text_20_body"><draw:frame draw:style-name="fr3" draw:name="Frame1" text:anchor-type="paragraph" svg:x="0cm" svg:y="0.333cm" svg:width="18.39cm" style:rel-width="100%" draw:z-index="1">
     <draw:text-box fo:min-height="6.248cm">
      <text:p text:style-name="Frame_20_contents"><draw:frame draw:style-name="fr6" draw:name="images1" text:anchor-type="paragraph" svg:width="18.087cm" svg:height="6.147cm" draw:z-index="23"><draw:image xlink:href="Pictures/20000330000061BA0000213875A8900B.svm" xlink:type="simple" xlink:show="embed" xlink:actuate="onLoad"/>
       </draw:frame>Direct download</text:p>
     </draw:text-box>
    </draw:frame>When you compile the version 1.1.0 of extension «extA» with the facility of Update Information, the compiler creates the files <text:span text:style-name="InstructionMacro">extA-1.1.0.oxt</text:span> and <text:span text:style-name="InstructionMacro">extA.update.xml</text:span>. You will have to upload both files to your server. Then previous versions of your extension will be able to find and load this version through on-line update.</text:p>
      <text:p text:style-name="Text_20_body">A variation is to point to a Web page where, among other information, the user finds a link to download the latest version, see next figure.</text:p>
      <text:p text:style-name="Text_20_body"><draw:frame draw:style-name="fr4" draw:name="Frame2" text:anchor-type="paragraph" svg:width="18.39cm" style:rel-width="100%" draw:z-index="2">
     <draw:text-box fo:min-height="4.898cm">
      <text:p text:style-name="Frame_20_contents"><draw:frame draw:style-name="fr6" draw:name="images2" text:anchor-type="paragraph" svg:width="18.087cm" svg:height="7.091cm" draw:z-index="3"><draw:image xlink:href="Pictures/20000380000063AF000027142D54862B.svm" xlink:type="simple" xlink:show="embed" xlink:actuate="onLoad"/>
       </draw:frame>Direct to website</text:p>
     </draw:text-box>
    </draw:frame><text:soft-page-break/>For a Company offering several extensions, a link to a Feed may be easier for maintenance. A Feed acts as a common switching point toward the data for each extension. Here again, the feed may link to a download address or a web site address for manual download, for each extension. Next figure shows both possibilities with a feed common to two extensions, one with a download address, one with a website address.</text:p>
      <text:p text:style-name="Text_20_body"><draw:frame draw:style-name="fr4" draw:name="Frame3" text:anchor-type="paragraph" svg:width="18.39cm" style:rel-width="100%" draw:z-index="24">
     <draw:text-box fo:min-height="4.001cm">
      <text:p text:style-name="Frame_20_contents"><draw:frame draw:style-name="fr6" draw:name="images3" text:anchor-type="paragraph" svg:width="18.087cm" svg:height="10.777cm" draw:z-index="25"><draw:image xlink:href="Pictures/20000738000065A300003C907F5799CF.svm" xlink:type="simple" xlink:show="embed" xlink:actuate="onLoad"/>
       </draw:frame>Feed to download</text:p>
     </draw:text-box>
    </draw:frame> </text:p>
      <text:p text:style-name="Text_20_body"><text:soft-page-break/>The Extension Compiler creates the Update Information file based on information provided in the <text:span text:style-name="InstructionMacro">UpdateInformation</text:span> block and other data found in the <text:span text:style-name="InstructionMacro">Description</text:span> phase.</text:p>
      <text:p text:style-name="Text_20_body">The Update Information file is named like <text:span text:style-name="InstructionMacro">myExtension.update.xml</text:span> and is stored in the same folder as this document. This file is not part of the extension. You will have to upload it on the web site storing the update information, and provide its web address.</text:p>
      <text:p text:style-name="Text_20_body">The Extension Compiler does <text:span text:style-name="T2">not</text:span> create the Feed file. See <text:a xlink:type="simple" xlink:href="http://wiki.services.openoffice.org/wiki/Documentation/DevGuide/Extensions/Examples" text:style-name="Internet_20_link" text:visited-style-name="Visited_20_Internet_20_Link">this page</text:a> for an example of <text:a xlink:type="simple" xlink:href="http://tools.ietf.org/wg/atompub/draft-ietf-atompub-format/rfc4287.txt" text:style-name="Internet_20_link" text:visited-style-name="Visited_20_Internet_20_Link">Atom Feed</text:a> file.</text:p>
      <text:p text:style-name="Text_20_body"/>
      <text:p text:style-name="Heading_20_4"><text:bookmark text:name="SyntaxUpdInfo"/>Syntax of UpdateInformation block</text:p>
      <text:p text:style-name="Text_20_body"><text:span text:style-name="InstructionMacro">UpdateInformation</text:span> is an optional block. It contains at least one update source. </text:p>
      <text:p text:style-name="ligneMacro"><text:s text:c="2"/>beginUpdateInformation(Arg1, Arg2)</text:p>
      <text:p text:style-name="ligneMacro"><text:s text:c="4"/>setUpdateSource(...) <text:s text:c="6"/>' mandatory</text:p>
      <text:p text:style-name="ligneMacro"><text:s text:c="4"/>setUpdateSource(...) <text:s text:c="6"/>' may appear several times</text:p>
      <text:p text:style-name="ligneMacro"><text:s text:c="2"/>endUpdateInformation</text:p>
      <text:p text:style-name="Corps_20_de_20_texte.Paragraph">Arguments of <text:span text:style-name="InstructionMacro">beginUpdateInformation</text:span></text:p>
      <text:list xml:id="list505972713905374911" text:style-name="L15">
        <text:list-item text:start-value="1">
          <text:p text:style-name="P61">Arg1 : <text:span text:style-name="InstructionMacro">String</text:span> : indicates wether the update information is obtained through a feed or directly by the address of the update.xml file. Value is <text:span text:style-name="InstructionMacro">"feed"</text:span> or <text:span text:style-name="InstructionMacro">"direct"</text:span>.</text:p>
        </text:list-item>
        <text:list-item>
          <text:p text:style-name="P61">Arg2 : <text:span text:style-name="InstructionMacro">String</text:span> : indicates wether the updated oxt file is obtained via a web page or directly by the address of the oxt file. Value is or <text:span text:style-name="InstructionMacro">"website"</text:span> or <text:s/><text:span text:style-name="InstructionMacro">"direct"</text:span>.</text:p>
        </text:list-item>
      </text:list>
      <text:p text:style-name="Text_20_body">The instruction <text:a xlink:type="simple" xlink:href="#3.7.19.setUpdateSource|outline" text:style-name="Internet_20_link" text:visited-style-name="Visited_20_Internet_20_Link"><text:span text:style-name="InstructionMacro">setUpdateSource</text:span></text:a> may appear several times. If the first source cannot be reached, the second one is tried, etc. They all point to mirror web sites containing the same information.</text:p>
      <text:h text:style-name="P41" text:outline-level="2"><text:bookmark-start text:name="__RefHeading__78088_325084090"/>Simple instructions<text:bookmark-end text:name="__RefHeading__78088_325084090"/></text:h>
      <text:p text:style-name="Text_20_body">These instructions are used within a block. They are listed in alphabetical order.</text:p>
      <text:h text:style-name="Heading_20_3" text:outline-level="3"><text:bookmark-start text:name="__RefHeading__78090_325084090"/>addConfiguration<text:bookmark-end text:name="__RefHeading__78090_325084090"/></text:h>
      <text:p text:style-name="Text_20_body">Optional. List here your own xml configuration files and schemas.</text:p>
      <text:list xml:id="list2557091403108523764" text:style-name="L16">
        <text:list-item>
          <text:p text:style-name="P62">Arg1 : <text:span text:style-name="InstructionMacro">String</text:span> : mandatory : <text:span text:style-name="InstructionMacro">"File"</text:span> or <text:span text:style-name="InstructionMacro">"Schema"</text:span></text:p>
        </text:list-item>
        <text:list-item>
          <text:p text:style-name="P62">Arg2 : <text:span text:style-name="InstructionMacro">String</text:span> : mandatory : URL path to a file ; the path is relative to the extension folder.</text:p>
        </text:list-item>
      </text:list>
      <text:p text:style-name="Text_20_body">Here the extension contains an xml configuration file for storing settings, and its corresponding schema which describes its syntax.</text:p>
      <text:p text:style-name="ligneMacro"><text:s text:c="2"/>addConfiguration("File", "myConfig.xcu")</text:p>
      <text:p text:style-name="ligneMacro"><text:s text:c="2"/>addConfiguration("Schema", "myConfigSchema.xcs")</text:p>
      <text:h text:style-name="Heading_20_3" text:outline-level="3"><text:bookmark-start text:name="__RefHeading__78092_325084090"/>addSeparator<text:bookmark-end text:name="__RefHeading__78092_325084090"/></text:h>
      <text:p text:style-name="Text_20_body">Optional. It produces a separating line between two menu items, or between two buttons of the toolbar.</text:p>
      <text:p text:style-name="Text_20_body">No argument.</text:p>
      <text:h text:style-name="Heading_20_3" text:outline-level="3"><text:bookmark-start text:name="__RefHeading__78094_325084090"/>setButtonType<text:bookmark-end text:name="__RefHeading__78094_325084090"/></text:h>
      <text:p text:style-name="Text_20_body">Optional. Only used for a <text:a xlink:type="simple" xlink:href="https://wiki.openoffice.org/wiki/Framework/Article/Generic_UNO_Interfaces_for_complex_toolbar_controls" text:style-name="Internet_20_link" text:visited-style-name="Visited_20_Internet_20_Link">complex toolbar button</text:a>. These kinds of buttons require a specific protocol handler.</text:p>
      <text:list xml:id="list7239856395958796156" text:style-name="L17">
        <text:list-item>
          <text:p text:style-name="P63">Arg1 : <text:span text:style-name="InstructionMacro">String</text:span> : mandatory, type of control used for the button</text:p>
        </text:list-item>
      </text:list>
      <text:list xml:id="list5202338586958408413" text:style-name="L18">
        <text:list-item>
          <text:p text:style-name="P64">Arg2 : <text:span text:style-name="InstructionMacro">Long</text:span> : optional ; use by some controls.</text:p>
        </text:list-item>
      </text:list>
      <text:p text:style-name="Text_20_body">Currently defined values for Arg1 are : <text:span text:style-name="InstructionMacro">ImageButton</text:span>, <text:span text:style-name="InstructionMacro">Combobox</text:span>, <text:span text:style-name="InstructionMacro">DropdownBox</text:span>, <text:span text:style-name="InstructionMacro">Spinfield</text:span>,<text:span text:style-name="InstructionMacro"> Editfield</text:span>, <text:span text:style-name="InstructionMacro">Button</text:span>, <text:span text:style-name="InstructionMacro">ToggleButton</text:span>, <text:span text:style-name="InstructionMacro">DropdownButton</text:span>, <text:span text:style-name="InstructionMacro">ToggleDropdownButton</text:span>.</text:p>
      <text:p text:style-name="Text_20_body">Arg2 is currently used for the controls : <text:span text:style-name="InstructionMacro">Combobox</text:span>, <text:span text:style-name="InstructionMacro">Editfield</text:span>, <text:span text:style-name="InstructionMacro">Spinfield</text:span>. It sets the width of the control (positive value).</text:p>
      <text:p text:style-name="ligneMacro">setButtonType("Combobox", 150)</text:p>
      <text:p text:style-name="Corps_20_de_20_texte.Paragraph">To be open to more control types, no check is done on the value of Arg1 and on the consistency with Arg2.</text:p>
      <text:h text:style-name="Heading_20_3" text:outline-level="3"><text:bookmark-start text:name="__RefHeading__78096_325084090"/>setDisplayName<text:bookmark-end text:name="__RefHeading__78096_325084090"/></text:h>
      <text:p text:style-name="Text_20_body">Optional.</text:p>
      <text:list xml:id="list7741203119089809605" text:style-name="L19">
        <text:list-item>
          <text:p text:style-name="P65">Arg1 : <text:span text:style-name="InstructionMacro">String</text:span> : mandatory ; locale, example <text:span text:style-name="InstructionMacro">"en"</text:span>.</text:p>
        </text:list-item>
        <text:list-item>
          <text:p text:style-name="P65">Arg2 : <text:span text:style-name="InstructionMacro">String</text:span> : mandatory ; name of the extension, displayed by the Extension Manager. The string must contain at least one character other than whitespace.</text:p>
        </text:list-item>
      </text:list>
      <text:p text:style-name="Text_20_body">Several instructions <text:span text:style-name="InstructionMacro">setDisplayName</text:span> may be used if a localized name is needed for some languages. The first occurrence of <text:span text:style-name="InstructionMacro">setDisplayName</text:span> is used if there is no better fit for the UI language.</text:p>
      <text:p text:style-name="ligneMacro">setDisplayName("en", "My beautiful Extension")</text:p>
      <text:h text:style-name="Heading_20_3" text:outline-level="3"><text:bookmark-start text:name="__RefHeading__78098_325084090"/>setExtensionDescription<text:bookmark-end text:name="__RefHeading__78098_325084090"/></text:h>
      <text:p text:style-name="P23">Optional. This feature depends on OpenOffice.org 3.1.0 or later.</text:p>
      <text:list xml:id="list6292149581355294210" text:style-name="L20">
        <text:list-item text:start-value="1">
          <text:p text:style-name="P66">Arg1 : <text:span text:style-name="InstructionMacro">String</text:span> : mandatory ; list of the locales which have a corresponding description text.<text:line-break/>Locales are separated by a comma and optional space(s), example <text:span text:style-name="InstructionMacro">"en, fr-FR"</text:span>.<text:line-break/>The first locale will be used by default if there is no better match with another language.</text:p>
        </text:list-item>
      </text:list>
      <text:p text:style-name="Text_20_body">For each indicated locale there must be a corresponding text in the chapter <text:a xlink:type="simple" xlink:href="#6.2.Localized description text|outline" office:name="Localized description text" text:style-name="Internet_20_link" text:visited-style-name="Visited_20_Internet_20_Link">Localized description text</text:a>.</text:p>
      <text:p text:style-name="Text_20_body">Example :</text:p>
      <text:p text:style-name="ligneMacro"><text:soft-page-break/>setExtensionDescription("en, de, fr")</text:p>
      <text:p text:style-name="Corps_20_de_20_texte.Paragraph">For each indicated locale a text file encoded in UTF-8 is created in the sub-folder <text:span text:style-name="InstructionMacro">Descriptions/</text:span> of the extension package. For example, for the locale <text:span text:style-name="InstructionMacro">"fr"</text:span> the corresponding file will be <text:span text:style-name="InstructionMacro">descr-fr.txt</text:span>.</text:p>
      <text:h text:style-name="Heading_20_3" text:outline-level="3"><text:bookmark-start text:name="__RefHeading__78100_325084090"/>setHelp<text:bookmark-end text:name="__RefHeading__78100_325084090"/></text:h>
      <text:p text:style-name="Text_20_body">Optional. Instruction <text:a xlink:type="simple" xlink:href="#3.7.4.setDisplayName|outline" text:style-name="Internet_20_link" text:visited-style-name="Visited_20_Internet_20_Link">setDisplayName</text:a> should be executed before this one.</text:p>
      <text:list xml:id="list32174734" text:style-name="L20">
        <text:list-item text:start-value="1">
          <text:p text:style-name="P66">Arg1 : <text:span text:style-name="InstructionMacro">String</text:span> : mandatory ; list of the locales which have a corresponding help text prepared in this document, chapter <text:reference-ref text:reference-format="chapter" text:ref-name="chapHelp">6.4</text:reference-ref>.<text:line-break/>Locales are separated by a comma and optional space(s), example <text:span text:style-name="InstructionMacro">"en, fr"</text:span>.</text:p>
        </text:list-item>
      </text:list>
      <text:p text:style-name="Text_20_body">If there is no better fit for the UI language, the help text for language <text:span text:style-name="InstructionMacro">"en"</text:span> will be displayed if it exists.</text:p>
      <text:p text:style-name="Text_20_body">The compiler will produce one xml file for each help page in each language found in Arg1. These files are in sub-folders of folder <text:span text:style-name="InstructionMacro">help/</text:span> of the extension package.</text:p>
      <text:h text:style-name="Heading_20_3" text:outline-level="3"><text:bookmark-start text:name="__RefHeading__78102_325084090"/>setIcon<text:bookmark-end text:name="__RefHeading__78102_325084090"/></text:h>
      <text:p text:style-name="Text_20_body">Optional. This feature depends on OpenOffice.org 3.0 or later. It declares a small image symbolising the extension that will be displayed by the Extension Manager. If omitted, the Extension Manager will display a default icon.</text:p>
      <text:list xml:id="list32147646" text:style-name="L20">
        <text:list-item text:start-value="1">
          <text:p text:style-name="P66">Arg1 : <text:span text:style-name="InstructionMacro">String</text:span> : mandatory ; URL path to an image file ; the path is relative to the extension folder.</text:p>
        </text:list-item>
        <text:list-item text:start-value="1">
          <text:p text:style-name="P66">Arg2 : <text:span text:style-name="InstructionMacro">String</text:span> : optional ; URL path to a high-contrast image file ; the path is relative to the extension folder.</text:p>
        </text:list-item>
      </text:list>
      <text:p text:style-name="Text_20_body">The image(s) must be have an extension of <text:span text:style-name="InstructionMacro">png</text:span> or <text:span text:style-name="InstructionMacro">jpg</text:span> and should have a size of 42x42 pixels.</text:p>
      <text:h text:style-name="Heading_20_3" text:outline-level="3"><text:bookmark-start text:name="__RefHeading__78104_325084090"/>setImage<text:bookmark-end text:name="__RefHeading__78104_325084090"/></text:h>
      <text:p text:style-name="Text_20_body">Optional for command items and button items. Mandatory in an Image block.</text:p>
      <text:list xml:id="list3388690823670050128" text:style-name="L21">
        <text:list-item>
          <text:p text:style-name="P67">Arg1 : <text:span text:style-name="InstructionMacro">String</text:span> : optional ; URL path to an image file ; the path is relative to the extension folder.</text:p>
        </text:list-item>
      </text:list>
      <text:p text:style-name="Text_20_body">Arg1 is mandatory in an Image block of the sub-phase OfficeImages.</text:p>
      <text:p text:style-name="Text_20_body">OpenOffice handles bitmap images in four variants : two sizes with two contrasts. Only the common left part of the image filenames is specified in Arg1. The complete filename for each type is obtained by OpenOffice from the supplied name by adding a suffix. </text:p>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Table_20_Heading">Size in pixels</text:p>
            </table:table-cell>
            <table:table-cell table:style-name="Tableau2.A1" office:value-type="string">
              <text:p text:style-name="Table_20_Heading">Contrast</text:p>
            </table:table-cell>
            <table:table-cell table:style-name="Tableau2.A1" office:value-type="string">
              <text:p text:style-name="Table_20_Heading">Suffix</text:p>
            </table:table-cell>
            <table:table-cell table:style-name="Tableau2.D1" office:value-type="string">
              <text:p text:style-name="Table_20_Heading">Image file name example</text:p>
            </table:table-cell>
          </table:table-row>
        </table:table-header-rows>
        <table:table-row>
          <table:table-cell table:style-name="Tableau2.A2" office:value-type="string">
            <text:p text:style-name="P17">16x16</text:p>
          </table:table-cell>
          <table:table-cell table:style-name="Tableau2.A2" office:value-type="string">
            <text:p text:style-name="P17">normal</text:p>
          </table:table-cell>
          <table:table-cell table:style-name="Tableau2.A2" office:value-type="string">
            <text:p text:style-name="P20"><text:span text:style-name="InstructionMacro">_16</text:span></text:p>
          </table:table-cell>
          <table:table-cell table:style-name="Tableau2.D2" office:value-type="string">
            <text:p text:style-name="P21"><text:span text:style-name="InstructionMacro">iconExecute_16.png</text:span></text:p>
          </table:table-cell>
        </table:table-row>
        <table:table-row>
          <table:table-cell table:style-name="Tableau2.A2" office:value-type="string">
            <text:p text:style-name="P17">16x16</text:p>
          </table:table-cell>
          <table:table-cell table:style-name="Tableau2.A2" office:value-type="string">
            <text:p text:style-name="P17">high</text:p>
          </table:table-cell>
          <table:table-cell table:style-name="Tableau2.A2" office:value-type="string">
            <text:p text:style-name="P20"><text:span text:style-name="InstructionMacro">_16h</text:span></text:p>
          </table:table-cell>
          <table:table-cell table:style-name="Tableau2.D2" office:value-type="string">
            <text:p text:style-name="P21"><text:span text:style-name="InstructionMacro">iconExecute_16h.png</text:span></text:p>
          </table:table-cell>
        </table:table-row>
        <table:table-row>
          <table:table-cell table:style-name="Tableau2.A2" office:value-type="string">
            <text:p text:style-name="P17">26x26</text:p>
          </table:table-cell>
          <table:table-cell table:style-name="Tableau2.A2" office:value-type="string">
            <text:p text:style-name="P17">normal</text:p>
          </table:table-cell>
          <table:table-cell table:style-name="Tableau2.A2" office:value-type="string">
            <text:p text:style-name="P20"><text:span text:style-name="InstructionMacro">_26</text:span></text:p>
          </table:table-cell>
          <table:table-cell table:style-name="Tableau2.D2" office:value-type="string">
            <text:p text:style-name="P21"><text:span text:style-name="InstructionMacro">iconExecute_26.png</text:span></text:p>
          </table:table-cell>
        </table:table-row>
        <table:table-row>
          <table:table-cell table:style-name="Tableau2.A2" office:value-type="string">
            <text:p text:style-name="P17">26x26</text:p>
          </table:table-cell>
          <table:table-cell table:style-name="Tableau2.A2" office:value-type="string">
            <text:p text:style-name="P17">high</text:p>
          </table:table-cell>
          <table:table-cell table:style-name="Tableau2.A2" office:value-type="string">
            <text:p text:style-name="P20"><text:span text:style-name="InstructionMacro">_26h</text:span></text:p>
          </table:table-cell>
          <table:table-cell table:style-name="Tableau2.D2" office:value-type="string">
            <text:p text:style-name="P21"><text:span text:style-name="InstructionMacro">iconExecute_26h.png</text:span></text:p>
          </table:table-cell>
        </table:table-row>
      </table:table>
      <text:p text:style-name="Text_20_body"/>
      <text:p text:style-name="Text_20_body">You may not provide all the image variants, but at least provide the <text:span text:style-name="InstructionMacro">_16</text:span> variant. It is recommended to put these images in a sub-folder of your extension, e.g. <text:span text:style-name="InstructionMacro">Images/</text:span></text:p>
      <text:p text:style-name="Text_20_body">The example of the above table would be used like this :</text:p>
      <text:p text:style-name="ligneMacro">setImage("Images/iconExecute")</text:p>
      <text:p text:style-name="Corps_20_de_20_texte.Paragraph">Bitmap images must have extension <text:span text:style-name="InstructionMacro">.png</text:span> or <text:span text:style-name="InstructionMacro">.bmp</text:span> . Type <text:span text:style-name="InstructionMacro">.png</text:span> is now recommended because it supports transparency.</text:p>
      <text:p text:style-name="Text_20_body"><text:soft-page-break/>In images of type <text:span text:style-name="InstructionMacro">.bmp</text:span> the color Magenta (color <text:span text:style-name="T18">__</text:span> value red=0xffff, green=0x0000, blue=0xffff) is used as the transparent color, meaning that the background color of the display will be used instead of the image pixel color when the image is drawn.</text:p>
      <text:p text:style-name="Text_20_body">Usually when a command in a menu starts a script you will also declare a button in a toolbar which starts the same script. Both will display the same icon. If you declare an image once for a command item or button item, then the same image will automatically be used if you define later another command or button item with the same command URL (which means it starts exactly the same script). In this case you don’t need to specify <text:span text:style-name="T14">again</text:span> the Image file. You may omit the instruction or just write :</text:p>
      <text:p text:style-name="ligneMacro">setImage()</text:p>
      <text:p text:style-name="Corps_20_de_20_texte.Paragraph">If you do declare a second time an image for an already declared URL, the compiler will only accept the same image as used by the first declaration.</text:p>
      <text:h text:style-name="Heading_20_3" text:outline-level="3"><text:bookmark-start text:name="__RefHeading__78106_325084090"/>setLicense<text:bookmark-end text:name="__RefHeading__78106_325084090"/></text:h>
      <text:p text:style-name="Text_20_body">Optional instruction. Display a license text that must be agreed to install the extension.<text:line-break/><text:span text:style-name="T17">Syntax has changed in Extension Compiler version 2 !</text:span></text:p>
      <text:list xml:id="list4743654613433469037" text:style-name="L22">
        <text:list-item>
          <text:p text:style-name="P68">Arg1 : <text:span text:style-name="InstructionMacro">String</text:span> : mandatory ; list of the locales which have a corresponding license text. Locales are separated by a comma and optional space(s), example <text:span text:style-name="InstructionMacro">"en, fr-FR"</text:span>.</text:p>
        </text:list-item>
        <text:list-item>
          <text:p text:style-name="P80">For each indicated locale there must be a corresponding text in the chapter <text:a xlink:type="simple" xlink:href="#6.3.Localized license text|outline" text:style-name="Internet_20_link" text:visited-style-name="Visited_20_Internet_20_Link">Localized license text</text:a>. Example : <text:span text:style-name="InstructionMacro">setLicense("en, fr")</text:span></text:p>
        </text:list-item>
        <text:list-item>
          <text:p text:style-name="P83">For each indicated locale a text file encoded in UTF-8 is created in the sub-folder <text:span text:style-name="InstructionMacro">Legal/</text:span> of the extension package. For example, for the locale <text:span text:style-name="InstructionMacro">"fr-FR"</text:span> the corresponding file will be <text:span text:style-name="InstructionMacro">license-fr-FR.txt</text:span>.</text:p>
        </text:list-item>
        <text:list-item>
          <text:p text:style-name="P80">if at installation, no license is appropriate for the locale, the first license is displayed.</text:p>
        </text:list-item>
        <text:list-item>
          <text:p text:style-name="P68">Arg2 : <text:span text:style-name="InstructionMacro">String</text:span> : optional ; specifies when the license must be agreed with. <text:line-break/>One or several keywords separated by a comma : <text:span text:style-name="InstructionMacro">userOnly</text:span> <text:span text:style-name="InstructionMacro">update</text:span> <text:span text:style-name="InstructionMacro">maskable</text:span>.<text:line-break/>Example : <text:span text:style-name="InstructionMacro">setLicense("en, fr, de", "update, userOnly")</text:span></text:p>
        </text:list-item>
      </text:list>
      <text:p text:style-name="Heading_20_4">More explanations...</text:p>
      <text:p text:style-name="Corps_20_de_20_texte.Paragraph">Keyword <text:span text:style-name="InstructionMacro">userOnly</text:span> means that the extension will <text:span text:style-name="T14">only</text:span> be installable by the user, who will have to agree with the license. If this keyword is absent, the extension may be installed by a user or by an administrator for a shared extension ; the person who installs will have to agree with the license.</text:p>
      <text:p text:style-name="Text_20_body">Keyword <text:span text:style-name="InstructionMacro">update</text:span> means that the license must also be agreed during an update of the extension. If this keyword is absent, the license will not be displayed during an update of the extension.</text:p>
      <text:p text:style-name="Text_20_body">Keyword <text:span text:style-name="InstructionMacro">maskable</text:span> is a feature available from OpenOffice.org version 3.3 or more recent. When present, this keyword means that the license will <text:span text:style-name="T14">not</text:span> be displayed for bundled extensions, or when running <text:span text:style-name="InstructionMacro">unopkg</text:span> with the switch <text:span text:style-name="InstructionMacro">–-suppress-license</text:span>. If this keyword is absent, the license will be displayed as specified by the other keywords.</text:p>
      <text:h text:style-name="Heading_20_3" text:outline-level="3"><text:bookmark-start text:name="__RefHeading__78108_325084090"/>setMergePoint<text:bookmark-end text:name="__RefHeading__78108_325084090"/></text:h>
      <text:p text:style-name="Text_20_body">Mandatory. Specifies the position in a menu or in a toolbar where changes should take place.</text:p>
      <text:list xml:id="list32156435" text:style-name="L11">
        <text:list-item text:start-value="1">
          <text:p text:style-name="P57">Arg1 : <text:span text:style-name="InstructionMacro">String</text:span> : mandatory ; path to the target menu item or button item. Examples :<text:line-break/><text:span text:style-name="InstructionMacro">".uno:ToolsMenu\.uno:AVMediaPlayer"</text:span> for a menu<text:line-break/><text:span text:style-name="InstructionMacro">"standardbar\.uno:AVMediaPlayer"</text:span> for a toolbar</text:p>
        </text:list-item>
        <text:list-item text:start-value="1">
          <text:p text:style-name="P57">Arg2 : <text:span text:style-name="InstructionMacro">String</text:span> : mandatory ; merge command. Currently defined commands :<text:line-break/><text:soft-page-break/><text:span text:style-name="InstructionMacro">AddBefore</text:span>, <text:span text:style-name="InstructionMacro">AddAfter</text:span>, <text:span text:style-name="InstructionMacro">Replace</text:span>, <text:span text:style-name="InstructionMacro">Remove</text:span></text:p>
        </text:list-item>
        <text:list-item text:start-value="1">
          <text:p text:style-name="P57">Arg3 : <text:span text:style-name="InstructionMacro">String</text:span> : mandatory ; fallback command if the path of Arg1 could not be found. Currently defined fallback commands : <text:span text:style-name="InstructionMacro">Ignore</text:span>, <text:span text:style-name="InstructionMacro">AddFirst</text:span>, <text:span text:style-name="InstructionMacro">AddLast</text:span></text:p>
        </text:list-item>
        <text:list-item>
          <text:p text:style-name="P57">Arg4 : <text:span text:style-name="InstructionMacro">String</text:span> or <text:span text:style-name="InstructionMacro">Long</text:span> : optional ; only used for some commands of Arg2. Currently used to specify the number of items to remove.</text:p>
        </text:list-item>
      </text:list>
      <text:p text:style-name="Text_20_body">Examples :</text:p>
      <text:p text:style-name="ligneMacro">' menu</text:p>
      <text:p text:style-name="ligneMacro">setMergePoint(".uno:ToolsMenu\.uno:AVMediaPlayer", "AddAfter", "Ignore")</text:p>
      <text:p text:style-name="ligneMacro"/>
      <text:p text:style-name="ligneMacro">' toolbar</text:p>
      <text:p text:style-name="ligneMacro">setMergePoint("standardbar\.uno:AVMediaPlayer", "AddAfter", "AddLast")</text:p>
      <text:p text:style-name="Corps_20_de_20_texte.Paragraph">If you want to add a menu or button at the beginning or end of the existing list, there is no value for this in Arg2. A trick is to provide an incorrect command in Arg1, and use Arg3 with value <text:span text:style-name="InstructionMacro">AddFirst</text:span> or <text:span text:style-name="InstructionMacro">AddLast</text:span>.</text:p>
      <text:p text:style-name="Heading_20_4">Finding the path to a menu item</text:p>
      <text:p text:style-name="Text_20_body">For each application context, e.g. <text:span text:style-name="T14">Writer</text:span>, there is a file menubar.xml in the folder ;</text:p>
      <text:p text:style-name="ligneMacro">share/config/soffice.cfg/modules/s<text:span text:style-name="InstructionMacroChangement"><text:span text:style-name="T14">writer</text:span></text:span>/menubar/</text:p>
      <text:p text:style-name="Corps_20_de_20_texte.Paragraph">If the Menu Bar was customized, the current configuration is in the user path :</text:p>
      <text:p text:style-name="ligneMacro">user/config/soffice.cfg/modules/s<text:span text:style-name="InstructionMacroChangement"><text:span text:style-name="T14">writer</text:span></text:span>/menubar/</text:p>
      <text:p text:style-name="Corps_20_de_20_texte.Paragraph">In this file the menu items are listed, and for each item there is a <text:span text:style-name="InstructionMacro">.uno:</text:span> command.If the menu was customized you may instead find an URL to a Basic macro or other script.</text:p>
      <text:p text:style-name="Text_20_body">The path to a particular item is the succession of commands, starting from the main menu items, and separated by a <text:span text:style-name="InstructionMacro">\</text:span> character.</text:p>
      <text:p text:style-name="Text_20_body">Example :</text:p>
      <text:p text:style-name="Text_20_body">Menu Help &gt; Support will have the URL path : <text:span text:style-name="InstructionMacro">.uno:HelpMenu\.uno:HelpSupport</text:span></text:p>
      <text:p text:style-name="Heading_20_4">Finding the toolbar name and the path to a toolbar item</text:p>
      <text:p text:style-name="Text_20_body">For each application context, e.g. <text:span text:style-name="T14">Writer</text:span>, there are several xml files in the folder ;</text:p>
      <text:p text:style-name="ligneMacro">share/config/soffice.cfg/modules/s<text:span text:style-name="InstructionMacroChangement"><text:span text:style-name="T14">writer</text:span></text:span>/toolbar/</text:p>
      <text:p text:style-name="Corps_20_de_20_texte.Paragraph">The name of the toolbar is the name of the file, e.g. <text:span text:style-name="InstructionMacro">graphicobjectbar</text:span> for <text:span text:style-name="InstructionMacro">graphicobjectbar.xml</text:span>.</text:p>
      <text:p text:style-name="Text_20_body">If the toolbar was customized, the current configuration is in the user path :</text:p>
      <text:p text:style-name="ligneMacro">user/config/soffice.cfg/modules/s<text:span text:style-name="InstructionMacroChangement"><text:span text:style-name="T14">writer</text:span></text:span>/toolbar/</text:p>
      <text:p text:style-name="Corps_20_de_20_texte.Paragraph">The toolbar items are listed in the toolbar file, and for each item there is a <text:span text:style-name="InstructionMacro">.uno:</text:span> command.If the toolbar was customized you may instead find an URL to a Basic macro or other script.</text:p>
      <text:p text:style-name="Text_20_body">The path to a particular item is simply the command found. Example : <text:span text:style-name="InstructionMacro">.uno:Navigator</text:span></text:p>
      <text:h text:style-name="Heading_20_3" text:outline-level="3"><text:bookmark-start text:name="__RefHeading__78112_325084090"/>setPlatform<text:bookmark-end text:name="__RefHeading__78112_325084090"/></text:h>
      <text:p text:style-name="Text_20_body">Optional. Used to specify on which platforms the extension can run.</text:p>
      <text:list xml:id="list3034659173671119416" text:style-name="L23">
        <text:list-item>
          <text:p text:style-name="P69">Arg1 : <text:span text:style-name="InstructionMacro">String</text:span> : mandatory ; list of platforms, separated by a comma and optional spaces</text:p>
        </text:list-item>
      </text:list>
      <text:p text:style-name="Text_20_body">There is no verification of the platform names used. The complete list is available at this <text:a xlink:type="simple" xlink:href="http://wiki.services.openoffice.org/wiki/Documentation/DevGuide/Extensions/Target_Platform" text:style-name="Internet_20_link" text:visited-style-name="Visited_20_Internet_20_Link">Wiki page</text:a>.</text:p>
      <text:p text:style-name="Text_20_body">Example :</text:p>
      <text:p text:style-name="ligneMacro"><text:s/>setPlatform("windows_x86, macosx_x86, linux_x86, solaris_sparc")</text:p>
      <text:h text:style-name="Heading_20_3" text:outline-level="3"><text:bookmark-start text:name="__RefHeading__78114_325084090"/><text:soft-page-break/>setProperty<text:bookmark-end text:name="__RefHeading__78114_325084090"/></text:h>
      <text:p text:style-name="Text_20_body">This instruction may be used in the AddonUI phase to add a particular xml property in a block. The arguments are not verified, so you may use new properties defined in the future.</text:p>
      <text:list xml:id="list32175170" text:style-name="L23">
        <text:list-item text:start-value="1">
          <text:p text:style-name="P69">Arg1 : <text:span text:style-name="InstructionMacro">String</text:span> : mandatory ; property name</text:p>
        </text:list-item>
        <text:list-item>
          <text:p text:style-name="P69">Arg2 : <text:span text:style-name="InstructionMacro">String</text:span> or <text:span text:style-name="InstructionMacro">Long</text:span> or <text:span text:style-name="InstructionMacro">Double</text:span> or <text:span text:style-name="InstructionMacro">Boolean</text:span> : mandatory ; property value</text:p>
        </text:list-item>
      </text:list>
      <text:p text:style-name="Text_20_body">Example :</text:p>
      <text:p text:style-name="ligneMacro">setProperty("Checked", True)</text:p>
      <text:h text:style-name="Heading_20_3" text:outline-level="3"><text:bookmark-start text:name="__RefHeading__78116_325084090"/>setPublisherName<text:bookmark-end text:name="__RefHeading__78116_325084090"/></text:h>
      <text:p text:style-name="Text_20_body">Optional.</text:p>
      <text:list xml:id="list32175297" text:style-name="L19">
        <text:list-item text:start-value="1">
          <text:p text:style-name="P65">Arg1 : <text:span text:style-name="InstructionMacro">String</text:span> : mandatory ; locale, example <text:span text:style-name="InstructionMacro">"en"</text:span>.</text:p>
        </text:list-item>
        <text:list-item>
          <text:p text:style-name="P65">Arg2 : <text:span text:style-name="InstructionMacro">String</text:span> : mandatory ; name of the publisher.</text:p>
        </text:list-item>
        <text:list-item>
          <text:p text:style-name="P65">Arg3 : <text:span text:style-name="InstructionMacro">String</text:span> : mandatory ; URL to the web site of the publisher of the extension.</text:p>
        </text:list-item>
      </text:list>
      <text:p text:style-name="Text_20_body">Several instructions <text:span text:style-name="InstructionMacro">setPublisherName</text:span> may be used if different languages are needed (e.g. if web sites are localized). The first instruction will be used by default if there is no better match with another language.</text:p>
      <text:p text:style-name="ligneMacro">setPublisherName("fr", "OOoYes", "http://www.oooyes.fr/")</text:p>
      <text:h text:style-name="Heading_20_3" text:outline-level="3"><text:bookmark-start text:name="__RefHeading__78118_325084090"/>setReleaseNotes<text:bookmark-end text:name="__RefHeading__78118_325084090"/></text:h>
      <text:p text:style-name="Text_20_body">Optional.</text:p>
      <text:list xml:id="list32162863" text:style-name="L19">
        <text:list-item text:start-value="1">
          <text:p text:style-name="P65">Arg1 : <text:span text:style-name="InstructionMacro">String</text:span> : mandatory ; locale, example <text:span text:style-name="InstructionMacro">"en"</text:span>.</text:p>
        </text:list-item>
        <text:list-item>
          <text:p text:style-name="P65">Arg2 : <text:span text:style-name="InstructionMacro">String</text:span> : mandatory ; URL to the web site providing the release notes of the extension.</text:p>
        </text:list-item>
      </text:list>
      <text:p text:style-name="Text_20_body">Several instructions <text:span text:style-name="InstructionMacro">setReleaseNotes</text:span> may be used if web sites are localized. The first instruction will be used by default if there is no better match with another language.</text:p>
      <text:p text:style-name="ligneMacro">setReleaseNotes("fr", "http://www.oooyes.fr/notes/")</text:p>
      <text:h text:style-name="Heading_20_3" text:outline-level="3"><text:bookmark-start text:name="__RefHeading__78120_325084090"/>setTarget<text:bookmark-end text:name="__RefHeading__78120_325084090"/></text:h>
      <text:p text:style-name="Text_20_body">Optional. Specifies the target frame for the command URL.</text:p>
      <text:list xml:id="list9072133142045115824" text:style-name="L24">
        <text:list-item>
          <text:p text:style-name="P70">Arg1 : <text:span text:style-name="InstructionMacro">String</text:span> : optional ; target name. No check is done on the validity of the string.</text:p>
        </text:list-item>
      </text:list>
      <text:p text:style-name="Text_20_body">Normally an extension will use one of the predefined target names : <text:span text:style-name="InstructionMacro">_top _parent _self _blank</text:span></text:p>
      <text:p text:style-name="Text_20_body">The usual value <text:span text:style-name="InstructionMacro">_self</text:span> is the default value, so in nearly all cases the argument may be omitted :</text:p>
      <text:p text:style-name="ligneMacro"><text:s text:c="2"/>setTarget()</text:p>
      <text:p text:style-name="Corps_20_de_20_texte.Paragraph">Even simpler, don’t use this instruction and the compiler will generate a Target with value <text:span text:style-name="InstructionMacro">_self</text:span> .</text:p>
      <text:h text:style-name="Heading_20_3" text:outline-level="3"><text:bookmark-start text:name="__RefHeading__78122_325084090"/>setTitle<text:bookmark-end text:name="__RefHeading__78122_325084090"/></text:h>
      <text:p text:style-name="Text_20_body">This instruction declares a localized title for a menu or command item, <text:s/>or a toolbar name. It indicates which title text to use for a particular locale.</text:p>
      <text:list xml:id="list1284073742267038943" text:style-name="L25">
        <text:list-item text:start-value="1">
          <text:p text:style-name="P39">Arg1 : <text:span text:style-name="InstructionMacro">String</text:span> : text of the title ; the tool will handle national characters and will escape characters which are reserved for xml.<text:line-break/>For menu or command items you may choose a particular letter as accelerator by prefixing it with a tilde ( ~ ) character. This character will be underlined in the menu display. </text:p>
        </text:list-item>
        <text:list-item>
          <text:p text:style-name="P39">Arg2 : <text:span text:style-name="InstructionMacro">String</text:span> : optional ; applicable locale for this title text.</text:p>
        </text:list-item>
      </text:list>
      <text:p text:style-name="Text_20_body">Examples :</text:p>
      <text:p text:style-name="ligneMacro"><text:s text:c="2"/>setTitle("That's it", "en")</text:p>
      <text:p text:style-name="ligneMacro"><text:soft-page-break/><text:s text:c="2"/>setTitle("Et ~voilà", "fr-FR")</text:p>
      <text:p text:style-name="Corps_20_de_20_texte.Paragraph">If you only want one title whatever the locale, simply omit Arg2 :</text:p>
      <text:p text:style-name="ligneMacro"><text:s text:c="2"/>setTitle("Exit")</text:p>
      <text:h text:style-name="Heading_20_3" text:outline-level="3"><text:bookmark-start text:name="__RefHeading__25056_1418797575"/>setTooltip<text:bookmark-end text:name="__RefHeading__25056_1418797575"/></text:h>
      <text:p text:style-name="P23">Optional.</text:p>
      <text:p text:style-name="Text_20_body"><text:span text:style-name="T21">The Tooltip feature is deprecated as of OpenOffice.org 3.1 and that functionality will not be maintained.</text:span> It is replaced by the Description feature, see instruction <text:a xlink:type="simple" xlink:href="#3.7.5.setExtensionDescription|outline" text:style-name="Internet_20_link" text:visited-style-name="Visited_20_Internet_20_Link"><text:span text:style-name="InstructionMacro">setExtensionDescription</text:span></text:a>. If both Tootip and Description are present, the Extension Manager will display the Description text in version 3.1 and later, and it will display the Tooltip text in older versions.</text:p>
      <text:list xml:id="list7787342609789410150" text:style-name="L26">
        <text:list-item text:start-value="1">
          <text:p text:style-name="P71">Arg1 : <text:span text:style-name="InstructionMacro">String</text:span> : mandatory ; list of the locales which have a corresponding tooltip text.<text:line-break/>Locales are separated by a comma and optional space(s), example <text:span text:style-name="InstructionMacro">"en, fr-FR"</text:span>.</text:p>
        </text:list-item>
        <text:list-item>
          <text:p text:style-name="P71">Arg2 : <text:span text:style-name="InstructionMacro">String</text:span> : mandatory ; locale used for the tooltip text if there is no better match. It is one of the locales listed in Arg1.</text:p>
        </text:list-item>
      </text:list>
      <text:p text:style-name="Text_20_body">For each indicated locale there must be a corresponding text in the chapter <text:a xlink:type="simple" xlink:href="#6.1.Localized tooltip text|outline" text:style-name="Internet_20_link" text:visited-style-name="Visited_20_Internet_20_Link">Localized tooltip text</text:a>. Example :</text:p>
      <text:p text:style-name="ligneMacro">setTooltip("en, de, fr", "fr")</text:p>
      <text:p text:style-name="Corps_20_de_20_texte.Paragraph">For each indicated locale a text file encoded in UTF-8 is created in the sub-folder <text:span text:style-name="InstructionMacro">Tooltips/</text:span> of the extension package. For example, for the locale <text:span text:style-name="InstructionMacro">"fr"</text:span> the corresponding file will be <text:span text:style-name="InstructionMacro">tip-fr.txt</text:span>. Each file is also described in the manifest, in the order indicated in Arg1.</text:p>
      <text:p text:style-name="P9">The choice of tooltip text according to the locale of the user interface is incorrect, see Issue 86079. If you want to work around the bug, only use the lang part of the locale, e.g. <text:span text:style-name="InstructionMacro">"fr"</text:span>, not <text:span text:style-name="InstructionMacro">"fr-FR"</text:span>.</text:p>
      <text:h text:style-name="Heading_20_3" text:outline-level="3"><text:bookmark-start text:name="__RefHeading__78126_325084090"/>setUpdateSource<text:bookmark-end text:name="__RefHeading__78126_325084090"/></text:h>
      <text:p text:style-name="Text_20_body">At least one <text:span text:style-name="InstructionMacro">setUpdateSource</text:span> is mandatory within a <text:a xlink:type="simple" xlink:href="#3.6.20.UpdateInformation|outline" text:style-name="Internet_20_link" text:visited-style-name="Visited_20_Internet_20_Link">block UpdateInformation</text:a>.</text:p>
      <text:p text:style-name="Text_20_body">The syntax of each argument depends on the value of the corresponding argument of <text:a xlink:type="simple" xlink:href="#SyntaxUpdInfo" text:style-name="Internet_20_link" text:visited-style-name="Visited_20_Internet_20_Link">beginUpdateInformation</text:a>.</text:p>
      <text:list xml:id="list5921556708030264055" text:style-name="L27">
        <text:list-item>
          <text:p text:style-name="P72">Arg1 : <text:span text:style-name="InstructionMacro">String</text:span> : how to find the update.xml file</text:p>
        </text:list-item>
        <text:list-item>
          <text:p text:style-name="P81"><text:span text:style-name="InstructionMacro">beginUpdateInformation(</text:span><text:span text:style-name="InstructionMacro"><text:span text:style-name="T19">"feed", xxx)</text:span></text:span> : Arg1 is the internet address of the xml file of the feed, which will retrieve the update.xml file.</text:p>
        </text:list-item>
        <text:list-item>
          <text:p text:style-name="P81"><text:span text:style-name="InstructionMacro">beginUpdateInformation(</text:span><text:span text:style-name="InstructionMacro"><text:span text:style-name="T19">"direct", xxx)</text:span></text:span> : Arg1 is the internet address of the <text:span text:style-name="T14">directory</text:span> where the update.xml file is stored. This address must terminate with a / character.</text:p>
        </text:list-item>
        <text:list-item>
          <text:p text:style-name="P72">Arg2 : <text:span text:style-name="InstructionMacro">String</text:span> : how to find the oxt file</text:p>
        </text:list-item>
        <text:list-item>
          <text:p text:style-name="P81"><text:span text:style-name="InstructionMacro">beginUpdateInformation(xxx</text:span><text:span text:style-name="InstructionMacro"><text:span text:style-name="T19">, "website")</text:span></text:span> : Arg2 is the internet address of the web page where the user will find a download link for the oxt file.</text:p>
        </text:list-item>
        <text:list-item>
          <text:p text:style-name="P81"><text:span text:style-name="InstructionMacro">beginUpdateInformation(xxx</text:span><text:span text:style-name="InstructionMacro"><text:span text:style-name="T19">, "direct")</text:span></text:span> : Arg2 is the internet address of the <text:span text:style-name="T14">directory</text:span> where the oxt file is stored. This address must terminate with a / character.</text:p>
        </text:list-item>
      </text:list>
      <text:p text:style-name="Text_20_body">The internet addresses may point to static pages or dynamically generated pages. As there is no verification of these addresses during compilation, make sure they are consistent with your extension.</text:p>
      <text:p text:style-name="Text_20_body">Why in the <text:span text:style-name="InstructionMacro">"direct"</text:span> case do you have to provide a <text:span text:style-name="T14">directory</text:span> ? Because the name of the update.xml and oxt files depends on the compilation ; it will be completed by the compiler.</text:p>
      <text:p text:style-name="Text_20_body">Several <text:span text:style-name="InstructionMacro">setUpdateSource</text:span> instructions may be used to provide alternative mirror sites. The final files obtained are identical for all mirrors. If an address is unavailable, the next mirror address will be tried.</text:p>
      <text:p text:style-name="Text_20_body">The following examples show the four possible variants, for a hypothetical extension named MBE, in version 1.0.3. <text:soft-page-break/>There is an alternate mirror site. For text clarity, the continuation character <text:span text:style-name="InstructionMacro">_</text:span> is used in some instructions.</text:p>
      <text:p text:style-name="Corps_20_de_20_texte.Paragraph">Case 1 (the usual case) : Direct link to update information file and to oxt file</text:p>
      <text:p text:style-name="ligneMacro">beginUpdateInformation("direct", "direct")</text:p>
      <text:p text:style-name="ligneMacro"><text:s/>setUpdateSource("http://www.oooyes.com/", <text:s text:c="3"/>"http://www.oooyes.com/")</text:p>
      <text:p text:style-name="ligneMacro"><text:s/>setUpdateSource("http://www.oooyes.fr/upd/", "http://www.oooyes.fr/ext/")</text:p>
      <text:p text:style-name="ligneMacro">endUpdateInformation</text:p>
      <text:p text:style-name="Corps_20_de_20_texte.Paragraph">Case 2 : Direct link to update information file, link to web page for download</text:p>
      <text:p text:style-name="ligneMacro">beginUpdateInformation("direct", <text:span text:style-name="InstructionMacroChangement">"website"</text:span>) </text:p>
      <text:p text:style-name="ligneMacro"><text:s/>setUpdateSource("http://www.oooyes.com/", <text:s text:c="4"/>"http://www.oooyes.com/MBE.html")</text:p>
      <text:p text:style-name="ligneMacro"><text:s/>setUpdateSource("http://www.oooyes.fr/upd/", <text:s/>"http://www.oooyes.fr/MBE.html")</text:p>
      <text:p text:style-name="ligneMacro">endUpdateInformation</text:p>
      <text:p text:style-name="Corps_20_de_20_texte.Paragraph">Case 3 : Feed link, direct link to oxt file</text:p>
      <text:p text:style-name="ligneMacro">beginUpdateInformation("feed", "direct") </text:p>
      <text:p text:style-name="ligneMacro"><text:s/>setUpdateSource("http://www.oooyes.com/companyFeed.xml", _</text:p>
      <text:p text:style-name="ligneMacro"><text:s text:c="4"/>"http://www.oooyes.com/") </text:p>
      <text:p text:style-name="ligneMacro"><text:s/>setUpdateSource("http://www.oooyes.fr/upd/companyFeed .xml", _</text:p>
      <text:p text:style-name="ligneMacro"><text:s text:c="4"/>"http://www.oooyes.fr/ext/") <text:s text:c="2"/></text:p>
      <text:p text:style-name="ligneMacro">endUpdateInformation</text:p>
      <text:p text:style-name="Corps_20_de_20_texte.Paragraph">Case 4 : Feed link, link to web page for download</text:p>
      <text:p text:style-name="ligneMacro">beginUpdateInformation("feed", "website") <text:s/></text:p>
      <text:p text:style-name="ligneMacro"><text:s/>setUpdateSource("http://www.oooyes.com/MBEfeed.xml", _</text:p>
      <text:p text:style-name="ligneMacro"><text:s text:c="4"/>"http://www.oooyes.com/MBE.html") </text:p>
      <text:p text:style-name="ligneMacro"><text:s/>setUpdateSource("http://www.oooyes.fr/upd/MBEfeed.xml", _</text:p>
      <text:p text:style-name="ligneMacro"><text:s text:c="4"/>"http://www.oooyes.fr/MBE.html") <text:s text:c="2"/></text:p>
      <text:p text:style-name="ligneMacro">endUpdateInformation</text:p>
      <text:p text:style-name="Corps_20_de_20_texte.Paragraph">As can be seen in the examples, the layout of mirror sites may differ, but the final page or file should be same.</text:p>
      <text:h text:style-name="Heading_20_3" text:outline-level="3"><text:bookmark-start text:name="__RefHeading__78128_325084090"/>setURL<text:bookmark-end text:name="__RefHeading__78128_325084090"/></text:h>
      <text:p text:style-name="Text_20_body">Mandatory, used in a <text:a xlink:type="simple" xlink:href="#3.4.1.Sequence : Command|outline" text:style-name="Internet_20_link" text:visited-style-name="Visited_20_Internet_20_Link">sequence Command</text:a>. The number of arguments depends on the specific case, but in a specific case they are all mandatory.</text:p>
      <text:p text:style-name="Heading_20_4">Run a Basic macro</text:p>
      <text:list xml:id="list6536791762764449039" text:style-name="L28">
        <text:list-item>
          <text:p text:style-name="P73">Arg1 : <text:span text:style-name="InstructionMacro">String</text:span> :<text:line-break/><text:span text:style-name="InstructionMacro">"Basic"</text:span> or <text:span text:style-name="InstructionMacro">"Basic2"</text:span> ; call a Basic macro through the script invocation mechanism.<text:line-break/><text:span text:style-name="InstructionMacro">"Basic1"</text:span> : call a Basic macro through the legacy method used since OpenOffice.org 1.x</text:p>
        </text:list-item>
        <text:list-item>
          <text:p text:style-name="P73">Arg2 : <text:span text:style-name="InstructionMacro">String</text:span> : the library name (which is also the name of the folder containing the Basic library).</text:p>
        </text:list-item>
        <text:list-item>
          <text:p text:style-name="P73">Arg3 : <text:span text:style-name="InstructionMacro">String</text:span> : the name of the module containing the macro.</text:p>
        </text:list-item>
        <text:list-item>
          <text:p text:style-name="P73">Arg4 : <text:span text:style-name="InstructionMacro">String</text:span> : the name of the macro.</text:p>
        </text:list-item>
      </text:list>
      <text:p text:style-name="Text_20_body">Example :</text:p>
      <text:p text:style-name="ligneMacro"><text:s text:c="2"/>setURL("Basic", "Test3", "Module2", "analyzeData")</text:p>
      <text:p text:style-name="P33">Warning</text:p>
      <text:p text:style-name="P6">In the computer used for creating your extension, do not forget to delete the Basic library you may have created on My Macros before you install the extension. If the library already exists, the extension manager will reject the installation and OpenOffice may become unstable.</text:p>
      <text:p text:style-name="Heading_20_4"><text:soft-page-break/>Run a BeanShell macro</text:p>
      <text:list xml:id="list6619339276155747868" text:style-name="L29">
        <text:list-item>
          <text:p text:style-name="P74">Arg1 : <text:span text:style-name="InstructionMacro">String</text:span> : <text:span text:style-name="InstructionMacro">"BeanShell"</text:span></text:p>
        </text:list-item>
        <text:list-item>
          <text:p text:style-name="P74">Arg2 : <text:span text:style-name="InstructionMacro">String</text:span> : the library name (which is also the name of the folder containing the BeanShell library).</text:p>
        </text:list-item>
        <text:list-item>
          <text:p text:style-name="P74">Arg3 : <text:span text:style-name="InstructionMacro">String</text:span> : the name of the BeanShell file, including its extension, e.g. <text:span text:style-name="InstructionMacro">myMacro1.bsh</text:span></text:p>
        </text:list-item>
      </text:list>
      <text:p text:style-name="Text_20_body">The BeanShell library contains the BeanShell program, e.g. <text:span text:style-name="InstructionMacro">myMacro1.bsh</text:span>, and the file <text:span text:style-name="InstructionMacro">parcel-</text:span><text:span text:style-name="InstructionMacro">descriptor.xml</text:span> which describes the library.</text:p>
      <text:p text:style-name="Text_20_body">Example :</text:p>
      <text:p text:style-name="ligneMacro"><text:s text:c="2"/>setURL("BeanShell", "bshTest1", "HeyWriter.bsh")</text:p>
      <text:p text:style-name="Heading_20_4">Run a JavaScript macro</text:p>
      <text:list xml:id="list2956426361448107312" text:style-name="L30">
        <text:list-item>
          <text:p text:style-name="P75">Arg1 : <text:span text:style-name="InstructionMacro">String</text:span> : <text:span text:style-name="InstructionMacro">"JavaScript"</text:span></text:p>
        </text:list-item>
        <text:list-item>
          <text:p text:style-name="P75">Arg2 : <text:span text:style-name="InstructionMacro">String</text:span> : the library name (which is also the name of the folder containing the JavaScript library).</text:p>
        </text:list-item>
        <text:list-item>
          <text:p text:style-name="P75">Arg3 : <text:span text:style-name="InstructionMacro">String</text:span> : the name of the JavaScript file, including its extension, e.g. <text:span text:style-name="InstructionMacro">myMacro2.js</text:span></text:p>
        </text:list-item>
      </text:list>
      <text:p text:style-name="Text_20_body">The JavaScript library contains the JavaScript program, e.g. <text:span text:style-name="InstructionMacro">myMacro2.js</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 runtime script</text:p>
      <text:list xml:id="list5702346666515984066" text:style-name="L31">
        <text:list-item>
          <text:p text:style-name="P76">Arg1 : <text:span text:style-name="InstructionMacro">String</text:span> : <text:span text:style-name="InstructionMacro">"Java"</text:span></text:p>
        </text:list-item>
        <text:list-item>
          <text:p text:style-name="P76">Arg2 : <text:span text:style-name="InstructionMacro">String</text:span> : the library name (which is also the name of the folder containing the Java library).</text:p>
        </text:list-item>
        <text:list-item>
          <text:p text:style-name="P76">Arg3 : <text:span text:style-name="InstructionMacro">String</text:span> : the name of the function name, as described in the file <text:span text:style-name="InstructionMacro">parcel-descriptor.xml</text:span>.</text:p>
        </text:list-item>
      </text:list>
      <text:p text:style-name="Text_20_body">The Java library contains the compiled Java program, e.g. <text:span text:style-name="InstructionMacro">myMacro3.jar</text:span>, and the file <text:span text:style-name="InstructionMacro">parcel-descriptor.xml</text:span> which describes the library.</text:p>
      <text:p text:style-name="Text_20_body">Example :</text:p>
      <text:p text:style-name="ligneMacro"><text:s text:c="2"/>setURL("Java", "jvaTest1", "HelloWorld.printHW")</text:p>
      <text:p text:style-name="Heading_20_4">Run a Python script provided by the extension</text:p>
      <text:list xml:id="list32161577" text:style-name="L31">
        <text:list-item text:start-value="1">
          <text:p text:style-name="P76">Arg1 : <text:span text:style-name="InstructionMacro">String</text:span> : <text:span text:style-name="InstructionMacro">"Python"</text:span></text:p>
        </text:list-item>
        <text:list-item>
          <text:p text:style-name="P76">Arg2 : <text:span text:style-name="InstructionMacro">String</text:span> : the path to the Python file, relative to the extension folder</text:p>
        </text:list-item>
        <text:list-item>
          <text:p text:style-name="P76">Arg3 : <text:span text:style-name="InstructionMacro">String</text:span> : the name of the function name</text:p>
        </text:list-item>
      </text:list>
      <text:p text:style-name="Text_20_body">Example :</text:p>
      <text:p text:style-name="ligneMacro"><text:s text:c="2"/>setURL("Python", "pytTest1/Bonjour.py", "HelloWorldPython")</text:p>
      <text:p text:style-name="Heading_20_4">Run an arbitrary command</text:p>
      <text:p text:style-name="Text_20_body">This case is used for example if you want to call a function of the protocol handler or a service provided by your extension.</text:p>
      <text:list xml:id="list6785408061910931715" text:style-name="L32">
        <text:list-item>
          <text:p text:style-name="P77">Arg1 : <text:span text:style-name="InstructionMacro">String</text:span> : ""</text:p>
        </text:list-item>
        <text:list-item>
          <text:p text:style-name="P77">Arg2 : <text:span text:style-name="InstructionMacro">String</text:span> : the complete URL to be used as a command ; the tool will escape characters which are reserved for xml.</text:p>
        </text:list-item>
      </text:list>
      <text:p text:style-name="Text_20_body">Examples :</text:p>
      <text:p text:style-name="ligneMacro"><text:s text:c="2"/>setURL("", "service:org.toto.tata.DoSomething?execute")</text:p>
      <text:p text:style-name="ligneMacro"><text:s text:c="2"/>setURL("", ".uno:PrintPreview")</text:p>
      <text:h text:style-name="Heading_20_3" text:outline-level="3"><text:bookmark-start text:name="__RefHeading__78130_325084090"/><text:soft-page-break/>useComponent<text:bookmark-end text:name="__RefHeading__78130_325084090"/></text:h>
      <text:p text:style-name="Text_20_body">Optional. Specifies a shared library component.</text:p>
      <text:list xml:id="list7312221323650124232" text:style-name="L33">
        <text:list-item text:start-value="1">
          <text:p text:style-name="P40">Arg1 : <text:span text:style-name="InstructionMacro">String</text:span> : <text:span text:style-name="InstructionMacro">"Java"</text:span> or <text:span text:style-name="InstructionMacro">"Python"</text:span> or <text:span text:style-name="InstructionMacro">"Uno"</text:span> or <text:span text:style-name="InstructionMacro">"Windows"</text:span> or <text:span text:style-name="InstructionMacro">"Linux_x86"</text:span> or <text:span text:style-name="InstructionMacro">"Solaris_SPARC"</text:span> or <text:span text:style-name="InstructionMacro">"Executable"</text:span></text:p>
        </text:list-item>
        <text:list-item>
          <text:p text:style-name="P40">Arg2 : <text:span text:style-name="InstructionMacro">String</text:span> : URL path to a file ; the path is relative to the extension folder.</text:p>
        </text:list-item>
      </text:list>
      <text:p text:style-name="Corps_20_de_20_texte.Paragraph">Argument <text:span text:style-name="InstructionMacro">"Executable"</text:span> is used for Unix executable files.</text:p>
      <text:p text:style-name="Text_20_body">Example :</text:p>
      <text:p text:style-name="ligneMacro"><text:s text:c="2"/>useComponent("Linux_x86", "myComp.uno.so")</text:p>
      <text:p text:style-name="ligneMacro"><text:s text:c="2"/>useComponent("Windows", "myComp.dll")</text:p>
      <text:h text:style-name="Heading_20_3" text:outline-level="3"><text:bookmark-start text:name="__RefHeading__78132_325084090"/>useLibrary<text:bookmark-end text:name="__RefHeading__78132_325084090"/></text:h>
      <text:p text:style-name="Text_20_body">Optional. Specifies a non-component library.</text:p>
      <text:p text:style-name="Heading_20_4">Usual types of library</text:p>
      <text:list xml:id="list32158583" text:style-name="L33">
        <text:list-item text:start-value="1">
          <text:p text:style-name="P40">Arg1 : <text:span text:style-name="InstructionMacro">String</text:span> : <text:span text:style-name="InstructionMacro">"Basic"</text:span> or <text:span text:style-name="InstructionMacro">"Dialog"</text:span> or <text:span text:style-name="InstructionMacro">"BeanShell"</text:span> or <text:span text:style-name="InstructionMacro">"JavaScript"</text:span> or <text:span text:style-name="InstructionMacro">"Java"</text:span> or <text:span text:style-name="InstructionMacro">"Python"</text:span> or <text:span text:style-name="InstructionMacro">"jar"</text:span> or <text:span text:style-name="InstructionMacro">"rdb"</text:span></text:p>
        </text:list-item>
        <text:list-item>
          <text:p text:style-name="P40">Arg2 : <text:span text:style-name="InstructionMacro">String</text:span> : URL path to a file or to a folder ; the path is relative to the extension folder ; a path to a folder must end with a <text:span text:style-name="InstructionMacro">/</text:span> character. Significance of Arg2 depends on the value for Arg1 :</text:p>
        </text:list-item>
        <text:list-item>
          <text:p text:style-name="P82"><text:span text:style-name="InstructionMacro">"Basic"</text:span> : folder containing the Basic Library (code and dialog modules)</text:p>
        </text:list-item>
        <text:list-item>
          <text:p text:style-name="P82"><text:span text:style-name="InstructionMacro">"Dialog"</text:span> : folder containing the Dialog Library (dialog modules only)</text:p>
        </text:list-item>
        <text:list-item>
          <text:p text:style-name="P82"><text:span text:style-name="InstructionMacro">"BeanShell"</text:span> or <text:span text:style-name="InstructionMacro">"JavaScript"</text:span> or <text:span text:style-name="InstructionMacro">"Java"</text:span> : folder containing the code file and the parcel-descriptor file.</text:p>
        </text:list-item>
        <text:list-item>
          <text:p text:style-name="P82"><text:span text:style-name="InstructionMacro">"Python"</text:span> : folder containing the python file(s) containing the script(s)</text:p>
        </text:list-item>
        <text:list-item>
          <text:p text:style-name="P82"><text:span text:style-name="InstructionMacro">"jar"</text:span> or <text:span text:style-name="InstructionMacro">"rdb"</text:span> : <text:span text:style-name="T14">file</text:span> containing the library (respective extension : <text:span text:style-name="InstructionMacro">jar</text:span> and <text:span text:style-name="InstructionMacro">rdb</text:span>)</text:p>
        </text:list-item>
      </text:list>
      <text:p text:style-name="Text_20_body">For Basic, Dialog, BeanShell, JavaScript you should:</text:p>
      <text:list xml:id="list3243805659489516466" text:style-name="L34">
        <text:list-item>
          <text:p text:style-name="P78">first create the library in My Macros with the user interface, and test your routines ;</text:p>
        </text:list-item>
        <text:list-item>
          <text:p text:style-name="P78">copy the folder that OOo created from your <text:span text:style-name="InstructionMacro">user/</text:span> folder to your extension folder ; for Basic, use the « Export as Basic library » facility</text:p>
        </text:list-item>
        <text:list-item>
          <text:p text:style-name="P78">delete or rename the library in My Macros with the user interface. </text:p>
        </text:list-item>
      </text:list>
      <text:p text:style-name="Text_20_body">For Python you should create the file and test the script in <text:span text:style-name="InstructionMacro">user/Scripts/python/</text:span> then add the required <text:span text:style-name="InstructionMacro">g_ImplementationHelper</text:span> line at the end of the file. Then move this file from your <text:span text:style-name="InstructionMacro">user/</text:span> folder to your extension folder. </text:p>
      <text:p text:style-name="Heading_20_4">Other types</text:p>
      <text:p text:style-name="Text_20_body">In the future, new media types may be introduced and not yet handled by the Extension Compiler. A file, a component, or a folder of a new type can be declared with these arguments :</text:p>
      <text:list xml:id="list32151457" text:style-name="L31">
        <text:list-item text:start-value="1">
          <text:p text:style-name="P76">Arg1 : <text:span text:style-name="InstructionMacro">String</text:span> : begins with <text:span text:style-name="InstructionMacro">"media-type="</text:span> followed by the complete media type string</text:p>
        </text:list-item>
        <text:list-item>
          <text:p text:style-name="P76">Arg2 : <text:span text:style-name="InstructionMacro">String</text:span> : <text:s/>URL path to a file or to a folder ; the path is relative to the extension folder.</text:p>
        </text:list-item>
      </text:list>
      <text:p text:style-name="Text_20_body">Example :</text:p>
      <text:p text:style-name="ligneMacro">useLibrary("media-type=application/vnd.sun.star.xyz-uvw", "myLib/")</text:p>
      <text:h text:style-name="P44" text:outline-level="1"><text:bookmark-start text:name="__RefHeading__78134_325084090"/><text:span text:style-name="T1">Credits</text:span> <text:bookmark-end text:name="__RefHeading__78134_325084090"/></text:h>
      <text:p text:style-name="Standard"><text:span text:style-name="T1">Author </text:span>: Bernard Marcelly</text:p>
      <text:p text:style-name="Standard"/>
      <text:p text:style-name="Standard"><text:span text:style-name="T1">Last modified </text:span>: February, 24, 2014</text:p>
      <text:p text:style-name="Standard"/>
      <text:p text:style-name="P11">Contacts : <text:a xlink:type="simple" xlink:href="mailto:bmarcelly@openoffice.org" text:style-name="Internet_20_link" text:visited-style-name="Visited_20_Internet_20_Link">marcelly@club-internet.fr</text:a> </text:p>
      <text:p text:style-name="P10"/>
      <text:p text:style-name="P12">Translation :<text:span text:style-name="T3"> </text:span></text:p>
      <text:p text:style-name="P13"/>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Language</text:p>
            </table:table-cell>
            <table:table-cell table:style-name="Tableau1.A1" office:value-type="string">
              <text:p text:style-name="Table_20_Heading">Translator</text:p>
            </table:table-cell>
            <table:table-cell table:style-name="Tableau1.C1" office:value-type="string">
              <text:p text:style-name="Table_20_Heading">Web Site</text:p>
            </table:table-cell>
          </table:table-row>
        </table:table-header-rows>
        <table:table-row>
          <table:table-cell table:style-name="Tableau1.A2" office:value-type="string">
            <text:p text:style-name="Table_20_Contents">English</text:p>
          </table:table-cell>
          <table:table-cell table:style-name="Tableau1.A2" office:value-type="string">
            <text:p text:style-name="Table_20_Contents">Bernard Marcelly</text:p>
          </table:table-cell>
          <table:table-cell table:style-name="Tableau1.C2" office:value-type="string">
            <text:p text:style-name="P13"><text:a xlink:type="simple" xlink:href="http://bernard.marcelly.perso.sfr.fr/index2.html" text:style-name="Internet_20_link" text:visited-style-name="Visited_20_Internet_20_Link">http://bernard.marcelly.perso.sfr.fr/index2.html</text:a> </text:p>
          </table:table-cell>
        </table:table-row>
        <table:table-row>
          <table:table-cell table:style-name="Tableau1.A2" office:value-type="string">
            <text:p text:style-name="Table_20_Contents">French</text:p>
          </table:table-cell>
          <table:table-cell table:style-name="Tableau1.A2" office:value-type="string">
            <text:p text:style-name="Table_20_Contents">Churay</text:p>
          </table:table-cell>
          <table:table-cell table:style-name="Tableau1.C2" office:value-type="string">
            <text:p text:style-name="P13"><text:a xlink:type="simple" xlink:href="http://bernard.marcelly.perso.sfr.fr/" text:style-name="Internet_20_link" text:visited-style-name="Visited_20_Internet_20_Link">http://bernard.marcelly.perso.sfr.fr/</text:a> </text:p>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C2" office:value-type="string">
            <text:p text:style-name="Table_20_Contents"/>
          </table:table-cell>
        </table:table-row>
      </table:table>
      <text:p text:style-name="P13"/>
      <text:h text:style-name="P45" text:outline-level="1"><text:bookmark-start text:name="__RefHeading__78136_325084090"/>Licences of Extension Compiler<text:bookmark-end text:name="__RefHeading__78136_325084090"/></text:h>
      <text:h text:style-name="Heading_20_2" text:outline-level="2"><text:bookmark-start text:name="__RefHeading__78138_325084090"/>Documentation<text:bookmark-end text:name="__RefHeading__78138_325084090"/></text:h>
      <text:p text:style-name="P3"><text:span text:style-name="T4">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 text:style-name="Internet_20_link" text:visited-style-name="Visited_20_Internet_20_Link"><text:span text:style-name="T5">http://www.openoffice.org/licenses/PDL.html</text:span></text:a><text:span text:style-name="T4">. </text:span></text:p>
      <text:p text:style-name="P14"/>
      <text:p text:style-name="P14">The Original Documentation is : Extension Compiler</text:p>
      <text:p text:style-name="P14">The Initial Writer of the Original Documentation is Bernard Marcelly</text:p>
      <text:p text:style-name="P15">Copyright (C) 2008-2014<text:span text:style-name="T6">.</text:span> All Rights Reserved. <text:s/>(Initial Writer contact(s): <text:a xlink:type="simple" xlink:href="mailto:bmarcelly@openoffice.org" text:style-name="Internet_20_link" text:visited-style-name="Visited_20_Internet_20_Link">marcelly@club-internet.fr</text:a> )</text:p>
      <text:p text:style-name="P15"/>
      <text:p text:style-name="P14">Contributor(s): ______________________________________. </text:p>
      <text:p text:style-name="P14">Portions created by ______ are Copyright (C)_________<text:span text:style-name="T7">[Insert year(s)]</text:span>. </text:p>
      <text:p text:style-name="P14">All Rights Reserved. <text:s/><text:span text:style-name="T9"><text:s/>(Contributor contact(s):________________</text:span><text:span text:style-name="T7">[Insert hyperlink/alias]</text:span><text:span text:style-name="T9">).</text:span></text:p>
      <text:p text:style-name="P16"/>
      <text:h text:style-name="Heading_20_2" text:outline-level="2"><text:bookmark-start text:name="__RefHeading__78140_325084090"/>Macro libraries<text:bookmark-end text:name="__RefHeading__78140_325084090"/></text:h>
      <text:p text:style-name="Text_20_body">The library ConfigTool included in this document constitutes a tool which creates an extension package for OpenOffice.org. Copyright (C) 2008-2014 <text:s/><text:a xlink:type="simple" xlink:href="mailto:marcelly@club-internet.fr" text:style-name="Internet_20_link" text:visited-style-name="Visited_20_Internet_20_Link">Bernard Marcelly</text:a></text:p>
      <text:p text:style-name="Text_20_body">Licensed under the Apache License, Version 2.0 (the "License") ; you may not use this file except in compliance with the License.</text:p>
      <text:p text:style-name="Text_20_body">You may obtain a copy of the License at <text:s text:c="7"/><text:a xlink:type="simple" xlink:href="http://www.apache.org/licenses/LICENSE-2.0" text:style-name="Internet_20_link" text:visited-style-name="Visited_20_Internet_20_Link">http://www.apache.org/licenses/LICENSE-2.0</text:a> </text:p>
      <text:p text:style-name="Text_20_body">Unless required by applicable law or agreed to in writing, software distributed under the License is distributed on an "AS IS" BASIS, WITHOUT WARRANTIES OR CONDITIONS OF ANY KIND, either express or implied.</text:p>
      <text:p text:style-name="Text_20_body">See the License for the specific language governing permissions and limitations under the License.</text:p>
      <text:h text:style-name="P43" text:outline-level="1"><text:bookmark-start text:name="__RefHeading__78142_325084090"/>Data used by extension <text:file-name text:display="name">OOTyW</text:file-name><text:bookmark-end text:name="__RefHeading__78142_325084090"/></text:h>
      <text:p text:style-name="Text_20_body">The compiler searches the texts found in the next sub-sections to create the description, license, and help files. You will have to type your own texts here.</text:p>
      <text:p text:style-name="Text_20_body">If the national characters used look fine in this document they will display correctly because the compiler encodes these texts into UTF-8.</text:p>
      <text:h text:style-name="Heading_20_2" text:outline-level="2"><text:bookmark-start text:name="__RefHeading__25058_1418797575"/><text:reference-mark-start text:name="chapTooltip"/>Localized tooltip text<text:bookmark-end text:name="__RefHeading__25058_1418797575"/><text:reference-mark-end text:name="chapTooltip"/></text:h>
      <text:p text:style-name="Text_20_body"><text:span text:style-name="T2">Warning</text:span> : tooltip is deprecated from version 3.1 and will not be maintained. Starting from version 3.1 it is replaced by Extension Description, see instruction <text:span text:style-name="InstructionMacro">setExtensionDescription</text:span>.</text:p>
      <text:p text:style-name="Text_20_body">There is only one tooltip text, possibly available in various languages. It appears differently in versions 2.x and version 3.0. If the extension may be installed on 2.x the text should be limited to a few lines.</text:p>
      <text:p text:style-name="Text_20_body">To create a tooltip for a language, add in this chapter a paragraph in style <text:span text:style-name="InstructionMacro">tooltipLang</text:span> containing the keyword <text:span text:style-name="InstructionMacro">Tooltip</text:span>, one space, and the locale. Hitting Enter key will start the first line of your tooltip text, in paragraph style <text:span text:style-name="InstructionMacro">tooltip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tooltipLang"><text:bookmark-start text:name="__RefHeading__44465_325084090"/>Tooltip en<text:bookmark-end text:name="__RefHeading__44465_325084090"/></text:p>
      <text:p text:style-name="descrText">OOTyW Basis Library</text:p>
      <text:p text:style-name="tooltipText"/>
      <text:p text:style-name="tooltipLang"><text:bookmark-start text:name="__RefHeading__44467_325084090"/>Tooltip de<text:bookmark-end text:name="__RefHeading__44467_325084090"/></text:p>
      <text:p text:style-name="descrText">OOTyW Basisbibliothek</text:p>
      <text:p text:style-name="tooltipText"/>
      <text:p text:style-name="tooltipLang"><text:bookmark-start text:name="__RefHeading__44469_325084090"/>Tooltip es<text:bookmark-end text:name="__RefHeading__44469_325084090"/></text:p>
      <text:p text:style-name="tooltipText">Una estupenda extensi<text:span text:style-name="T16">ó</text:span>n que hace todo.</text:p>
      <text:p text:style-name="tooltipText">Copyright (c) 2009 usted mismo</text:p>
      <text:p text:style-name="tooltipText"/>
      <text:p text:style-name="Text_20_body"/>
      <text:h text:style-name="Heading_20_2" text:outline-level="2"><text:bookmark-start text:name="__RefHeading__78152_325084090"/><text:reference-mark-start text:name="chapDescription"/>Localized description text<text:bookmark-end text:name="__RefHeading__78152_325084090"/><text:reference-mark-end text:name="chapDescription"/></text:h>
      <text:p text:style-name="Text_20_body">There is only one description text, possibly available in various languages. It will appear in the Extension Manager dialog. Only one line appears on a non-selected extension. The complete text appears when the extension is selected.</text:p>
      <text:p text:style-name="Text_20_body">To create a description for a language, add in this chapter a paragraph in style <text:span text:style-name="InstructionMacro">descrLang</text:span> containing the keyword <text:span text:style-name="InstructionMacro">Description</text:span>, one space, and the locale. Hitting Enter key will start the first line of your description text, in paragraph style <text:span text:style-name="InstructionMacro">descr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descrLang"><text:bookmark-start text:name="__RefHeading__78154_325084090"/>Description en<text:bookmark-end text:name="__RefHeading__78154_325084090"/></text:p>
      <text:p text:style-name="descrText">OOTyW Basis Library without user interface (to be amended by language packs).</text:p>
      <text:p text:style-name="descrText"><text:soft-page-break/>Smart quotes, typographical apostrophes, ellipses and so on.</text:p>
      <text:p text:style-name="descrLang"><text:bookmark-start text:name="__RefHeading__78156_325084090"/>Description de<text:bookmark-end text:name="__RefHeading__78156_325084090"/></text:p>
      <text:p text:style-name="descrText">OOTyW Basisbibliothek ohne Benutzerschnittstelle (durch Sprachpakete zu ergänzen).</text:p>
      <text:p text:style-name="descrText">Typographische Anführungszeichen, Apostrophe, Ellipsen und so weiter.</text:p>
      <text:p text:style-name="descrLang"/>
      <text:h text:style-name="Heading_20_2" text:outline-level="2"><text:bookmark-start text:name="__RefHeading__78160_325084090"/><text:reference-mark-start text:name="chapLicense"/>Localized license text<text:bookmark-end text:name="__RefHeading__78160_325084090"/><text:reference-mark-end text:name="chapLicense"/></text:h>
      <text:p text:style-name="Text_20_body">There is only one license text, possibly available in various languages.</text:p>
      <text:p text:style-name="Text_20_body">To create a license for a language, add in this chapter a paragraph in style <text:span text:style-name="InstructionMacro">licenseLang</text:span> containing the keyword <text:span text:style-name="InstructionMacro">License</text:span>, one space, and the locale. Hitting Enter key will start the first line of your license text, in paragraph style <text:span text:style-name="InstructionMacro">licenseText</text:span>. Do not use formatting because it will be ignored for display. The character size and paragraph width are similar to the display, when Writer is zoomed at 100%.</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text:span text:style-name="T2">examples for LGPL 2.1 license</text:span> are listed hereunder, replace them with the license terms you want.</text:p>
      <text:p text:style-name="Text_20_body"/>
      <text:p text:style-name="P7">Limitations</text:p>
      <text:p text:style-name="Text_20_body">The display of the license text is limited to less than 65500 characters (<text:a xlink:type="simple" xlink:href="https://issues.apache.org/ooo/show_bug.cgi?id=95086" text:style-name="Internet_20_link" text:visited-style-name="Visited_20_Internet_20_Link">bug report 95086</text:a>). This may be a problem for some licenses, or if your extension uses more than one kind of license.</text:p>
      <text:p text:style-name="Text_20_body">A work-around consists in providing instead a short text like :</text:p>
      <text:p text:style-name="P8">This extension uses license aaa and license bbb. To read these licenses use the button xxx or the menu item yyy in the extension.</text:p>
      <text:list xml:id="list5382946987743553779" text:style-name="L35">
        <text:list-item>
          <text:p text:style-name="P79">Create a Writer file containing the licenses (possibly in several languages). You can of course have a Table of Contents and use formatting. </text:p>
        </text:list-item>
        <text:list-item>
          <text:p text:style-name="P79">In order to provide a read-only text, convert the Writer file to PDF and store the PDF in the folder dedicated to your extension. </text:p>
        </text:list-item>
        <text:list-item>
          <text:p text:style-name="P79">With code triggered by the button or menu, get the <text:a xlink:type="simple" xlink:href="http://wiki.openoffice.org/wiki/Documentation/DevGuide/Extensions/Location_of_Installed_Extensions" text:style-name="Internet_20_link" text:visited-style-name="Visited_20_Internet_20_Link">location of the installed extension</text:a>, deduct the address of your file and display it with the default application for PDF files, using service <text:span text:style-name="InstructionMacro">com.sun.star.system.SystemShellExecute</text:span>.</text:p>
        </text:list-item>
      </text:list>
      <text:p text:style-name="licenseLang"><text:bookmark-start text:name="__RefHeading__78162_325084090"/>License en<text:bookmark-end text:name="__RefHeading__78162_325084090"/></text:p>
      <text:p text:style-name="licenseText">MIT License</text:p>
      <text:p text:style-name="licenseText"/>
      <text:p text:style-name="licenseText">Copyright (c) 2018 Peter Triesberger</text:p>
      <text:p text:style-name="licenseText"/>
      <text:p text:style-name="licenseText">Permission is hereby granted, free of charge, to any person obtaining a copy of this software and associated documentation files (the "Software"), to deal in the Software without restriction, including without limitation the rights</text:p>
      <text:p text:style-name="licenseText">to use, copy, modify, merge, publish, distribute, sublicense, and/or sell copies of the Software, and to permit persons to whom the Software is furnished to do so, subject to the following conditions:</text:p>
      <text:p text:style-name="licenseText"/>
      <text:p text:style-name="licenseText">The above copyright notice and this permission notice shall be included in all copies or substantial portions of the Software.</text:p>
      <text:p text:style-name="licenseText"/>
      <text:p text:style-name="licenseText">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text:p>
      <text:p text:style-name="licenseText">SOFTWARE.</text:p>
      <text:p text:style-name="licenseText"/>
      <text:p text:style-name="licenseText"/>
      <text:p text:style-name="licenseLang"><text:bookmark-start text:name="__RefHeading__78170_325084090"/>License de<text:bookmark-end text:name="__RefHeading__78170_325084090"/></text:p>
      <text:p text:style-name="licenseText">MIT Liizenz</text:p>
      <text:p text:style-name="licenseText"/>
      <text:p text:style-name="licenseText">Copyright (c) 2018 Peter Triesberger</text:p>
      <text:p text:style-name="licenseText"/>
      <text:p text:style-name="licenseText">Inoffizielle Übersetzung der MIT-Lizenz:</text:p>
      <text:p text:style-name="licenseText"/>
      <text:p text:style-name="licenseText">Hiermit wird unentgeltlich jeder Person, die eine Kopie der Software und der zugehörigen Dokumentationen (die "Software") erhält, die Erlaubnis erteilt, sie uneingeschränkt zu nutzen, inklusive und ohne Ausnahme mit dem Recht, sie zu verwenden, zu kopieren, zu verändern, zusammenzufügen, zu veröffentlichen, zu verbreiten, zu unterlizenzieren und/oder zu verkaufen, und Personen, denen diese Software überlassen wird, diese Rechte zu verschaffen, unter den folgenden Bedingungen:</text:p>
      <text:p text:style-name="licenseText"/>
      <text:p text:style-name="licenseText">Der obige Urheberrechtsvermerk und dieser Erlaubnisvermerk sind in allen Kopien oder Teilkopien der Software beizulegen.</text:p>
      <text:p text:style-name="licenseText"/>
      <text:p text:style-name="licenseText">DIE SOFTWARE WIRD OHNE JEDE AUSDRÜCKLICHE ODER IMPLIZIERTE GARANTIE BEREITGESTELLT, EINSCHLIEẞLICH DER GARANTIE ZUR BENUTZUNG FÜR DEN VORGESEHENEN ODER EINEM BESTIMMTEN ZWECK SOWIE JEGLICHER RECHTSVERLETZUNG, JEDOCH NICHT DARAUF BESCHRÄNKT. IN KEINEM FALL SIND DIE AUTOREN ODER COPYRIGHTINHABER FÜR JEGLICHEN SCHADEN ODER SONSTIGE ANSPRÜCHE HAFTBAR ZU MACHEN, OB INFOLGE DER ERFÜLLUNG EINES VERTRAGES, EINES DELIKTES ODER ANDERS IM ZUSAMMENHANG MIT DER SOFTWARE ODER SONSTIGER VERWENDUNG DER SOFTWARE ENTSTANDEN. </text:p>
      <text:p text:style-name="licenseText"/>
      <text:p text:style-name="licenseText"/>
      <text:p text:style-name="licenseLang"/>
      <text:h text:style-name="Heading_20_2" text:outline-level="2"><text:bookmark-start text:name="__RefHeading__78174_325084090"/><text:reference-mark text:name="chapHelp"/>Localized help text<text:bookmark-end text:name="__RefHeading__78174_325084090"/></text:h>
      <text:p text:style-name="Text_20_body">In this section you will write the text of new help pages specific to your extension. The help text may be created for various languages. </text:p>
      <text:p text:style-name="Text_20_body">This simplified editor covers the most frequent features found in the help pages of OpenOffice (probably 95% of the pages).</text:p>
      <text:p text:style-name="Text_20_body"/>
      <text:p text:style-name="P6">After installation of an extension using the Extensible Help you need to restart OpenOffice to have a completely updated help system.</text:p>
      <text:h text:style-name="Heading_20_3" text:outline-level="3"><text:bookmark-start text:name="__RefHeading__78176_325084090"/>How to write help pages<text:bookmark-end text:name="__RefHeading__78176_325084090"/></text:h>
      <text:p text:style-name="Text_20_body">You must use specific paragraph styles and character styles to write the help text. <text:span text:style-name="T12">Any other paragraph style will end the help text, and a warning message will be displayed.</text:span> With these styles the appearance in this document is similar to the displayed help.</text:p>
      <text:p text:style-name="Text_20_body">To create a help for a language, add in this chapter a paragraph in style <text:span text:style-name="InstructionMacro">helpLang</text:span> containing the keyword <text:span text:style-name="InstructionMacro">Help</text:span>, one space, and the locale. The locale for the language may be expressed as a ISO 639 language code (e.g. <text:span text:style-name="T11">en</text:span>), or a language code followed by a ISO 3166 country code (e.g. <text:span text:style-name="T11">en-UK</text:span>). <text:span text:style-name="T17">Language </text:span><text:span text:style-name="T13">en</text:span><text:span text:style-name="T17"> is the default value, you should have an english version of your help if your extension is internationally available.</text:span></text:p>
      <text:p text:style-name="Text_20_body">Hitting Enter key will start the first page of your help text, in paragraph style <text:span text:style-name="InstructionMacro">hlp_page</text:span>. </text:p>
      <text:p text:style-name="Text_20_body">The help text is divided into several pages. Take example from the help pages of OpenOffice : be factual, down to earth, with step-by-step instructions. Pages are usually short and explain only one subject.</text:p>
      <text:p text:style-name="Text_20_body">Hereafter is a user guide of the help editing features, written as help pages for a hypothetical language zz. You will have to read it completely to understand the features used in the pages.</text:p>
      <text:p text:style-name="helpLang"><text:bookmark-start text:name="__RefHeading__78178_325084090"/>Help zz<text:bookmark-end text:name="__RefHeading__78178_325084090"/></text:p>
      <text:p text:style-name="hlp_5f_page">Page1 : Introduction</text:p>
      <text:list xml:id="list8790807242592300172" text:style-name="hlp_5f_tag">
        <text:list-item>
          <text:p text:style-name="hlp_5f_tag">index Writer, Calc = Help editing;Introduction</text:p>
        </text:list-item>
        <text:list-item>
          <text:p text:style-name="hlp_5f_tag">index = Greetings | Hello | salutation</text:p>
        </text:list-item>
        <text:list-item>
          <text:p text:style-name="hlp_5f_tag">setURL("Basic", "basTest4", "Module1", "testHelp") = This will open a simple dialog</text:p>
        </text:list-item>
        <text:list-item>
          <text:p text:style-name="hlp_5f_tag">setURL("", "org.tata.toto.test4Help:H003") =</text:p>
        </text:list-item>
      </text:list>
      <text:p text:style-name="hlp_5f_head1">Writing a help page, introduction</text:p>
      <text:list xml:id="list3042221883929673061" text:style-name="hlp_5f_noteimg">
        <text:list-item>
          <text:p text:style-name="hlp_5f_note">Paragraphs with a colored background are not displayed by help, they are instructions for the Extension Compiler.</text:p>
        </text:list-item>
      </text:list>
      <text:p text:style-name="hlp_5f_head2">Page declaration</text:p>
      <text:p text:style-name="hlp_5f_paragraph">Each help page must begin with a paragraph in style <text:span text:style-name="hlp_5f_emph">hlp_page</text:span> containing two arguments:</text:p>
      <text:list xml:id="list1763871715321428319" text:style-name="hlp_5f_list_5f_dot">
        <text:list-item>
          <text:p text:style-name="hlp_5f_list_5f_dot">The name of the page. Here the name is Page1 but it could be any other name. Because the page name will be used as file name, use only these characters : a..z, A..Z, 0..9, _ </text:p>
        </text:list-item>
        <text:list-item>
          <text:p text:style-name="hlp_5f_list_5f_dot">The title of this help page. It will be displayed in the results of a full search in the help. Usually it is similar or identical to the main header of the page.</text:p>
        </text:list-item>
        <text:list-item>
          <text:p text:style-name="hlp_5f_list_5f_dot">The two arguments are separated by space, colon, space.</text:p>
        </text:list-item>
      </text:list>
      <text:p text:style-name="hlp_5f_paragraph"/>
      <text:p text:style-name="hlp_5f_paragraph">If a full search finds this help page, it will show the <text:span text:style-name="hlp_5f_emph">display name</text:span> of the extension followed by the title.</text:p>
      <text:p text:style-name="hlp_5f_paragraph">This way the user can distinguish in a series of results the help page of a particular extension from another help page.<text:line-break/><text:line-break/>For backward compatibility the second argument is optional, but recommended. If there is only the name of the page, the search result will display it instead of the missing title.</text:p>
      <text:p text:style-name="hlp_5f_head2">Index item</text:p>
      <text:p text:style-name="hlp_5f_paragraph">An index is a term used to retrieve a page from the Index tab of the help system.</text:p>
      <text:p text:style-name="hlp_5f_paragraph"/>
      <text:p text:style-name="hlp_5f_paragraph">To add an item in the index tab of the help, write a paragraph in style <text:span text:style-name="hlp_5f_emph">hlp_tag</text:span>, beginning with the keyword <text:span text:style-name="hlp_5f_emph">index</text:span>. The help page will display the help text starting at the position indicated by the index paragraph(s). In the example above, the help page will display from the beginning, it could be placed further down.</text:p>
      <text:p text:style-name="hlp_5f_head3">Arguments of an index</text:p>
      <text:list xml:id="list33231773" text:continue-numbering="true" text:style-name="hlp_5f_list_5f_dot">
        <text:list-item>
          <text:p text:style-name="hlp_5f_list_5f_dot">After the keyword <text:span text:style-name="hlp_5f_emph">index</text:span> you may specify in which applications help the item will be added. Application may be : Writer, Calc, Draw, Impress, Base, Math, Chart</text:p>
        </text:list-item>
        <text:list-item>
          <text:p text:style-name="hlp_5f_list_5f_dot"><text:soft-page-break/>After the = character you specify the term(s) to be found in the index. There may be up to two levels. In the first example, <text:span text:style-name="hlp_5f_emph">Introduction</text:span> is a sub-division of <text:span text:style-name="hlp_5f_emph">Help editing</text:span>.</text:p>
        </text:list-item>
      </text:list>
      <text:p text:style-name="hlp_5f_paragraph"/>
      <text:p text:style-name="hlp_5f_paragraph">The second example shows how to specify several index items at once. This page will be displayed for any of these indexed terms : <text:span text:style-name="hlp_5f_emph">Greetings</text:span>, <text:span text:style-name="hlp_5f_emph">Hello</text:span>, <text:span text:style-name="hlp_5f_emph">salutation</text:span>.</text:p>
      <text:p text:style-name="hlp_5f_paragraph"/>
      <text:p text:style-name="hlp_5f_paragraph">In the examples above, the help page will display from the beginning. In the example hereunder the index for <text:span text:style-name="hlp_5f_emph">contextual help</text:span> will display from the line that follows.</text:p>
      <text:list xml:id="list32152812" text:style-name="hlp_5f_tag">
        <text:list-item text:start-value="1">
          <text:p text:style-name="hlp_5f_tag">index = contextual help</text:p>
        </text:list-item>
      </text:list>
      <text:p text:style-name="hlp_5f_head2">Contextual help</text:p>
      <text:p text:style-name="hlp_5f_paragraph">Contextual help is a link to a help page adapted to the context of the user interface.</text:p>
      <text:p text:style-name="hlp_5f_paragraph"/>
      <text:p text:style-name="hlp_5f_paragraph">Such context may be :</text:p>
      <text:list xml:id="list4376863054735747591" text:style-name="hlp_5f_list_5f_nbr">
        <text:list-item>
          <text:p text:style-name="hlp_5f_list_5f_nbr">the URL of a command in a menu</text:p>
        </text:list-item>
        <text:list-item>
          <text:p text:style-name="hlp_5f_list_5f_nbr">the URL of a button in a toolbar</text:p>
        </text:list-item>
        <text:list-item>
          <text:p text:style-name="hlp_5f_list_5f_nbr">the URL stored in the property helpUrl of the control having focus in a dialog</text:p>
        </text:list-item>
        <text:list-item>
          <text:p text:style-name="hlp_5f_list_5f_nbr">the URL stored in the property helpUrl of a dialog if the property helpUrl of the control is empty.</text:p>
        </text:list-item>
      </text:list>
      <text:p text:style-name="hlp_5f_paragraph">The help engine will search for a help page "marked" with the same URL, and display it.<text:line-break/><text:line-break/>The contextual help may have also an extended tip. This is a short text in a balloon which appears under the mouse when the corresponding option is set in Tools – Options – OpenOffice – General, or after hitting Shift-F1.</text:p>
      <text:p text:style-name="hlp_5f_head4">How to specify the page to be displayed by a contextual help</text:p>
      <text:p text:style-name="hlp_5f_paragraph">In the desired help page and before the line from which the help will be displayed, insert a paragraph in style <text:span text:style-name="hlp_5f_emph">hlp_tag</text:span>. The contextual help will display this page starting from this point. Now we shall see how to declare the setURL instruction in this line.</text:p>
      <text:p text:style-name="hlp_5f_head4">How to specify the URL for a menu item or toolbar button</text:p>
      <text:list xml:id="list32153578" text:style-name="hlp_5f_list_5f_nbr">
        <text:list-item text:start-value="1">
          <text:p text:style-name="hlp_5f_list_5f_nbr">In the Basic program "myExtension" you wrote for your extension, find in the phase AddonUI the instruction setURL used for this menu item or button.</text:p>
        </text:list-item>
        <text:list-item>
          <text:p text:style-name="hlp_5f_list_5f_nbr">Select this instruction, copy to the clipboard</text:p>
        </text:list-item>
        <text:list-item>
          <text:p text:style-name="hlp_5f_list_5f_nbr">Paste the clipboard into the paragraph you have just inserted in the help page.</text:p>
        </text:list-item>
      </text:list>
      <text:p text:style-name="hlp_5f_paragraph">The first setURL line at top of this help page is an example with a Basic URL.</text:p>
      <text:p text:style-name="hlp_5f_head4">How to specify an URL for a dialog or one of its controls</text:p>
      <text:p text:style-name="hlp_5f_paragraph">Here you use also a setURL line, but the first argument is an empty string. The second argument is an URL. You have to provide a "unique" URL, which is specific to your own help page. This is ensured by your extension <text:span text:style-name="hlp_5f_emph">unique identifier</text:span> completed by a colon character and a suffix to distinguish each dialog or control help. Store this same URL in the property Help Url of the dialog or control.</text:p>
      <text:p text:style-name="hlp_5f_paragraph">The second setURL line at top of this help page is an example of this case. The <text:span text:style-name="hlp_5f_emph">unique identifier</text:span> is supposed to be org.tata.toto.test4Help and the suffix is H003. The property Help URL of the dialog or control should have exactly the same value org.tata.toto.test4Help:H003</text:p>
      <text:list xml:id="list32176079" text:style-name="hlp_5f_noteimg">
        <text:list-item text:start-value="1">
          <text:p text:style-name="hlp_5f_note"><text:soft-page-break/>When typing the quote character in a help page, make sure to use the ASCII quote.</text:p>
        </text:list-item>
      </text:list>
      <text:list xml:id="list8651737950474580686" text:style-name="hlp_5f_tipimg">
        <text:list-item>
          <text:p text:style-name="hlp_5f_tip">A control in a form can also use this URL in its property Help URL.</text:p>
        </text:list-item>
      </text:list>
      <text:p text:style-name="hlp_5f_head4">Extended tip for the contextual help</text:p>
      <text:p text:style-name="hlp_5f_paragraph">Write a = character, then write the text of the extended tip. No formatting is allowed.</text:p>
      <text:p text:style-name="hlp_5f_paragraph">The first setURL line at top of this help page is an example.</text:p>
      <text:list xml:id="list3969804678387377052" text:style-name="hlp_5f_warnimg">
        <text:list-item>
          <text:p text:style-name="hlp_5f_warning">The extended tip text is optional, but the = character is mandatory. The second setURL line at top of this help page is an example.</text:p>
        </text:list-item>
      </text:list>
      <text:p text:style-name="hlp_5f_page">Page2 : Paragraph styles</text:p>
      <text:list xml:id="list32145630" text:style-name="hlp_5f_tag">
        <text:list-item text:start-value="1">
          <text:p text:style-name="hlp_5f_tag">index = Help editing;Paragraph styles</text:p>
        </text:list-item>
        <text:list-item text:start-value="1">
          <text:p text:style-name="hlp_5f_tag">setURL("", "org.tata.toto.test4Help:H001") = Click this button please – Contextual help : page 2 Paragraph Styles</text:p>
        </text:list-item>
      </text:list>
      <text:p text:style-name="hlp_5f_head1">Paragraph styles</text:p>
      <text:p text:style-name="hlp_5f_paragraph">Style <text:span text:style-name="hlp_5f_emph">hlp_head1</text:span> should only be used at the beginning of the page, like above. It creates a bottom border line.</text:p>
      <text:p text:style-name="hlp_5f_paragraph">Other styles for sub-headers in the page are available:</text:p>
      <text:p text:style-name="hlp_5f_head2">Style hlp_head2</text:p>
      <text:p text:style-name="hlp_5f_head3">Style hlp_head3</text:p>
      <text:p text:style-name="hlp_5f_head4">Style hlp_head4</text:p>
      <text:p text:style-name="hlp_5f_head5">Style hlp_head5</text:p>
      <text:p text:style-name="hlp_5f_head6">Style hlp_head6</text:p>
      <text:p text:style-name="hlp_5f_paragraph">Styles <text:span text:style-name="hlp_5f_emph">hlp_head5</text:span> and <text:span text:style-name="hlp_5f_emph">hlp_head6</text:span> are apparently not used in the help pages.</text:p>
      <text:p text:style-name="hlp_5f_paragraph">The main text, like here, is written in style <text:span text:style-name="hlp_5f_emph">hlp_paragraph</text:span>.</text:p>
      <text:p text:style-name="hlp_5f_head3">Iconic styles</text:p>
      <text:p text:style-name="hlp_5f_paragraph">These paragraph styles display with self-explanatory icons:</text:p>
      <text:list xml:id="list32162135" text:style-name="hlp_5f_noteimg">
        <text:list-item text:start-value="1">
          <text:p text:style-name="hlp_5f_note"><text:soft-page-break/>Style <text:span text:style-name="hlp_5f_emph">hlp_note</text:span></text:p>
        </text:list-item>
      </text:list>
      <text:list xml:id="list32150639" text:style-name="hlp_5f_tipimg">
        <text:list-item text:start-value="1">
          <text:p text:style-name="hlp_5f_tip">Style <text:span text:style-name="hlp_5f_emph">hlp_tip</text:span></text:p>
        </text:list-item>
      </text:list>
      <text:list xml:id="list32156749" text:style-name="hlp_5f_warnimg">
        <text:list-item text:start-value="1">
          <text:p text:style-name="hlp_5f_warning">Style <text:span text:style-name="hlp_5f_emph">hlp_warn</text:span>. The text in these 3 special styles should be limited to one paragraph.</text:p>
        </text:list-item>
      </text:list>
      <text:p text:style-name="hlp_5f_paragraph">Don’t worry about next line. It is explained in the page describing Hyperlinks</text:p>
      <text:list xml:id="list32146740" text:style-name="hlp_5f_tag">
        <text:list-item text:start-value="1">
          <text:p text:style-name="hlp_5f_tag">target = codes</text:p>
        </text:list-item>
      </text:list>
      <text:p text:style-name="hlp_5f_head3">Other styles</text:p>
      <text:p text:style-name="hlp_5f_paragraph">The style <text:span text:style-name="hlp_5f_emph">hlp_code</text:span> uses a fixed-width font. It is used for programming lines:</text:p>
      <text:p text:style-name="hlp_5f_code">newDoc = StarDesktop.loadComponentFromURL("private:factory/scalc", "_blank", 0, Array())</text:p>
      <text:p text:style-name="hlp_5f_code"/>
      <text:p text:style-name="hlp_5f_paragraph">The style <text:span text:style-name="hlp_5f_emph">hlp_example</text:span> has same formatting. It is apparently not used in the help pages.</text:p>
      <text:p text:style-name="hlp_5f_example">This is an example of this style.</text:p>
      <text:p text:style-name="hlp_5f_page">Page3 : Text formatting</text:p>
      <text:list xml:id="list32169254" text:style-name="hlp_5f_tag">
        <text:list-item text:start-value="1">
          <text:p text:style-name="hlp_5f_tag">index = Help editing;Formatting</text:p>
        </text:list-item>
      </text:list>
      <text:p text:style-name="hlp_5f_head1">Text formatting</text:p>
      <text:p text:style-name="hlp_5f_paragraph">There are very few formatting facilities in help pages. This is intentional.</text:p>
      <text:p text:style-name="hlp_5f_paragraph"/>
      <text:p text:style-name="hlp_5f_paragraph">Blank lines are ignored by the help display.</text:p>
      <text:p text:style-name="hlp_5f_paragraph"><text:s text:c="12"/>Spaces at the beginning of a paragraph, and contiguous <text:s text:c="9"/>spaces inside a paragraph are ignored <text:s text:c="7"/>by the help display.<text:tab/><text:tab/>Tabulation is also ignored.</text:p>
      <text:p text:style-name="hlp_5f_head2">Bold</text:p>
      <text:p text:style-name="hlp_5f_paragraph">To emphasize a text portion, use the character style <text:span text:style-name="hlp_5f_emph">hlp_emph</text:span>. Do not use the Bold button of Writer, this would be ignored.</text:p>
      <text:p text:style-name="hlp_5f_head2">Line break</text:p>
      <text:p text:style-name="hlp_5f_paragraph">Line breaks inside a paragraph is allowed. A line break is obtained with <text:span text:style-name="hlp_5f_emph">Shift-Enter</text:span>.</text:p>
      <text:p text:style-name="hlp_5f_paragraph">This<text:line-break/>is<text:line-break/>the same<text:line-break/>paragraph.</text:p>
      <text:list xml:id="list32153808" text:style-name="hlp_5f_tipimg">
        <text:list-item text:start-value="1">
          <text:p text:style-name="hlp_5f_tip"><text:soft-page-break/>To create a blank line, create one paragraph with two line breaks before the next part.</text:p>
        </text:list-item>
      </text:list>
      <text:p text:style-name="hlp_5f_page">Page4 : Tables</text:p>
      <text:list xml:id="list32168204" text:style-name="hlp_5f_tag">
        <text:list-item text:start-value="1">
          <text:p text:style-name="hlp_5f_tag">index = Help editing;Tables</text:p>
        </text:list-item>
        <text:list-item>
          <text:p text:style-name="hlp_5f_tag">setURL("Basic", "basTest4", "Module2", "sayHello") = Good Morning, F1 displays Page 4 (Tables)</text:p>
        </text:list-item>
      </text:list>
      <text:p text:style-name="hlp_5f_head1">Tables</text:p>
      <text:list xml:id="list32159139" text:style-name="hlp_5f_list_5f_dot">
        <text:list-item text:start-value="1">
          <text:p text:style-name="hlp_5f_list_5f_dot">Insert a table with no particular formatting, because the help display will decide of the general look.</text:p>
        </text:list-item>
        <text:list-item>
          <text:p text:style-name="hlp_5f_list_5f_dot">Do not merge or split cells, use only a simple table.</text:p>
        </text:list-item>
        <text:list-item>
          <text:p text:style-name="hlp_5f_list_5f_dot">You should not set a style to the cells of the first row (column headers) : they will automatically be displayed in bold characters.</text:p>
        </text:list-item>
        <text:list-item>
          <text:p text:style-name="hlp_5f_list_5f_dot">However you may set style hlp_paragraph to a column header to avoid automatic bold.</text:p>
        </text:list-item>
        <text:list-item>
          <text:p text:style-name="hlp_5f_list_5f_dot">Table cells are considered only as <text:span text:style-name="hlp_5f_emph">text</text:span>, never as numbers. They will display left-aligned.</text:p>
        </text:list-item>
        <text:list-item>
          <text:p text:style-name="hlp_5f_list_5f_dot">Sections, chapter headers, hlp_tag paragraphs, are not allowed in a cell.</text:p>
        </text:list-item>
      </text:list>
      <text:p text:style-name="hlp_5f_paragraph"><text:line-break/></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hlp_5f_paragraph">Here the header cell is in style hlp_paragraph so it will not be bold.</text:p>
            </table:table-cell>
            <table:table-cell table:style-name="Table1.A1" office:value-type="string">
              <text:p text:style-name="P26">Numbers</text:p>
            </table:table-cell>
            <table:table-cell table:style-name="Table1.C1" office:value-type="string">
              <text:p text:style-name="P26">Comments</text:p>
            </table:table-cell>
          </table:table-row>
        </table:table-header-rows>
        <table:table-row>
          <table:table-cell table:style-name="Table1.A2" office:value-type="string">
            <text:p text:style-name="P18">This is a simple text.<text:line-break/>No special paragraph style.</text:p>
            <text:p text:style-name="P18">Here is another paragraph.</text:p>
          </table:table-cell>
          <table:table-cell table:style-name="Table1.B2" office:value-type="float" office:value="3">
            <text:p text:style-name="P19">3</text:p>
          </table:table-cell>
          <table:table-cell table:style-name="Table1.C2" office:value-type="string">
            <text:p text:style-name="hlp_5f_paragraph">Cell A2 contains a line break</text:p>
          </table:table-cell>
        </table:table-row>
        <table:table-row>
          <table:table-cell table:style-name="Table1.A2" office:value-type="string">
            <text:p text:style-name="hlp_5f_paragraph">Use style <text:span text:style-name="hlp_5f_emph">hlp_paragraph</text:span> for a better rendering in the document.</text:p>
            <text:p text:style-name="hlp_5f_paragraph">There is a slight difference in paragraph spacing.</text:p>
          </table:table-cell>
          <table:table-cell table:style-name="Table1.B3" office:value-type="date" office:date-value="1999-12-31">
            <text:p text:style-name="P19">31.12.99</text:p>
          </table:table-cell>
          <table:table-cell table:style-name="Table1.C3" office:value-type="string">
            <text:p text:style-name="hlp_5f_paragraph">You may also use hyperlinks.</text:p>
            <text:p text:style-name="P29">See <office:annotation>
        <dc:creator>BM</dc:creator>
        <dc:date>2008-03-16T00:00:00.12</dc:date>
        <text:p>internal</text:p>
        <text:p>Page7</text:p>
        <text:p/>
       </office:annotation><text:span text:style-name="T14">page describing hyperlinks</text:span>.</text:p>
          </table:table-cell>
        </table:table-row>
        <table:table-row>
          <table:table-cell table:style-name="Table1.A2" office:value-type="string">
            <text:p text:style-name="hlp_5f_paragraph">This is a list, style <text:span text:style-name="hlp_5f_emph">hlp_list_nbr</text:span></text:p>
            <text:list xml:id="list32154414" text:style-name="hlp_5f_list_5f_nbr">
              <text:list-item text:start-value="1">
                <text:p text:style-name="hlp_5f_list_5f_nbr">alpha</text:p>
              </text:list-item>
              <text:list-item>
                <text:p text:style-name="hlp_5f_list_5f_nbr">beta</text:p>
              </text:list-item>
              <text:list-item>
                <text:p text:style-name="hlp_5f_list_5f_nbr">gamma</text:p>
              </text:list-item>
            </text:list>
            <text:p text:style-name="hlp_5f_paragraph">End of the list</text:p>
          </table:table-cell>
          <table:table-cell table:style-name="Table1.B2" office:value-type="float" office:value="-217">
            <text:p text:style-name="P19">-217</text:p>
          </table:table-cell>
          <table:table-cell table:style-name="Table1.C3" office:value-type="string">
            <text:list xml:id="list32167703" text:style-name="hlp_5f_noteimg">
              <text:list-item text:start-value="1">
                <text:p text:style-name="hlp_5f_note">This is a note in a cell. Warning and tip are also allowed.</text:p>
              </text:list-item>
            </text:list>
          </table:table-cell>
        </table:table-row>
      </table:table>
      <text:p text:style-name="hlp_5f_page">Page5 : Lists</text:p>
      <text:list xml:id="list32174723" text:style-name="hlp_5f_tag">
        <text:list-item text:start-value="1">
          <text:p text:style-name="hlp_5f_tag">index = Help editing;Lists</text:p>
        </text:list-item>
      </text:list>
      <text:p text:style-name="hlp_5f_head1">Lists</text:p>
      <text:p text:style-name="hlp_5f_paragraph">An un-ordered list is written with the paragraph style <text:span text:style-name="hlp_5f_emph">hlp_list_dot</text:span></text:p>
      <text:list xml:id="list32158920" text:style-name="hlp_5f_list_5f_dot">
        <text:list-item text:start-value="1">
          <text:p text:style-name="hlp_5f_list_5f_dot"><text:soft-page-break/>Red</text:p>
        </text:list-item>
        <text:list-item>
          <text:p text:style-name="hlp_5f_list_5f_dot">black</text:p>
        </text:list-item>
        <text:list-item>
          <text:p text:style-name="hlp_5f_list_5f_dot">white</text:p>
        </text:list-item>
        <text:list-item>
          <text:p text:style-name="hlp_5f_list_5f_dot">green</text:p>
        </text:list-item>
      </text:list>
      <text:p text:style-name="hlp_5f_paragraph">This is the end of the list, ordinary paragraph.</text:p>
      <text:p text:style-name="hlp_5f_paragraph"><text:line-break/>An ordered list is written with the paragraph style <text:span text:style-name="hlp_5f_emph">hlp_list_nbr</text:span></text:p>
      <text:list xml:id="list32162477" text:style-name="hlp_5f_list_5f_nbr">
        <text:list-item text:start-value="1">
          <text:p text:style-name="hlp_5f_list_5f_nbr">Liverpool</text:p>
        </text:list-item>
        <text:list-item>
          <text:p text:style-name="hlp_5f_list_5f_nbr">Manchester</text:p>
        </text:list-item>
        <text:list-item>
          <text:p text:style-name="hlp_5f_list_5f_nbr">London</text:p>
        </text:list-item>
      </text:list>
      <text:p text:style-name="hlp_5f_paragraph">The list ends when encountering a paragraph of another style. Another numbered list will restart from 1 at help display. In this document you have to restart numbering manually if you want to see the same aspect.</text:p>
      <text:list xml:id="list32154708" text:style-name="hlp_5f_list_5f_nbr">
        <text:list-item text:start-value="1">
          <text:p text:style-name="hlp_5f_list_5f_nbr">Paris</text:p>
        </text:list-item>
        <text:list-item>
          <text:p text:style-name="hlp_5f_list_5f_nbr">Bordeaux</text:p>
        </text:list-item>
        <text:list-item>
          <text:p text:style-name="hlp_5f_list_5f_nbr">Marseille</text:p>
        </text:list-item>
      </text:list>
      <text:p text:style-name="hlp_5f_paragraph"/>
      <text:p text:style-name="hlp_5f_page">Page6 : Sections</text:p>
      <text:list xml:id="list32145678" text:style-name="hlp_5f_tag">
        <text:list-item text:start-value="1">
          <text:p text:style-name="hlp_5f_tag">index = Help editing;Sections</text:p>
        </text:list-item>
        <text:list-item>
          <text:p text:style-name="hlp_5f_tag">setURL("Basic", "basTest4", "Module2", "sayBye") = Good Bye, F1 displays Page 6 : Sections</text:p>
        </text:list-item>
      </text:list>
      <text:p text:style-name="hlp_5f_head1">Sections</text:p>
      <text:p text:style-name="hlp_5f_paragraph">A section in help is a container of help paragraphs.</text:p>
      <text:p text:style-name="hlp_5f_section">myLittleSection</text:p>
      <text:p text:style-name="hlp_5f_paragraph">A section begins with a paragraph of style <text:span text:style-name="hlp_5f_emph">hlp_section</text:span>, with a name. Here we are in a section named : <text:span text:style-name="hlp_5f_emph">myLittleSection</text:span>. This name does not appear when help is displayed.</text:p>
      <text:list xml:id="list32160446" text:style-name="hlp_5f_list_5f_dot">
        <text:list-item text:start-value="1">
          <text:p text:style-name="hlp_5f_list_5f_dot">The horizontal lines do not display in ordinary sections.</text:p>
        </text:list-item>
        <text:list-item>
          <text:p text:style-name="hlp_5f_list_5f_dot">A section may contain any other paragraphs.</text:p>
        </text:list-item>
        <text:list-item>
          <text:p text:style-name="hlp_5f_list_5f_dot">A section cannot be defined inside a section.</text:p>
        </text:list-item>
        <text:list-item>
          <text:p text:style-name="hlp_5f_list_5f_dot">A section may <text:span text:style-name="hlp_5f_emph">embed</text:span> another section. See embed description <office:annotation>
       <dc:creator>BM</dc:creator>
       <dc:date>2008-03-26T00:00:00.14</dc:date>
       <text:p>internal</text:p>
       <text:p>Page8</text:p>
       <text:p/>
      </office:annotation><text:span text:style-name="T14">at this page</text:span>.</text:p>
        </text:list-item>
      </text:list>
      <text:p text:style-name="hlp_5f_paragraph">A section is closed with an empty paragraph of style <text:span text:style-name="hlp_5f_emph">hlp_section</text:span></text:p>
      <text:p text:style-name="hlp_5f_section"/>
      <text:p text:style-name="hlp_5f_paragraph">A section like the above one may be referenced (embedded) in other pages of your help. There is an example <office:annotation>
     <dc:creator>BM</dc:creator>
     <dc:date>2008-03-26T00:00:00.14</dc:date>
     <text:p>internal</text:p>
     <text:p>Page8</text:p>
     <text:p/>
    </office:annotation><text:span text:style-name="T14">at this page</text:span>. Help will display exactly as if the contents of the section had been written there.</text:p>
      <text:p text:style-name="hlp_5f_paragraph">This is helpful when you create pages specific to different applications (e.g. one for Calc, one for Draw, one for Impress) but you have some identical parts.</text:p>
      <text:p text:style-name="hlp_5f_head2">Specialized sections</text:p>
      <text:p text:style-name="hlp_5f_paragraph">Two section names are keywords: <text:span text:style-name="hlp_5f_emph">howtoget</text:span> and <text:span text:style-name="hlp_5f_emph">relatedtopics</text:span>.</text:p>
      <text:p text:style-name="hlp_5f_paragraph">A <text:span text:style-name="hlp_5f_emph">howtoget</text:span> section usually appears at top of a help page. It is displayed in a frame with light grey background and <text:soft-page-break/>with the localized title : <text:span text:style-name="hlp_5f_emph">To access this command....</text:span> </text:p>
      <text:p text:style-name="hlp_5f_paragraph">Its purpose is to describe the steps through the menu tree or which shortcut or toolbar button to use.</text:p>
      <text:p text:style-name="hlp_5f_section">howtoget</text:p>
      <text:p text:style-name="hlp_5f_paragraph">Choose <text:span text:style-name="hlp_5f_emph">Tools – Options – Add-ons – Multipage</text:span></text:p>
      <text:p text:style-name="hlp_5f_paragraph">Choose <text:span text:style-name="hlp_5f_emph">Insert – MultiPage</text:span></text:p>
      <text:p text:style-name="hlp_5f_paragraph">Click the button on the MultiPage toolbar.</text:p>
      <text:p text:style-name="hlp_5f_section"/>
      <text:p text:style-name="hlp_5f_paragraph">A <text:span text:style-name="hlp_5f_emph">relatedtopics</text:span> section usually appears at bottom of a help page. It is displayed with the localized title : <text:span text:style-name="hlp_5f_emph">Related Topics</text:span>. It is used to list hyperlinks to other help pages.</text:p>
      <text:p text:style-name="hlp_5f_section">relatedtopics</text:p>
      <text:p text:style-name="P28"><office:annotation>
     <dc:creator>BM</dc:creator>
     <dc:date>2008-03-13T00:00:00.14</dc:date>
     <text:p>internal</text:p>
     <text:p>Page2</text:p>
     <text:p/>
    </office:annotation>Paragraph styles</text:p>
      <text:p text:style-name="P28"><office:annotation>
     <dc:creator>BM</dc:creator>
     <dc:date>2008-03-13T00:00:00.14</dc:date>
     <text:p>internal</text:p>
     <text:p>Page7</text:p>
     <text:p/>
    </office:annotation>Hyperlinks</text:p>
      <text:p text:style-name="hlp_5f_paragraph"><text:span text:style-name="T14"><office:annotation>
      <dc:creator>BM</dc:creator>
      <dc:date>2008-03-13T00:00:00.14</dc:date>
      <text:p>internal</text:p>
      <text:p>Page3</text:p>
      <text:p/>
     </office:annotation></text:span><text:span text:style-name="T14">Text formatting</text:span></text:p>
      <text:p text:style-name="P28"><office:annotation>
     <dc:creator>BM</dc:creator>
     <dc:date>2008-03-26T00:00:00.14</dc:date>
     <text:p>internal</text:p>
     <text:p>Page8</text:p>
     <text:p/>
    </office:annotation>Embedding a section</text:p>
      <text:p text:style-name="hlp_5f_section"/>
      <text:p text:style-name="hlp_5f_page">Page7 : Hyperlinks</text:p>
      <text:list xml:id="list32169798" text:style-name="hlp_5f_tag">
        <text:list-item text:start-value="1">
          <text:p text:style-name="hlp_5f_tag">index = Help editing;Hyperlinks</text:p>
        </text:list-item>
      </text:list>
      <text:p text:style-name="hlp_5f_head1">Hyperlinks</text:p>
      <text:p text:style-name="hlp_5f_paragraph">You may create hyperlinks to :</text:p>
      <text:list xml:id="list32143717" text:style-name="hlp_5f_list_5f_dot">
        <text:list-item text:start-value="1">
          <text:p text:style-name="hlp_5f_list_5f_dot">another page of your help</text:p>
        </text:list-item>
        <text:list-item>
          <text:p text:style-name="hlp_5f_list_5f_dot">a help page of OpenOffice</text:p>
        </text:list-item>
        <text:list-item>
          <text:p text:style-name="hlp_5f_list_5f_dot">an external web address.</text:p>
        </text:list-item>
      </text:list>
      <text:p text:style-name="hlp_5f_paragraph">You cannot create hyperlinks to help pages of another extension.</text:p>
      <text:p text:style-name="hlp_5f_head2">Create an hyperlink to your help pages</text:p>
      <text:list xml:id="list32169631"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internal</text:span> and hit Enter key;</text:p>
        </text:list-item>
        <text:list-item>
          <text:p text:style-name="hlp_5f_list_5f_nbr">write the name of the target page and hit Enter key;</text:p>
        </text:list-item>
        <text:list-item>
          <text:p text:style-name="hlp_5f_list_5f_nbr">optionally, write an anchor within the page and hit Enter key.</text:p>
        </text:list-item>
      </text:list>
      <text:p text:style-name="hlp_5f_paragraph">Here is an example of a link <office:annotation>
     <dc:creator>BM</dc:creator>
     <dc:date>2008-03-13T00:00:00.14</dc:date>
     <text:p>internal</text:p>
     <text:p>Page2</text:p>
     <text:p>codes</text:p>
     <text:p/>
    </office:annotation><text:span text:style-name="T14">to the bottom of page 2</text:span>.</text:p>
      <text:p text:style-name="hlp_5f_head3">Define an anchor in a page</text:p>
      <text:p text:style-name="hlp_5f_paragraph">Insert in the page a paragraph in style <text:span text:style-name="hlp_5f_emph">hlp_tag</text:span>, the keyword <text:span text:style-name="hlp_5f_emph">target</text:span>, a character = and a name. There is an example in Page2.</text:p>
      <text:p text:style-name="hlp_5f_head2"><text:soft-page-break/>Create an hyperlink to an external address</text:p>
      <text:list xml:id="list32175132"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external</text:span> and hit Enter key;</text:p>
        </text:list-item>
        <text:list-item>
          <text:p text:style-name="hlp_5f_list_5f_nbr">write the link address and hit Enter key. The address is changed to an hyperlink by OpenOffice.</text:p>
        </text:list-item>
      </text:list>
      <text:p text:style-name="hlp_5f_paragraph">Here is an example of a <office:annotation>
     <dc:creator>BM</dc:creator>
     <dc:date>2008-03-13T00:00:00.15</dc:date>
     <text:p>external</text:p>
     <text:p><text:a xlink:href="http://www.openoffice.org/">http://www.openoffice.org/</text:a></text:p>
     <text:p/>
    </office:annotation><text:span text:style-name="T14">link to an external web address</text:span>.<text:line-break/>You cannot use the anchor part of a web page (this is the part of the web address starting with # character).</text:p>
      <text:p text:style-name="hlp_5f_paragraph">You cannot create an hyperlink to a mail address.</text:p>
      <text:p text:style-name="hlp_5f_head2">Create an hyperlink to <text:s/>help page</text:p>
      <text:p text:style-name="hlp_5f_paragraph">The method is same as for an external address. To find out the address corresponding to a help page, display it now, then <text:execute-macro><office:event-listeners><script:event-listener script:language="ooo:script" script:event-name="dom:click" xlink:href="vnd.sun.star.script:ConfigTool.HelpHelper.showCurrentHelpPageAddress?language=Basic&amp;location=document" xlink:type="simple"/></office:event-listeners>click here</text:execute-macro>. Copy/paste the displayed address into the comment.</text:p>
      <text:p text:style-name="hlp_5f_paragraph"/>
      <text:p text:style-name="hlp_5f_paragraph">This hyperlink displays <text:s/><office:annotation>
     <dc:creator>BM</dc:creator>
     <dc:date>2008-03-15T00:00:00.15</dc:date>
     <text:p>external</text:p>
     <text:p>text/swriter/main0210.xhp</text:p>
     <text:p/>
    </office:annotation><text:span text:style-name="T14">Preview topic</text:span> </text:p>
      <text:p text:style-name="hlp_5f_paragraph">This hyperlink displays <text:s/><office:annotation>
     <dc:creator>BM</dc:creator>
     <dc:date>2008-03-15T00:00:00.15</dc:date>
     <text:p>external</text:p>
     <text:p>text/schart/04/01020000.xhp</text:p>
    </office:annotation><text:span text:style-name="T14">Chart shortcuts topic</text:span></text:p>
      <text:p text:style-name="hlp_5f_page">Page8 : Embedding a section</text:p>
      <text:list xml:id="list32146519" text:style-name="hlp_5f_tag">
        <text:list-item text:start-value="1">
          <text:p text:style-name="hlp_5f_tag">index = Help editing;Section embedding</text:p>
        </text:list-item>
      </text:list>
      <text:p text:style-name="hlp_5f_head1">Embedding a section</text:p>
      <text:p text:style-name="hlp_5f_paragraph">You embed a section with a paragraph in style <text:span text:style-name="hlp_5f_emph">hlp_tag</text:span>, the keyword <text:span text:style-name="hlp_5f_emph">embed</text:span>, space, character =, space, the name of the page where the section is declared, a comma, space, and the section name.</text:p>
      <text:list xml:id="list32162052" text:style-name="hlp_5f_tag">
        <text:list-item text:start-value="1">
          <text:p text:style-name="hlp_5f_tag">embed = Page6, myLittleSection</text:p>
        </text:list-item>
      </text:list>
      <text:list xml:id="list32171158" text:style-name="hlp_5f_warnimg">
        <text:list-item text:start-value="1">
          <text:p text:style-name="hlp_5f_warning">You may imbed a section within another section, but avoid loops !</text:p>
        </text:list-item>
      </text:list>
      <text:p text:style-name="hlp_5f_page">Page9 : Inserting images</text:p>
      <text:list xml:id="list33201332" text:continue-list="list8790807242592300172" text:style-name="hlp_5f_tag">
        <text:list-item text:start-value="1">
          <text:p text:style-name="hlp_5f_tag">index = Help editing;Images</text:p>
        </text:list-item>
      </text:list>
      <text:p text:style-name="hlp_5f_head1">Inserting images</text:p>
      <text:p text:style-name="hlp_5f_paragraph">Starting with OpenOffice.org version 3.1 you may insert your own images in your help pages, or use images from OpenOffice resources.</text:p>
      <text:p text:style-name="hlp_5f_paragraph">It is recommended to put your images in a sub-folder of your extension, e.g. Images/Help/</text:p>
      <text:p text:style-name="hlp_5f_paragraph"><text:line-break/><text:line-break/>At the place where you want an image in your help text, insert a comment. Then write in the text of the comment an information about the image. The compiler will use it to create the help data.</text:p>
      <text:p text:style-name="hlp_5f_head2"><text:soft-page-break/>Contents of the comment used for an image</text:p>
      <text:p text:style-name="hlp_5f_paragraph">Terminate each line of the comment by hitting key Enter.<text:line-break/><text:line-break/>The first line of the comment text is a keyword, it is case-sensitive.</text:p>
      <text:list xml:id="list33215889" text:continue-list="list33231773" text:style-name="hlp_5f_list_5f_dot">
        <text:list-item>
          <text:p text:style-name="hlp_5f_list_5f_dot">Keyword <text:span text:style-name="hlp_5f_emph">image</text:span> is used for an image contained in your extension package.</text:p>
        </text:list-item>
        <text:list-item>
          <text:p text:style-name="hlp_5f_list_5f_dot">Keyword <text:span text:style-name="hlp_5f_emph">imageOOo</text:span> is used for an image from OpenOffice resources.</text:p>
        </text:list-item>
      </text:list>
      <text:p text:style-name="hlp_5f_paragraph"><text:line-break/><text:line-break/>The second line is the path of the image, either within your extension, or within OOo resources.</text:p>
      <text:p text:style-name="hlp_5f_paragraph">You can find the address of a OOo resource by reading the source file of a help page showing this image; you find the source file with the full text search capability of OpenGrock :<text:line-break/>Apache OpenOffice : <text:a xlink:type="simple" xlink:href="http://opengrok.adfinis-sygroup.org/source/" text:style-name="Internet_20_link" text:visited-style-name="Visited_20_Internet_20_Link">http://opengrok.adfinis-sygroup.org/source/</text:a><text:line-break/>LibreOffice : <text:a xlink:type="simple" xlink:href="http://opengrok.libreoffice.org/" text:style-name="Internet_20_link" text:visited-style-name="Visited_20_Internet_20_Link">http://opengrok.libreoffice.org/</text:a></text:p>
      <text:p text:style-name="hlp_5f_paragraph"><text:line-break/><text:line-break/>The third line is optional. It is an alternate text displayed if the image could not be retrieved or displayed.</text:p>
      <text:p text:style-name="hlp_5f_paragraph"><text:line-break/><text:line-break/>It is not possible to set the width and height of the image. This is a limitation of the help system.</text:p>
      <text:p text:style-name="hlp_5f_head2">Examples</text:p>
      <text:p text:style-name="hlp_5f_paragraph">Here is an example of a small icon<office:annotation>
     <dc:creator>Bernard Marcelly</dc:creator>
     <dc:date>2009-01-24T10:49:02.16</dc:date>
     <text:p text:style-name="P84"><text:span text:style-name="T23">image</text:span></text:p>
     <text:p text:style-name="P84"><text:span text:style-name="T23">Images/Help/dontfeedtrolls.gif</text:span></text:p>
     <text:p text:style-name="P84"><text:span text:style-name="T23">icon</text:span></text:p>
     <text:p text:style-name="P84"><text:span text:style-name="T23"/></text:p>
    </office:annotation> within a text.</text:p>
      <text:p text:style-name="hlp_5f_paragraph"><text:line-break/><text:line-break/>Now a bigger image in a blank line.</text:p>
      <text:p text:style-name="hlp_5f_paragraph"><office:annotation>
     <dc:creator>Bernard Marcelly</dc:creator>
     <dc:date>2009-01-24T10:50:50.16</dc:date>
     <text:p text:style-name="P84"><text:span text:style-name="T23">image</text:span></text:p>
     <text:p text:style-name="P84"><text:span text:style-name="T23">Images/Help/sailingShip.wmf</text:span></text:p>
     <text:p text:style-name="P84"><text:span text:style-name="T23">Old sailing ship</text:span></text:p>
     <text:p text:style-name="P84"><text:span text:style-name="T23"/></text:p>
    </office:annotation></text:p>
      <text:p text:style-name="hlp_5f_paragraph"/>
      <text:p text:style-name="hlp_5f_paragraph"><text:line-break/><text:line-break/>Finally an image<office:annotation>
     <dc:creator>Bernard Marcelly</dc:creator>
     <dc:date>2009-01-24T20:53:22.16</dc:date>
     <text:p text:style-name="P84"><text:span text:style-name="T23">imageOOo</text:span></text:p>
     <text:p text:style-name="P84"><text:span text:style-name="T23">sd/res/get1obj.png</text:span></text:p>
    </office:annotation> from OpenOffice resources</text:p>
      <text:p text:style-name="hlp_5f_page">Page10 : Creating the Help tree</text:p>
      <text:list xml:id="list33233022" text:continue-list="list33201332" text:style-name="hlp_5f_tag">
        <text:list-item text:start-value="1">
          <text:p text:style-name="hlp_5f_tag">index = Help editing;Help Tree</text:p>
        </text:list-item>
      </text:list>
      <text:p text:style-name="hlp_5f_head1">Creating the Help tree</text:p>
      <text:p text:style-name="hlp_5f_paragraph">Starting with OpenOffice.org version 3.0 you may add your own help tree to the Help Viewer' contents page.</text:p>
      <text:p text:style-name="hlp_5f_paragraph">There is one help tree for each language because you may decide to have a different structure and a different number of pages depending on the language.</text:p>
      <text:p text:style-name="hlp_5f_paragraph">The declarations must appear immediately after the last help page of the same language. In this example, they appear just after the Page you are currently reading. Each declaration uses paragraph style <text:span text:style-name="hlp_5f_emph">hlp_tree</text:span>.</text:p>
      <text:p text:style-name="hlp_5f_paragraph">Help tree declarations use four keywords :</text:p>
      <text:list xml:id="list32163843" text:style-name="hlp_5f_list_5f_dot">
        <text:list-item text:start-value="1">
          <text:p text:style-name="hlp_5f_list_5f_dot"><text:span text:style-name="hlp_5f_emph">node</text:span> will appear in the help as an icon of a book followed by an explanatory text. When developed it will show sub-items.</text:p>
        </text:list-item>
        <text:list-item>
          <text:p text:style-name="hlp_5f_list_5f_dot"><text:span text:style-name="hlp_5f_emph">/node</text:span> signals the end of the latest open node.</text:p>
        </text:list-item>
        <text:list-item>
          <text:p text:style-name="hlp_5f_list_5f_dot"><text:span text:style-name="hlp_5f_emph">page</text:span> will appear as an icon of a document followed by an explanatory text. When clicked, the corresponding <text:soft-page-break/>help page of your extension will appear at right.</text:p>
        </text:list-item>
        <text:list-item>
          <text:p text:style-name="hlp_5f_list_5f_dot"><text:span text:style-name="hlp_5f_emph">help</text:span> keyword refers to a help page of OpenOffice help.</text:p>
        </text:list-item>
      </text:list>
      <text:p text:style-name="hlp_5f_paragraph"><text:line-break/>The help tree definition must begin with a node and finish with a /node.</text:p>
      <text:p text:style-name="hlp_5f_head2">node</text:p>
      <text:p text:style-name="hlp_5f_paragraph">The keyword node may be preceded by one or several tabulations. It is followed by a space, an equal sign, a space, and an explanatory text.</text:p>
      <text:p text:style-name="hlp_5f_head2">/node</text:p>
      <text:p text:style-name="hlp_5f_paragraph">The keyword /node may be preceded by one or several tabulations. It is used alone on its line.</text:p>
      <text:p text:style-name="hlp_5f_head2">page</text:p>
      <text:p text:style-name="hlp_5f_paragraph">The keyword page may be preceded by one or several tabulations. It is followed by a space, an equal sign, a space, the name of a help page of your extension, space, equal sign, space, and the explanatory text.</text:p>
      <text:p text:style-name="hlp_5f_head2">help</text:p>
      <text:p text:style-name="hlp_5f_paragraph">The keyword help may be preceded by one or several tabulations. It is followed by a space, an equal sign, a space, the address in the installed help's tree files, space, equal sign, space, and the explanatory text.</text:p>
      <text:p text:style-name="hlp_5f_head2">Indentation</text:p>
      <text:p text:style-name="hlp_5f_paragraph">A node should contain one or several nodes or page or help items. It is recommended to use tabulations to show the structure of the tree. However the Compiler only relies on the succession of node /node.</text:p>
      <text:p text:style-name="hlp_5f_head2">Usage rules</text:p>
      <text:p text:style-name="hlp_5f_paragraph">Your tree must start with one node containing the rest of the tree, even if it only contains one page of help.</text:p>
      <text:p text:style-name="hlp_5f_paragraph">To keep the same look as the current OpenOffice help structure, follow these rules :</text:p>
      <text:list xml:id="list32170634" text:style-name="hlp_5f_list_5f_dot">
        <text:list-item text:start-value="1">
          <text:p text:style-name="hlp_5f_list_5f_dot">Each node level should contain either several final items (page or help keywords) or several nodes. Not both.</text:p>
        </text:list-item>
        <text:list-item>
          <text:p text:style-name="hlp_5f_list_5f_dot">Avoid too many node levels, the entire OpenOffice help uses only 4 levels.</text:p>
        </text:list-item>
        <text:list-item>
          <text:p text:style-name="hlp_5f_list_5f_dot">It is not necessary to have a tree entry for each page of your help.</text:p>
        </text:list-item>
        <text:list-item>
          <text:p text:style-name="hlp_5f_list_5f_dot">As far as possible, use the same structure for your different languages.</text:p>
        </text:list-item>
      </text:list>
      <text:p text:style-name="hlp_5f_paragraph"><text:s/></text:p>
      <text:p text:style-name="hlp_5f_paragraph">The help tree declaration immediately follows this line. Things will become clear with this example.</text:p>
      <text:p text:style-name="hlp_5f_tree"><text:soft-page-break/>node = How to write a Help</text:p>
      <text:p text:style-name="hlp_5f_tree"><text:tab/>page = Page1 = Introduction to the art of writing help</text:p>
      <text:p text:style-name="hlp_5f_tree"><text:tab/>page = Page2 = Paragraph Styles</text:p>
      <text:p text:style-name="hlp_5f_tree"><text:tab/>node = Contents of a Help Page</text:p>
      <text:p text:style-name="hlp_5f_tree"><text:tab/><text:tab/>page = Page3 = Formatting</text:p>
      <text:p text:style-name="hlp_5f_tree"><text:tab/><text:tab/>help = shared/text/shared/guide/navpane_on.xhp = Showing Navigation Pane of the Help</text:p>
      <text:p text:style-name="hlp_5f_tree"><text:tab/><text:tab/>page = Page5 = Bullet Lists, Numbered Lists</text:p>
      <text:p text:style-name="hlp_5f_tree"><text:tab/><text:tab/>page = Page7 = Hyperlinks in help pages</text:p>
      <text:p text:style-name="hlp_5f_tree"><text:tab/><text:tab/>node = Advanced features</text:p>
      <text:p text:style-name="hlp_5f_tree"><text:tab/><text:tab/><text:tab/>page = Page9 = Images</text:p>
      <text:p text:style-name="hlp_5f_tree"><text:tab/><text:tab/><text:tab/>page = Page4 = Tables</text:p>
      <text:p text:style-name="hlp_5f_tree"><text:tab/><text:tab/><text:tab/>page = Page6 = Purpose of Sections in Help</text:p>
      <text:p text:style-name="hlp_5f_tree"><text:tab/><text:tab/><text:tab/>page = Page8 = Embedding a Section</text:p>
      <text:p text:style-name="hlp_5f_tree"><text:tab/><text:tab/><text:tab/>page = Page10 = Creating the Help tree</text:p>
      <text:p text:style-name="hlp_5f_tree"><text:tab/><text:tab/>/node</text:p>
      <text:p text:style-name="hlp_5f_tree"><text:tab/>/node</text:p>
      <text:p text:style-name="hlp_5f_tree">/node</text:p>
      <text:h text:style-name="Heading_20_3" text:outline-level="3"><text:bookmark-start text:name="__RefHeading__78180_325084090"/>Help pages for <text:file-name text:display="name">OOTyW</text:file-name><text:bookmark-end text:name="__RefHeading__78180_325084090"/></text:h>
      <text:p text:style-name="Text_20_body">(See next page)</text:p>
      <text:p text:style-name="helpLang"><text:bookmark-start text:name="__RefHeading__78182_325084090"/>Help en<text:bookmark-end text:name="__RefHeading__78182_325084090"/></text:p>
      <text:p text:style-name="hlp_5f_page">Pagexx : Write the title here</text:p>
      <text:p text:style-name="hlp_5f_head1">Write your own help pages from here</text:p>
      <text:p text:style-name="hlp_5f_paragraph">Language en is the default value, you should have an english version of your help if your extension is internationally available.</text:p>
      <text:p text:style-name="hlp_5f_paragraph"/>
      <text:p text:style-name="hlp_5f_paragraph"/>
      <text:p text:style-name="hlp_5f_paragraph"/>
      <text:p text:style-name="hlp_5f_paragraph"/>
      <text:p text:style-name="hlp_5f_paragraph"/>
      <text:p text:style-name="hlp_5f_paragrap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office:font-face-decls>
    <style:font-face style:name="StarSymbol" svg:font-family="StarSymbol" style:font-charset="x-symbol"/>
    <style:font-face style:name="Arial" svg:font-family="Arial"/>
    <style:font-face style:name="OpenSymbol" svg:font-family="OpenSymbo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Segoe UI" svg:font-family="'Segoe UI'"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Rounded_20_large_20_Arrow" draw:display-name="Rounded large Arrow" svg:viewBox="0 0 1131 2256" svg:d="m1127 2120-449-2006-9-42-25-39-38-25-38-8-43 8-38 25-25 39-9 42-449 2006v13l-4 9 9 42 25 38 38 25 42 9h903l42-9 38-25 26-38 8-42v-9z"/>
    <draw:stroke-dash draw:name="_32__20_Dots_20_1_20_Dash_20_1" draw:display-name="2 Dots 1 Dash 1" draw:style="rect" draw:dots1="3" draw:dots1-length="0.05cm" draw:dots2="2" draw:dots2-length="0.2cm" draw:distance="0.15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1pt" fo:language="de" fo:country="D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Text_20_body" style:display-name="Text body" style:family="paragraph" style:parent-style-name="Standard" style:class="text">
      <style:paragraph-properties loext:contextual-spacing="false" fo:margin-top="0cm" fo:margin-bottom="0.212cm"/>
    </style:style>
    <style:style style:name="Heading" style:family="paragraph" style:parent-style-name="Standard" style:next-style-name="Text_20_body" style:class="text" style:master-page-name="">
      <style:paragraph-properties loext:contextual-spacing="false" fo:margin-top="0.423cm" fo:margin-bottom="0.212cm" style:page-number="auto" fo:keep-with-next="always"/>
      <style:text-properties fo:color="#000080" style:font-name="Arial" fo:font-size="16pt" fo:font-weight="bold" style:font-name-asian="HG Mincho Light J" style:font-size-asian="14pt" style:font-name-complex="Arial Unicode MS" style:font-size-complex="14pt"/>
    </style:style>
    <style:style style:name="Heading_20_1" style:display-name="Heading 1" style:family="paragraph" style:parent-style-name="Heading" style:next-style-name="Text_20_body" style:default-outline-level="1" style:class="text">
      <style:text-properties style:font-name="Arial1" fo:font-size="16pt" fo:font-weight="bold" style:font-name-asian="HG Mincho Light J" style:font-size-asian="24pt" style:font-weight-asian="bold" style:font-name-complex="Arial Unicode MS" style:font-size-complex="24pt" style:font-weight-complex="bold"/>
    </style:style>
    <style:style style:name="Heading_20_2" style:display-name="Heading 2" style:family="paragraph" style:parent-style-name="Heading" style:next-style-name="Text_20_body" style:default-outline-level="2" style:class="text" style:master-page-name="">
      <style:paragraph-properties loext:contextual-spacing="false" fo:margin="100%" fo:margin-left="0.499cm" fo:margin-right="0cm" fo:margin-top="0.101cm" fo:margin-bottom="0.101cm" fo:text-align="start" style:justify-single-word="false" fo:text-indent="0cm" style:auto-text-indent="false" style:page-number="auto"/>
      <style:text-properties style:font-name="Arial2" fo:font-size="14pt" fo:language="fr" fo:country="FR" fo:font-style="italic" fo:font-weight="bold" style:font-name-asian="HG Mincho Light J" style:font-size-asian="18pt" style:font-weight-asian="bold" style:font-name-complex="Arial Unicode MS" style:font-size-complex="18pt" style:font-weight-complex="bold"/>
    </style:style>
    <style:style style:name="Heading_20_3" style:display-name="Heading 3" style:family="paragraph" style:parent-style-name="Heading" style:next-style-name="Text_20_body" style:default-outline-level="3" style:class="text" style:master-page-name="">
      <style:paragraph-properties loext:contextual-spacing="false" fo:margin="100%" fo:margin-left="1cm" fo:margin-right="0cm" fo:margin-top="0.101cm" fo:margin-bottom="0.101cm" fo:text-indent="0cm" style:auto-text-indent="false" style:page-number="auto" fo:break-before="auto" fo:break-after="auto">
        <style:tab-stops/>
      </style:paragraph-properties>
      <style:text-properties fo:font-size="12pt" fo:language="fr" fo:country="FR"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style:paragraph-properties loext:contextual-spacing="false" fo:margin="100%" fo:margin-left="1.499cm" fo:margin-right="0cm" fo:margin-top="0cm" fo:margin-bottom="0.101cm" fo:text-indent="0cm" style:auto-text-indent="false" style:page-number="auto" fo:background-color="transparent" style:shadow="none">
        <style:background-image/>
      </style:paragraph-properties>
      <style:text-properties fo:font-size="12pt" fo:language="fr" fo:country="FR" fo:font-style="normal" style:text-underline-style="none"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master-page-name="">
      <style:paragraph-properties loext:contextual-spacing="false" fo:margin="100%" fo:margin-left="2cm" fo:margin-right="0cm" fo:margin-top="0cm" fo:margin-bottom="0cm" fo:text-indent="0cm" style:auto-text-indent="false" style:page-number="auto" fo:background-color="transparent">
        <style:tab-stops/>
        <style:background-image/>
      </style:paragraph-properties>
      <style:text-properties fo:font-size="12pt" fo:language="fr" fo:country="FR" fo:font-weight="normal" style:font-size-asian="85%" style:font-weight-asian="bold" style:font-size-complex="85%" style:font-weight-complex="bold"/>
    </style:style>
    <style:style style:name="Heading_20_6" style:display-name="Heading 6" style:family="paragraph" style:parent-style-name="Heading" style:next-style-name="Text_20_body" style:class="text" style:master-page-name="">
      <style:paragraph-properties loext:contextual-spacing="false" fo:margin="100%" fo:margin-left="2.499cm" fo:margin-right="0cm" fo:margin-top="0cm" fo:margin-bottom="0cm" fo:text-indent="0cm" style:auto-text-indent="false" style:page-number="auto" fo:background-color="transparent">
        <style:tab-stops/>
        <style:background-image/>
      </style:paragraph-properties>
      <style:text-properties fo:font-size="12pt" fo:font-style="normal"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loext:contextual-spacing="false" fo:margin="100%" fo:margin-left="0.801cm" fo:margin-right="0cm" fo:margin-top="0cm" fo:margin-bottom="0cm" fo:text-indent="0cm" style:auto-text-indent="false"/>
      <style:text-properties fo:color="#004a4a" fo:font-size="75%"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New Roman1"/>
    </style:style>
    <style:style style:name="List_20_5_20_End" style:display-name="List 5 End" style:family="paragraph" style:parent-style-name="List" style:class="list">
      <style:paragraph-properties loext:contextual-spacing="false" fo:margin="100%" fo:margin-left="2.499cm" fo:margin-right="0cm" fo:margin-top="0cm" fo:margin-bottom="0.423cm" fo:text-indent="-0.499cm" style:auto-text-indent="false"/>
    </style:style>
    <style:style style:name="List_20_5" style:display-name="List 5" style:family="paragraph" style:parent-style-name="List" style:class="list">
      <style:paragraph-properties loext:contextual-spacing="false" fo:margin="100%" fo:margin-left="3.175cm" fo:margin-right="0cm" fo:margin-top="0cm" fo:margin-bottom="0.212cm" fo:text-indent="-0.635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loext:contextual-spacing="false" fo:margin-top="0.212cm" fo:margin-bottom="0.212cm" text:number-lines="false" text:line-number="0"/>
      <style:text-properties style:font-name="Times New Roman1"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Times New Roman1"/>
    </style:style>
    <style:style style:name="Contents_20_Heading" style:display-name="Contents Heading" style:family="paragraph" style:parent-style-name="Heading" style:class="index">
      <style:paragraph-properties loext:contextual-spacing="false"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loext:contextual-spacing="false" fo:margin="100%" fo:margin-left="0cm" fo:margin-right="0cm" fo:margin-top="0.199cm" fo:margin-bottom="0cm" fo:text-indent="0cm" style:auto-text-indent="false" style:page-number="auto">
        <style:tab-stops>
          <style:tab-stop style:position="16.999cm" style:type="right" style:leader-style="dotted" style:leader-text="."/>
        </style:tab-stops>
      </style:paragraph-properties>
      <style:text-properties style:font-name="Arial3" fo:font-size="12pt"/>
    </style:style>
    <style:style style:name="Contents_20_2" style:display-name="Contents 2" style:family="paragraph" style:parent-style-name="Index" style:class="index">
      <style:paragraph-properties loext:contextual-spacing="false" fo:margin="100%" fo:margin-left="0.499cm" fo:margin-right="0cm" fo:margin-top="0.101cm" fo:margin-bottom="0cm" fo:text-indent="0cm" style:auto-text-indent="false">
        <style:tab-stops>
          <style:tab-stop style:position="16.499cm"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loext:contextual-spacing="false" fo:margin="100%" fo:margin-left="0.998cm" fo:margin-right="0cm" fo:margin-top="0.049cm" fo:margin-bottom="0.049cm" fo:text-indent="0cm" style:auto-text-indent="false">
        <style:tab-stops>
          <style:tab-stop style:position="16cm" style:type="right" style:leader-style="dotted" style:leader-text="."/>
        </style:tab-stops>
      </style:paragraph-properties>
      <style:text-properties style:font-name="Times New Roman2" fo:font-size="10.5pt" fo:font-weight="normal"/>
    </style:style>
    <style:style style:name="Contents_20_4" style:display-name="Contents 4" style:family="paragraph" style:parent-style-name="Index" style:class="index">
      <style:paragraph-properties loext:contextual-spacing="false" fo:margin="100%" fo:margin-left="1.498cm" fo:margin-right="0cm" fo:margin-top="0.049cm" fo:margin-bottom="0.049cm" fo:text-indent="0cm" style:auto-text-indent="false">
        <style:tab-stops>
          <style:tab-stop style:position="15.501cm" style:type="right" style:leader-style="dotted" style:leader-text="."/>
        </style:tab-stops>
      </style:paragraph-properties>
      <style:text-properties fo:font-size="11pt" fo:font-style="normal"/>
    </style:style>
    <style:style style:name="Contents_20_5" style:display-name="Contents 5" style:family="paragraph" style:parent-style-name="Index" style:class="index">
      <style:paragraph-properties loext:contextual-spacing="false" fo:margin="100%" fo:margin-left="1.997cm" fo:margin-right="0cm" fo:margin-top="0cm" fo:margin-bottom="0cm" fo:text-indent="0cm" style:auto-text-indent="false">
        <style:tab-stops>
          <style:tab-stop style:position="15.002cm"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rps_20_de_20_texte.Paragraph" style:display-name="Corps de texte.Paragraph" style:family="paragraph" style:parent-style-name="Text_20_body" style:next-style-name="Text_20_body" style:master-page-name="">
      <style:paragraph-properties loext:contextual-spacing="false" fo:margin="100%" fo:margin-left="0cm" fo:margin-right="0cm" fo:margin-top="0.247cm" fo:margin-bottom="0.247cm" fo:text-indent="0cm" style:auto-text-indent="false" style:page-number="auto"/>
    </style:style>
    <style:style style:name="Corps_20_de_20_texte.TextInTable" style:display-name="Corps de texte.TextInTable" style:family="paragraph" style:parent-style-name="Table_20_Contents">
      <style:paragraph-properties loext:contextual-spacing="false" fo:margin="100%" fo:margin-left="0cm" fo:margin-right="0cm" fo:margin-top="0cm" fo:margin-bottom="0cm" fo:text-indent="0cm" style:auto-text-indent="false"/>
      <style:text-properties fo:color="#000000"/>
    </style:style>
    <style:style style:name="ligneMacro" style:family="paragraph" style:parent-style-name="Standard">
      <style:paragraph-properties fo:background-color="#e6e6ff">
        <style:background-image/>
      </style:paragraph-properties>
      <style:text-properties style:font-name="Courier New" fo:font-size="10pt"/>
    </style:style>
    <style:style style:name="UneEvolution" style:family="paragraph" style:parent-style-name="Text_20_body">
      <style:paragraph-properties>
        <style:tab-stops>
          <style:tab-stop style:position="2cm" style:leader-style="dotted" style:leader-text="."/>
        </style:tab-stops>
      </style:paragraph-properties>
    </style:style>
    <style:style style:name="TitreDoc" style:family="paragraph" style:parent-style-name="Standard" style:next-style-name="Standard">
      <style:paragraph-properties loext:contextual-spacing="false" fo:margin="100%" fo:margin-left="1cm" fo:margin-right="1cm" fo:margin-top="1cm" fo:margin-bottom="0.499cm" fo:line-height="150%" fo:text-align="center" style:justify-single-word="false" fo:text-indent="0cm" style:auto-text-indent="false" fo:background-color="transparent">
        <style:tab-stops/>
        <style:background-image/>
      </style:paragraph-properties>
      <style:text-properties fo:color="#000080" style:font-name="Arial3" fo:font-size="28pt"/>
    </style:style>
    <style:style style:name="SousTitreDoc" style:family="paragraph" style:parent-style-name="TitreDoc">
      <style:paragraph-properties loext:contextual-spacing="false" fo:margin="100%" fo:margin-left="2cm" fo:margin-right="2cm" fo:margin-top="2cm" fo:margin-bottom="2cm" fo:text-align="center" style:justify-single-word="false" fo:text-indent="0cm" style:auto-text-indent="false"/>
      <style:text-properties style:font-name="Arial3" fo:font-size="16pt"/>
    </style:style>
    <style:style style:name="licenseText" style:family="paragraph" style:parent-style-name="Standard" style:master-page-name="">
      <style:paragraph-properties loext:contextual-spacing="false" fo:margin="100%" fo:margin-left="1.499cm" fo:margin-right="1.499cm" fo:margin-top="0cm" fo:margin-bottom="0cm" fo:text-indent="0cm" style:auto-text-indent="false" style:page-number="auto" fo:background-color="#e6e6e6" style:shadow="none" fo:keep-with-next="auto">
        <style:tab-stops/>
        <style:background-image/>
      </style:paragraph-properties>
      <style:text-properties style:use-window-font-color="true" style:font-name="Bitstream Vera Sans" fo:font-size="8pt" fo:language="zxx" fo:country="none"/>
    </style:style>
    <style:style style:name="tooltipText" style:family="paragraph" style:parent-style-name="Standard" style:class="text">
      <style:paragraph-properties loext:contextual-spacing="false" fo:margin="100%" fo:margin-left="1.499cm" fo:margin-right="1.499cm" fo:margin-top="0cm" fo:margin-bottom="0cm" fo:text-indent="0cm" style:auto-text-indent="false" fo:background-color="#ffffcc">
        <style:background-image/>
      </style:paragraph-properties>
      <style:text-properties style:use-window-font-color="true" style:font-name="Bitstream Vera Sans" fo:font-size="8pt"/>
    </style:style>
    <style:style style:name="tooltipLang" style:family="paragraph" style:parent-style-name="licenseLang" style:next-style-name="tooltipText" style:master-page-name="">
      <style:paragraph-properties loext:contextual-spacing="false" fo:margin="100%" fo:margin-left="1.499cm" fo:margin-right="1.499cm" fo:margin-top="0.499cm" fo:margin-bottom="0.199cm" fo:orphans="2" fo:text-indent="1cm" style:auto-text-indent="false" style:page-number="auto" fo:break-before="auto" fo:break-after="auto" fo:background-color="transparent" fo:padding="0cm" fo:border-left="none" fo:border-right="none" fo:border-top="none" fo:border-bottom="0.018cm solid #800000" style:shadow="none">
        <style:tab-stops/>
        <style:background-image/>
      </style:paragraph-properties>
      <style:text-properties fo:color="#800000" style:font-name="Arial3" fo:font-size="11pt" fo:language="zxx" fo:country="none"/>
    </style:style>
    <style:style style:name="licenseLang" style:family="paragraph" style:parent-style-name="Standard" style:next-style-name="licenseText" style:master-page-name="">
      <style:paragraph-properties loext:contextual-spacing="false" fo:margin="100%" fo:margin-left="1.499cm" fo:margin-right="1.499cm" fo:margin-top="0.199cm" fo:margin-bottom="0.199cm" fo:orphans="2" fo:text-indent="1cm" style:auto-text-indent="false" style:page-number="auto" fo:break-before="page" fo:background-color="transparent" fo:padding="0cm" fo:border-left="none" fo:border-right="none" fo:border-top="none" fo:border-bottom="0.018cm solid #800000" style:shadow="none">
        <style:tab-stops/>
        <style:background-image/>
      </style:paragraph-properties>
      <style:text-properties fo:color="#800000" style:font-name="Arial3" fo:font-size="11pt" fo:language="zxx" fo:country="none" fo:font-weight="normal"/>
    </style:style>
    <style:style style:name="Contents_20_6" style:display-name="Contents 6" style:family="paragraph" style:parent-style-name="Index" style:class="index">
      <style:paragraph-properties loext:contextual-spacing="false" fo:margin="100%" fo:margin-left="2cm" fo:margin-right="0cm" fo:margin-top="0cm" fo:margin-bottom="0cm" fo:text-indent="0cm" style:auto-text-indent="false">
        <style:tab-stops>
          <style:tab-stop style:position="15.094cm" style:type="right" style:leader-style="dotted" style:leader-text="."/>
        </style:tab-stops>
      </style:paragraph-properties>
      <style:text-properties fo:font-size="11pt"/>
    </style:style>
    <style:style style:name="Contents_20_7" style:display-name="Contents 7" style:family="paragraph" style:parent-style-name="Index" style:class="index">
      <style:paragraph-properties loext:contextual-spacing="false" fo:margin="100%" fo:margin-left="2cm" fo:margin-right="0cm" fo:margin-top="0cm" fo:margin-bottom="0cm" fo:text-indent="0cm" style:auto-text-indent="false">
        <style:tab-stops>
          <style:tab-stop style:position="14.594cm" style:type="right" style:leader-style="dotted" style:leader-text="."/>
        </style:tab-stops>
      </style:paragraph-properties>
      <style:text-properties fo:font-size="11pt"/>
    </style:style>
    <style:style style:name="Contents_20_8" style:display-name="Contents 8" style:family="paragraph" style:parent-style-name="Index" style:class="index">
      <style:paragraph-properties loext:contextual-spacing="false" fo:margin="100%" fo:margin-left="3.494cm" fo:margin-right="0cm" fo:margin-top="0cm" fo:margin-bottom="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loext:contextual-spacing="false" fo:margin="100%" fo:margin-left="3.993cm" fo:margin-right="0cm" fo:margin-top="0cm" fo:margin-bottom="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loext:contextual-spacing="false" fo:margin="100%"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helpLang" style:family="paragraph" style:parent-style-name="Standard" style:next-style-name="hlp_5f_page" style:master-page-name="">
      <style:paragraph-properties loext:contextual-spacing="false" fo:margin="100%" fo:margin-left="0cm" fo:margin-right="0cm" fo:margin-top="0cm" fo:margin-bottom="0.499cm" fo:text-indent="1cm" style:auto-text-indent="false" style:page-number="auto" fo:break-before="page" fo:background-color="transparent" fo:padding="0.15cm" fo:border-left="none" fo:border-right="none" fo:border-top="none" fo:border-bottom="0.018cm solid #800000" style:shadow="none">
        <style:background-image/>
      </style:paragraph-properties>
      <style:text-properties fo:color="#800000" style:font-name="Arial3" fo:font-size="11pt" fo:font-weight="normal"/>
    </style:style>
    <style:style style:name="hlp_5f_paragraph" style:display-name="hlp_paragraph" style:family="paragraph" style:master-page-name="">
      <style:paragraph-properties loext:contextual-spacing="false" fo:margin-top="0.049cm" fo:margin-bottom="0.049cm" fo:line-height="100%" style:page-number="auto" fo:background-color="transparent" fo:padding="0cm" fo:border="none" style:shadow="none" text:number-lines="true" text:line-number="0" style:join-border="false">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page" style:display-name="hlp_page" style:family="paragraph" style:next-style-name="hlp_5f_tag" style:list-style-name="" style:master-page-name="">
      <style:paragraph-properties loext:contextual-spacing="false" fo:margin-top="1cm" fo:margin-bottom="0.199cm" fo:line-height="100%" fo:text-align="center" style:justify-single-word="false" style:page-number="auto" fo:background-color="#ccffff" fo:padding="0.101cm" fo:border-left="none" fo:border-right="0.088cm solid #000080" fo:border-top="0.088cm solid #000080" fo:border-bottom="none" style:shadow="none" style:join-border="false">
        <style:background-image/>
      </style:paragraph-properties>
      <style:text-properties style:use-window-font-color="true" style:font-name="Bitstream Vera Sans Mono" fo:font-size="11pt" fo:language="zxx" fo:country="none" style:text-underline-style="none" fo:font-weight="bold" fo:background-color="transparent"/>
    </style:style>
    <style:style style:name="hlp_5f_code" style:display-name="hlp_code" style:family="paragraph" style:list-style-name="" style:master-page-name="">
      <style:paragraph-properties loext:contextual-spacing="false" fo:margin-top="0.041cm" fo:margin-bottom="0.041cm" fo:line-height="100%" fo:text-align="start" style:justify-single-word="false" style:page-number="auto" fo:background-color="transparent" fo:padding="0cm" fo:border="none" style:shadow="none" style:join-border="false">
        <style:background-image/>
      </style:paragraph-properties>
      <style:text-properties style:use-window-font-color="true" style:font-name="Bitstream Vera Sans Mono" fo:font-size="10pt" fo:language="zxx" fo:country="none" style:text-underline-style="none" fo:font-weight="normal" fo:background-color="transparent"/>
    </style:style>
    <style:style style:name="hlp_5f_head1" style:display-name="hlp_head1" style:family="paragraph" style:next-style-name="hlp_5f_paragraph" style:list-style-name="" style:master-page-name="">
      <style:paragraph-properties loext:contextual-spacing="false" fo:margin-top="0.42cm" fo:margin-bottom="0.161cm" fo:line-height="100%" fo:text-align="start" style:justify-single-word="false" style:page-number="auto" fo:background-color="transparent" fo:padding="0.161cm" fo:border-left="none" fo:border-right="none" fo:border-top="none" fo:border-bottom="0.002cm solid #000000" style:shadow="none" fo:keep-with-next="auto" text:number-lines="true" text:line-number="0" style:join-border="false">
        <style:tab-stops/>
        <style:background-image/>
      </style:paragraph-properties>
      <style:text-properties style:use-window-font-color="true" style:font-name="Bitstream Vera Sans1" fo:font-size="18pt" fo:language="zxx" fo:country="none" style:text-underline-style="none" fo:font-weight="bold" fo:background-color="transparent"/>
    </style:style>
    <style:style style:name="hlp_5f_head2" style:display-name="hlp_head2"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4pt" fo:language="zxx" fo:country="none" style:text-underline-style="none" fo:font-weight="bold" fo:background-color="transparent"/>
    </style:style>
    <style:style style:name="hlp_5f_head3" style:display-name="hlp_head3"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2pt" fo:language="zxx" fo:country="none" style:text-underline-style="none" fo:font-weight="bold" fo:background-color="transparent"/>
    </style:style>
    <style:style style:name="hlp_5f_head4" style:display-name="hlp_head4"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head5" style:display-name="hlp_head5"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example" style:display-name="hlp_example" style:family="paragraph" style:list-style-name="" style:master-page-name="">
      <style:paragraph-properties loext:contextual-spacing="false" fo:margin-top="0.041cm" fo:margin-bottom="0.041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 Mono" fo:font-size="10pt" fo:language="zxx" fo:country="none" style:text-underline-style="none" fo:font-weight="normal" fo:background-color="transparent"/>
    </style:style>
    <style:style style:name="hlp_5f_head6" style:display-name="hlp_head6"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tag" style:display-name="hlp_tag" style:family="paragraph" style:next-style-name="hlp_5f_paragraph" style:list-style-name="hlp_5f_tag" style:master-page-name="">
      <style:paragraph-properties loext:contextual-spacing="false" fo:margin="100%" fo:margin-left="0cm" fo:margin-right="0cm" fo:margin-top="0.499cm" fo:margin-bottom="0.101cm" fo:line-height="100%" fo:text-align="start" style:justify-single-word="false" fo:text-indent="0cm" style:auto-text-indent="false" style:page-number="auto" fo:background-color="#ccffff"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tip" style:display-name="hlp_tip" style:family="paragraph" style:next-style-name="hlp_5f_paragraph" style:list-style-name="hlp_5f_tipimg" style:master-page-name="">
      <style:paragraph-properties loext:contextual-spacing="false" fo:margin="100%" fo:margin-left="0cm" fo:margin-right="0cm" fo:margin-top="0.199cm" fo:margin-bottom="0.199cm" fo:line-height="100%" fo:text-align="start" style:justify-single-word="false"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warning" style:display-name="hlp_warning" style:family="paragraph" style:next-style-name="hlp_5f_paragraph" style:list-style-name="hlp_5f_warnimg" style:master-page-name="">
      <style:paragraph-properties loext:contextual-spacing="false" fo:margin="100%" fo:margin-left="0cm" fo:margin-right="0cm" fo:margin-top="0.199cm" fo:margin-bottom="0.199cm" fo:line-height="100%" fo:text-align="start" style:justify-single-word="false"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note" style:display-name="hlp_note" style:family="paragraph" style:next-style-name="hlp_5f_paragraph" style:list-style-name="hlp_5f_noteimg" style:master-page-name="">
      <style:paragraph-properties loext:contextual-spacing="false" fo:margin="100%" fo:margin-left="0cm" fo:margin-right="0cm" fo:margin-top="0.199cm" fo:margin-bottom="0.199cm" fo:line-height="100%" fo:text-align="start" style:justify-single-word="false" fo:keep-together="always" fo:text-indent="0cm" style:auto-text-indent="false" style:page-number="auto" fo:background-color="transparent" fo:padding="0cm" fo:border="none" style:shadow="none" fo:keep-with-next="always"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list_5f_nbr" style:display-name="hlp_list_nbr" style:family="paragraph" style:list-style-name="hlp_5f_list_5f_nbr" style:master-page-name="">
      <style:paragraph-properties loext:contextual-spacing="false" fo:margin="100%" fo:margin-left="0cm" fo:margin-right="0cm" fo:margin-top="0.049cm" fo:margin-bottom="0.049cm" fo:line-height="100%" fo:text-align="start" style:justify-single-word="false" fo:keep-together="auto"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list_5f_dot" style:display-name="hlp_list_dot" style:family="paragraph" style:list-style-name="hlp_5f_list_5f_dot" style:master-page-name="">
      <style:paragraph-properties loext:contextual-spacing="false" fo:margin="100%" fo:margin-left="0cm" fo:margin-right="0cm" fo:margin-top="0.049cm" fo:margin-bottom="0.049cm" fo:line-height="100%" fo:text-align="start" style:justify-single-word="false" fo:keep-together="auto"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section" style:display-name="hlp_section" style:family="paragraph" style:next-style-name="hlp_5f_paragraph" style:master-page-name="">
      <style:paragraph-properties loext:contextual-spacing="false" fo:margin-top="0.42cm" fo:margin-bottom="0.049cm" style:page-number="auto" fo:padding="0.049cm" fo:border-left="none" fo:border-right="none" fo:border-top="0.018cm solid #800080" fo:border-bottom="none" style:shadow="none"/>
      <style:text-properties fo:color="#800080" style:font-name="Bitstream Vera Sans1" fo:font-size="10pt" fo:language="zxx" fo:country="none" fo:font-weight="bold"/>
    </style:style>
    <style:style style:name="hlp_5f_tree" style:display-name="hlp_tree" style:family="paragraph" style:master-page-name="">
      <style:paragraph-properties loext:contextual-spacing="false" fo:margin-top="0.101cm" fo:margin-bottom="0.101cm" fo:keep-together="auto" style:page-number="auto" fo:break-before="auto" fo:break-after="auto" fo:background-color="#83caff" fo:padding="0.101cm" fo:border-left="none" fo:border-right="none" fo:border-top="0.088cm solid #000080" fo:border-bottom="0.088cm solid #000080" style:shadow="none" fo:keep-with-next="always">
        <style:tab-stops>
          <style:tab-stop style:position="1cm"/>
          <style:tab-stop style:position="2cm"/>
          <style:tab-stop style:position="3cm"/>
          <style:tab-stop style:position="4.001cm"/>
          <style:tab-stop style:position="5.001cm"/>
          <style:tab-stop style:position="6.001cm"/>
          <style:tab-stop style:position="7.001cm"/>
        </style:tab-stops>
        <style:background-image/>
      </style:paragraph-properties>
      <style:text-properties style:font-name="Bitstream Vera Sans" fo:font-size="10pt"/>
    </style:style>
    <style:style style:name="descrLang" style:family="paragraph" style:parent-style-name="tooltipLang" style:next-style-name="descrText"/>
    <style:style style:name="descrText" style:family="paragraph" style:parent-style-name="tooltipText"/>
    <style:style style:name="Frame_20_contents" style:display-name="Frame contents" style:family="paragraph" style:parent-style-name="Text_20_body" style:class="extr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umberland" style:font-name-asian="Cumberland" style:font-name-complex="Cumberland"/>
    </style:style>
    <style:style style:name="Teletype" style:family="text">
      <style:text-properties style:font-name="Cumberland" style:font-name-asian="Cumberland" style:font-name-complex="Cumberland"/>
    </style:style>
    <style:style style:name="InstructionMacro" style:family="text" style:parent-style-name="Emphasis">
      <style:text-properties style:font-name="Courier New" fo:font-size="10pt" fo:font-style="normal" fo:background-color="#e6e6ff"/>
    </style:style>
    <style:style style:name="InstructionMacroChangement" style:family="text" style:parent-style-name="InstructionMacro">
      <style:text-properties fo:color="#663300"/>
    </style:style>
    <style:style style:name="NomdeVariable" style:family="text">
      <style:text-properties fo:font-style="italic" fo:background-color="transparent"/>
    </style:style>
    <style:style style:name="hlp_5f_emph" style:display-name="hlp_emph" style:family="text">
      <style:text-properties style:use-window-font-color="true" style:font-name="Bitstream Vera Sans1" fo:font-size="10pt" fo:language="zxx" fo:country="none" style:text-underline-style="none" fo:font-weight="bold" fo:background-color="transparent"/>
    </style:style>
    <style:style style:name="Bullet_20_Symbols_20__28_user_29_" style:display-name="Bullet Symbols (user)"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
        <style:list-level-properties text:min-label-distance="0.199cm"/>
      </text:outline-level-style>
      <text:outline-level-style text:level="5" style:num-format="">
        <style:list-level-properties text:min-label-distance="0.101cm"/>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hlp_5f_noteimg" style:display-name="hlp_noteimg">
      <text:list-level-style-image text:level="1"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2"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3"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4"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5"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6"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7"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8"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9"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10"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style>
    <text:list-style style:name="hlp_5f_tipimg" style:display-name="hlp_tipimg">
      <text:list-level-style-image text:level="1"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2"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3"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4"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5"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6"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7"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8"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9"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10"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style>
    <text:list-style style:name="hlp_5f_warnimg" style:display-name="hlp_warnimg">
      <text:list-level-style-image text:level="1"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2"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3"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4"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5"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6"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7"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8"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9"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10"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style>
    <text:list-style style:name="hlp_5f_list_5f_dot" style:display-name="hlp_list_dot">
      <text:list-level-style-bullet text:level="1" text:style-name="Bullet_20_Symbols" text:bullet-char="•">
        <style:list-level-properties text:space-before="0.635cm" text:min-label-width="0.499cm"/>
        <style:text-properties style:font-name="StarSymbol"/>
      </text:list-level-style-bullet>
      <text:list-level-style-bullet text:level="2" text:style-name="Bullet_20_Symbols" text:bullet-char="•">
        <style:list-level-properties text:space-before="1.27cm" text:min-label-width="0.499cm"/>
        <style:text-properties style:font-name="StarSymbol"/>
      </text:list-level-style-bullet>
      <text:list-level-style-bullet text:level="3" text:style-name="Bullet_20_Symbols" text:bullet-char="•">
        <style:list-level-properties text:space-before="1.905cm" text:min-label-width="0.499cm"/>
        <style:text-properties style:font-name="StarSymbol"/>
      </text:list-level-style-bullet>
      <text:list-level-style-bullet text:level="4" text:style-name="Bullet_20_Symbols" text:bullet-char="•">
        <style:list-level-properties text:space-before="2.54cm" text:min-label-width="0.499cm"/>
        <style:text-properties style:font-name="StarSymbol"/>
      </text:list-level-style-bullet>
      <text:list-level-style-bullet text:level="5" text:style-name="Bullet_20_Symbols" text:bullet-char="•">
        <style:list-level-properties text:space-before="3.175cm" text:min-label-width="0.499cm"/>
        <style:text-properties style:font-name="StarSymbol"/>
      </text:list-level-style-bullet>
      <text:list-level-style-bullet text:level="6" text:style-name="Bullet_20_Symbols" text:bullet-char="•">
        <style:list-level-properties text:space-before="3.81cm" text:min-label-width="0.499cm"/>
        <style:text-properties style:font-name="StarSymbol"/>
      </text:list-level-style-bullet>
      <text:list-level-style-bullet text:level="7" text:style-name="Bullet_20_Symbols" text:bullet-char="•">
        <style:list-level-properties text:space-before="4.445cm" text:min-label-width="0.499cm"/>
        <style:text-properties style:font-name="StarSymbol"/>
      </text:list-level-style-bullet>
      <text:list-level-style-bullet text:level="8" text:style-name="Bullet_20_Symbols" text:bullet-char="•">
        <style:list-level-properties text:space-before="5.08cm" text:min-label-width="0.499cm"/>
        <style:text-properties style:font-name="StarSymbol"/>
      </text:list-level-style-bullet>
      <text:list-level-style-bullet text:level="9" text:style-name="Bullet_20_Symbols" text:bullet-char="•">
        <style:list-level-properties text:space-before="5.715cm" text:min-label-width="0.499cm"/>
        <style:text-properties style:font-name="StarSymbol"/>
      </text:list-level-style-bullet>
      <text:list-level-style-bullet text:level="10" text:style-name="Bullet_20_Symbols" text:bullet-char="•">
        <style:list-level-properties text:space-before="6.35cm" text:min-label-width="0.499cm"/>
        <style:text-properties style:font-name="StarSymbol"/>
      </text:list-level-style-bullet>
    </text:list-style>
    <text:list-style style:name="hlp_5f_list_5f_nbr" style:display-name="hlp_list_nbr">
      <text:list-level-style-number text:level="1" style:num-suffix="." style:num-format="1">
        <style:list-level-properties text:space-before="0.635cm" text:min-label-width="0.499cm"/>
      </text:list-level-style-number>
      <text:list-level-style-number text:level="2" style:num-suffix="." style:num-format="1">
        <style:list-level-properties text:space-before="1.27cm" text:min-label-width="0.499cm"/>
      </text:list-level-style-number>
      <text:list-level-style-number text:level="3" style:num-suffix="." style:num-format="1">
        <style:list-level-properties text:space-before="1.905cm" text:min-label-width="0.499cm"/>
      </text:list-level-style-number>
      <text:list-level-style-number text:level="4" style:num-suffix="." style:num-format="1">
        <style:list-level-properties text:space-before="2.54cm" text:min-label-width="0.499cm"/>
      </text:list-level-style-number>
      <text:list-level-style-number text:level="5" style:num-suffix="." style:num-format="1">
        <style:list-level-properties text:space-before="3.175cm" text:min-label-width="0.499cm"/>
      </text:list-level-style-number>
      <text:list-level-style-number text:level="6" style:num-suffix="." style:num-format="1">
        <style:list-level-properties text:space-before="3.81cm" text:min-label-width="0.499cm"/>
      </text:list-level-style-number>
      <text:list-level-style-number text:level="7" style:num-suffix="." style:num-format="1">
        <style:list-level-properties text:space-before="4.445cm" text:min-label-width="0.499cm"/>
      </text:list-level-style-number>
      <text:list-level-style-number text:level="8" style:num-suffix="." style:num-format="1">
        <style:list-level-properties text:space-before="5.08cm" text:min-label-width="0.499cm"/>
      </text:list-level-style-number>
      <text:list-level-style-number text:level="9" style:num-suffix="." style:num-format="1">
        <style:list-level-properties text:space-before="5.715cm" text:min-label-width="0.499cm"/>
      </text:list-level-style-number>
      <text:list-level-style-number text:level="10" style:num-suffix="." style:num-format="1">
        <style:list-level-properties text:space-before="6.35cm" text:min-label-width="0.499cm"/>
      </text:list-level-style-number>
    </text:list-style>
    <text:list-style style:name="hlp_5f_tag" style:display-name="hlp_tag">
      <text:list-level-style-bullet text:level="1" text:style-name="Bullet_20_Symbols" text:bullet-char="➔">
        <style:list-level-properties text:space-before="0.635cm"/>
        <style:text-properties style:font-name="StarSymbol"/>
      </text:list-level-style-bullet>
      <text:list-level-style-bullet text:level="2" text:style-name="Bullet_20_Symbols" text:bullet-char="➔">
        <style:list-level-properties text:space-before="1.27cm"/>
        <style:text-properties style:font-name="StarSymbol"/>
      </text:list-level-style-bullet>
      <text:list-level-style-bullet text:level="3" text:style-name="Bullet_20_Symbols" text:bullet-char="➔">
        <style:list-level-properties text:space-before="1.905cm"/>
        <style:text-properties style:font-name="StarSymbol"/>
      </text:list-level-style-bullet>
      <text:list-level-style-bullet text:level="4" text:style-name="Bullet_20_Symbols" text:bullet-char="➔">
        <style:list-level-properties text:space-before="2.54cm"/>
        <style:text-properties style:font-name="StarSymbol"/>
      </text:list-level-style-bullet>
      <text:list-level-style-bullet text:level="5" text:style-name="Bullet_20_Symbols" text:bullet-char="➔">
        <style:list-level-properties text:space-before="3.175cm"/>
        <style:text-properties style:font-name="StarSymbol"/>
      </text:list-level-style-bullet>
      <text:list-level-style-bullet text:level="6" text:style-name="Bullet_20_Symbols" text:bullet-char="➔">
        <style:list-level-properties text:space-before="3.81cm"/>
        <style:text-properties style:font-name="StarSymbol"/>
      </text:list-level-style-bullet>
      <text:list-level-style-bullet text:level="7" text:style-name="Bullet_20_Symbols" text:bullet-char="➔">
        <style:list-level-properties text:space-before="4.445cm"/>
        <style:text-properties style:font-name="StarSymbol"/>
      </text:list-level-style-bullet>
      <text:list-level-style-bullet text:level="8" text:style-name="Bullet_20_Symbols" text:bullet-char="➔">
        <style:list-level-properties text:space-before="5.08cm"/>
        <style:text-properties style:font-name="StarSymbol"/>
      </text:list-level-style-bullet>
      <text:list-level-style-bullet text:level="9" text:style-name="Bullet_20_Symbols" text:bullet-char="➔">
        <style:list-level-properties text:space-before="5.715cm"/>
        <style:text-properties style:font-name="StarSymbol"/>
      </text:list-level-style-bullet>
      <text:list-level-style-bullet text:level="10" text:style-name="Bullet_20_Symbols" text:bullet-char="➔">
        <style:list-level-properties text:space-before="6.3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MP2" style:family="paragraph" style:parent-style-name="Footer">
      <style:text-properties fo:font-size="11pt" style:font-size-asian="11pt" style:font-size-complex="11pt"/>
    </style:style>
    <style:style style:name="MT1" style:family="text"/>
    <style:page-layout style:name="Mpm1">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Extension Compiler version <text:reference-ref text:reference-format="text" text:ref-name="ExtCompVersion">2.1.2</text:reference-ref><text:tab/>Extension : <text:file-name text:display="name">OOTyW</text:file-name></text:p>
      </style:header>
      <style:footer>
        <text:p text:style-name="MP2"> - <text:a xlink:type="simple" xlink:href="#Table%20des%20matières1_Head%7Cregion" text:style-name="Internet_20_link" text:visited-style-name="Visited_20_Internet_20_Link">Back to Table of Contents</text:a><text:tab/><text:tab/><text:page-number text:select-page="current">49</text:page-number>/<text:page-count>49</text:page-count></text:p>
      </style:footer>
    </style:master-page>
    <style:master-page style:name="First_20_Page" style:display-name="First Page" style:page-layout-name="Mpm2" style:next-style-name="Standard"/>
    <style:master-page style:name="HTML"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dc:subject>  </dc:subject>
    <meta:creation-date>2018-09-30T23:32:33.22</meta:creation-date>
    <dc:language>en-US</dc:language>
    <meta:editing-cycles>1</meta:editing-cycles>
    <meta:editing-duration>P0D</meta:editing-duration>
    <meta:document-statistic meta:table-count="4" meta:image-count="4" meta:object-count="0" meta:page-count="49" meta:paragraph-count="1229" meta:word-count="13233" meta:character-count="81980"/>
    <meta:user-defined meta:name="Info 1"/>
    <meta:user-defined meta:name="Info 2"/>
    <meta:user-defined meta:name="Info 3"/>
    <meta:user-defined meta:name="Info 4"/>
    <meta:template xlink:type="simple" xlink:actuate="onRequest" xlink:title="ExtensionCompiler" xlink:href="../../../../AppData/Roaming/OpenOffice/4/user/template/ExtensionCompiler.ott" meta:date="2018-09-30T23:32:25.87"/>
  </office:meta>
</office:document-meta>
</file>

<file path=Basic/ConfigTool/Data.xml><?xml version="1.0" encoding="utf-8"?>
<!DOCTYPE module  PUBLIC '-//OpenOffice.org//DTD OfficeDocument 1.0//EN'  'module.dtd'>
<script:module xmlns:script="http://openoffice.org/2000/script" script:name="Data" script:language="StarBasic">REM  *****  BASIC  *****

Option Explicit

' debug : set to True if you want to change some files in $(temp)/ExtCompilBM1/ and let rezip the extension
Public Const MODIFY_OXT_CONTENTS = False 

Public ToolIdentity As String
Public extensionIdentifier As String, extensionVersion As String
Public OpenOfficeVersionMin(1) As String, OpenOfficeVersionMax(1) As String ' version dependencies
Public packageName As String, extensionLocation As String, extUpdateName As String, packageSuffix As String
Public ApplicationTarget As String, nonBasicScript As Boolean, hasToolbar As Boolean, acceptLicense As String
Public minMajorVersion As Long, minMinorVersion As Long, unsupportedFeatures As String
Public Const DEBUG_FILE = "PackageName.txt"

' memory zones for arguments of successive instruction calls
Public argsDisplayName As String, argsPublisherName As String, argsReleaseNotes As String
Public argsUpdate As String

' memory zone for URL+image : ARG_SEP URL ARG_SEP Image ( ARGSET_SEP  ARG_SEP URL ARG_SEP Image )
' contains up to 500 images in 62000 characters! (110 char per URL, 20 char per image + separators)
Public URLImages As String
Public lastURL As String ' set by setURL, used by setImage

' file indexes - Warning : in module Utilities, Const maxFiles must be &gt;= maximal index
Public Const manifestXml=1, descrXml=2, addonXml=3, tbnameXml=4, helpXml=5, extUpdateXml=6

' application contexts
' see declaration of OOoContextNames in module M3d
' !! toolbarTitles is Redim in module Starter, Sub initializeData
Public toolbarTitles(20, 8) As String ' index1 = application context, valuemax &gt;= max in OOoContextNames   index2 = toolbar number
Public ToolbarTitlesContexts As String ' used by beginTbTitles and setTitle
Public toolbarCurrentNumber As Long

' URL directory addresses ending with / character
Public compilerDir As String, metaInfDir As String, designerDir As String

Public indentLevel As Long ' indentation of xml instructions : help files, AddonUI

Public nodeNameRank As Long ' reset at opening each unique node

' used to generate id in help files
Public elementIdRank As Long
Public HelpStatus As String, helpLang As String, helpPageName As String, sectionName As String

' used for help tree
Public helpTreeLine As String

' index values for allowedMacros and stackAllowed(n)
Public Const beginContextFlags = 1                  ' for beginBlock
Public Const endContextFlags = beginContextFlags +1 ' for endBlock
Public Const InstrFlags = endContextFlags +1        ' for other instructions
Public Const openedBlockFlags = InstrFlags +1       ' remember beginBlock flags not yet closed
Public Const maxFlagType = openedBlockFlags

Public Const stackDepth  = 100 ' each beginBlock uses 2 levels. Hope it is enough ...

' currently allowed instructions. Index 0 is not used.
Public allowedMacros(maxFlagType) As Long  ' binary contents, set of flags, described hereunder

' stack for successive instruction contexts. Index n,0 is not used, Index 0,p is not used.
Public stackAllowed(stackDepth, maxFlagType) As Long, stackAllowedIndex As Long

' used for error message
Public currentInstructionStack As Long, currentInstructionFlag As Long

Public CR As String, EOL As String
Public ARGSET_SEP As String, ARG_SEP As String
Public Const ETC_ETC = 0


' ----- parameters for identification of beginXxx and endXxx
Public Const FendBlockAllowed =         &amp;H00000001 ' set in the context of the current block
Public Const FDescription =             &amp;H00000002
Public Const Funused03 =                &amp;H00000004
Public Const FUpdateInformation =       &amp;H00000008
Public Const FAnnexes =                 &amp;H00000010
Public Const FAddonUI =                 &amp;H00000020
Public Const FAddonMenu =               &amp;H00000040
Public Const FOfficeMenuBar =           &amp;H00000080
Public Const FOfficeHelp =              &amp;H00000100
Public Const FOfficeMenuBarMerging =    &amp;H00000200
Public Const FOfficeToolbarMerging =    &amp;H00000400
Public Const FOfficeToolBar =           &amp;H00000800
Public Const Funused13 =                &amp;H00001000
Public Const FTbTitles =                &amp;H00002000
Public Const FButton =                  &amp;H00004000
Public Const FTitles =                  &amp;H00008000
Public Const FCommand =                 &amp;H00010000
Public Const FMenu =                    &amp;H00020000
Public Const FMenuItems =               &amp;H00040000
Public Const FMergeInstruction =        &amp;H00080000
Public Const FMergeItems =              &amp;H00100000
Public Const FOfficeImages =            &amp;H00200000
Public Const FImage =                   &amp;H00400000
Public Const Funused24 =                &amp;H00800000
Public Const Funused25 =                &amp;H01000000
Public Const Funused26 =                &amp;H02000000
Public Const Funused27 =                &amp;H08000000
Public Const Funused28 =                &amp;H08000000
Public Const Funused29 =                &amp;H10000000
Public Const Funused30 =                &amp;H20000000
Public Const Funused31 =                &amp;H40000000
Public Const Funused32 =                &amp;H80000000

' ----- parameters for identification of other instructions
Public Const FaddConfiguration =        &amp;H00000001
Public Const FaddSeparator =            &amp;H00000002
Public Const FsetButtonType =           &amp;H00000004
Public Const FsetDisplayName =          &amp;H00000008
Public Const FsetPublisherName =        &amp;H00000010
Public Const FsetImage =                &amp;H00000020
Public Const FsetLicense =              &amp;H00000040
Public Const Funused40 =                &amp;H00000080
Public Const FsetTarget =               &amp;H00000100
Public Const FsetReleaseNotes =         &amp;H00000200
Public Const FsetIcon =                 &amp;H00000400
Public Const FsetTitle =                &amp;H00000800
Public Const FsetTooltip =              &amp;H00001000
Public Const FsetUpdateSource =         &amp;H00002000
Public Const FsetURL =                  &amp;H00004000
Public Const FsetHelp =                 &amp;H00008000
Public Const FuseComponent =            &amp;H00010000
Public Const FuseLibrary =              &amp;H00020000
Public Const FsetProperty =             &amp;H00040000
Public Const FsetMergePoint =           &amp;H00080000
Public Const FsetExtensionDescription = &amp;H00100000
Public Const FsetPlatform =             &amp;H00200000
Public Const Funused55 =                &amp;H00400000
Public Const Funused56 =                &amp;H00800000
Public Const Funused57 =                &amp;H01000000
Public Const Funused58 =                &amp;H02000000
Public Const Funused59 =                &amp;H04000000
Public Const Funused60 =                &amp;H08000000
Public Const Funused61 =                &amp;H10000000
Public Const Funused62 =                &amp;H20000000
Public Const Funused63 =                &amp;H40000000
Public Const Funused64 =                &amp;H80000000


' ________________________________________________________________________________

Sub OnlyDataHere

End Sub


</script:module>
</file>

<file path=Basic/ConfigTool/HelpHelper.xml><?xml version="1.0" encoding="utf-8"?>
<!DOCTYPE module  PUBLIC '-//OpenOffice.org//DTD OfficeDocument 1.0//EN'  'module.dtd'>
<script:module xmlns:script="http://openoffice.org/2000/script" script:name="HelpHelper" script:language="StarBasic">REM  *****  BASIC  *****

Option Explicit

Sub showCurrentHelpPageAddress()
Dim allDocs As Object, enuDocs As Object, aDoc As Object
Dim helpAddr As String, hsl As Long, x1 As Long, x2 As Long
Dim s2 As String
Const helpStart = "vnd.sun.star.help://"

hsl = Len(helpStart)
allDocs = StarDesktop.Components
enuDocs = allDocs.createEnumeration
Do While enuDocs.hasMoreElements
  aDoc = enuDocs.nextElement
  if HasUnoInterfaces(aDoc, "com.sun.star.frame.XStorable")  then
    helpAddr = aDoc.getLocation()
    if Left(helpAddr, hsl) = helpStart  then ' this is a help window
      ' a page found from Index or Full Search has %2F instead of / characters
      helpAddr = join(split(helpAddr, "%2F"), "/") ' replace with /
      x1 = InStr(hsl +1, helpAddr, "/", 0) ' position of first subdivision
      x2 = InStr(x1 +1, helpAddr, "?", 0)  ' position of URL arguments
      if x1 * x2 &gt; 0  then
        helpAddr = Mid(helpAddr, x1 +1, x2 -x1 -1)
        if LCase(Right(helpAddr, 4)) = ".xhp"  then
          InputBox("Copy this URL to the clipboard, then paste it in the comment", "Help page address", helpAddr)
          Exit Sub
        else
          MsgBox("The displayed help page is not suitable." &amp; chr(13) &amp; _
            "It may be a blank page or a help page of an extension.", 48, "Help page address")
          Exit Sub
        end if
      else
      	MsgBox("Unexpected URL format" &amp; chr(13) &amp; helpAddr, 16, "Help page address")
      end if
    end if
  end if
Loop
MsgBox("No help window found !", 48, "Help page address")
End Sub
</script:module>
</file>

<file path=Basic/ConfigTool/Infos.xml><?xml version="1.0" encoding="utf-8"?>
<!DOCTYPE module  PUBLIC '-//OpenOffice.org//DTD OfficeDocument 1.0//EN'  'module.dtd'>
<script:module xmlns:script="http://openoffice.org/2000/script" script:name="Infos" script:language="StarBasic">

Sub ReadTheseComments

'  ************    Explanations    ******************


' allowedMacros() contains flags which allow use of an instruction or a block of instructions
' there are 3 kinds of allowances :
' beginContextFlags for beginXxxx
' endContextFlags   for endXxxx
' InstrFlags        for other instructions
' In each kind of allowances, there is a bit specific for each instruction (InstrFlags) or block (beginContextFlags, endContextFlags) which can be used.

' A block is used to control the use of a subset of instructions.
' A block called Xxxx begins with a beginXxxxx and ends with a endXxxx
' For example, in a Description block you should not find instruction setIdentifier, nor block Officehelp.

' A block may contain other blocks for the same reason : only some instructions inside a block.
' Each beginXxxx creates a new context independent of the englobing block.
' Each endXxxx retrieves the previous context.
' stackAllowed is an array used as a stack to remember the context of englobing blocks.
' because there are 3 kinds of allowances, each stack level has 3 data words for store.
' stackAllowedIndex is the pointer to the current stack position

'    ---  handling of allowance  ---

' When a beginXxxx is entered :
' - check that this is allowed
' - create a new context (pushStack) - a new context has nothing allowed.
' - set the flag for end of this kind of block; it will be used later
' - create a new context (pushStack)
' - do initialization specific to this kind of block, e.g. :
'   - specific xml code, etc
'   - set the flag(s) for the first accepted script instructions (or inner block)
'   - indicate if the block can be closed (FendBlockAllowed)

' for each script instruction it is possible to have :
' - specific xml code, etc
' - set or reset appropriate flags for acceptance of next instructions
' - indicate if the parent block can be closed (allowParentBlockClosure)

' when a endXxxx is entered :
' - check if ending the current block is allowed (FendBlockAllowed)
' - retrieve previous context (popStack)
' - check that this kind of block was indeed the currently opened block
' - retrieve previous context (popStack) - so we are back in the context when entering the beginBlock
' - do finalization specific to this kind of block:
'   - specific xml code, etc
'   - set the flag(s) for the next accepted script instructions (or block)
 
 

' The final part specific to a given block allow instructions or new blocks :
' - If only one instruction is allowed, it is mandatory to find it in the next script instruction,
'   except if the current block can be closed.
' - If several instructions are allowed, any of them can be found in the script.
' - When an instruction is found the corresponding allowed flag is reset, so it cannot be used again,
'   except if the flag is set again later.
' - If a new block of a given kind is allowed, its flag is set in beginContextFlags.

' The final part of the code for an instruction may allow (or disallow) use of other instructions or blocks.
' For example it may allow the current block to close by setting FendBlockAllowed in endContextFlags.


' A problem appears when, depending on the calling block, the same instruction must be followed by a
' different instruction or block. Or if the arguments of the instruction depend on the englobing blocks.
' Example : endTitles may be followed by setControlType or setURL or beginMenuItems

' The solution is to find out in which context we are, i.e. the englobing blocks.
' We memorize the successive order of the opened blocks in the stack : openedBlockFlags
' This stack is analyzed with function : isCurrentContext(Array(...))
' The block flags are listed from left to right = from the outer to the inner blocks.
' It is possible to recognize three cases :
'  - blocks ending in a specific order,
'  - a complete ordered list of blocks,
'  - a specific order of the first blocks

' - - evolution -  -
' to create a new block or new instruction you must :
' - declare its flag in module Data
' - add a Case in routine flag2String()
' - create a routine for the instruction, or a begin and an end routine for a block.

End Sub
</script:module>
</file>

<file path=Basic/ConfigTool/M0.xml><?xml version="1.0" encoding="utf-8"?>
<!DOCTYPE module  PUBLIC '-//OpenOffice.org//DTD OfficeDocument 1.0//EN'  'module.dtd'>
<script:module xmlns:script="http://openoffice.org/2000/script" script:name="M0" script:language="StarBasic">REM  *****  BASIC  *****

Option Explicit



Sub beginBlock(newContext As Long)
' internal routine
checkAllowed(beginContextFlags, newContext)
pushStackAllowed ' create a new context with nothing allowed.
' history of successive blocks (only stackAllowedIndex = 1, 3, 5... is used)
stackAllowed(stackAllowedIndex, openedBlockFlags) = newContext 

setAllowed(endContextFlags, newContext) ' set the flag for end of this kind of block; it will be used later
pushStackAllowed ' create a new context with nothing allowed.
End Sub




Sub endBlock(currentContext As Long)
' internal routine
Dim closingPossible As Boolean

closingPossible = isAllowed(endContextFlags, FendBlockAllowed) ' prevention against premature closing
popStackAllowed ' retrieve previous context where the end flag should be set
checkAllowed(endContextFlags, currentContext) ' prevention against closing the wrong block
if not closingPossible  then
  FatalError(txt0701)
end if
popStackAllowed ' retrieve previous context - so we are back in the context when entering the beginBlock
End Sub



</script:module>
</file>

<file path=Basic/ConfigTool/M1a.xml><?xml version="1.0" encoding="utf-8"?>
<!DOCTYPE module  PUBLIC '-//OpenOffice.org//DTD OfficeDocument 1.0//EN'  'module.dtd'>
<script:module xmlns:script="http://openoffice.org/2000/script" script:name="M1a" script:language="StarBasic">REM  *****  BASIC  *****

Option Explicit


Sub beginDescription(uniqueName As String, v As String, Optional location As String)
beginBlock(FDescription)
progressing(0, "Description")
checkOOoDependency("Description", 2, 0)

if identifierSyntaxError(uniqueName)  then FatalError(txt0227 &amp; uniqueName &amp; CR &amp; txt0201)
extensionIdentifier = uniqueName
addUTF8Line(descrXml, 1, "&lt;identifier value=""" &amp; extensionIdentifier &amp; """ /&gt;" )
checkOOoDependency("Extension Identifier", 2, 2)

if versionSyntaxError(v)  then  FatalError(txt0227 &amp; v &amp; CR &amp; txt0202)
extensionVersion = v
packageName = packageName &amp; "-" &amp; extensionVersion &amp; ".oxt"
addUTF8Line(descrXml, 1, "&lt;version value=""" &amp; extensionVersion &amp; """ /&gt;" )
checkOOoDependency("Version", 2, 1)

if not IsMissing(location)  then LogMessage(txt0213) ' this parameter is no longer used

argsDisplayName =   ""
argsPublisherName = ""
argsReleaseNotes =  ""
argsUpdate =        ""
allowParentBlockClosure ' Description block may contain nothing more
setAllowed(InstrFlags, FsetTooltip +FsetExtensionDescription +FsetLicense _
  +FsetHelp +FsetIcon +FsetPlatform _
  +FsetDisplayName +FsetPublisherName +FsetReleaseNotes)         ' optional, in any order
setAllowed(beginContextFlags, FUpdateInformation) ' optional
End Sub



Sub endDescription()
endBlock(FDescription)
writeDependencies
if Len(argsDisplayName)   &gt; 0  then writeDisplayName
if Len(argsPublisherName) &gt; 0  then writePublisherName(descrXml)
if Len(argsReleaseNotes)  &gt; 0  then writeReleaseNotes(descrXml)
if Len(argsUpdate)        &gt; 0  then writeExtensionUpdate
addUTF8Line(descrXml, 0, "&lt;/description&gt;" )
progressing(+4)
closeOutputUTF8File(descrXml)
setAllowed(beginContextFlags, FAnnexes +FAddonUI) ' both optional, but AddonUI usually needs Annexes
End Sub



Function identifierSyntaxError(uniqueName As String) As Boolean
' internal routine.   check that uniquename seems reasonable
Const legalChars = "abcdefghijklmnopqrstuvwxyzABCDEFGHIJKLMNOPQRSTUVWXYZ0123456789-_."
Dim x As Long, aChar As String

identifierSyntaxError = True
if (Len(uniqueName) &lt; 5) or (InStr(1, legalChars, Left(uniqueName, 1), 0) &gt; 52) then Exit Function
for x = 1 to Len(uniqueName) ' check illegal characters
  aChar = Mid(uniqueName, x, 1)
  if InStr(1, legalChars, aChar, 0) = 0  then Exit Function
next
identifierSyntaxError = False  ' normal exit : no error
End Function



Function versionSyntaxError(v As String) As Boolean
' check that the string has a syntax like 123.45.6789.01.23.45
Dim n As Long, syntaxError As Boolean

versionSyntaxError = True
for n = 1 to Len(v)
  if InStr(1, "0123456789.", Mid(v, n, 1), 0) = 0  then Exit Function
next
if (Left(v, 1) = ".") or (Right(v, 1) = ".")  then Exit Function
if InStr(1, v, "..", 0) &gt; 0                   then Exit Function
versionSyntaxError = False  ' normal exit : no error
End Function



Sub setTooltip(langList As String, defaultLang As String)
Dim defLangFound As Boolean
Dim langn As String, addLocale As String, languages As Variant

checkAllowed(InstrFlags, FsetTooltip)
defLangFound = False
languages = stringList2arrayList(langList)
if hasEmptyItems(languages)  then FatalError(txt0401 &amp; langList)
for each langn in languages
  createUTF8FileFromStyle("tooltipLang", "tooltipText", "Tooltip", langn, _
      compilerDir &amp; "Tooltips/tip-" &amp; langn &amp; ".txt") ' no check of text length for the moment
  if langn = defaultLang  then  ' default tooltip
    addLocale = """"
    defLangFound = True
  else
    addLocale = ";locale=" &amp; langn &amp; """"
  end if 
  addUTF8Line(manifestXml, 1, _
      "&lt;manifest:file-entry manifest:media-type=""application/vnd.sun.star.package-bundle-description" &amp; addLocale )
  addUTF8Line(manifestXml, 2, "manifest:full-path=""Tooltips/tip-" &amp; langn &amp; ".txt"" /&gt;" )
next
if not defLangFound  then
  FatalError(txt0238 &amp; defaultLang &amp; CR &amp; txt0209)
end if
End Sub



Sub setExtensionDescription(langList As String)
Dim langn As String, addLocale As String, languages As Variant

checkAllowed(InstrFlags, FsetExtensionDescription)
checkOOoDependency("Extension Description", 3, 1)
languages = stringList2arrayList(langList)
if hasEmptyItems(languages)  then FatalError(txt0400 &amp; langList)
addUTF8Line(descrXml, 1, "&lt;extension-description&gt;")
for each langn in languages
  createUTF8FileFromStyle("descrLang", "descrText", "Description", langn, _
      compilerDir &amp; "Descriptions/descr-" &amp; langn &amp; ".txt") ' no check of text length for the moment
  addUTF8Line(descrXml, 2, "&lt;src xlink:href=""Descriptions/descr-" &amp;  langn &amp; ".txt"" lang=""" &amp; langn &amp; """/&gt;" )
next
addUTF8Line(descrXml, 1, "&lt;/extension-description&gt;")
End Sub



Sub setLicense(langList As String, Optional restrictions As String)
Dim langn As String, suppReq As Boolean, suppUpd As Boolean
Dim languages As Variant, restr As variant, s As String, r As String

checkAllowed(InstrFlags, FsetLicense)
languages = stringList2arrayList(langList)
if hasEmptyItems(languages)  then FatalError(txt0401 &amp; langList)

suppUpd = True
suppReq = False
' acceptLicense is Public because used in module Starter to possibly run again compilation
acceptLicense = "admin"
if not IsMissing(restrictions)  then
  if Len(Trim(restrictions)) = 0  then FatalError(txt0402 &amp; txt0222) ' empty string
  restr = stringList2arrayList(restrictions)
  for each r in restr
    Select Case r
    Case "userOnly"
      acceptLicense = "user"
    Case "update"
      suppUpd = False
    Case "maskable"
      suppReq = True
    Case Else
      if Len(r) &gt; 0  then FatalError(txt0402 &amp; r)
    End Select
  next
end if

progressing(0, "Description : License")

addUTF8Line(descrXml, 1, "&lt;registration&gt;" )
s = "&lt;simple-license accept-by=""" &amp; acceptLicense &amp; """"
if suppUpd  then s = s &amp; " suppress-on-update=""true"""  ' false if attribute not provided 
if suppReq  then
  s = s &amp; " suppress-if-required=""true"""   ' false if attribute not provided
  checkOOoDependency ("Licence maskable", 3, 3)
else
  checkOOoDependency ("Licence", 2, 4)
end if
addUTF8Line(descrXml, 2, s &amp; " &gt;"  )
for each langn in languages
  createUTF8FileFromStyle("licenseLang", "licenseText", "License", langn, _
      compilerDir &amp; "Legal/license-" &amp; langn &amp; ".txt") ' no check of text length for the moment
  addUTF8Line(descrXml, 3, "&lt;license-text xlink:href=""" &amp; "Legal/license-" &amp; langn &amp; ".txt"" lang=""" &amp; langn &amp; """ /&gt;" )
next
addUTF8Line(descrXml, 2, "&lt;/simple-license&gt;" )
addUTF8Line(descrXml, 1, "&lt;/registration&gt;" )
End Sub



Sub beginUpdateInformation(getupdateMethod As String, getoxtMethod)
Dim updNodeName As String

beginBlock(FUpdateInformation)
addUTF8Line(descrXml, 1, "&lt;update-information&gt;" )
checkOOoDependency("Update Information", 2, 2)
if (getupdateMethod &lt;&gt; "feed") and (getupdateMethod &lt;&gt; "direct")  then  FatalError(txt0401 &amp; getupdateMethod)
if (getoxtMethod &lt;&gt; "website") and (getoxtMethod &lt;&gt; "direct")     then  FatalError(txt0402 &amp; getoxtMethod)
commonSetDescr(argsUpdate, Array(getupdateMethod, getoxtMethod) )
setAllowed(InstrFlags, FsetUpdateSource) ' at least one setUpdateSource is mandatory
End Sub



Sub endUpdateInformation()
endBlock(FUpdateInformation)
addUTF8Line(descrXml, 1, "&lt;/update-information&gt;" )
End Sub



Sub setIcon(normalIcon As String, Optional highContrastIcon As String)
checkAllowed(InstrFlags, FsetIcon)
checkOOoDependency("Extension icon", 3, 0)
if (Right(normalIcon, 1) = "/")  or not FileExists(compilerDir &amp; normalIcon)  then
 ' this is a directory URL, or file does not exist
  FatalError(txt0227 &amp; normalIcon &amp; CR &amp; txt0304)
end if
addUTF8Line(descrXml, 1, "&lt;icon&gt;" )
addUTF8Line(descrXml, 2, "&lt;default xlink:href=""" &amp; normalIcon &amp; """ /&gt;" )
if not IsMissing(highContrastIcon)  then
  if (Right(highContrastIcon, 1) = "/")  or not FileExists(compilerDir &amp; highContrastIcon)  then
    FatalError(txt0227 &amp; highContrastIcon &amp; CR &amp; txt0304)
  end if
  addUTF8Line(descrXml, 2, "&lt;high-contrast xlink:href=""" &amp; highContrastIcon &amp; """ /&gt;" )
end if
addUTF8Line(descrXml, 1, "&lt;/icon&gt;" )
End Sub


Sub setPlatform(ByVal platformList As String)
checkAllowed(InstrFlags, FsetPlatform)
checkOOoDependency("Platform", 3, 0)
platformList = join(split(platformList, " "), "") ' suppress spaces
addUTF8Line(descrXml, 1, "&lt;platform value=""" &amp; platformList &amp; """ /&gt;" )
End Sub




</script:module>
</file>

<file path=Basic/ConfigTool/M1b.xml><?xml version="1.0" encoding="utf-8"?>
<!DOCTYPE module  PUBLIC '-//OpenOffice.org//DTD OfficeDocument 1.0//EN'  'module.dtd'>
<script:module xmlns:script="http://openoffice.org/2000/script" script:name="M1b" script:language="StarBasic">REM  *****  BASIC  *****

Option Explicit

Private Const noMorePages = "*No more pages*"

' The help routines use these Public variables declared in module Data :
' HelpStatus As String, helpLang As String, helpPageName As String, sectionName As String
' packageName As String, argsDisplayName As String


Sub setHelp(langList As String)
Dim languages As Variant

checkAllowed(InstrFlags, FsetHelp)
languages = stringList2arrayList(langList)
if hasEmptyItems(languages)  then FatalError(txt0400 &amp; langList)
for each helpLang in languages
  progressing(0, "Description : Help " &amp; helpLang)
  writeHelpFilesForLang
next
addUTF8Line(manifestXml, 1, "&lt;manifest:file-entry manifest:media-type=""application/vnd.sun.star.help"" ")
addUTF8Line(manifestXml, 2, "manifest:full-path=""help"" /&gt;" )
checkOOoDependency("Extension Help", 2, 4)
progressing(+4)
End Sub



Sub writeHelpFilesForLang
Dim allParags As Object, aParag As Object
Dim langFound As Boolean

allParags = ThisComponent.Text.createEnumeration
helpPageName = findHelpForLang(allParags)
elementIdRank = 0
helpTreeLine = ""
langFound = False
Do While (allParags.hasMoreElements) and (helpPageName &lt;&gt; noMorePages)  ' find successive pages in this language
  aParag = allParags.nextElement
  if aParag.supportsService("com.sun.star.text.Paragraph")  then
    if aParag.ParaStyleName = "hlp_page"  then
      helpPageName = Trim(aParag.String)
      Do While (Len(helpPageName) &gt; 0) and (helpPageName &lt;&gt; noMorePages)
        langFound = True
        writeHelpPageFile(allParags) ' changes helpPageName if another page exists
      Loop
    elseif (aParag.ParaStyleName = "helpLang")  then
      helpPageName = noMorePages
    end if
  end if
Loop
if langFound  then
  if Len(helpTreeLine) &gt; 0  then  writeHelpTreeFile(allParags)
else ' no help in this language
  FatalError(txt0227 &amp; helpLang &amp; CR &amp; txt0207)
end if
End Sub



Function findHelpForLang(allParags As Object) As String
' returns empty string if OK, returns noMorePages if not found
Dim aParag As Object

Do While allParags.hasMoreElements ' find a help paragraph of the requested language
  aParag = allParags.nextElement
  if aParag.supportsService("com.sun.star.text.Paragraph")  then
    if aParag.ParaStyleName = "helpLang"  then
      if aParag.String = ("Help " &amp; helpLang)  then
        findHelpForLang = "" ' search the first page
        Exit Function
      end if
    end if
  end if
Loop
' no help in this language
findHelpForLang = noMorePages
End Function



Sub writeHelpPageFile(allParags As Object)
Dim helpFileName As String, h As Long, pageTitle As String, pageFileNameOnly As String

h = InStr(1, helpPageName, ":", 0) ' helpPageName is already set
if h = 0  then
  pageFileNameOnly = Trim(helpPageName)
  pageTitle = pageFileNameOnly
else
  pageFileNameOnly = Trim(Left(helpPageName, h-1))
  pageTitle = Trim(Mid(helpPageName, h+1))
end if
helpFileName = "/" &amp; extensionIdentifier &amp; "/" &amp; pageFileNameOnly &amp; ".xhp"
if FileExists(compilerDir &amp; "help/" &amp; helpLang &amp; helpFileName)  then
  FatalHelpError(txt0226) ' a page of this name already exists (for the lang)
end if
createUTF8File(helpXml, compilerDir &amp; "help/" &amp; helpLang &amp; helpFileName)
addUTF8Line(helpXml, 0, "&lt;?xml version=""1.0"" encoding=""UTF-8""?&gt;")
addUTF8Line(helpXml, 0, "&lt;helpdocument version=""1.0""&gt;")
addUTF8Line(helpXml, 1, "&lt;meta&gt;")
addUTF8Line(helpXml, 2, "&lt;topic id=""" &amp; extensionIdentifier &amp; "." &amp; pageFileNameOnly &amp; """&gt;")
addUTF8Line(helpXml, 3, "&lt;title id=""tit"" xml-lang=""" &amp; helpLang &amp; """&gt;" &amp; _
  changeConflictChars(getDisplayNameForHelp &amp; " : " &amp; pageTitle) &amp; "&lt;/title&gt;")
addUTF8Line(helpXml, 3, "&lt;filename&gt;" &amp; helpFileName &amp; "&lt;/filename&gt;")
addUTF8Line(helpXml, 2, "&lt;/topic&gt;")
addUTF8Line(helpXml, 1, "&lt;/meta&gt;")
addUTF8Line(helpXml, 1, "&lt;body&gt;")
  writeHelpPageContents(allParags) ' changes helpPageName if another page exists
addUTF8Line(helpXml, 1, "&lt;/body&gt;")
addUTF8Line(helpXml, 0, "&lt;/helpdocument&gt;")
closeOutputUTF8File(helpXml)
End Sub




Function getDisplayNameForHelp() As String
Dim allLocTexts As Variant, aLangText As Variant, argsLang As Variant
Dim x As Long

getDisplayNameForHelp = packageName ' default value
if Len(argsDisplayName) = 0  then Exit Function
allLocTexts = split(argsDisplayName, ARGSET_SEP)
Dim allLangs(UBound(allLocTexts)) As Variant
for x = 0 to UBound(allLocTexts) ' create list of available language-Country
  aLangText = split(allLocTexts(x), ARG_SEP)
  allLangs(x) = aLangText(0)
next
x = bestLangChoice(helpLang, allLangs() )
if x = -1  then  Exit Function ' no fitting text : use package file name
aLangText = split(allLocTexts(x), ARG_SEP)
getDisplayNameForHelp = aLangText(1) ' best fitting text
End Function



Sub writeHelpPageContents(allParags As Object)
Dim aParag As Object, helpStyle As String, nextpage As String

nextpage = noMorePages ' default value
HelpStatus = ""
sectionName = ""
indentLevel = 2
Do While allParags.hasMoreElements
  aParag = allParags.nextElement
  if aParag.supportsService("com.sun.star.text.Paragraph")  then
    helpStyle = aParag.ParaStyleName
    Select Case helpStyle
    Case "hlp_page"
      nextpage = aParag.String
      Exit Do
    Case "hlp_paragraph", "hlp_note", "hlp_warning", "hlp_tip", "hlp_code", "hlp_example"
      checkHelpStatus("")
      writeParagraph(Mid(helpStyle, 5), aParag)
    Case "hlp_list_dot"
      writeListItem("unordered", aParag)
    Case "hlp_list_nbr"
      writeListItem("ordered",   aParag)
    Case "hlp_head1", "hlp_head2", "hlp_head3", "hlp_head4", "hlp_head5", "hlp_head6"
      checkHelpStatus("")
      writeParagraph("heading", aParag, Right(helpStyle, 1))
    Case "hlp_section"
      writeSection(aParag)
    Case "hlp_tag"
      analyseTagLine(aParag)
    Case "hlp_tree" ' this was the last page for this lang
      helpTreeLine = aParag.String
      Exit Do
    Case "helpLang", "Heading 1", "Heading 2", "Heading 3", "Heading 4", "Heading 5"
      Exit Do ' no more pages for this lang
    Case Else
      LogMessage(txt0228 &amp; helpLang &amp; CR &amp; txt0223 &amp; helpPageName &amp; CR &amp; txt0229 &amp; helpStyle &amp; CR &amp; txt0230)
      Exit Do ' any other paragraph style : stop reading
    End Select
  elseif aParag.supportsService("com.sun.star.text.TextTable")  then
    checkHelpStatus("")
    writeSimpleTable(aParag)
  end if
Loop
finalizePage
helpPageName = nextpage
End Sub



Sub finalizePage()
checkHelpStatus("") ' close possible pending list
if Len(SectionName) &gt; 0  then
  indentLevel = indentLevel -1
  addUTF8Line(helpXml, indentLevel, "&lt;/section&gt;")
end if
End Sub












</script:module>
</file>

<file path=Basic/ConfigTool/M1c.xml><?xml version="1.0" encoding="utf-8"?>
<!DOCTYPE module  PUBLIC '-//OpenOffice.org//DTD OfficeDocument 1.0//EN'  'module.dtd'>
<script:module xmlns:script="http://openoffice.org/2000/script" script:name="M1c" script:language="StarBasic">REM  *****  BASIC  *****

Option Explicit



Sub analyseTagLine(aParag As Object)
Dim p1 As Long, p2 As Long
Dim hlptagLine As String, tag As String

hlptagLine = aParag.String
p2 = InStr(3, hlptagLine, "=", 0)
if p2 = 0  then ' missing character "="
  FatalHelpError(txt0208 &amp; CR &amp; hlptagLine)
end if
if InStr(1, hlptagLine, "index ", 0) = 1  then
  writeIndexBookmark(aParag, Len("index "), p2)
elseif InStr(1, hlptagLine, "setURL(", 0) = 1  then
  writeHidBookmark(aParag) ' p2 may point to a character inside the URL !
elseif InStr(1, hlptagLine, "setURL ", 0) = 1  then
  writeHidBookmark(aParag) ' p2 may point to a character inside the URL !
elseif InStr(1, hlptagLine, "target ", 0) = 1  then
  checkHelpStatus("") ' close pending list
  ' add an empty section with id = argument of target
  addUTF8Line(helpXml, indentLevel, "&lt;section id=""" &amp; Trim(Mid(hlptagLine, p2 +1)) &amp; """ /&gt;")    
elseif InStr(1, hlptagLine, "embed ", 0) = 1  then
  writeEmbed(Mid(hlptagLine, p2 +1)
else ' unrecognized tag
  FatalHelpError(txt0206 &amp; CR &amp; hlptagLine)
end if
End Sub



Sub writeEmbed(sectionAddress As String)
Dim t As Variant, embedRef As String

checkHelpStatus("") ' close pending list
t = stringList2arrayList(sectionAddress)
embedRef = extensionIdentifier &amp; "/" &amp; t(0) &amp; ".xhp"
if UBound(t) &gt; 0  then embedRef = embedRef &amp; "#" &amp; t(1)
addUTF8Line(helpXml, indentLevel, "&lt;embed href=""" &amp; embedRef &amp; """ /&gt;")    
End Sub



Sub writeIndexBookmark(aParag As Object, p1 As Long, p2 As Long)
Dim applist As String, appArray As Variant, allowedApps As Variant, finalNames As Variant
Dim xapp As String, x As Long, y As Long, appExists As Long

applist = Trim(Mid(aParag.String, p1 +1, p2 -p1 -1))
appArray = stringList2arrayList(applist)
allowedApps = split("Writer,Calc,Draw,Impress,Base,Math,Chart", ",")
finalNames = split("writer,calc,draw,impress,database,math,chart", ",")
if UBound(appArray) &gt;= 0  then
  appExists = -1
  for x = 0 to UBound(appArray)
    xapp = appArray(x)
    for y = 0 to UBound(allowedApps)
      if xapp = allowedApps(y)  then
        appExists = appExists +1
        appArray(x) = finalNames(y)
        Exit For
      end if
    next
  next
  if appExists &lt;&gt; UBound(appArray)  then ' an application is not allowed
    FatalHelpError(txt0216 &amp; CR &amp; aParag.String)
  end if
  applist = "_s" &amp; join(appArray, "_s")
end if
addUTF8Line(helpXml, indentLevel, "&lt;bookmark branch=""index""" &amp; helpIdLang &amp; applist &amp; """&gt;")
  writeBookmarkValues(aParag, p2)
addUTF8Line(helpXml, indentLevel, "&lt;/bookmark&gt;")
End Sub



Sub writeBookmarkValues(aParag As Object, p2 As Long)
Dim entriesArray As Variant, entriesList As String, anEntry As String

entriesList = Trim(Mid(aParag.String, p2+1))
entriesArray = stringList2arrayList(entriesList, "|")
if UBound(entriesArray) &gt;= 0  then
  for each anEntry in entriesArray
    ' spaces are significant in bookmark values, xml indentation is not possible
    addUTF8Line(helpXml, indentLevel +1, "&lt;bookmark_value&gt;" &amp; changeConflictChars(anEntry) &amp; "&lt;/bookmark_value&gt;" )
  next
else
  FatalHelpError(txt0224 &amp; CR &amp; aParag.String)
end if
End Sub









Sub writeSimpleTable(helpTable As Object)
Dim aRow As Variant, x As Long, y As Long, xMax As Long
Dim role As String

xMax = helpTable.Columns.Count -1
addUTF8Line(helpXml, indentLevel, "&lt;table " &amp; helpId &amp; """&gt;")
indentLevel = indentLevel +1
for y = 0 to helpTable.Rows.Count -1
  addUTF8Line(helpXml, indentLevel, "&lt;tablerow&gt;"
  indentLevel = indentLevel +1
  if y = 0  then role = "tablehead"  else role = "tablecontent"
  for x = 0 to xMax
    addUTF8Line(helpXml, indentLevel, "&lt;tablecell&gt;"
    indentLevel = indentLevel +1
      writeCell(role, helpTable.getCellByPosition(x, y) )
    indentLevel = indentLevel -1
    addUTF8Line(helpXml, indentLevel, "&lt;/tablecell&gt;"
  next
  indentLevel = indentLevel -1
  addUTF8Line(helpXml, indentLevel, "&lt;/tablerow&gt;"
next
indentLevel = indentLevel -1
addUTF8Line(helpXml, indentLevel, "&lt;/table&gt;"
End Sub



Sub writeCell(role As String, fullText As Object)
Dim allParags As Object, aParag As Object, helpStyle As String

allParags = fullText.createEnumeration
Do While allParags.hasMoreElements ' scan paragraphs in the cell text
  aParag = allParags.nextElement
  if aParag.supportsService("com.sun.star.text.Paragraph")  then
    if Left(aParag.ParaStyleName, 4) = "hlp_"  then
      helpStyle = Mid(aParag.ParaStyleName, 5) ' get suffix of style name
    else
      helpStyle = role ' default style
    end if
    Select Case helpStyle
    Case "paragraph", "note", "warning", "tip", "code", "example", "tablehead", "tablecontent"
      checkHelpStatus("")
      writeParagraph(helpStyle, aParag)
    Case "list_dot"
      writeListItem("unordered", aParag)
    Case "list_nbr"
      writeListItem("ordered",   aParag)
    Case Else
      FatalHelpError(txt0225) ' any other paragraph style is forbidden
    End Select
  end if
Loop
checkHelpStatus("") ' close possible pending list
End Sub



Sub checkHelpStatus(newStatus As String)
if newStatus = HelpStatus  then Exit Sub

Select Case HelpStatus ' add closing lines
Case "ordered", "unordered"
  indentLevel = indentLevel -1
  addUTF8Line(helpXml, indentLevel, "&lt;/list&gt;")
End Select

Select Case newStatus ' add opening lines
Case "ordered", "unordered"
  addUTF8Line(helpXml, indentLevel, "&lt;list type=""" &amp; newStatus &amp; """&gt;")
  indentLevel = indentLevel +1
End Select
HelpStatus = newStatus
End Sub



Sub writeListItem(listType As String, aParag As Object)
checkHelpStatus(listType)
addUTF8Line(helpXml, indentLevel, "&lt;listitem&gt;")
indentLevel = indentLevel+1
  writeParagraph("listitem", aParag)
indentLevel = indentLevel-1
addUTF8Line(helpXml, indentLevel, "&lt;/listitem&gt;")
End Sub






</script:module>
</file>

<file path=Basic/ConfigTool/M1d.xml><?xml version="1.0" encoding="utf-8"?>
<!DOCTYPE module  PUBLIC '-//OpenOffice.org//DTD OfficeDocument 1.0//EN'  'module.dtd'>
<script:module xmlns:script="http://openoffice.org/2000/script" script:name="M1d" script:language="StarBasic">REM  *****  BASIC  *****

Option Explicit


Sub writeHidBookmark(aParag As Object)
Dim branchValue As String, completeURL As String, extHelpText As String

extHelpText = ""
analyseHidSyntax(aParag.String, completeURL, extHelpText)
branchValue = changeConflictChars(completeURL)
addUTF8Line(helpXml, indentLevel, "&lt;bookmark branch=""hid/" &amp; branchValue &amp; """" &amp; helpIdLang &amp; """/&gt;")
if Len(extHelpText) &gt; 0  then
  addUTF8Line(helpXml, indentLevel, "&lt;paragraph role=""paragraph""" &amp; helpIdLang &amp; """&gt;" )
  ' spaces are significant in ahelp value, xml indentation is not possible
  addUTF8Line(helpXml, indentLevel +1, "&lt;ahelp hid=""" &amp; branchValue &amp; """ visibility=""hidden""&gt;" &amp; _
    changeConflictChars(extHelpText) &amp; "&lt;/ahelp&gt;" )
  addUTF8Line(helpXml, indentLevel, "&lt;/paragraph&gt;" )
end if
End Sub



Sub analyseHidSyntax(ByVal paragString As String, completeURL As String, extHelpText As String)
' construct the complete URL value, retrieves the extended tip help text
Dim s As String, URLlanguage As String, arg1 As String, arg2 As String, arg3 As String

URLlanguage = ""
arg1    = ""
arg2    = ""
arg3    = ""
s = Trim(paragString)
absorbTerm("setURL", s, paragString)
if not findNextArg("(", URLlanguage, s, paragString)  then
  FatalHelpError(txt0217 &amp; CR &amp; paragString) ' missing mandatory URLlanguage
end if
if not findNextArg(",", arg1, s, paragString)  then
  FatalHelpError(txt0217 &amp; CR &amp; paragString) ' missing mandatory arg1
end if
if findNextArg(",", arg2, s, paragString)  then
  findNextArg(",", arg3, s, paragString)
end if
absorbTerm(")", s, paragString)
absorbTerm("=", s, paragString)
extHelpText = Trim(s)
completeURL = getCompleteURL(URLlanguage, arg1, arg2, arg3, paragString)
End Sub



Sub absorbTerm(term As String, s As String, paragString As String)
if InStr(1, s, term, 0) &lt;&gt; 1  then ' not found
  FatalHelpError(txt0217 &amp; CR &amp; paragString)
end if
s = Trim(Mid(s, Len(term) +1))
End Sub



Function findNextArg(startChar As String, nextArg As String, s As String, paragString As String) As Boolean
' returns True is nextArgument found
' and stores next argument into nextArg, suppresses it from s
Dim p1 As Long, p2 As Long

if Left(s, 1) &lt;&gt; startChar  then
  findNextArg = False
  Exit Function
end if
s = Trim(Mid(s, Len(startChar) +1))
absorbTerm("""", s) ' search opening quote
p1 = 1
Do ' search closing quote
  p2 = InStr(p1, s, """", 0)
  if p2 = 0  then ' no closing quote
    FatalHelpError(txt0220 &amp; CR &amp; paragString)
  end if
  if Mid(s, p2 +1, 1) = """"  then ' double quote : not yet closing
    p1 = p2 +2
  else ' found
    Exit Do
  end if
Loop
nextArg = Mid(s, 1, p2 -1)
' replace double quote by single quote
nextArg = join(split(nextArg, """"""), """")
s = Trim(Mid(s, p2 +1))
findNextArg = True
End Function



Function getCompleteURL(URLlanguage As String, arg1 As String, arg2 As String, arg3 As String, _
             paragString As String) As String
Dim arg1b As String

Select Case URLlanguage ' same analysis as for instruction setURL
Case ""
  getCompleteURL = arg1
Case "Basic", "Basic2" ' arg1 = library   arg2 = module   arg3 = macro
  if (Len(arg1) = 0) or (Len(arg2) = 0) or (Len(arg3) = 0)  then
    FatalHelpError("setURL " &amp; URLlanguage &amp; CR &amp; txt0218 &amp; CR &amp; paragString)
  end if
  getCompleteURL = "vnd.sun.star.script:" &amp; arg1 &amp; "." &amp; arg2 &amp; "." &amp; arg3 &amp; _
    "?language=" &amp; URLlanguage &amp; "&amp;location=application"
  
Case "Basic1" ' arg1 = library   arg2 = module   arg3 = macro
  if (Len(arg1) = 0) or (Len(arg2) = 0) or (Len(arg3) = 0)  then
    FatalHelpError("setURL " &amp; URLlanguage &amp; CR &amp; txt0218 &amp; CR &amp; paragString)
  end if
  ' this commandURL works but only for compatibility :
  getCompleteURL = "macro:///" &amp; arg1 &amp; "." &amp; arg2 &amp; "." &amp; arg3
    
Case "BeanShell", "JavaScript", "Java"
  ' BeanShell, JavaScript : arg1 = library   arg2 = filename (with extension)
  ' Java : arg1 = library arg2 =  the function name, as described in the file parcel-descriptor.xml
  if (Len(arg1) = 0) or (Len(arg2) = 0)  then
    FatalHelpError("setURL " &amp; URLlanguage &amp; CR &amp; txt0218 &amp; CR &amp; paragString)
  end if
  getCompleteURL = "vnd.sun.star.script:" &amp; arg1 &amp; "." &amp; arg2 &amp; "?language=" &amp; URLlanguage &amp; _
                   "&amp;location=" &amp; extensionLocation &amp; ":uno_packages/" &amp; packageName
  
Case "Python"
  ' arg1 = filename path (with extension)  arg2 = function name
  if (Len(arg1) = 0) or (Len(arg2) = 0)  then
    FatalHelpError("setURL " &amp; URLlanguage &amp; CR &amp; txt0218 &amp; CR &amp; paragString)
  end if
  if not FileExists(compilerDir &amp; arg1)  then
    FatalHelpError("setURL " &amp; URLlanguage &amp; arg1 &amp; CR &amp; txt0219 &amp; CR &amp; paragString)
  end if
  arg1b = join(split(arg1, "/"), "|")
  getCompleteURL = "vnd.sun.star.script:" &amp; packageName &amp; "|" &amp; arg1b &amp; "$" &amp; arg2 &amp; "?language=" &amp; URLlanguage &amp; _
                   "&amp;location=" &amp; extensionLocation &amp; ":uno_packages"

Case Else ' unknown programming language
  FatalHelpError("setURL " &amp; URLlanguage &amp; CR &amp; txt0212 &amp; CR &amp; paragString)
End Select
End Function




</script:module>
</file>

<file path=Basic/ConfigTool/M1e.xml><?xml version="1.0" encoding="utf-8"?>
<!DOCTYPE module  PUBLIC '-//OpenOffice.org//DTD OfficeDocument 1.0//EN'  'module.dtd'>
<script:module xmlns:script="http://openoffice.org/2000/script" script:name="M1e" script:language="StarBasic">REM  *****  BASIC  *****

Option Explicit


Sub writeSection(aParag As Object)
Dim newsectionName As String

newsectionName = aParag.String
if Len(sectionName) = 0  then ' no section currently 
  if Len(newSectionName) = 0  then Exit Sub ' ignore this end of section !
  checkHelpStatus("") ' close pending list
  addUTF8Line(helpXml, indentLevel, "&lt;section id=""" &amp; newSectionName &amp; """ &gt;")
  indentLevel = indentLevel +1
  sectionName = newsectionName
else ' currently inside a section
  if Len(newSectionName) = 0  then ' end of section
    checkHelpStatus("") ' close pending list
    indentLevel = indentLevel -1
    addUTF8Line(helpXml, indentLevel, "&lt;/section&gt;")
    sectionName = newsectionName
  else
    FatalHelpError(txt0221)
  end if
end if
End Sub



Sub writeParagraph(role As String, aParag As Object, Optional chapLevel As String)
Dim s As String

if IsMissing(chapLevel)  then
  s = ""
else
  s = " level=""" &amp; chapLevel &amp; """"
end if
addUTF8Line(helpXml, indentLevel, "&lt;paragraph role=""" &amp; role &amp; """" &amp; s &amp; helpIdLang &amp; """&gt;" )
addUTF8Line(helpXml, indentLevel +1, hPhrase(aParag) )
addUTF8Line(helpXml, indentLevel, "&lt;/paragraph&gt;" )
End Sub


Function helpIdLang() As String
' returned string must be completed with closing " character
helpIdLang = " xml-lang=""" &amp; helpLang &amp; """" &amp; helpId
End Function


Function helpId() As String
' returned string must be completed with closing " character
elementIdRank = elementIdRank +1
helpId = " id=""N" &amp; Format(elementIdRank, "0000")
End Function



' within an hyperlink text, changing of bold state is not allowed
' bold state may change before, then after the hyperlink text, or exactly at hyperlink text extremities
Function hPhrase(aParag As Object) As String
Dim allParagElems As Object, aParagElem As Object, bold As Boolean
Dim paragString As String, linkTag As String, linking As String

if aParag.NumberingStyleName = "hlp_list_nbr"  then ' skip the 1. before real text
  allParagElems = aParag.createEnumeration
  aParagElem = allParagElems.nextElement
else
  aParagElem = aParag
end if
bold = False
linking = "none"
linkTag = ""
paragString = ""
allParagElems = aParag.createEnumeration
Do While allParagElems.hasMoreElements
  aParagElem = allParagElems.nextElement
  Select Case aParagElem.TextPortionType
  Case "Text"
    if (aParagElem.CharUnderline = com.sun.star.awt.FontUnderline.NONE)  then
      if linking = "inside hyperlink"  then ' end of hyperlink text
        paragString = paragString &amp; "&lt;/link&gt;"
        linking = "none"
      end if
      treatBold(aParagElem, bold, paragString)
    else ' in principle : start or inside of hyperlink text
      if linking = "note is saved"  then ' beginning of hyperlink text
        treatBold(aParagElem, bold, paragString)
        paragString = paragString &amp; linkTag
        linking = "inside hyperlink"
      end if
    end if
    ' add text portion, replacing line breaks by &lt;br/&gt;
    paragString = paragString &amp; join(split(changeConflictChars(aParagElem.String), chr(10)), "&lt;br/&gt;")
  Case "TextField", "Annotation"
    handleNote(aParagElem.TextField, linkTag, linking, paragString)
  End Select
Loop
if linking =  "inside hyperlink"  then  paragString = paragString &amp; "&lt;/link&gt;"
if bold then paragString = paragString &amp; "&lt;/emph&gt;"
hPhrase = paragString
End Function



Sub treatBold(aParagElem As Object, bold As Boolean, paragString As String)
if (aParagElem.CharStyleName = "hlp_emph") then  
  if not bold  then 
    paragString = paragString &amp; "&lt;emph&gt;"
    bold = True
  end if
elseif bold  then
  paragString = paragString &amp; "&lt;/emph&gt;"
  bold = False
end if
End Sub



Sub handleNote(theNote As Object, linkTag As String, linking As String, paragString As String)
Dim t As Variant, args(9) As String,  src As String, n As Long
Dim noteText As String, txr As Object, curs As Object

if theNote.supportsService("com.sun.star.text.textfield.Annotation") and (linking = "none") then

  txr = theNote.TextRange  ' work-around of Issue I04513
  curs = txr.createTextCursor()
  curs.gotoStart(False)
  curs.goToEnd(True)
  noteText = curs.String  ' end of work-around ...
  t = stringList2arrayList(noteText, chr(10))
  for n = 0 to UBound(t) ' create a complete list of arguments, missing ones are empty Strings
    args(n) = t(n)
  next
  Select Case LCase(args(0))
  Case "internal"
    linkTag = "&lt;link href=""" &amp; extensionIdentifier &amp; "/" &amp; args(1) &amp; ".xhp"
    if Len(args(2)) &gt; 0  then linkTag = linkTag &amp; "#" &amp; args(2)
    linkTag = linkTag &amp; """ name =""" &amp; args(1) &amp; """&gt;"
    linking = "note is saved"
  Case "external"
    if Len(Trim(args(1))) = 0  then FatalHelpError(txt0242) ' possible unavoided effect of Issue 104513
    linkTag = "&lt;link href=""" &amp; changeConflictChars(args(1)) &amp; """ name =""external""&gt;"
    linking = "note is saved"
  Case "image"
    if not FileExists(compilerDir &amp; args(1))  then FatalHelpError(txt0239 &amp; args(1))
    src = extensionIdentifier &amp; "/../../../" &amp; args(1) ' get backwards to extension folder and add image relative address
    paragString = paragString &amp; "&lt;image src=""" &amp; src &amp; """" &amp; helpId &amp; """&gt;"
    if Len(args(2)) &gt; 0  then ' alternate text
      paragString = paragString &amp; "&lt;alt" &amp; helpIdLang &amp; """&gt;" &amp; args(2) &amp; "&lt;/alt&gt;"
    end if
    paragString = paragString &amp; "&lt;/image&gt;"
  Case "imageooo"
    paragString = paragString &amp; "&lt;image src=""" &amp; args(1) &amp; """" &amp; helpId &amp; """&gt;"
    if Len(args(2)) &gt; 0  then ' alternate text
      paragString = paragString &amp; "&lt;alt" &amp; helpIdLang &amp; """&gt;" &amp; args(2) &amp; "&lt;/alt&gt;"
    end if
    paragString = paragString &amp; "&lt;/image&gt;"
  Case Else
    FatalHelpError(txt0237 &amp; args(0))
  End Select
end if
End Sub



Sub FatalHelpError(errorMessage As String)
FatalError(txt0228 &amp; helpLang &amp; CR &amp; txt0223 &amp; helpPageName &amp; CR &amp; errorMessage)
End Sub






</script:module>
</file>

<file path=Basic/ConfigTool/M1f.xml><?xml version="1.0" encoding="utf-8"?>
<!DOCTYPE module  PUBLIC '-//OpenOffice.org//DTD OfficeDocument 1.0//EN'  'module.dtd'>
<script:module xmlns:script="http://openoffice.org/2000/script" script:name="M1f" script:language="StarBasic">REM  *****  BASIC  *****

Option Explicit



Sub setDisplayName(lang As String, theName As String)
checkAllowed(InstrFlags, FsetDisplayName)
checkOOoDependency("Display name", 2, 4)
commonSetDescr(argsDisplayName, Array(lang, theName) )
addAllowed(InstrFlags, FsetDisplayName) ' this instruction may be used several times
End Sub


Sub setPublisherName(lang As String, theName As String, theWeb As String)
checkAllowed(InstrFlags, FsetPublisherName)
checkOOoDependency("Publisher name", 2, 4)
commonSetDescr(argsPublisherName, Array(lang, theName, theWeb) )
addAllowed(InstrFlags, FsetPublisherName) ' this instruction may be used several times
End Sub


Sub setReleaseNotes(lang As String, theWeb As String)
checkAllowed(InstrFlags, FsetReleaseNotes)
checkOOoDependency("Release notes", 2, 4)
commonSetDescr(argsReleaseNotes, Array(lang, theWeb) )
addAllowed(InstrFlags, FsetReleaseNotes) ' this instruction may be used several times
End Sub


Sub setUpdateSource(ByVal updateUrl As String, ByVal oxtUrl As String)
Dim allInfos As Variant, updMethod As Variant

checkAllowed(InstrFlags, FsetUpdateSource)
allInfos = split(argsUpdate, ARGSET_SEP)
updMethod = split(allInfos(0), ARG_SEP)
if updMethod(0) = "direct"  then
  if Right(updateUrl, 1) &lt;&gt; "/"  then  FatalError(txt0401 &amp; CR &amp; updateUrl &amp; CR &amp; txt0255) ' Arg1 is not a directory
  updateUrl = updateUrl &amp; extUpdateName
end if
if updMethod(1) = "direct"  then
  if Right(oxtUrl, 1) &lt;&gt; "/"     then  FatalError(txt0402 &amp; CR &amp; oxtUrl &amp; CR &amp;  txt0255) ' Arg2 is not a directory
  oxtUrl = oxtUrl &amp; packageName
end if
commonSetDescr(argsUpdate, Array(oxtUrl) )
addUTF8Line(descrXml, 2, "&lt;src xlink:href=""" &amp; updateUrl &amp; """ /&gt;" )
addAllowed(InstrFlags, FsetUpdateSource) ' mirror sources are allowed
allowParentBlockClosure
End Sub



Sub commonSetDescr(memStr As String, args() As Variant)
' this routine memorizes in a string the arguments of each appearance of the calling routine
' the xml writing is triggered by routine endDescription which calls writeDisplayName etc.
Dim argN As String, n As Long

if Len(memStr) &gt; 0  then memStr = memStr &amp; ARGSET_SEP
for n = 0 to UBound(args())
  argN = Trim(args(n))
  if Len(argN) = 0  then FatalError(txt0222) ' the string cannot be empty
  if n&gt;0  then   memStr = memStr &amp; ARG_SEP
  memStr = memStr &amp; argN
next
End Sub



Sub writeDisplayName()
Dim allLangs As Variant, aLang As Variant, argsLang As Variant

allLangs = split(argsDisplayName, ARGSET_SEP)
addUTF8Line(descrXml, 1, "&lt;display-name&gt;" )
for each aLang in allLangs
  argsLang = split(aLang, ARG_SEP)
  addUTF8Line(descrXml, 2, "&lt;name lang=""" &amp; argsLang(0) &amp; """&gt;" &amp; changeConflictChars(argsLang(1)) &amp; "&lt;/name&gt;" )
next
addUTF8Line(descrXml, 1, "&lt;/display-name&gt;" )
End Sub



Sub writePublisherName(xmlFileIndex As Long)
Dim allLangs As Variant, aLang As Variant, argsLang As Variant

allLangs = split(argsPublisherName, ARGSET_SEP)
addUTF8Line(xmlFileIndex, 1, "&lt;publisher&gt;" )
for each aLang in allLangs
  argsLang = split(aLang, ARG_SEP)
  addUTF8Line(xmlFileIndex, 2, "&lt;name lang=""" &amp; argsLang(0) &amp; """ xlink:href=""" &amp; argsLang(2) &amp; """&gt;" &amp; _
      changeConflictChars(argsLang(1)) &amp; "&lt;/name&gt;" )
next
addUTF8Line(xmlFileIndex, 1, "&lt;/publisher&gt;" )
End Sub



Sub writeReleaseNotes(xmlFileIndex As Long)
Dim allLangs As Variant, aLang As Variant, argsLang As Variant

allLangs = split(argsReleaseNotes, ARGSET_SEP)
addUTF8Line(xmlFileIndex, 1, "&lt;release-notes&gt;" )
for each aLang in allLangs
  argsLang = split(aLang, ARG_SEP)
  addUTF8Line(xmlFileIndex, 2, "&lt;src lang=""" &amp; argsLang(0) &amp; """ xlink:href=""" &amp; argsLang(1) &amp; """/&gt;" )
next
addUTF8Line(xmlFileIndex, 1, "&lt;/release-notes&gt;" )
End Sub


Sub writeDependencies
Select Case ApplicationTarget
Case "LibO1"
  if Len(OpenOfficeVersionMin(0)) = 0  then Exit Sub ' no dependency
  addUTF8Line(descrXml, 1, "&lt;dependencies&gt;" )
    addUTF8Line(descrXml, 2, "&lt;l:LibreOffice-minimal-version value=""" &amp; OpenOfficeVersionMin(0) &amp; _
    """ dep:name=""" &amp; OpenOfficeVersionMin(1) &amp; """ /&gt;" )
  addUTF8Line(descrXml, 1, "&lt;/dependencies&gt;" )
Case Else
  if (Len(OpenOfficeVersionMin(0)) = 0) and (Len(OpenOfficeVersionMax(0)) = 0)  then Exit Sub ' no dependency
  addUTF8Line(descrXml, 1, "&lt;dependencies&gt;" )
  if Len(OpenOfficeVersionMin(0)) &gt; 0  then
    addUTF8Line(descrXml, 2, "&lt;OpenOffice.org-minimal-version value=""" &amp; OpenOfficeVersionMin(0) &amp; _
    """ dep:name=""" &amp; OpenOfficeVersionMin(1) &amp; """ /&gt;" )
  end if
  if Len(OpenOfficeVersionMax(0)) &gt; 0  then
    addUTF8Line(descrXml, 2, "&lt;OpenOffice.org-maximal-version value=""" &amp; OpenOfficeVersionMax(0) &amp; _
    """ dep:name=""" &amp; OpenOfficeVersionMax(1) &amp; """ /&gt;" )
  end if
  addUTF8Line(descrXml, 1, "&lt;/dependencies&gt;" )
End Select
End Sub



Sub writeExtensionUpdate()

createUTF8File(extUpdateXml, designerDir &amp; extUpdateName)
addUTF8Line(extUpdateXml, 0, "&lt;?xml version=""1.0"" encoding=""UTF-8""?&gt;" )
addUTF8Line(extUpdateXml, 0, "&lt;!-- Extension update file was created by " &amp; ToolIdentity &amp; " --&gt;") ' signature...
addUTF8Line(extUpdateXml, 0,  "&lt;description xmlns=""http://openoffice.org/extensions/description/2006""" )
addUTF8Line(extUpdateXml, 0,  " xmlns:dep=""http://openoffice.org/extensions/description/2006""" )
if ApplicationTarget = "LibO1"  then
  addUTF8Line(extUpdateXml, 0,  " xmlns:l=""http://libreoffice.org/extensions/description/2011""" )
end if 
addUTF8Line(extUpdateXml, 0,  " xmlns:xlink=""http://www.w3.org/1999/xlink"" &gt;" )
addUTF8Line(extUpdateXml, 1, "&lt;identifier value=""" &amp; extensionIdentifier &amp; """ /&gt;" )
addUTF8Line(extUpdateXml, 1, "&lt;version value="""    &amp; extensionVersion    &amp; """ /&gt;" )
writeUpdDependencies
writeUpdInfos
if Len(argsPublisherName) &gt; 0  then writePublisherName(extUpdateXml)
if Len(argsReleaseNotes)  &gt; 0  then writeReleaseNotes(extUpdateXml)
addUTF8Line(extUpdateXml, 0, "&lt;/description&gt;" )
closeOutputUTF8File(extUpdateXml)
End Sub



Sub writeUpdDependencies()
Select Case ApplicationTarget
Case "LibO1"
  if Len(OpenOfficeVersionMin(0)) = 0  then Exit Sub ' no dependency
  addUTF8Line(extUpdateXml, 1, "&lt;dependencies&gt;" )
    addUTF8Line(extUpdateXml, 2, "&lt;l:LibreOffice-minimal-version value=""" &amp; OpenOfficeVersionMin(0) &amp; _
    """ dep:name=""" &amp; OpenOfficeVersionMin(1) &amp; """ /&gt;" )
  addUTF8Line(extUpdateXml, 1, "&lt;/dependencies&gt;" )
Case Else
  if (Len(OpenOfficeVersionMin(0)) = 0) and (Len(OpenOfficeVersionMax(0)) = 0)  then Exit Sub ' no dependency
  addUTF8Line(extUpdateXml, 1, "&lt;dependencies&gt;" )
  if Len(OpenOfficeVersionMin(0)) &gt; 0  then
    addUTF8Line(extUpdateXml, 2, "&lt;OpenOffice.org-minimal-version value=""" &amp; OpenOfficeVersionMin(0) &amp; _
    """ dep:name=""" &amp; OpenOfficeVersionMin(1) &amp; """ /&gt;" )
  end if
  if Len(OpenOfficeVersionMax(0)) &gt; 0  then
    addUTF8Line(extUpdateXml, 2, "&lt;OpenOffice.org-maximal-version value=""" &amp; OpenOfficeVersionMax(0) &amp; _
    """ dep:name=""" &amp; OpenOfficeVersionMax(1) &amp; """ /&gt;" )
  end if
  addUTF8Line(extUpdateXml, 1, "&lt;/dependencies&gt;" )
End Select
End Sub



Sub writeUpdInfos()
Dim allInfos As Variant, updMethod As Variant, updInfo As Variant, n As Long

allInfos = split(argsUpdate, ARGSET_SEP)
updMethod = split(allInfos(0), ARG_SEP)
if updMethod(1) = "direct"  then
  addUTF8Line(extUpdateXml, 1, "&lt;update-download&gt;" )
else
  addUTF8Line(extUpdateXml, 1, "&lt;update-website&gt;" )
end if
for n = 1 to UBound(allInfos() )
  updInfo = split(allInfos(n), ARG_SEP)
  addUTF8Line(extUpdateXml, 2,    "&lt;src xlink:href=""" &amp; updInfo(0) &amp; """ /&gt;")
next
if updMethod(1) = "direct"  then
  addUTF8Line(extUpdateXml, 1, "&lt;/update-download&gt;" )
else
  addUTF8Line(extUpdateXml, 1, "&lt;/update-website&gt;" )
end if
End Sub







</script:module>
</file>

<file path=Basic/ConfigTool/M1g.xml><?xml version="1.0" encoding="utf-8"?>
<!DOCTYPE module  PUBLIC '-//OpenOffice.org//DTD OfficeDocument 1.0//EN'  'module.dtd'>
<script:module xmlns:script="http://openoffice.org/2000/script" script:name="M1g" script:language="StarBasic">REM  *****  BASIC  *****

Option Explicit

Sub writeHelpTreeFile(allParags As Object)
Dim p As Long, treeItem As String, arg1 As String, arg2 As String
Dim nodeRank As Long, helpIdentifier As String

p = InStr(1, helpTreeLine, "node = ", 1)
if p = 0  then FatalHelpTreeError(txt0231)
helpIdentifier = join(split(extensionIdentifier, "."), "") ' suppress forbidden characters
helpIdentifier = join(split(helpIdentifier, "-"), "_") ' change forbidden characters

createUTF8File(helpXml, compilerDir &amp; "help/" &amp; helpLang &amp; "/help.tree")
addUTF8Line(helpXml, 0, "&lt;?xml version=""1.0"" encoding=""UTF-8""?&gt;")
addUTF8Line(helpXml, 0, "&lt;tree_view version=""24-Aug-2004""&gt;")
addUTF8Line(helpXml, 1, "&lt;help_section application=""" &amp; helpIdentifier &amp; """ id=""01"" title=""" &amp; _
  Mid(helpTreeLine, p+7) &amp; """&gt;")

indentLevel = 2
nodeRank = 0
Do While allParags.hasMoreElements
  decomposeTreeLine(allParags, treeItem, arg1, arg2)
  Select Case treeItem
  Case "node"
    nodeRank = nodeRank +1
    addUTF8Line(helpXml, indentLevel, "&lt;node id=""N" &amp; Format(nodeRank, "000") &amp; """ title=""" &amp; arg1 &amp; """&gt;")
    indentLevel = indentLevel +1
  Case "/node"
    indentLevel = indentLevel -1
    if indentLevel &gt; 1  then
      addUTF8Line(helpXml, indentLevel, "&lt;/node&gt;")
    else ' indentLevel = 1 : tree closure
      Exit Do ' ignore subsequent lines
    end if
  Case "page"
    addUTF8Line(helpXml, indentLevel, "&lt;topic id=""" &amp; _
      helpIdentifier &amp; "/" &amp; extensionIdentifier &amp; "/" &amp; arg1 &amp; ".xhp""&gt;" &amp; changeConflictChars(arg2) &amp;  "&lt;/topic&gt;")
  Case "help"
    addUTF8Line(helpXml, indentLevel, "&lt;topic id=""" &amp; arg1 &amp; """&gt;" &amp; changeConflictChars(arg2) &amp; "&lt;/topic&gt;")
  Case "" ' paragraph style not hlp_tree : end of tree declaration
    Exit Do
  Case Else
    FatalHelpTreeError(txt0236) ' unknown keyword
  End Select
Loop
if indentLevel &gt; 1  then FatalHelpTreeError(txt0234) ' more "node" than "/node"
addUTF8Line(helpXml, 1, "&lt;/help_section&gt;")
addUTF8Line(helpXml, 0, "&lt;/tree_view&gt;")
closeOutputUTF8File(helpXml)
End Sub



Sub decomposeTreeLine(allParags As Object, treeItem As String, arg1 As String, arg2 As String)
Dim aParag As Object, p As Long

aParag = allParags.nextElement
if aParag.ParaStyleName &lt;&gt; "hlp_tree"  then
  treeItem = ""
  Exit Sub
end if
helpTreeLine = aParag.String
p = InStr(1, helpTreeLine, "/node", 0)
if p&gt; 0  then
  treeItem = trim(join(split(helpTreeLine, chr(9)), "")) ' suppress tabulations and spaces
  if treeItem &lt;&gt; "/node"  then FatalHelpTreeError(txt0233)
else
  p = InStr(1, helpTreeLine, " = ", 0)
  if p &lt; 2  then FatalHelpTreeError(txt0232)
  treeItem = Left(helpTreeLine, p-1)
  treeItem = trim(join(split(treeItem, chr(9)), "")) ' suppress tabulations and spaces
  arg1 = Mid(helpTreeLine, p+3)
  if treeItem &lt;&gt; "node"  then
    p = InStr(1, arg1, " = ", 0)
    if p &lt; 2  then FatalHelpTreeError(txt0235)
    arg2 = Mid(arg1, p+3)
    arg1 = Left(arg1, p-1)
  end if
end if
End Sub




Sub FatalHelpTreeError(errorMessage As String)
FatalError(txt0228 &amp; helpLang &amp; CR &amp; errorMessage &amp; CR &amp; helpTreeLine)
End Sub



</script:module>
</file>

<file path=Basic/ConfigTool/M2a.xml><?xml version="1.0" encoding="utf-8"?>
<!DOCTYPE module  PUBLIC '-//OpenOffice.org//DTD OfficeDocument 1.0//EN'  'module.dtd'>
<script:module xmlns:script="http://openoffice.org/2000/script" script:name="M2a" script:language="StarBasic">REM  *****  BASIC  *****

Option Explicit




Sub beginAnnexes()
beginBlock(FAnnexes)
progressing(0, "Annexes")
' optional instructions, any combination
setAllowed(InstrFlags, FuseLibrary +FuseComponent +FaddConfiguration)
allowParentBlockClosure ' Annexes may be empty, so closing is possible
End Sub




Sub endAnnexes()
endBlock(FAnnexes)
progressing(+4)
setAllowed(beginContextFlags, FAddonUI) ' optional
End Sub




Sub checkLibrary(libName As String)
if Right(libName, 1) &lt;&gt; "/"  then ' this is not a directory URL
  FatalError(txt0227 &amp; libName &amp; CR &amp; txt0302)
end if
if not FileExists(compilerDir &amp; libName)  then  ' directory not found
  FatalError(txt0227 &amp; libName &amp; CR &amp; txt0303)
end if
End Sub



Sub checkLibraryFile(fileName As String)
if (Right(fileName, 1) = "/")  or not FileExists(compilerDir &amp; fileName)  then
 ' this is a directory URL, or file does not exist
  FatalError(txt0227 &amp; fileName &amp; CR &amp; txt0304)
end if
End Sub



Sub useLibrary(libType As String, libName As String)
checkAllowed(InstrFlags, FuseLibrary)
Select Case libType
Case "Basic"
  checkLibrary(libName)
  addUTF8Line(manifestXml, 1, "&lt;manifest:file-entry manifest:media-type=""application/vnd.sun.star.basic-library"" ")
Case "Dialog"
  checkLibrary(libName)
  addUTF8Line(manifestXml, 1, "&lt;manifest:file-entry manifest:media-type=""application/vnd.sun.star.dialog-library"" ")
Case "BeanShell", "JavaScript", "Java"
  checkLibrary(libName)
  addUTF8Line(manifestXml, 1, "&lt;manifest:file-entry manifest:media-type=""application/vnd.sun.star.framework-script"" ")
Case "Python"
  checkLibrary(libName)
  addUTF8Line(manifestXml, 1, "&lt;manifest:file-entry manifest:media-type=""application/vnd.sun.star.framework-script"" ")
Case "jar"
  checkLibraryFile(libName)
  addUTF8Line(manifestXml, 1, "&lt;manifest:file-entry manifest:media-type=""application/vnd.sun.star.uno-typelibrary;type=Java"" ")
Case "rdb"
  checkLibraryFile(libName)
  addUTF8Line(manifestXml, 1, "&lt;manifest:file-entry manifest:media-type=""application/vnd.sun.star.uno-typelibrary;type=RDB"" ")
Case Else ' unknown type
  if InStr(1, libType, "media-type=", 0) = 1  then ' media type and full path used without further control
    addUTF8Line(manifestXml, 1, "&lt;manifest:file-entry manifest:media-type=""" &amp; Mid(libType, Len("media-type=")+1) &amp; """ ")
  else
    FatalError(txt0227 &amp; libType &amp; CR &amp; txt0301)
  end if
End Select
addUTF8Line(manifestXml, 2, "manifest:full-path=""" &amp; libName &amp; """ /&gt;" )
addAllowed(InstrFlags, FuseLibrary) ' other libraries are allowed
End Sub



Sub useComponent(componentType As String, fileName As String)
checkAllowed(InstrFlags, FuseComponent)
Select Case componentType
Case "Java"
  checkLibraryFile(fileName)
  addUTF8Line(manifestXml, 1, "&lt;manifest:file-entry manifest:media-type=""application/vnd.sun.star.uno-component;type=Java"" ")
  addUTF8Line(manifestXml, 2, "manifest:full-path=""" &amp; fileName &amp; """ /&gt;" )
Case "Python"
  checkLibraryFile(fileName)
  addUTF8Line(manifestXml, 1, "&lt;manifest:file-entry manifest:media-type=""application/vnd.sun.star.uno-component;type=Python"" ")
  addUTF8Line(manifestXml, 2, "manifest:full-path=""" &amp; fileName &amp; """ /&gt;" )
Case "Uno"
  checkLibraryFile(fileName)
  addUTF8Line(manifestXml, 1, "&lt;manifest:file-entry manifest:media-type=""application/vnd.sun.star.uno-component;type=native"" ")
  addUTF8Line(manifestXml, 2, "manifest:full-path=""" &amp; fileName &amp; """ /&gt;" )
Case "Windows", "Linux_x86", "Solaris_SPARC"
  checkLibraryFile(fileName)
  addUTF8Line(manifestXml, 1, "&lt;manifest:file-entry manifest:media-type=""application/vnd.sun.star.uno-component;type=native;platform=" &amp; componentType &amp; """ ")
  addUTF8Line(manifestXml, 2, "manifest:full-path=""" &amp; fileName &amp; """ /&gt;" )
Case "Executable"
  checkLibraryFile(fileName)
  addUTF8Line(manifestXml, 1, "&lt;manifest:file-entry manifest:media-type=""application/vnd.sun.star.executable"" ")
  addUTF8Line(manifestXml, 2, "manifest:full-path=""" &amp; fileName &amp; """ /&gt;" )
  checkOOoDependency("useComponent ""Executable""", 2, 4)
Case Else ' unknown type
  FatalError(txt0227 &amp; componentType &amp; CR &amp; txt0305)
End Select
addAllowed(InstrFlags, FuseComponent) ' other components are allowed
End Sub



Sub addConfiguration(configType As String, fileName As String)
checkAllowed(InstrFlags, FaddConfiguration)
Select Case configType
Case "File"
  checkLibraryFile(fileName)
  addUTF8Line(manifestXml, 1, "&lt;manifest:file-entry manifest:media-type=""application/vnd.sun.star.configuration-data"" ")
  addUTF8Line(manifestXml, 2, "manifest:full-path=""" &amp; fileName &amp; """ /&gt;" )
Case "Schema"
  checkLibraryFile(fileName)
  addUTF8Line(manifestXml, 1, "&lt;manifest:file-entry manifest:media-type=""application/vnd.sun.star.configuration-schema"" ")
  addUTF8Line(manifestXml, 2, "manifest:full-path=""" &amp; fileName &amp; """ /&gt;" )
Case Else ' unknown type
  FatalError(txt0227 &amp; configType &amp; CR &amp; txt0306)
End Select
addAllowed(InstrFlags, FaddConfiguration) ' other configurations are allowed
End Sub


</script:module>
</file>

<file path=Basic/ConfigTool/M3a.xml><?xml version="1.0" encoding="utf-8"?>
<!DOCTYPE module  PUBLIC '-//OpenOffice.org//DTD OfficeDocument 1.0//EN'  'module.dtd'>
<script:module xmlns:script="http://openoffice.org/2000/script" script:name="M3a" script:language="StarBasic">REM  *****  BASIC  *****

Option Explicit


Sub beginAddonUI()
beginBlock(FAddonUI)
progressing(0, "AddonUI")

createUTF8File(addonXml, compilerDir &amp; "AddonUI.xcu")
addUTF8Line(addonXml, 0, "&lt;?xml version=""1.0"" encoding=""UTF-8""?&gt;" )
addUTF8Line(addonXml, 0, "&lt;oor:component-data xmlns:oor=""http://openoffice.org/2001/registry"" " )
addUTF8Line(addonXml, 0, " xmlns:xs=""http://www.w3.org/2001/XMLSchema"" " )
addUTF8Line(addonXml, 0, " oor:name=""Addons"" oor:package=""org.openoffice.Office""&gt;" )
URLImages = ""
indentLevel = 1
openNode("AddonUI")
addUTF8Line(addonXml, 0, "") ' blank line
' optional, in any order, but at least one of them
setAllowed(beginContextFlags, FAddonMenu +FOfficeMenuBar +FOfficeToolbar +FOfficeHelp _
                              +FOfficeImages +FOfficeMenuBarMerging +FOfficeToolbarMerging)
End Sub



Sub endAddonUI()
Dim xContext As Long

createImagesNode
endBlock(FAddonUI)
closeNode ' AddonUI
addUTF8Line(addonXml, 0, "&lt;/oor:component-data&gt;" )
closeOutputUTF8File(addonXml) ' terminate AddonUI.xcu
' describe this configuration file in the manifest
addUTF8Line(manifestXml, 1, "&lt;manifest:file-entry manifest:media-type=""application/vnd.sun.star.configuration-data"" ")
addUTF8Line(manifestXml, 2, "manifest:full-path=""AddonUI.xcu"" /&gt;" )

for xContext = 0 to UBound(toolbarTitles, 1)
  writeTBxcu(xContext)
next

progressing(+8)
setAllowed(beginContextFlags, 0) ' nothing more accepted
End Sub


Sub writeTBxcu(xContext As Long)
Dim tb As Long, OOoContext As String, p As String
Dim langTitles As Variant, lgtt As Variant

tb = 0
Do While tb &lt;= toolbarCurrentNumber ' is any toolbar using this context ? toolbarCurrentNumber is the max index used
  if Len(toolbarTitles(xContext, tb)) &gt; 0  then Exit Do ' yes
  tb = tb +1
Loop
if tb &gt; toolbarCurrentNumber  then Exit Sub ' context not used

OOoContext = appContextOfIndex(xContext)
createUTF8File(tbnameXml, compilerDir &amp; "WindowState/tb" &amp; OOoContext &amp; ".xcu")
addUTF8Line(tbnameXml, 0, "&lt;?xml version=""1.0"" encoding=""UTF-8""?&gt;")
addUTF8Line(tbnameXml, 0, "&lt;oor:component-data xmlns:oor=""http://openoffice.org/2001/registry""")
addUTF8Line(tbnameXml, 0, " xmlns:xs=""http://www.w3.org/2001/XMLSchema""")
addUTF8Line(tbnameXml, 0, " oor:name=""" &amp; OOoContext &amp; "WindowState""")
addUTF8Line(tbnameXml, 0, " oor:package=""org.openoffice.Office.UI""&gt;")
addUTF8Line(tbnameXml, 1, "&lt;node oor:name=""UIElements""&gt;")
addUTF8Line(tbnameXml, 2, "&lt;node oor:name=""States""&gt;")
Do
  if Len(toolbarTitles(xContext, tb)) &gt; 0  then ' context used by this toolbar
    addUTF8Line(tbnameXml, 3, "&lt;node oor:name=""private:resource/toolbar/addon_" &amp; _
      extensionIdentifier &amp; ".TB" &amp; (tb+1) &amp; """ oor:op=""replace""&gt;")
    addUTF8Line(tbnameXml, 4, "&lt;prop oor:name=""UIName"" oor:type=""xs:string""&gt;")
    langTitles  = split(toolbarTitles(xContext, tb),  ARGSET_SEP)
    for each p in langTitles
      lgtt = split(p, ARG_SEP) ' now we have an array with index 0:lang, 1:title
      if Len(trim(lgtt(0))) = 0  then ' no language declared
        addUTF8Line(tbnameXml, 5, "&lt;value&gt;" &amp; lgtt(1) &amp; "&lt;/value&gt;" )
      else
        addUTF8Line(tbnameXml, 5, "&lt;value xml:lang=""" &amp; lgtt(0) &amp; """&gt;" &amp; lgtt(1) &amp; "&lt;/value&gt;" )
      end if
    next
    addUTF8Line(tbnameXml, 4, "&lt;/prop&gt;" )
    
    addUTF8Line(tbnameXml, 4, "&lt;prop oor:name=""Visible"" oor:type=""xs:boolean""&gt;")
    addUTF8Line(tbnameXml, 5, "&lt;value&gt;true&lt;/value&gt;" )
    addUTF8Line(tbnameXml, 4, "&lt;/prop&gt;" )
    
    addUTF8Line(tbnameXml, 4, "&lt;prop oor:name=""Docked"" oor:type=""xs:boolean""&gt;")
    addUTF8Line(tbnameXml, 5, "&lt;value&gt;false&lt;/value&gt;" )
    addUTF8Line(tbnameXml, 4, "&lt;/prop&gt;" )
    
    addUTF8Line(tbnameXml, 3, "&lt;/node&gt;" )
  end if
  tb = tb +1
Loop Until tb &gt; toolbarCurrentNumber
addUTF8Line(tbnameXml, 2, "&lt;/node&gt;" )
addUTF8Line(tbnameXml, 1, "&lt;/node&gt;" )
addUTF8Line(tbnameXml, 0, "&lt;/oor:component-data&gt;" )
closeOutputUTF8File(tbnameXml)
' describe this file in manifest.xml
addUTF8Line(manifestXml, 1, "&lt;manifest:file-entry manifest:media-type=""application/vnd.sun.star.configuration-data"" ")
addUTF8Line(manifestXml, 2, "manifest:full-path=""WindowState/tb" &amp; OOoContext &amp; ".xcu"" /&gt;" )
End Sub


' _____________________



Sub beginMenuItems()
beginBlock(FMenuItems)
openNode("Submenu")
setAllowed(beginContextFlags, FCommand +FMenu) ' at least one
End Sub



Sub endMenuItems()
endBlock(FMenuItems)
closeNode
allowParentBlockClosure
End Sub


' __________________________



Sub beginCommand()
beginBlock(FCommand)
if isCurrentContext(Array(FAddonUI, FAddonMenu, FCommand))  then
  openOrderedNode(extensionIdentifier)
else
  openOrderedNode
end if
setAllowed(beginContextFlags, FTitles) ' mandatory
End Sub



Sub endCommand()
if isAllowed(InstrFlags, FsetTarget)  then  setTarget() ' add default target
endBlock(FCommand)
closeNode
addAllowed(InstrFlags, FaddSeparator)
addAllowed(beginContextFlags, FCommand +FMenu)
allowParentBlockClosure
End Sub


' ____________________




Sub beginMenu()
beginBlock(FMenu)
if isCurrentContext(Array(FAddonUI, FAddonMenu, FMenu))  then
  openOrderedNode(extensionIdentifier)
else
  openOrderedNode
end if
setAllowed(beginContextFlags, FTitles) ' mandatory
End Sub



Sub endMenu()
endBlock(FMenu)
closeNode
addAllowed(InstrFlags, FaddSeparator)
addAllowed(beginContextFlags, FCommand +FMenu)
allowParentBlockClosure
End Sub





</script:module>
</file>

<file path=Basic/ConfigTool/M3b.xml><?xml version="1.0" encoding="utf-8"?>
<!DOCTYPE module  PUBLIC '-//OpenOffice.org//DTD OfficeDocument 1.0//EN'  'module.dtd'>
<script:module xmlns:script="http://openoffice.org/2000/script" script:name="M3b" script:language="StarBasic">REM  *****  BASIC  *****

Option Explicit

Private Const progressUI = 8

Sub beginAddonMenu()
beginBlock(FAddonMenu)
progressing(0, "Addon Menu")
openNode("AddonMenu")
nodeNameRank = 0
addAllowed(beginContextFlags, FCommand +FMenu)
End Sub



Sub endAddonMenu()
endBlock(FAddonMenu)
closeNode
addUTF8Line(addonXml, 0, "") ' blank line
progressing(+progressUI)
allowParentBlockClosure
allowParentBlockClosure
End Sub


' __________________



Sub beginOfficeMenuBar()
beginBlock(FOfficeMenuBar)
progressing(0, "Office MenuBar")
openNode("OfficeMenuBar")
openNode(extensionIdentifier, "replace")
nodeNameRank = 0
setAllowed(beginContextFlags, FTitles) ' mandatory
End Sub



Sub endOfficeMenuBar()
' here we should be just after an endMenuItems
endBlock(FOfficeMenuBar)
closeNode
closeNode
addUTF8Line(addonXml, 0, "") ' blank line
progressing(+progressUI)
allowParentBlockClosure
End Sub


' __________________




Sub beginOfficeHelp()
beginBlock(FOfficeHelp)
progressing(0, "Office Help")
openNode("OfficeHelp")
openNode(extensionIdentifier, "replace")
nodeNameRank = 0
setAllowed(beginContextFlags, FTitles) ' mandatory
End Sub



Sub endOfficeHelp()
if isAllowed(InstrFlags, FsetTarget)  then  setTarget() ' add default target
endBlock(FOfficeHelp)
closeNode
closeNode
addUTF8Line(addonXml, 0, "") ' blank line
progressing(+progressUI)
allowParentBlockClosure
End Sub


' __________________



Sub beginOfficeToolbar()
beginBlock(FOfficeToolbar)
toolbarCurrentNumber = toolbarCurrentNumber +1
if toolbarCurrentNumber &gt; UBound(toolbarTitles, 2)  then
  FatalError(txt0257) ' too many toolbars
end if

progressing(0, "Office ToolBar")
openNode("OfficeToolBar")
openNode(extensionIdentifier &amp; ".TB" &amp; (toolbarCurrentNumber+1), "replace")
if ApplicationTarget = "AOO1"  then 
  ' Extension Compiler does not use the Title feature introduced by AOO 4.0
  ' Extension Compiler uses instead the xxxWindowState.xcu files
  addUTF8Line(addonXml, indentLevel, "&lt;prop oor:name=""Title"" oor:type=""xs:string"" oor:localized=""true""&gt;" )
  addUTF8Line(addonXml, indentLevel+1, "&lt;value/&gt;" )
  addUTF8Line(addonXml, indentLevel, "&lt;/prop&gt;" )
  openNode("ToolBarItems")
end if
hasToolbar = True
nodeNameRank = 0
setAllowed(beginContextFlags, FTbTitles +FButton) ' TbTitles optional, Button mandatory
End Sub



Sub endOfficeToolbar()
endBlock(FOfficeToolbar)
if ApplicationTarget = "AOO1"  then closeNode
closeNode
closeNode
addUTF8Line(addonXml, 0, "") ' blank line
if toolbarCurrentNumber = 0  then progressing(+progressUI) ' simplification : show progress only for first toolbar
addAllowed(beginContextFlags, FOfficeToolbar) ' another toolbar is possible
allowParentBlockClosure
End Sub


' __________________



Sub beginOfficeImages()
beginBlock(FOfficeImages)
progressing(0, "Office Images")
setAllowed(beginContextFlags, FImage) ' mandatory, at least one
End Sub



Sub endOfficeImages()
endBlock(FOfficeImages)
progressing(+progressUI)
allowParentBlockClosure
End Sub



' ____________________




Sub beginOfficeMenuBarMerging()
beginBlock(FOfficeMenuBarMerging)
progressing(0, "Office MenuBar Merging")
checkOOoDependency("Office MenuBar Merging", 2, 3)
openNode("OfficeMenuBarMerging")
openNode(extensionIdentifier, "replace")
nodeNameRank = 0
setAllowed(beginContextFlags, FMergeInstruction)
End Sub



Sub endOfficeMenuBarMerging()
endBlock(FOfficeMenuBarMerging)
closeNode
closeNode
addUTF8Line(addonXml, 0, "") ' blank line
progressing(+progressUI)
allowParentBlockClosure
End Sub



' ____________________




Sub beginOfficeToolbarMerging()
beginBlock(FOfficeToolbarMerging)
progressing(0, "Office Toolbar Merging")
checkOOoDependency("Office ToolBar Merging", 2, 3)
openNode("OfficeToolbarMerging")
openNode(extensionIdentifier, "replace")
nodeNameRank = 0
setAllowed(beginContextFlags, FMergeInstruction)
End Sub



Sub endOfficeToolbarMerging()
endBlock(FOfficeToolbarMerging)
closeNode
closeNode
addUTF8Line(addonXml, 0, "") ' blank line
progressing(+progressUI)
allowParentBlockClosure
End Sub


' __________________



Sub beginImage()
beginBlock(FImage)
setAllowed(InstrFlags, FsetURL) ' mandatory
End Sub



Sub endImage()
endBlock(FImage)
setAllowed(beginContextFlags, FImage) ' more images are allowed
allowParentBlockClosure
End Sub



' ____________________



Sub beginMergeItems()
beginBlock(FMergeItems)
if isCurrentContext(Array(FAddonUI, FOfficeToolbarMerging, FMergeInstruction, FMergeItems))  then
  openNode("ToolBarItems")
  setAllowed(beginContextFlags, FButton)
elseif  isCurrentContext(Array(FAddonUI, FOfficeMenuBarMerging, FMergeInstruction, FMergeItems))  then
  openNode("MenuItems")
  setAllowed(beginContextFlags, FCommand +FMenu) ' at least one
else
  FatalError(txt0107)  ' we should not be here !
end if
setAllowed(InstrFlags, FaddSeparator) ' optional, may be used to separate from existing items
End Sub



Sub endMergeItems()
endBlock(FMergeItems)
closeNode
allowParentBlockClosure
End Sub



' ____________________




Sub beginMergeInstruction(AppContext As String)
beginBlock(FMergeInstruction)
openOrderedNode
setProperty("MergeContext", getAppContext(AppContext))
setAllowed(InstrFlags, FsetMergePoint) ' mandatory
End Sub



Sub endMergeInstruction()
endBlock(FMergeInstruction)
closeNode
addAllowed(beginContextFlags, FMergeInstruction) ' successive merges are allowed
allowParentBlockClosure
End Sub



</script:module>
</file>

<file path=Basic/ConfigTool/M3c.xml><?xml version="1.0" encoding="utf-8"?>
<!DOCTYPE module  PUBLIC '-//OpenOffice.org//DTD OfficeDocument 1.0//EN'  'module.dtd'>
<script:module xmlns:script="http://openoffice.org/2000/script" script:name="M3c" script:language="StarBasic">REM  *****  BASIC  *****

Option Explicit


Sub beginTbTitles(AppContexts As String)
Dim xContext As Long, tbCtxList As Variant
Dim requestedContext As String, acceptableContext As String
Dim ctxDeclared(30) As Boolean ' UBound much greater than necessary; initial state = False

beginBlock(FTbTitles)
ToolbarTitlesContexts = AppContexts ' remember for setTitle
tbCtxList = stringList2arrayList(ToolbarTitlesContexts)
' check that each context is acceptable
for each requestedContext in tbCtxList
  xContext = indexOfAppContext(requestedContext)
  if xContext &lt; 0  then
    FatalError(txt0227 &amp; requestedContext &amp; CR &amp;  txt0505)
  elseif ctxDeclared(xContext) or Len(toolbarTitles(xContext, toolbarCurrentNumber)) &gt; 0  then
    FatalError(txt0227 &amp; requestedContext &amp; CR &amp;  txt0514) ' context already used in a beginTbTitles of the same toolbar
  end if
  ctxDeclared(xContext) = True
next
setAllowed(InstrFlags, FsetTitle)
End Sub



Sub endTbTitles()
endBlock(FTbTitles)
addAllowed(beginContextFlags, FTbTitles) ' another toolbar name is possible, FButton is already set
End Sub


' ______________________________



' this part is called after endTbTitles

Sub beginButton()
beginBlock(FButton)
openOrderedNode
setAllowed(beginContextFlags, FTitles) ' mandatory
End Sub



Sub endButton()
if isAllowed(InstrFlags, FsetTarget)  then  setTarget() ' add default target
endBlock(FButton)
closeNode
delAllowed(beginContextFlags, FTbTitles)
addAllowed(InstrFlags, FaddSeparator)
addAllowed(beginContextFlags, FButton) ' several buttons are accepted
allowParentBlockClosure ' now closing of OfficeToolBar is acceptable
End Sub



Sub setButtonType(controlType As String, Optional controlWidth As Long)
checkAllowed(InstrFlags, FsetButtonType)
' there is no check on the validity of controlType (future proof)
setProperty("ControlType", controlType)
' there is no check on the validity of ControlWidth with the chosen control (future proof)
if not IsMissing(controlWidth)  then
  if controlWidth &lt;= 0  then
    currentInstructionFlag = FsetButtonType ' for correct display of current instruction
    FatalError(txt0227 &amp; controlWidth &amp; CR &amp; txt0504)
  end if
  setProperty("Width", controlWidth)
end if
End Sub




</script:module>
</file>

<file path=Basic/ConfigTool/M3d.xml><?xml version="1.0" encoding="utf-8"?>
<!DOCTYPE module  PUBLIC '-//OpenOffice.org//DTD OfficeDocument 1.0//EN'  'module.dtd'>
<script:module xmlns:script="http://openoffice.org/2000/script" script:name="M3d" script:language="StarBasic">REM  *****  BASIC  *****

Option Explicit

' structure of this list:   / index * short name = module identity /
' short names are used as argument of compiler instructions and for xxxWindowState.xcu files
' when adding a line, adapt dimension x of toolbarTitles(x,y) in module Data
Private Const OOoContextNames = "/" &amp; _
  "00*Base=com.sun.star.sdb.OfficeDatabaseDocument/" &amp; _
  "01*BasicIDE=com.sun.star.script.BasicIDE/" &amp; _
  "02*Bibliography=com.sun.star.frame.Bibliography/" &amp; _
  "03*Calc=com.sun.star.sheet.SpreadsheetDocument/" &amp; _
  "04*Chart=com.sun.star.chart2.ChartDocument/" &amp; _
  "05*DbBrowser=com.sun.star.sdb.DataSourceBrowser/" &amp; _
  "06*DbQuery=com.sun.star.sdb.QueryDesign/" &amp; _
  "07*DbRelation=com.sun.star.sdb.RelationDesign/" &amp; _
  "08*DbTable=com.sun.star.sdb.TableDesign/" &amp; _
  "09*DbTableData=com.sun.star.sdb.TableDataView/" &amp; _
  "10*Draw=com.sun.star.drawing.DrawingDocument/" &amp; _
  "11*Impress=com.sun.star.presentation.PresentationDocument/" &amp; _
  "12*Math=com.sun.star.formula.FormulaProperties/" &amp; _
  "13*StartModule=com.sun.star.frame.StartModule/" &amp; _
  "14*WriterGlobal=com.sun.star.text.GlobalDocument/" &amp; _
  "15*WriterForm=com.sun.star.sdb.FormDesign/" &amp; _
  "16*WriterReport=com.sun.star.sdb.TextReportDesign/" &amp; _
  "17*WriterWeb=com.sun.star.text.WebDocument/" &amp; _
  "18*Writer=com.sun.star.text.TextDocument/" &amp; _
  "19*XForms=com.sun.star.xforms.XMLFormDocument/"


Function indexOfAppContext(contextName As String) As Long
' returns the index corresponding to the application context, or -1 if context unknown
Dim p1 As Long

p1 = InStr(1, OOoContextNames, "*" &amp; contextName &amp; "=", 0)
if p1 = 0  then
  indexOfAppContext = -1
else
  indexOfAppContext = Mid(OOoContextNames, p1 -2, 2)
end if
End Function


Function appContextOfIndex(x As Long) As String
' returns the short name of the application context corresponding to the index
' returns empty string if not found
Dim p1 As Long, p2 As Long, s1 As String

s1 = (x+100)
s1 = "/" &amp; Right(s1, 2) &amp; "*"
p1 = InStr(1, OOoContextNames, s1, 0)
if p1 = 0  then
  appContextOfIndex = ""
else
  p2 = InStr(p1 +4, OOoContextNames, "=", 0)
  appContextOfIndex = Mid(OOoContextNames, p1 +4, p2 -p1 -4)
end if
End Function


Function getAppContext(contextsList As String) As String
' internal routine - returns a comma-separated list of application module names
Dim tbCtxList As Variant
Dim p1 As Long, p2 As Long, p3 As Long
Dim requestedContext As String, ctx As String, reqCtxMk As String

ctx = ""
tbCtxList = stringList2arrayList(contextsList)
if UBound(tbCtxList) &gt;= 0  then
  for each requestedContext in tbCtxList
    reqCtxMk = "*" &amp; requestedContext &amp; "="
    p1 = InStr(1, OOoContextNames, reqCtxMk, 0) ' position of short name
    if p1 &gt; 0  then
      p2 = p1 +Len(reqCtxMk) ' position at start of application module name
      p3 = InStr(p2, OOoContextNames, "/", 0) ' position after end of application module name
      if Len(ctx) &gt; 0  then ctx = ctx &amp; ","
      ctx = ctx &amp; Mid(OOoContextNames, p2, p3 -p2)
    else
      FatalError(txt0505) ' unknown short name
    end if
  next
  getAppContext = ctx
else
  FatalError(txt0505) ' no context
end if
End Function



Sub beginTitles(Optional AppContext As String)
Dim applName As String

beginBlock(FTitles)
if  isCurrentContext(Array(FAddonUI, FOfficeMenuBarMerging, ETC_ETC)) or _
    isCurrentContext(Array(FAddonUI, FOfficeToolbarMerging, ETC_ETC))  then
  emptyProp("Context", "string") ' AppContext is ignored, context is declared in MergeInstruction
else
  if IsMissing(AppContext)  then
    if isCurrentContext(Array(FAddonUI, FOfficeToolBar, ETC_ETC))  then
      FatalError(txt0218) ' in this case, AppContext is mandatory
    else
      emptyProp("Context", "string")
    end if
  else
    setProperty("Context", getAppContext(AppContext))
  end if
end if
addUTF8Line(addonXml, indentLevel, "&lt;prop oor:name=""Title"" oor:type=""xs:string""&gt;" )
setAllowed(InstrFlags, FsetTitle) ' one at least is mandatory
End Sub



Sub endTitles()
endBlock(FTitles)
addUTF8Line(addonXml, indentLevel, "&lt;/prop&gt;" )
if  isCurrentContext(Array(ETC_ETC, FCommand)) or _
    isCurrentContext(Array(ETC_ETC, FButton)) or _
    isCurrentContext(Array(FAddonUI, FOfficeHelp))  then
    
  setAllowed(InstrFlags, FsetURL)
elseif isCurrentContext(Array(ETC_ETC, FMenu)) or _
    isCurrentContext(Array(FAddonUI, FOfficeMenuBar))  then
  
  setAllowed(beginContextFlags, FMenuItems)
end if
End Sub




Sub setTitle(title As String, Optional language As String)
Dim xContext As Long, tbCtxList As Variant
Dim requestedContext As String, theTitles As String

checkAllowed(InstrFlags, FsetTitle)
if Len(trim(title)) = 0  then
  FatalError(txt0508)  ' title cannot be empty
end if
if not IsMissing(language)  then
  if Len(trim(language)) = 0  then
    FatalError(txt0509)  ' if present, language cannot be empty
  end if
end if

if  isCurrentContext(Array(ETC_ETC, FTitles))  then
  if IsMissing(language)  then
    addUTF8Line(addonXml, indentLevel+1, "&lt;value&gt;" &amp; changeConflictChars(title) &amp; "&lt;/value&gt;" )
  else
    addUTF8Line(addonXml, indentLevel+1, "&lt;value xml:lang=""" &amp; language &amp; """&gt;" &amp; changeConflictChars(title) &amp; "&lt;/value&gt;" )
  end if
elseif  isCurrentContext(Array(ETC_ETC, FTbTitles))  then ' title for a toolbar
  tbCtxList = stringList2arrayList(ToolbarTitlesContexts) ' ToolbarTitlesContexts is already checked OK
  for each requestedContext in tbCtxList
    xContext = indexOfAppContext(requestedContext)
    theTitles = toolbarTitles(xContext, toolbarCurrentNumber)
    if Len(theTitles) &gt; 0  then theTitles = theTitles &amp; ARGSET_SEP
    if IsMissing(language)  then
      theTitles = theTitles &amp; " " &amp; ARG_SEP &amp; changeConflictChars(title)
    else
      theTitles = theTitles &amp; language &amp; ARG_SEP &amp; changeConflictChars(title)
    end if
    toolbarTitles(xContext, toolbarCurrentNumber) = theTitles
  next
else
  FatalError(txt0107)  ' we should not be here !
end if
addAllowed(InstrFlags, FsetTitle) ' several titles are accepted
allowParentBlockClosure ' now closing of Titles is acceptable
End Sub




Sub setURL(URLlanguage As String, arg1 As String, Optional arg2 As String, Optional arg3 As String)
Dim arg1b As String

checkAllowed(InstrFlags, FsetURL)
Select Case URLlanguage
Case ""
  lastURL = arg1
Case "Basic", "Basic2" ' arg1 = library   arg2 = module   arg3 = macro
  if IsMissing(arg2)  then
    FatalError(txt0510 &amp; URLlanguage &amp; CR &amp; txt0502)
  elseif IsMissing(arg3)  then
    FatalError(txt0510 &amp; URLlanguage &amp; CR &amp; txt0502)
  end if
  lastURL = "vnd.sun.star.script:" &amp; arg1 &amp; "." &amp; arg2 &amp; "." &amp; arg3 &amp; "?language=" &amp; URLlanguage &amp; "&amp;location=application"
  
Case "Basic1" ' arg1 = library   arg2 = module   arg3 = macro
  if IsMissing(arg2)  then
    FatalError(txt0510 &amp; URLlanguage &amp; CR &amp; txt0502)
  elseif IsMissing(arg3)  then
    FatalError(txt0510 &amp; URLlanguage &amp; CR &amp; txt0502)
  end if
  ' this commandURL works but only for compatibility :
  lastURL = "macro:///" &amp; arg1 &amp; "." &amp; arg2 &amp; "." &amp; arg3
    
Case "BeanShell", "JavaScript", "Java"
  ' BeanShell, JavaScript : arg1 = library   arg2 = filename (with extension)
  ' Java : arg1 = library arg2 =  the function name, as described in the file parcel-descriptor.xml
  if IsMissing(arg2)  then
    FatalError(txt0510 &amp; URLlanguage &amp; CR &amp; txt0502)
  end if
  nonBasicScript = True
  lastURL = "vnd.sun.star.script:" &amp; arg1 &amp; "." &amp; arg2 &amp; "?language=" &amp; URLlanguage &amp; _
               "&amp;location=" &amp; extensionLocation &amp; ":uno_packages/" &amp; packageName
  
Case "Python"
  ' arg1 = filename path (with extension)  arg2 = function name
  if not FileExists(compilerDir &amp; arg1)  then
    FatalError(txt0510 &amp; URLlanguage &amp; CR &amp; arg1 &amp; CR &amp; txt0501)
  end if
  if IsMissing(arg2)  then
    FatalError(txt0510 &amp; URLlanguage &amp; CR &amp; arg1 &amp; CR &amp;  txt0502)
  end if
  nonBasicScript = True
  arg1b = join(split(arg1, "/"), "|")
  lastURL = "vnd.sun.star.script:" &amp; packageName &amp; "|" &amp; arg1b &amp; "$" &amp; arg2 &amp; "?language=" &amp; URLlanguage &amp; _
               "&amp;location=" &amp; extensionLocation &amp; ":uno_packages"

Case Else ' unknown programming language
  FatalError(txt0510 &amp; URLlanguage &amp; CR &amp; txt0503)
End Select

if isCurrentContext(Array(FAddonUI, FOfficeImages, FImage))  then
  ' no xml code generation now, it will be done at endAddonUI
  setAllowed(InstrFlags, FsetImage) ' mandatory
else
  setProperty("URL", lastURL)
  setAllowed(InstrFlags, FsetTarget) ' optional
  addAllowed(InstrFlags, FsetImage)  ' optional (image may be omitted or implied by a previous setURL or declared in a OfficeImages)
  allowParentBlockClosure
end if
if  isCurrentContext(Array(ETC_ETC, FButton))  then
  addAllowed(InstrFlags, FsetButtonType) ' optional, used by complex buttons
end if
End Sub




Sub setTarget(Optional target As String)
checkAllowed(InstrFlags, FsetTarget)
if IsMissing(target)  then
  setProperty("Target", "_self")
elseif Len(target) = 0  then
  setProperty("Target", "_self")
else
  setProperty("Target", target)
end if
allowParentBlockClosure
End Sub



Sub setProperty(propertyName As String, propertyValue As Variant)
' --- this instruction may be used for future needs ---
' no control on its usage (so long as it is used within AddonUI block)
' no control over the propertyName or propertyValue
Dim propertyType As String, strPropVal As String

currentInstructionStack = InstrFlags
currentInstructionFlag = FsetProperty
if not isCurrentContext(Array(FAddonUI, ETC_ETC))  then
  FatalError(txt0506)
end if
Select Case VarType(propertyValue)
Case 8  ' String
  propertyType = "string"
  strPropVal = CStr(changeConflictChars(propertyValue))
Case 11 ' Boolean
  propertyType = "boolean"
  strPropVal = CBool(propertyValue)
Case 5  ' argument is Double, or Long converted as Double
  if propertyValue = CDbl(Fix(propertyValue)) then ' there is no fractionnal part
    propertyType = "long"
    strPropVal = CLng(propertyValue)
  else
    propertyType = "double"
    strPropVal = propertyValue
  end if
Case 2 ' Integer, same as Long long
  propertyType = "long"
  strPropVal = CLng(propertyValue)
End Select
addUTF8Line(addonXml, indentLevel, "&lt;prop oor:name=""" &amp; propertyName &amp; """ oor:type=""xs:" &amp; propertyType &amp; """&gt;" )
addUTF8Line(addonXml, indentLevel+1, "&lt;value&gt;" &amp; strPropVal &amp; "&lt;/value&gt;" )
addUTF8Line(addonXml, indentLevel, "&lt;/prop&gt;" )
End Sub



Sub addSeparator()
checkAllowed(InstrFlags, FaddSeparator)
openOrderedNode
setProperty("URL", "private:separator")
closeNode
' in a merge context, terminating with a separator is allowed (there may be existing items after the merge point)
if not isCurrentContext(Array(ETC_ETC, FMergeItems))  then
  ' closing the englobing block is not possible, Command or Menu awaited
  delAllowed(endContextFlags, FendBlockAllowed)
end if
End Sub




</script:module>
</file>

<file path=Basic/ConfigTool/M3e.xml><?xml version="1.0" encoding="utf-8"?>
<!DOCTYPE module  PUBLIC '-//OpenOffice.org//DTD OfficeDocument 1.0//EN'  'module.dtd'>
<script:module xmlns:script="http://openoffice.org/2000/script" script:name="M3e" script:language="StarBasic">REM  *****  BASIC  *****

Option Explicit



Sub setImage(Optional shortName As String)
Dim imageRequired As Boolean

checkAllowed(InstrFlags, FsetImage)
if IsMissing(shortName)  then 
  imageRequired = False
elseif Len(Trim(shortName)) = 0    then
  imageRequired = False
else
  imageRequired = True
end if

if isCurrentContext(Array(FAddonUI, FOfficeImages, FImage))  then
  if imageRequired  then
    userDefinedImages(Trim(shortName))
    allowParentBlockClosure
  else ' image is mandatory in a OfficeImages block
    FatalError(txt0502)
  end if
else ' image declared in AddonMenu, OfficeMenuBar, OfficeToolbar, etc
  if imageRequired  then
    userDefinedImages(Trim(shortName))
  end if
end if
End Sub




Sub userDefinedImages(shortName As String)
' internal routine
Dim x As String, s As Long
Dim existingName As String, fullName As String
Dim imageSuffixes As Variant, propNames As Variant, imageExts As Variant


existingName = getImageShortNameFromURL
if Len(existingName) &gt; 0 then
  if (existingName &lt;&gt; shortName)  then ' conflicting image assignment
    FatalError(txt0227 &amp; shortName &amp; CR &amp; txt0511 &amp; existingName &amp; CR &amp; CR &amp; txt0512 &amp; lastURL)
  end if
  Exit Sub ' same image for same URL : nothing to do
end if
imageSuffixes = Array("_16",           "_26",         "_16h",            "_26h")
propNames =     Array("ImageSmallURL", "ImageBigURL", "ImageSmallHCURL", "ImageBigHCURL" ' same index as imageSuffixes
imageExts = Array(".png", ".bmp")

for s = 0 to UBound(imageSuffixes) ' find at least one image
  for each x in imageExts ' preference is given to images of the first extension
    fullName = shortName &amp; imageSuffixes(s) &amp; x
    if FileExists(compilerDir &amp; fullName)  then
      memorizeURL_Image(shortName)
      Exit Sub ' &gt;&gt;&gt;&gt;&gt;&gt;&gt;&gt;&gt;  normal exit !
    end if
  next
next
FatalError(txt0227 &amp; shortName &amp; CR &amp; txt0501) ' file not found
End Sub



Function getImageShortNameFromURL() As String
' returns empty string if no image assigned to lastURL
Dim p As Long, x1 As Long, x2 As Long

p = Instr(1, URLImages, ARG_SEP &amp; lastURL &amp; ARG_SEP, 0)
if p &gt; 0  then ' same URL already exists
  x1 = p +Len(ARG_SEP &amp; lastURL &amp; ARG_SEP)
  x2 = InStr(x1 +1, URLImages, ARGSET_SEP, 0)
  if x2 &gt; 0  then
    getImageShortNameFromURL = Mid(URLImages, x1, x2-x1)
  else ' last image of the list
    getImageShortNameFromURL = Mid(URLImages, x1)
  end if
else
  getImageShortNameFromURL = ""
end if
End Function



Sub memorizeURL_Image(shortName As String)
Dim p As Long, x1 As Long, x2 As Long

if Len(URLImages) &gt; 0  then URLImages = URLImages &amp; ARGSET_SEP
if Len(URLImages) &gt; 64000  then ' too many images !!!!
  FatalError(txt0513)
end if
URLImages = URLImages &amp; ARG_SEP &amp; lastURL &amp; ARG_SEP &amp; shortName
End Sub



Sub createImagesNode()
Dim x As String, s As Long, shortName As String, fullName As String
Dim allImages As Variant, imageArgs As Variant, ImUrl As String
Dim imageSuffixes As Variant, propNames As Variant, imageExts As Variant

if Len(URLImages) = 0  then Exit Sub
imageSuffixes = Array("_16",           "_26",         "_16h",            "_26h")
propNames =     Array("ImageSmallURL", "ImageBigURL", "ImageSmallHCURL", "ImageBigHCURL" ' same index as imageSuffixes
imageExts = Array(".png", ".bmp")
allImages = split(URLImages, ARGSET_SEP)
progressing(0, "Images")
openNode("Images")
nodeNameRank = 0
for each ImUrl in allImages
  imageArgs = split(ImUrl, ARG_SEP)
  openOrderedNode(extensionIdentifier)
  setProperty("URL", imageArgs(1))
  shortName = imageArgs(2)
  openNode("UserDefinedImages")
  for s = 0 to UBound(imageSuffixes)
    for each x in imageExts ' preference is given to images of the first extension
      fullName = shortName &amp; imageSuffixes(s) &amp; x
      if FileExists(compilerDir &amp; fullName)  then
        setProperty(propNames(s), "%origin%/" &amp; fullName) ' create one property for each image variant
        exit for
      end if
    next
  next
  closeNode ' UserDefinedImages
  closeNode ' OrderedNode
next
closeNode ' Images
addUTF8Line(addonXml, 0, "") ' blank line
End Sub




</script:module>
</file>

<file path=Basic/ConfigTool/M3f.xml><?xml version="1.0" encoding="utf-8"?>
<!DOCTYPE module  PUBLIC '-//OpenOffice.org//DTD OfficeDocument 1.0//EN'  'module.dtd'>
<script:module xmlns:script="http://openoffice.org/2000/script" script:name="M3f" script:language="StarBasic">REM  *****  BASIC  *****

Option Explicit



Sub setMergePoint(ByVal commandURL As String, commandType As String, fallbackCommandType As String, Optional commandParameter As Variant)
Dim toolbarName As String, x As Long
checkAllowed(InstrFlags, FsetMergePoint)
if isCurrentContext(Array(FAddonUI, FOfficeToolbarMerging, FMergeInstruction))  then
  x = InStr(1, commandURL, "\", 0)
  if x &lt; 2  then ' commandURL should start with "toolbarname\"
    FatalError(txt0801)
  end if
  toolBarName = Left(commandURL, x-1)
  setProperty("MergeToolBar", toolBarName)
  commandURL = Mid(commandURL, x+1) ' keep the real URL
end if
setProperty("MergePoint", commandURL)
setProperty("MergeCommand", commandType)
if not IsMissing(commandParameter)  then
  setProperty("MergeCommandParameter", commandParameter)
end if
setProperty("MergeFallback", fallbackCommandType)
setAllowed(beginContextFlags, FMergeItems) ' mandatory
End Sub




</script:module>
</file>

<file path=Basic/ConfigTool/Mfinal.xml><?xml version="1.0" encoding="utf-8"?>
<!DOCTYPE module  PUBLIC '-//OpenOffice.org//DTD OfficeDocument 1.0//EN'  'module.dtd'>
<script:module xmlns:script="http://openoffice.org/2000/script" script:name="Mfinal" script:language="StarBasic">REM  *****  BASIC  *****

Option Explicit


Sub createExtensionPackage()
Dim f1 As Long

if stackAllowedIndex &lt;&gt; 0  then
  FatalErrorSimple(txt0103)
end if
progressing(-90, txt0115) ' zipping...

addUTF8Line(manifestXml, 0, "&lt;/manifest:manifest&gt;" )
closeOutputUTF8File(manifestXml)  ' terminate manifest file

If FileExists(compilerDir &amp; DEBUG_FILE)  then  Kill(compilerDir &amp; DEBUG_FILE)
If FileExists(compilerDir &amp; packageName)  then  Kill(compilerDir &amp; packageName)
If FileExists(designerDir &amp; packageName)  then  Kill(designerDir &amp; packageName)

ZipTree(designerDir &amp; packageName, compilerDir)

if MODIFY_OXT_CONTENTS  then
  f1 = FreeFile
  Open compilerDir &amp; DEBUG_FILE for Output As #f1
  print #f1, packageName ' remember the name of the extension file
  Close #f1
  MsgBox(txt0129 &amp; chr(13) &amp; ConvertFromURL(compilerDir), 64, ToolIdentity)
else
  deleteTree(compilerDir)
end if

progressing(-100, txt0111) ' Information (possible warning message)
if  Len(unsupportedFeatures) &gt; 0  then
  LogMessage(txt0125 &amp; CR &amp; unsupportedFeatures &amp; CR &amp; txt0126)
end if
progressing(-100, txt0114) ' Finished !
LogMessage(CR &amp; txt0118 &amp; packageName)  ' extension oxt file created
if Len(argsUpdate) &gt; 0  then LogMessage(txt0119 &amp; extUpdateName) ' update file created
closeProgress
LogMessage(CR &amp; Now)
ThisComponent.CurrentController.Frame.ContainerWindow.setFocus
ThisComponent.store ' save results in the document
End Sub







</script:module>
</file>

<file path=Basic/ConfigTool/Obsolete.xml><?xml version="1.0" encoding="utf-8"?>
<!DOCTYPE module  PUBLIC '-//OpenOffice.org//DTD OfficeDocument 1.0//EN'  'module.dtd'>
<script:module xmlns:script="http://openoffice.org/2000/script" script:name="Obsolete" script:language="StarBasic">REM  *****  BASIC  *****

Option Explicit

' these routines are no longer used 

Sub beginDependencies
FatalErrorSimple(txt0249)
End Sub

Sub setOOoDependency
FatalErrorSimple(txt0249)
End Sub

Sub endDependencies
FatalErrorSimple(txt0249)
End Sub

</script:module>
</file>

<file path=Basic/ConfigTool/Starter.xml><?xml version="1.0" encoding="utf-8"?>
<!DOCTYPE module  PUBLIC '-//OpenOffice.org//DTD OfficeDocument 1.0//EN'  'module.dtd'>
<script:module xmlns:script="http://openoffice.org/2000/script" script:name="Starter" script:language="StarBasic">REM  *****  BASIC  *****

Option Explicit

Sub Compile2OOo(evt As Object)
ApplicationTarget = "OOo"
LogMessage("") ' clear log
initializeData
checkMinMaxDependencies("VfromOOo", "DisplayFromOOo", 204, "VtoOOo", "DisplayToOOo", 304)
startMyExtension("", "user") ' macro will stop if Fatal error
' if a toolbar was declared and no maximum version used, give a warning
if hasToolbar and (Len(OpenOfficeVersionMax(0)) = 0)  then LogMessage(txt0247)

if nonBasicScript and (acceptLicense = "admin")  then
  LogMessage(CR &amp; txt0246)
  initializeData
  startMyExtension("-s", "share") ' variant "For all users" (share)
end if
End Sub


Sub Compile2AOO(evt As Object)
ApplicationTarget = "AOO1"
LogMessage("") ' clear log
initializeData
checkMinMaxDependencies("VfromAOO", "DisplayFromAOO", 400, "VtoAOO", "DisplayToAOO", 999)
startMyExtension("-A", "user") ' macro will stop if Fatal error

if nonBasicScript and (acceptLicense = "admin")  then
  LogMessage(CR &amp; txt0246 &amp; CR)
  initializeData
  startMyExtension("-As", "share") ' variant "For all users" (share)
end if
End Sub


Sub Compile2LibO(evt As Object)
ApplicationTarget = "LibO1"
LogMessage("") ' clear log
initializeData
checkMinMaxDependencies("VfromLibO", "DisplayFromLibO", 305, "", "", 999)
startMyExtension("-L", "user") ' macro will stop if Fatal error

if nonBasicScript and (acceptLicense = "admin")  then
  LogMessage(CR &amp; txt0246 &amp; CR)
  initializeData
  startMyExtension("-Ls", "share") ' variant "For all users" (share)
end if
End Sub

' ___________________________________


Sub startMyExtension(extVariant As String, extLoc As String)
Dim errStr As String

initFileNames(extVariant)
extensionLocation = extLoc
On Error GoTo err1
initializeTool 
myExtension
createExtensionPackage 
On Error GoTo 0
Exit Sub

err1:
  errStr = Error
  Resume err2
err2:
  On Error GoTo 0
  FatalError(Error) ' macro stops here
End Sub


Sub initializeTool()
initDirectories

createUTF8File(descrXml, compilerDir &amp; "description.xml")
addUTF8Line(descrXml, 0, "&lt;?xml version=""1.0"" encoding=""UTF-8""?&gt;" )
addUTF8Line(descrXml, 0, "&lt;!-- Extension files were created by " &amp; ToolIdentity &amp; " --&gt;") ' signature...
addUTF8Line(descrXml, 0,  "&lt;description xmlns=""http://openoffice.org/extensions/description/2006""" )
addUTF8Line(descrXml, 0,  " xmlns:dep=""http://openoffice.org/extensions/description/2006""" )
if ApplicationTarget = "LibO1"  then
  addUTF8Line(descrXml, 0,  " xmlns:l=""http://libreoffice.org/extensions/description/2011""" )
end if 
addUTF8Line(descrXml, 0,  " xmlns:xlink=""http://www.w3.org/1999/xlink"" &gt;" )

createUTF8File(manifestXml, compilerDir &amp; "META-INF/manifest.xml")
addUTF8Line(manifestXml, 0,  "&lt;?xml version=""1.0"" encoding=""UTF-8""?&gt;" )
addUTF8Line(manifestXml, 0,  "&lt;!DOCTYPE manifest:manifest PUBLIC ""-//OpenOffice.org//DTD Manifest 1.0//EN"" ""Manifest.dtd""&gt;" )
addUTF8Line(manifestXml, 0,  "&lt;manifest:manifest xmlns:manifest=""http://openoffice.org/2001/manifest""&gt;" )

progressing(2)
End Sub



Sub initToolIdentity
Dim tfs As Object, tf As Object, enu As Object

tfs = ThisComponent.TextFields
enu = tfs.createEnumeration
Do While enu.hasMoreElements
  tf = enu.nextElement
  if tf.supportsService("com.sun.star.text.textfield.GetReference")  then
    if tf.SourceName = "ExtCompVersion"  then
      ToolIdentity = txt0101 &amp; tf.CurrentPresentation
      Exit Sub
    end if
  end if
Loop
ToolIdentity = txt0101 &amp; "???"
End Sub




Sub initializeData
CR = chr(13)
EOL = chr(10)
ARG_SEP = chr(&amp;HF8E0) ' this is a Unicode value in the range reserved for private usage
ARGSET_SEP = chr(&amp;HF8E1) ' this is a Unicode value in the range reserved for private usage

initToolIdentity

' Note : resetting of all public data is needed because there may be 2 compilations : for me; for all users
' here init of data that are not reset before first use
nonBasicScript = False
hasToolbar = False
setAllowed(beginContextFlags, FDescription)
setAllowed(endContextFlags, 0)
setAllowed(InstrFlags, 0)
stackAllowedIndex = 0
currentInstructionStack = 0
currentInstructionFlag = 0
toolbarCurrentNumber = -1
Redim toolbarTitles(20, 8) As String ' index1 = application context, valuemax &gt;= max in OOoContextNames   index2 = toolbar number
startProgress
End Sub


Sub initFileNames(suffix As String)
Dim aFile As String, ps As Object

aFile = ThisComponent.Url
if Len(aFile) = 0  then
  FatalErrorSimple(txt0210)
else
  packageName   = getFileNameOnly(aFile) &amp; suffix ' will be completed by version and .oxt at beginDescription
  extUpdateName = getFileNameOnly(aFile) &amp; suffix &amp; ".update.xml"
  designerDir = getDirectory(aFile)
end if

ps = CreateUnoService("com.sun.star.util.PathSubstitution")
' compilerDir is in the user temporary directory
compilerDir = ps.substituteVariables("$(temp)/ExtCompilBM1/", False)
End Sub


' ******* debugging tool to change the contents of the extension package ************
' 1 - at top of this module, change MODIFY_OXT_CONTENTS to the value True
' 2 - Run the compiler. The compiler directory will not be erased at end of compilation
' 3 - inspect or change any file on the compiler directory
' 4 - if changed, run the routine : rezipPackage
' 5 - go to step 3
Sub rezipPackage  ' debugging : run this after manual change of some created files.
Dim packageName As String, f1 As Long, suffix As String

initializeData
suffix = InputBox("blank or -A or -L or -s or -As or -Ls", "Suffix of extension name")
initFileNames(suffix)
if MODIFY_OXT_CONTENTS  then
  if FileExists(compilerDir &amp; DEBUG_FILE)  then
    f1 = FreeFile
    Open compilerDir &amp; DEBUG_FILE For Input As #f1 ' retrieve package name
    if not eof(f1)  then
      Line Input #f1, packageName
    end if
    Close #f1
    if Len(packageName) &gt; 0  then
      If FileExists(compilerDir &amp; packageName)  then  Kill(compilerDir &amp; packageName)
      If FileExists(designerDir &amp; packageName)  then  Kill(designerDir &amp; packageName)

      ZipTree(designerDir &amp; packageName, compilerDir)
      MsgBox(txt0118 &amp; packageName &amp; txt0119, 64, ToolIdentity)  ' finished !
    else
      MsgBox(txt0120, 16, ToolIdentity)  ' could not find the package name
    end if
  else
    MsgBox(txt0131, 16, ToolIdentity)  ' you must compile the extension
  end if
else
  MsgBox(txt0130, 16, ToolIdentity)  ' you must change MODIFY_OXT_CONTENTS before !
end if
End Sub



Sub initDirectories()
Dim aDir As String, aFile As String, n As Long
Const oxtFile = ".oxt", updFile = ".update.xml"

if FileExists(compilerDir)  then
  if not deleteTree(compilerDir)  then
    FatalErrorSimple(txt0121 &amp; EOL &amp; ConvertFromURL(compilerDir)) ' impossible to delete the folder
  end if
end if
MkDir(compilerDir)
'  Delete possibly already existing file extUpdateName. If necessary the compilation will create it.
if FileExists(designerDir &amp; extUpdateName)  then Kill(designerDir &amp; extUpdateName)

aFile = Dir(designerDir &amp; "*", 0) ' find all files in the directory
Do While Len(aFile) &gt; 0 ' copy all files except this document (and lock) and any .oxt or update file
  if (designerDir &amp; aFile &lt;&gt; ThisComponent.Url) and  (InStr(1, aFile, ".~lock.", 1) = 0) and _
      (Right(aFile, Len(oxtFile)) &lt;&gt; oxtFile) and  (Right(aFile, Len(updFile)) &lt;&gt; updFile) then
    On Error Resume Next
      FileCopy(designerDir &amp; aFile, compilerDir &amp; aFile) ' FileCopy throws error for a hidden file
    On Error Goto 0
  end if
  aFile = Dir
Loop

aDir = Dir(designerDir, 16) ' find sub-directories only
Do While Len(aDir) &gt; 0 ' copy all sub-directories (and their files)
  if (aDir&lt;&gt; ".") and (aDir &lt;&gt; "..")  then
    On Error Resume Next
    ' FileCopy throws error for a hidden file
    FileCopy(designerDir &amp; aDir &amp; "/", compilerDir &amp; aDir &amp; "/")
    On Error Goto 0
  end if
  aDir = Dir
Loop
End Sub



' run at event : document creation
Sub checkDocumentHasName
Dim currWindow As Object, dispatcher As Object

initToolIdentity
Do While Len(ThisComponent.Url) = 0
  MsgBox(txt0241, 48, ToolIdentity)
  currWindow   = ThisComponent.CurrentController.Frame
  dispatcher = createUnoService("com.sun.star.frame.DispatchHelper")
  dispatcher.executeDispatch(currWindow, ".uno:SaveAs", "", 0, Array())
Loop
End Sub


' Vmin or Vmax = 100*major +minor    example : version 2.3  -&gt;  203
Sub checkMinMaxDependencies(FromV As String, FromVinfo As String, Vmin As Long, _
                              ToV As String, ToVinfo As String, Vmax As Long)
Dim f As Object
Dim v1 As Long, v2 As Long, w As Variant
Const EmptyVersion = " .  "

f = ThisComponent.Drawpage.Forms.getByName("CompilerStarter")
OpenOfficeVersionMin(0) =  f.getByName(FromV).Text
OpenOfficeVersionMin(1) =  f.getByName(FromVinfo).Text
' if a masked field is empty, it contains EmptyVersion
' if it contains at least one character, missing characters are replaced by a space
if OpenOfficeVersionMin(0) = EmptyVersion  then
  FatalErrorSimple(txt0248) ' minimal version is mandatory
else
  if (Left(OpenOfficeVersionMin(0), 1) = " ") or (Mid(OpenOfficeVersionMin(0), 3, 1) = " ")  then
    FatalErrorSimple(txt0243) ' Incorrect minimal version
  end if
  if Len(OpenOfficeVersionMin(1)) = 0  then FatalErrorSimple(txt0256) ' display to user is empty
  OpenOfficeVersionMin(0) = Trim(OpenOfficeVersionMin(0))
  w = split(OpenOfficeVersionMin(0), ".")
  minMajorVersion = w(0)
  minMinorVersion = w(1)
end if
v1 = minMajorVersion*100 +minMinorVersion
if v1 &lt; Vmin  then  FatalErrorSimple(txt0250) ' Too low minimal version
if v1 &gt; Vmax  then  FatalErrorSimple(txt0251) ' Too high minimal version

if Len(ToV) &gt; 0  then ' a maximal version may be specified
  OpenOfficeVersionMax(0) =  f.getByName(ToV).Text
  OpenOfficeVersionMax(1) =  f.getByName(ToVinfo).Text
  if OpenOfficeVersionMax(0) = EmptyVersion  then
    OpenOfficeVersionMax(0) = ""
  else
    if (Left(OpenOfficeVersionMax(0), 1) = " ") or (Mid(OpenOfficeVersionMax(0), 3, 1) = " ")  then
      FatalErrorSimple(txt0244) ' Incorrect maximal version
    end if
    if Len(OpenOfficeVersionMax(1)) = 0  then FatalErrorSimple(txt0256) ' display to user is empty
    OpenOfficeVersionMax(0) = Trim(OpenOfficeVersionMax(0))
    w = split(OpenOfficeVersionMax(0), ".")
    v2 = CLng(w(0))*100 +CLng(w(1))
    if v2 &gt; Vmax  then  FatalErrorSimple(txt0252) ' Too high maximal version
    if v2 &lt; v1    then  FatalErrorSimple(txt0245) ' maximal version is lower than minimal version
    if v1 &lt; 301   then	fatalErrorSimple(txt0253) ' maximal version is introduced from OpenOffice.org version 3.1
  end if
else ' maximal version is currently not used for LibreOffice
  OpenOfficeVersionMax(0) = ""
end if

End Sub


</script:module>
</file>

<file path=Basic/ConfigTool/Utilities.xml><?xml version="1.0" encoding="utf-8"?>
<!DOCTYPE module  PUBLIC '-//OpenOffice.org//DTD OfficeDocument 1.0//EN'  'module.dtd'>
<script:module xmlns:script="http://openoffice.org/2000/script" script:name="Utilities" script:language="StarBasic">REM  *****  BASIC  *****

Option Explicit

Public Const IND=3 ' indentation spaces in the xml files


Private Const maxFiles = 10
Private Const shortFile = 0 ' index 0 is reserved for short files opened written and closed immediately

Private openFiles(maxFiles) As Long ' content :  0 if closed,  1 if open for output, 2 is reserved (input)
Private fileStreams(maxFiles) As Object, UTF8Outputs(maxFiles) As Object
Private fileNames(maxFiles) As String

Private progress As Object, progressValue As Long



' _______________________________________________________________________________________________



Function stringList2arrayList(stringList As String, Optional separator As String) As Variant
' in the stringList, elements are separated by separator string, space characters are ignored
' returns an array of elements
Dim r As Variant, x As Long, sep As String

if IsMissing(separator)  then sep = "," else sep = separator
r = split(stringList, sep)
for x = 0 to UBound(r)
  r(x) = trim(r(x))
next
stringList2arrayList = r()
End Function



Function hasEmptyItems(arrayList As Variant) As Boolean
Dim listItem As String

hasEmptyItems = True
if UBound(arrayList) &lt; 0  then Exit Function
for each listItem in arrayList
  if Len(listItem) = 0  then Exit Function
next
hasEmptyItems = False
End Function



Function bestLangChoice(reqLangCountry As String, availableLangCountries As Variant) As Long
' returns index to the available lang that is the best fit to the requested lang
' if no exact match, returns the lowest index that fits best
' availableLangCountries is an array of strings
' a lang string is case sensitive, contents may be : empty / language (2 chars) / language-Country
Dim reqLang As String, availableLC As String
Dim x As Long, langEq As Long, startLang As Long, anyLang As Long

langEq = -1
startLang = -1
anylang = -1
reqLang = Left(reqLangCountry, 2) ' language part only
for x = UBound(availableLangCountries) to 0  step -1
  availableLC = availableLangCountries(x)
  if reqLangCountry = availableLC  then
    bestLangChoice = x ' found exact match for 'language-Country'
    Exit Function
  end if
  if reqLang = availableLC  then
    langEq = x ' found exact match for 'language'
  elseif reqLang = Left(availableLC, 2)  then
    startLang = x ' found a L-C with same L
  elseif Len(availableLC) = 0  then
    anylang = x ' found a 'any lang' case
  end if
next

if langEq &lt;&gt; -1  then
  bestLangChoice = langEq
elseif startLang &lt;&gt; -1  then
  bestLangChoice = startLang
elseif anyLang &lt;&gt; -1  then
  bestLangChoice = anyLang
else
  bestLangChoice = -1 ' no match
end if
End Function




' ______________________________ show progress _______________________


Sub startProgress()
progress = StarDesktop.ActiveFrame.Controller.StatusIndicator
progress.start(txt0110, 100)
progressValue = 0
End Sub


Sub progressing(progVal As Long, Optional progText As String)
' progVal &gt; 0 : value is an increment      progval &lt; 0 : set progress at the absolute value   progVal = 0 : change text only
if progVal &gt; 0  then
  progressValue = progressValue +progVal
  progress.Value = progressValue  ' explanation : progress.Value is write-only !
elseif progVal &lt; 0  then
  progressValue = -progVal
  progress.Value = progressValue  ' explanation : progress.Value is write-only !
end if
if not IsMissing(progText)  then
  progress.Text = progText
end if
End Sub


Sub closeProgress()
if not IsNull(progress)  then progress.end
End Sub


' __________________________ phase control ____________________________________



Sub checkOOoDependency(feature As String, majorV As Long, minorV As Long)
if ApplicationTarget = "LibO1"     then Exit Sub ' LibreOffice supports all current features
' used only for features requiring version &gt;= 2.2
if minMajorVersion &gt; majorV       then Exit Sub
if minMajorVersion = majorV  then
  if minMinorVersion &gt;= minorV    then Exit Sub
end if
if InStr(1, unsupportedFeatures, feature, 0) &gt; 0  then Exit Sub ' already seen
if Len(unsupportedFeatures) &gt; 0  then unsupportedFeatures = unsupportedFeatures &amp; CR
unsupportedFeatures = unsupportedFeatures &amp; feature &amp; "  &gt;=  " &amp; majorV &amp; "." &amp; minorV
End Sub



' if mess empty then clear Log
Sub LogMessage(mess As String)
Dim f As Object, k As Object

f = ThisComponent.Drawpage.Forms.getByName("CompilerStarter")
k = f.getByName("Results_" &amp; ApplicationTarget)
if len(mess) &gt; 0  then 
  k.Text = k.Text &amp; mess &amp; CR
else
  k.Text = "" ' clear Log
end if
End Sub





Sub FatalErrorSimple(errorMessage As String)
closeAllOpenedUTF8Files
Logmessage(errorMessage)
LogMessage(CR &amp; txt0122) ' Fatal error : compilation stopped
closeProgress
ThisComponent.CurrentController.Frame.ContainerWindow.setFocus
ThisComponent.store ' save results in the document
End ' job aborted !!!
End Sub




Sub FatalError(diagnostic As String)
Dim x As Long, currPhase As String, errText As String
Dim toolLib As Object, nbsp As Long

currPhase = ""
nbsp = 0
x = 1
Do While x &lt;= stackAllowedIndex
  nbsp = nbsp +3
  if x &gt; 1  then  currPhase = currPhase &amp; CR
  currPhase = currPhase &amp; space(nbsp) &amp; flag2String(openedBlockFlags, stackAllowed(x, openedBlockFlags))
  x = x+2
Loop
if Len(currPhase) &gt; 0  then
  errText = txt0104 &amp; CR &amp; currPhase &amp; CR &amp; CR
else
  errText = ""
end if
if currentInstructionFlag &lt;&gt; 0  then errText = errText &amp; txt0123 &amp; getInstructionName

FatalErrorSimple(errText &amp; CR &amp; diagnostic)
End Sub



Function getInstructionName() As String
Dim result As String

result = flag2String(currentInstructionStack, currentInstructionFlag)
if currentInstructionStack = beginContextFlags  then
  result = "begin" &amp; result
elseif currentInstructionStack = endContextFlags  then
  result = "end" &amp; result
end if
getInstructionName = result
End Function




Function isCurrentContext(contextList As Variant) As Boolean
' returns True if the succession of opened blocks begins or ends as described in the context list
' value = ETC_ETC means the rest of the succession (either at beginning or at end, not at both ends)
Dim x As Long, y As Long, p As Long

isCurrentContext = False
if contextList(0) = ETC_ETC  then
  y = stackAllowedIndex -1  ' stackAllowedIndex should be here 0, 2, 4, 6 ...
  for x = UBound(contextList) to 1 step -1
    if y &lt; 1  then  Exit Function  ' returns False
    if stackAllowed(y, openedBlockFlags) &lt;&gt; contextList(x)  then  Exit Function ' returns False
    y = y -2
  next
else
  if contextList(UBound(contextList)) = ETC_ETC  then
    p = UBound(contextList) -1
  else
    p = UBound(contextList)
  end if
  y = 1
  for x = 0 to p
    if y &gt; stackAllowedIndex  then  Exit Function  ' returns False
    if stackAllowed(y, openedBlockFlags) &lt;&gt; contextList(x)  then  Exit Function ' returns False
    y = y +2
  next
  if (y &lt;= stackAllowedIndex) and (contextList(UBound(contextList)) &lt;&gt; ETC_ETC)  then  Exit Function ' returns False
end if
isCurrentContext = True
End Function


' ____________ syntax verification routines _______________



Sub checkAllowed(stack As Long, flag As Long)
 
currentInstructionStack = stack
currentInstructionFlag = flag
' check the flag is set, and reset it
if (allowedMacros(stack) and flag) = 0  then ' This instruction cannot be used here
  Select Case stack
  Case beginContextFlags
    FatalError(txt0106)
  Case endContextFlags ' premature block close ore closing a wrong block type
    FatalError(txt0106)
  Case Else
    FatalError(txt0106)
  End Select
end if
delAllowed(stack, flag)
End Sub



Function isAllowed(stack As Long, flag As Long) As Boolean
isAllowed = ((allowedMacros(stack) and flag) &lt;&gt; 0)
End Function


Sub addAllowed(stack As Long, flags As Long)
allowedMacros(stack) = allowedMacros(stack) or flags
End Sub


Sub delAllowed(stack As Long, flags As Long)
allowedMacros(stack) = allowedMacros(stack) and  not flags
End Sub


Sub setAllowed(stack As Long, flags As Long)
allowedMacros(stack) = flags
End Sub



Sub allowParentBlockClosure()
setAllowed(endContextFlags, FendBlockAllowed)
End Sub



Sub pushStackAllowed()
stackAllowedIndex = stackAllowedIndex +1
if stackAllowedIndex &gt; stackDepth  then
  FatalError(txt0108)
end if
stackAllowed(stackAllowedIndex, beginContextFlags) = allowedMacros(beginContextFlags)
stackAllowed(stackAllowedIndex, endContextFlags) = allowedMacros(endContextFlags)
stackAllowed(stackAllowedIndex, InstrFlags) = allowedMacros(InstrFlags)
' make sure we have a clean new start
allowedMacros(beginContextFlags) = 0
allowedMacros(endContextFlags) = 0
allowedMacros(InstrFlags) = 0
End Sub



Sub popStackAllowed()
allowedMacros(beginContextFlags) = stackAllowed(stackAllowedIndex, beginContextFlags)
allowedMacros(endContextFlags) = stackAllowed(stackAllowedIndex, endContextFlags)
allowedMacros(InstrFlags) = stackAllowed(stackAllowedIndex, InstrFlags)
if stackAllowedIndex &lt;= 0  then ' stackAllowed(0,p) is not used
  FatalError(txt0109)
end if
stackAllowedIndex = stackAllowedIndex -1
End Sub



Sub addNextFlags(nextFlags As Long)
Dim n As Long
for n = 0 to maxFlagType
  allowedMacros(n) = allowedMacros(n) or nextFlags(n)
  nextFlags(n) = 0 ' reset after usage
next
End Sub




Function flag2String(stack As Long, flag As Long) As  String
Dim result As String
result = txt0105 &amp; CR &amp; " stack=" &amp; stack &amp; "  flag=H" &amp; Hex(flag)  ' returned if no match
Select Case stack
Case beginContextFlags, endContextFlags, openedBlockFlags
  Select Case flag
  Case FDescription
    result = "Description"
  Case FUpdateInformation
    result = "UpdateInformation"
  Case FAnnexes
    result = "Annexes"
  Case FAddonUI
    result = "AddonUI"
  Case FAddonMenu
    result = "AddonMenu"
  Case FOfficeMenuBar
    result = "OfficeMenuBar"
  Case FOfficeHelp
    result = "OfficeHelp"
  Case FOfficeToolBar
    result = "OfficeToolBar"
  Case FTbTitles
    result = "TbTitles"
  Case FButton
    result = "Button"
  Case FTitles
    result = "Titles"
  Case FCommand
    result = "Command"
  Case FMenu
    result = "Menu"
  Case FMenuItems
    result = "MenuItems"
  Case FOfficeImages
    result = "OfficeImages"
  Case FImage
    result = "Image"
  Case FOfficeMenuBarMerging
    result = "OfficeMenuBarMerging"
  Case FOfficeToolbarMerging
    result = "OfficeToolbarMerging"
  Case FMergeInstruction
    result = "MergeInstruction"
  Case FMergeItems
    result = "MergeItems"
  End Select
Case InstrFlags
  Select Case flag
  Case FaddConfiguration
    result = "addConfiguration"
  Case FaddSeparator
    result = "addSeparator"
  Case FsetButtonType
    result = "setButtonType"
  Case FsetImage
    result = "setImage"
  Case FsetIcon
    result = "setIcon"
  Case FsetLicense
    result = "setLicense"
  Case FsetTarget
    result = "setTarget"
  Case FsetTitle
    result = "setTitle"
  Case FsetTooltip
    result = "setTooltip"
  Case FsetExtensionDescription
    result = "setExtensionDescription"
  Case FsetUpdateSource
    result = "setUpdateSource"
  Case FsetURL
    result = "setURL"
  Case FsetHelp
    result = "setHelp"
  Case FsetDisplayName
    result = "setDisplayName"
  Case FsetPublisherName
    result = "setPublisherName"
  Case FsetReleaseNotes
    result = "setReleaseNotes"
  Case FsetPlatform
    result = "setPlatform"
  Case FuseComponent
    result = "useComponent"
  Case FuseLibrary
    result = "useLibrary"
  Case FsetProperty
    result = "setProperty"
  Case FsetMergePoint
    result = "setMergePoint"
  Case FsetMergeContext
    result = "setMergeContext"
  End Select
End Select
flag2String = result
End Function


' ______________  directory handling ________________

' These routines use URL notation addresses. Directories have a final / character


Function getDirectory(URLPath As String) As String
Dim parts As Variant
parts = split(URLPath, "/")
parts(UBound(parts())) = ""
getDirectory = join(parts, "/")
End Function



' renvoie le répertoire père de thisDir
Function getParentDir(thisDir As String) As String
Dim resu As String
resu = getDirectory(Mid(thisDir, 1, Len(thisDir) -1))
if LCase(resu) = "file:///"  then
  getParentDir = ""
else
  getParentDir = resu
end if
End Function


Function getFullFileName(URLPath As String) As String
Dim parts As Variant
parts = split(URLPath, "/")
getFullFileName = parts(UBound(parts())
End Function


Function getFileNameOnly(URLPath As String) As String
Dim s As String, parts As Variant
s = getFullFileName(URLPath)
parts = split(s, ".")
if UBound(parts()) &gt; 0  then
  parts(UBound(parts())) = ""
  s = join(parts, ".")
  getFileNameOnly = Mid(s, 1, Len(s) -1)
else
  getFileNameOnly = parts(0)
end if
End Function



Function getFileExt(URLPath As String) As String
Dim s As String, parts As Variant
s = getFullFileName(URLPath)
parts = split(s, ".")
if UBound(parts()) &gt; 0  then
  getFileExt = "." &amp; parts(UBound(parts()))
else
  getFileExt = ""
end if
End Function


' delete all files, sub-folders and main folder even if they are read-only
' returns True if OK, False if error
Function deleteTree(ByVal currentFolder As String) As Boolean
Dim item As String
Dim ucb As Object, dc As Variant

deleteTree = False
ucb = createUnoService("com.sun.star.ucb.SimpleFileAccess")
On Error GoTo accessDenied
dc = ucb.getFolderContents(currentFolder, True)
for each item in dc
  if ucb.IsFolder(item)  then  ' each sub-folder
    deleteTree(item)  ' recursive call !
  else ' each file in the sub-folder
    ucb.setReadOnly(item, False) ' just in case ...
    ucb.kill(item)
  end if
next
ucb.setReadOnly(currentFolder, False) ' just in case ...
ucb.kill(currentFolder)
deleteTree = True ' OK
GoTo Exit1

accessDenied:
Resume Exit1
Exit1:
On Error GoTo 0
End Function



' ____________ xml related routines _____________


Function changeConflictChars(nativeText As String) As String
' replace caracters conflicting with xml syntax
Dim x As Long
Dim t2 As String
Dim xmlEntities(), conflictChars()

' these characters conflict with xml syntax
conflictChars = Array("&amp;",     "'",      "&gt;",    "&lt;",    """"    ) 
' replace them with corresponding xml entity
xmlEntities =   Array("&amp;amp;", "&amp;apos;", "&amp;gt;", "&amp;lt;", "&amp;quot;")
t2 = nativeText
for x = 0 to UBound(conflictChars)
  t2 = join(split(t2, conflictChars(x)), xmlEntities(x))
next
changeConflictChars = t2
End Function



' ------- routines only used in AddonUI phase -----------
' implicit variables : indentLevel  addonXml



Sub emptyProp(propertyName As String, propertyType As String)
' internal routine
Const typesList = "?string?long?boolean?"
Const NOVALUE = "&lt;value/&gt;"

if InStr(1, typesList, "?" &amp; propertyType &amp; "?", 0) = 0  then
  FatalError(txt0102) ' illegal value for typeProp
end if
addUTF8Line(addonXml, indentLevel, "&lt;prop oor:name=""" &amp; propertyName &amp; """ oor:type=""xs:" &amp; propertyType &amp; """&gt;" )
addUTF8Line(addonXml, indentLevel+1, NOVALUE )
addUTF8Line(addonXml, indentLevel, "&lt;/prop&gt;" )
End Sub




Sub openNode(nodeText As String, Optional replaceOldNode As String)
Dim rep As String

if IsMissing(replaceOldNode)  then
  rep = """&gt;"
elseif replaceOldNode = "replace"  then
  rep =  """ oor:op=""replace""&gt;"
else
  FatalError(txt0116) ' illegal value for replaceOldNode
end if
addUTF8Line(addonXml, indentLevel, "&lt;node oor:name=""" &amp; nodeText &amp; rep )
indentLevel = indentLevel+1
End Sub



Sub openOrderedNode(Optional nodeText As String)
' used for each Command Item, each Menu Item, each Separator
' elements in a menu are alphabetically ordered by node name ! =&gt; N009, N010, etc
' this order will be respected up to 999 numbered nodes in each AddonUI direct-child node
nodeNameRank = nodeNameRank +1
if IsMissing(nodeText)  then
  openNode("N" &amp; Format(nodeNameRank, "000"), "replace")
else
  openNode(nodeText &amp; ".N" &amp; Format(nodeNameRank, "000"), "replace")
end if
End Sub



Sub closeNode()
indentLevel = indentLevel-1
if indentLevel &lt;0  then
  FatalError(txt0103)
end if
addUTF8Line(addonXml, indentLevel, "&lt;/node&gt;" )
End Sub




' _______________________________ routines for writing UTF8 files ____________________



Sub createUTF8File(fileIndex As Long, fileURL As String)
' opens a file for output
Dim sf As Object

sf = createUnoService("com.sun.star.ucb.SimpleFileAccess")
UTF8Outputs(fileIndex) = createUnoService("com.sun.star.io.TextOutputStream")
On Error GoTo fileError
if FileExists(fileURL)  then sf.kill(fileURL)
fileStreams(fileIndex) = sf.openFileWrite(fileURL)
UTF8Outputs(fileIndex).OutputStream = fileStreams(fileIndex)
fileNames(fileIndex) = getFullFileName(fileURL)
openFiles(fileIndex) = 1
Exit Sub

fileError:
Resume fileError1
fileError1:
On Error Resume Next
fileStreams(fileIndex).closeOutput
UTF8Outputs(fileIndex).closeOutput
openFiles(fileIndex) = 0
On Error GoTo 0
FatalErrorSimple(txt0112 &amp; fileNames(fileIndex)) ' could not write file
End Sub



Sub addUTF8Line(fileIndex As Long, indentLevel As Long, newText As String)
On Error GoTo fileError
UTF8Outputs(fileIndex).writeString(Space(IND*indentLevel) &amp; newtext &amp; EOL)
Exit Sub

fileError:
Resume fileError1
fileError1:
On Error Resume Next
fileStreams(fileIndex).closeOutput
UTF8Outputs(fileIndex).closeOutput
openFiles(fileIndex) = 0
On Error GoTo 0
FatalErrorSimple(txt0112 &amp; fileNames(fileIndex)) ' could not write file
End Sub




Sub closeOutputUTF8File(fileIndex As Long, Optional noErrMess As Boolean)
' noErrMess only used to force closure without message
if openFiles(fileIndex) &lt;&gt; 1  then  Exit Sub ' file was not open for output
openFiles(fileIndex) = 0
On Error GoTo fileError
fileStreams(fileIndex).flush
fileStreams(fileIndex).closeOutput
UTF8Outputs(fileIndex).closeOutput
Exit Sub

fileError:
Resume fileError1
fileError1:
On Error Resume Next
fileStreams(fileIndex).closeOutput
UTF8Outputs(fileIndex).closeOutput
On Error GoTo 0
if IsMissing(noErrMess)  then FatalErrorSimple(txt0113 &amp; fileNames(fileIndex)) ' could not close file
End Sub




Sub closeAllOpenedUTF8Files()
' used on abnormal terminations
Dim n As Long
for n = 0 to UBound(openFiles)
  closeOutputUTF8File(n, True)
next
End Sub



Function createUTF8FileFromStyle(markupStyle As String, textStyle As String, _
        markup As String, langn As String, fileURL As String) As Long
' returns the length of the text in characters
Dim fullText As Object, cursor As Object
Dim startOfTextFound As Boolean
Dim langMarkup As String, totalLength As Long

createUTF8File(shortFile, fileURL)
langMarkup = markup &amp; " " &amp; langn
fullText = ThisComponent.Text
cursor = fullText.createTextCursor
cursor.gotoStart(False)
cursor.gotoStartofParagraph(False)
startOfTextFound = False
totalLength = 0
Do While cursor.gotoEndOfParagraph(True) ' scan main text by paragraphs
  if startOfTextFound  then
    if cursor.paraStyleName = textStyle  then
      totalLength = totalLength +Len(cursor.String &amp; EOL)
      addUTF8Line(shortFile, 0, cursor.String)
    else 'we are no more in the license text
      Exit Do
    end if
  elseif cursor.paraStyleName = markupStyle  then
    startOfTextFound = (langMarkup = cursor.String)
  end if
  if not cursor.gotoNextParagraph(False)  then Exit Do
Loop
closeOutputUTF8File(shortFile)
if Len(totalLength) = 0  then ' could not find the text
  FatalError(txt0238 &amp; langn &amp; CR &amp; txt0207)
end if
createUTF8FileFromStyle = totalLength
End Function



</script:module>
</file>

<file path=Basic/ConfigTool/_UItexts.xml><?xml version="1.0" encoding="utf-8"?>
<!DOCTYPE module  PUBLIC '-//OpenOffice.org//DTD OfficeDocument 1.0//EN'  'module.dtd'>
<script:module xmlns:script="http://openoffice.org/2000/script" script:name="_UItexts" script:language="StarBasic">REM  *****  BASIC  *****

Option Explicit

' +++++  Note to translators  +++++
' You should translate all text Constants in this module, see further down
' No other part needs translation. 
' Do not change the names of modules !


'********************************************************************************
'   This library is Copyright (C) 2008-2014 Bernard Marcelly

'   Licensed under the Apache License, Version 2.0 (the "License");
'   you may not use this file except in compliance with the License.
'   You may obtain a copy of the License at
'
'       http://www.apache.org/licenses/LICENSE-2.0
'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


Public Const txt0101 = "Extension Compiler - version "
Public Const txt0102 = "emptyProp : illegal type of property."
Public Const txt0103 = "Incorrect nesting of routines."
Public Const txt0104 = "An error occurred in this context :"
Public Const txt0105 = "SW error : invalid instruction context"
Public Const txt0106 = "This instruction cannot be used here."
Public Const txt0107 = "SW error : inconsistency of instructions."
Public Const txt0108 = "Too many nested routines"
Public Const txt0109 = "SW error : stack underflow"
Public Const txt0110 = "  Please wait ...     "
Public Const txt0111 = "Information"
Public Const txt0112 = "Could not write the file :"
Public Const txt0113 = "Could not close the file :"
Public Const txt0114 = "  Finished !   "
Public Const txt0115 = "  Zipping ...   "
Public Const txt0116 = "SW error : illegal argument"
Public Const txt0117 = "Last numbered node : N"
Public Const txt0118 = "Extension package created : "
Public Const txt0119 = "Update file created : "
Public Const txt0120 = "Could not find the existing package"
Public Const txt0121 = "Impossible to delete the folder:"
Public Const txt0122 = "____ Fatal error ! Compilation stopped. ____"
Public Const txt0123 = "Instruction : "
Public Const txt0124 = ""
Public Const txt0125 = "The ""From version"" you have indicated does not support these features :"
Public Const txt0126 = "You should request the minimal version needed."
Public Const txt0127 = ""
Public Const txt0129 = "Extension files are in this directory :"
Public Const txt0130 = "Set MODIFY_OXT_CONTENTS = True, then compile the extension."
Public Const txt0131 = "You must compile the extension."

Public Const txt0201 = "This unique name is not acceptable."
Public Const txt0202 = "Only digits and dots are allowed, like 1.2.0"
Public Const txt0203 = ""
Public Const txt0204 = ""
Public Const txt0205 = ""
Public Const txt0206 = "Illegal start of line."
Public Const txt0207 = "No text found for this language."
Public Const txt0208 = "Character = is missing in this line."
Public Const txt0209 = "No text prepared for this default language"
Public Const txt0210 = "This document has not yet been stored ! Save it !"
Public Const txt0211 = ""
Public Const txt0212 = "This language is unknown or not implemented."
Public Const txt0213 = "beginDescription : arg3 is no longer used."
Public Const txt0214 = ""
Public Const txt0215 = "Could not write file description.xml"
Public Const txt0216 = "A module name is illegal."
Public Const txt0217 = "Incorrect syntax"
Public Const txt0218 = "Missing argument"
Public Const txt0219 = "This file does not exist."
Public Const txt0220 = "An argument does not end with closing quote."
Public Const txt0221 = "You cannot insert a section within a section."
Public Const txt0222 = "Argument cannot be an empty string."
Public Const txt0223 = "Page : "
Public Const txt0224 = "Missing index items."
Public Const txt0225 = "Paragraph style is not supported in a table."
Public Const txt0226 = "Two pages with the same name."
Public Const txt0227 = "Argument : "
Public Const txt0228 = "Help text, language : "
Public Const txt0229 = "Illegal paragraph style : "
Public Const txt0230 = "Reading aborted."
Public Const txt0231 = "The help tree declaration does not start with ""node = """
Public Const txt0232 = "The help tree declaration does not contain a keyword followed by "" = """
Public Const txt0233 = "Only white space is allowed with keyword /node"
Public Const txt0234 = "A node does not have a corresponding /node"
Public Const txt0235 = "This help tree declaration does not contain a second "" = """
Public Const txt0236 = "Unknown keyword"
Public Const txt0237 = "Unknown keyword inside a note : "
Public Const txt0238 = "Language : "
Public Const txt0239 = "This image does not exist : "
Public Const txt0240 = ""
Public Const txt0241 = "After this message you will be asked to store this document in a directory specific to your extension, and with the name of your future extension."
Public Const txt0242 = "Incorrect note for an external hyperlink in help"
Public Const txt0243 = """From version"" must be typed as major.minor, for example : 3.1"
Public Const txt0244 = """To version"" must be typed as major.minor, for example : 3.1"
Public Const txt0245 = """To version"" cannot be lower than ""From version"""
Public Const txt0246 = "__ Compilation of the extension ""For all users"" __"
Public Const txt0247 = "Because there is a Toolbar, you should also compile this extension for Apache OpenOffice 4.x"
Public Const txt0248 = "A minimum acceptable version must be indicated."
Public Const txt0249 = "Instructions beginDependencies, setOOoDependency, endDependencies are no longer used."
Public Const txt0250 = "The value of ""From version"" is too low"
Public Const txt0251 = "The value of ""From version"" is too high"
Public Const txt0252 = "The value of ""To version"" is too high"
Public Const txt0253 = "When ""To version"" is specified, the ""From Version"" must be at least 3.1."
Public Const txt0254 = ""
Public Const txt0255 = "The address does not terminate with / character."
Public Const txt0256 = "A field ""Display to user..."" is empty"
Public Const txt0257 = "Too many toolbars for Extension Compiler"

Public Const txt0301 = "This library type is unknown or not implemented."
Public Const txt0302 = "Directory address must end with / character."
Public Const txt0303 = "This directory does not exist."
Public Const txt0304 = "This file does not exist."
Public Const txt0305 = "This component type is unknown or not implemented."
Public Const txt0306 = "This configuration type is unknown or not implemented."

Public Const txt0400 = "The value of the argument is incorrect : "
Public Const txt0401 = "The value of the first argument is incorrect : "
Public Const txt0402 = "The value of the second argument is incorrect : "

Public Const txt0501 = "This file does not exist."
Public Const txt0502 = "Missing argument."
Public Const txt0503 = "This language is unknown or not implemented."
Public Const txt0504 = "Illegal value for control width."
Public Const txt0505 = "This context does not exist."
Public Const txt0506 = "This instruction cannot be used here."
Public Const txt0507 = ""
Public Const txt0508 = "Title argument cannot be empty."
Public Const txt0509 = "Language argument cannot be present and empty."
Public Const txt0510 = "Language : "
Public Const txt0511 = "The same URL already uses the image : "
Public Const txt0512 = "URL : "
Public Const txt0513 = "Too many images !"
Public Const txt0514 = "This context is indicated twice."


Public Const txt0701 = "You cannot close the block here."

Public Const txt0801 = "Arg1 : the toolbar name must appear before a \ character."


' ______________________________________________________

Sub TextTranslation
initToolIdentity
MsgBox("Translators should read the module _UITexts ", 0, ToolIdentity)
End Sub

</script:module>
</file>

<file path=Basic/ConfigTool/script-lb.xml><?xml version="1.0" encoding="utf-8"?>
<!DOCTYPE library  PUBLIC '-//OpenOffice.org//DTD OfficeDocument 1.0//EN'  'library.dtd'>
<library:library xmlns:library="http://openoffice.org/2000/library" library:name="ConfigTool" library:readonly="false" library:passwordprotected="false">
  <library:element library:name="Data"/>
  <library:element library:name="M1b"/>
  <library:element library:name="_UItexts"/>
  <library:element library:name="Utilities"/>
  <library:element library:name="M3f"/>
  <library:element library:name="M1f"/>
  <library:element library:name="M2a"/>
  <library:element library:name="M3b"/>
  <library:element library:name="M3c"/>
  <library:element library:name="M3e"/>
  <library:element library:name="M3a"/>
  <library:element library:name="M1d"/>
  <library:element library:name="zip"/>
  <library:element library:name="Infos"/>
  <library:element library:name="M3d"/>
  <library:element library:name="Mfinal"/>
  <library:element library:name="M0"/>
  <library:element library:name="M1a"/>
  <library:element library:name="M1c"/>
  <library:element library:name="M1e"/>
  <library:element library:name="M1g"/>
  <library:element library:name="HelpHelper"/>
  <library:element library:name="Starter"/>
  <library:element library:name="Obsolete"/>
</library:library>
</file>

<file path=Basic/ConfigTool/zip.xml><?xml version="1.0" encoding="utf-8"?>
<!DOCTYPE module  PUBLIC '-//OpenOffice.org//DTD OfficeDocument 1.0//EN'  'module.dtd'>
<script:module xmlns:script="http://openoffice.org/2000/script" script:name="zip" script:language="StarBasic">REM  *****  BASIC  *****

Option Explicit

Private Const dirSep = "*" ' this character cannot be found in a directory name

' all paths are in URL notation, directory path ends with a / character
' URL tree is the path to the directory to be compressed
' URLzip is the path to a zip file (to be created or already existing)
' path and filename shall not contain national or strange characters

' tous les chemins sont en notation URL, terminé par /
' URLtree est le répertoire à zipper (avec ses sous-rep)
' URLzip est le chemin complet du zip existant ou à créer
' ne pas utiliser de caractères accentués ou bizarres dans les chemins et noms de fichier

Sub zipTree(URLzip As String, URLtree As String)
' ---  directory zipper --- zippeur de répertoire  ---
Dim rootP As Long
Dim ZipService As Object, ZipPackageFolder As Object, FileService As Object

ZipService = createUnoService("com.sun.star.packages.Package")
Dim aArg As New com.sun.star.beans.NamedValue
aArg.Name = "PackageFormat" '  undocumented parameter! thanks to Paolo Mantovani (BasicAddonBuilder)
aArg.Value = False          '  with False, manifest.xml will not be modified by Package service
ZipService.initialize(Array(URLzip, aArg)) ' zip initialisation
FileService = createUnoService("com.sun.star.ucb.SimpleFileAccess")
ZipPackageFolder = ZipService.GetByHierarchicalName("")
rootP = Len(URLtree) +1 ' root length common to sub-directories -  longueur de la racine commune aux sous-répertoires
ScanFilesToZip(URLtree, ZipService, FileService, ZipPackageFolder, rootP)
ZipService.commitChanges
End Sub



' caution : recursive call between ScanFilesToZip and ScanDirsToZip
' attention : appel récursif entre ScanFilesToZip et ScanDirsToZip
Sub ScanFilesToZip(thisDir As String, ZipService As Object, FileService As Object, _
                   ZipPackageFolder As Object, rootP As Long)
Dim f2 As String, fileInZip As Object, Stream1(10) As Object, n As Long

f2 = Dir(thisDir &amp; "*", 0) ' search all files, but not sub-directories
n = -1
Do While Len(f2) &gt; 0
  if n = UBound(Stream1())  then GoSub clearList ' avoid too many uncommitted changes
  n = n+1
  Stream1(n) = FileService.OpenFileRead(thisDir &amp; f2)
  fileInZip = ZipService.createInstanceWithArguments(Array(False)) ' store a file into the zip
  fileInZip.SetInputStream(Stream1(n))
  if ZipPackageFolder.HasByName(f2)  then
    ZipPackageFolder.replaceByName(f2, fileInZip)
  else
    ZipPackageFolder.insertByName(f2, fileInZip)
  end if
  f2 = Dir ' fichier suivant
Loop
GoSub clearList ' commit remaining changes

ScanDirsToZip(thisDir, ZipService, FileService, ZipPackageFolder, rootP) ' recursive call !  -  appel récursif !
Exit Sub

clearList:
if n &gt;= 0  then
  ZipService.commitChanges
  Do
    Stream1(n).closeInput ' close after use to avoid memory losses - fermer après usage pour éviter les pertes mémoire
    n = n-1
  Loop Until n&lt;0
end if
Return

End Sub


Sub ScanDirsToZip(thisDir As String, ZipService As Object, FileService As Object, ZipPackageFolder As Object, rootP As Long)
Dim d2 As String, newZipPackageFolder As Object
Dim newFolder As Object, newDir As String, listDir As String, x As Long

d2 = Dir(thisDir, 16) 'search all directories - chercher tous les répertoires
' remember sub-directories in a String because Dir is not recursive - mémoriser les sous-répertoires dans un String car Dir n'est pas récursif
Do While Len(d2) &gt; 0 
  if (d2 &lt;&gt; ".") and (d2 &lt;&gt; "..") then
    listDir = listDir &amp; d2 &amp; dirSep
  end if
  d2 = Dir ' next file - fichier suivant
Loop
x = 1
d2 = nextDirElmt(listDir, x)
Do While Len(d2) &gt; 0
    if not ZipPackageFolder.HasByName(d2)  then ' create sub-dir d2 inside current dir -  créer le sous-répertoire d2 dans le répertoire courant
      newFolder = ZipService.createInstanceWithArguments(Array(True))
      ZipPackageFolder.insertByName(d2, newFolder)
    end if
    ' open the directory inside the zip - ouvrir le dossier dans le zip
    newDir = thisDir &amp; d2 &amp; "/"
    newZipPackageFolder = ZipService.GetByHierarchicalName(Mid(newDir, rootP))

    ScanFilesToZip(newDir, ZipService, FileService, newZipPackageFolder, rootP) ' recursive call !  -  appel récursif !
    d2 = nextDirElmt(listDir, x)
Loop
End Sub



Function nextDirElmt(listElements As String, startP As Long)
' returns next element and changes startP - renvoie l'élément suivant et modifie startP
Dim x2 As Long

x2 = InStr(startP, listElements, dirSep)
if x2 = 0 then
  nextDirElmt = ""
else
  nextDirElmt = Mid(listElements, startP, x2 -startP)
  startP = x2 +1
end if
End Function




</script:module>
</file>

<file path=Basic/Standard/Module1.xml><?xml version="1.0" encoding="utf-8"?>
<!DOCTYPE module  PUBLIC '-//OpenOffice.org//DTD OfficeDocument 1.0//EN'  'module.dtd'>
<script:module xmlns:script="http://openoffice.org/2000/script" script:name="Module1" script:language="StarBasic">REM  *****  BASIC  *****

Option Explicit

Sub myExtension
' ___________________________________________________________________



beginDescription("org.peter88213.OOTyW", "2.0.2") ' fill with your values
  setExtensionDescription("en, de")
  setDisplayName("en", "OOTyW - Typography tools for yWriter users.")
  setDisplayName("de", "OOTyW - Typographiewerkzeuge für yWriter-Anwender.")
  setTooltip("en, de", "en") ' deprecated ! starting from 3.1,use instead setExtensionDescription
endDescription  


beginAnnexes 
  useLibrary("Basic", "OOTyW/")
endAnnexes



'____________________________________________________________________
End Sub
</script:module>
</file>

<file path=Basic/Standard/Template1.xml><?xml version="1.0" encoding="utf-8"?>
<!DOCTYPE module  PUBLIC '-//OpenOffice.org//DTD OfficeDocument 1.0//EN'  'module.dtd'>
<script:module xmlns:script="http://openoffice.org/2000/script" script:name="Template1" script:language="StarBasic">REM  *****  BASIC  *****

Option Explicit

Sub exampleDescription


'    ***   example of Description block   ***
beginDescription("tata.toto.titi.tutu", "1.2.0")

  setTooltip("en, fr", "en") ' deprecated ! starting from 3.1,use instead setExtensionDescription
  setExtensionDescription("en, fr")
  
  setIcon("Images/MBE.png")
  
  setLicense("en, fr") ' usual case
  
  ' use if the extension  requires a specific Hardware
  setPlatform("windows_x86, macosx_x86, linux_x86")
  
  ' the first localized text is the default text
  ' language en
  setPublisherName("en", "OOoYes", "http://www.oooyes.com")
  setDisplayName("en", "My Beautiful Extension")
  setReleaseNotes("en", "http://www.oooyes.com/notes/ReadMe120.txt")
  ' language fr
  setDisplayName("fr", "Ma Belle Extension")
  setPublisherName("fr", "OOoYes", "http://www.oooyes.fr/")
  setReleaseNotes("fr", "http://www.oooyes.fr/notes/LisezMoi120.txt")
  
  ' Simplest case of on-line update. 
  ' you will have to store in these internet directories the files xxxx.update.xml and xxxx.oxt
  beginUpdateInformation("direct", "direct") 
	setUpdateSource("http://www.oooyes.com/", "http://www.oooyes.com/") ' first choice
	setUpdateSource("http://www.oooyes.fr/",  "http://www.oooyes.fr/")  ' fallback on another server (optional)
  endUpdateInformation
  
  setHelp("en, fr") ' should be after setDisplayName instructions
endDescription  



End Sub
</script:module>
</file>

<file path=Basic/Standard/Template2.xml><?xml version="1.0" encoding="utf-8"?>
<!DOCTYPE module  PUBLIC '-//OpenOffice.org//DTD OfficeDocument 1.0//EN'  'module.dtd'>
<script:module xmlns:script="http://openoffice.org/2000/script" script:name="Template2" script:language="StarBasic">REM  *****  BASIC  *****

Option Explicit

Sub example_Annexes


'       ***    Example of Annexes block    ***
beginAnnexes 
  useLibrary("Basic", "monAddon/")
  useLibrary("Dialog", "monDialogue/")
  useLibrary("BeanShell", "Highlight/")
  useLibrary("Python", "pyTest1/")
  useLibrary("jar", "Annexes/turlututu.uno.jar")
  useLibrary("rdb", "Annexes/taratata.uno.rdb")
  
  useComponent("Java", "Annexes/titicompo.uno.jar")
  useComponent("Python", "Annexes/tata.uno.py")
  useComponent("Uno", "Annexes/mama.uno.so")
  useComponent("Windows", "Annexes/wawa.uno.dll")

  addConfiguration("File", "Annexes/configs/maconf.xcu")
  addConfiguration("Schema", "Annexes/configs/monscheme.xcs")
endAnnexes


End Sub
</script:module>
</file>

<file path=Basic/Standard/Template3a.xml><?xml version="1.0" encoding="utf-8"?>
<!DOCTYPE module  PUBLIC '-//OpenOffice.org//DTD OfficeDocument 1.0//EN'  'module.dtd'>
<script:module xmlns:script="http://openoffice.org/2000/script" script:name="Template3a" script:language="StarBasic">REM  *****  BASIC  *****

Option Explicit

Sub exampleAddonMenu_Command

'  ***    example of an AddonMenu block containing a single command    ***
  beginAddonMenu
    beginCommand
      beginTitles("Writer, Draw, Impress")
        setTitle("This is an apple", "en")
        setTitle("Ça c'est ma pomme", "fr-FR")
      endTitles
      setURL("Basic", "basTest2", "Module1", "sayBye")
      setImage("Images/apple")
    endCommand
  endAddonMenu

End Sub
</script:module>
</file>

<file path=Basic/Standard/Template3b.xml><?xml version="1.0" encoding="utf-8"?>
<!DOCTYPE module  PUBLIC '-//OpenOffice.org//DTD OfficeDocument 1.0//EN'  'module.dtd'>
<script:module xmlns:script="http://openoffice.org/2000/script" script:name="Template3b" script:language="StarBasic">REM  *****  BASIC  *****

Option Explicit

Sub exampleAddonMenu_Menu

'  ***    example of an AddonMenu block containing a menu    ***
  beginAddonMenu
    beginMenu
      beginTitles
	    setTitle("Test 2")
      endTitles
      beginMenuItems
        beginCommand
          beginTitles("Writer, WriterWeb")
            setTitle("Afficher ~Hello", "fr-FR") ' using character ~ before accelerator letter
            setTitle("Display ~Hello", "en")
          endTitles
          setURL("Basic", "basTest2", "Module1", "sayHello")
          setTarget() ' you may simply omit this line
        endCommand
        beginCommand
          beginTitles("Writer")
            setTitle("This is an apple", "en")
            setTitle("Ça c'est ma pomme", "fr-FR")
          endTitles
          setURL("Basic", "basTest2", "Module1", "sayBye")
          setImage("Images/appl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Menu
  endAddonMenu


End Sub
</script:module>
</file>

<file path=Basic/Standard/Template4.xml><?xml version="1.0" encoding="utf-8"?>
<!DOCTYPE module  PUBLIC '-//OpenOffice.org//DTD OfficeDocument 1.0//EN'  'module.dtd'>
<script:module xmlns:script="http://openoffice.org/2000/script" script:name="Template4" script:language="StarBasic">REM  *****  BASIC  *****

Option Explicit

Sub exampleOfficeMenuBar


'    ***    example of an OfficeMenuBar block    ***
  beginOfficeMenuBar
      beginTitles
	    setTitle("essaiTest 2", "fr")
      endTitles
      beginMenuItems
        beginCommand
          beginTitles("Writer, WriterWeb")
            setTitle("Afficher ~Hello", "fr-FR") ' using character ~ before accelerator letter
            setTitle("Display ~Hello", "en")
          endTitles
          setURL("Basic", "basTest2", "Module1", "sayHello")
        endCommand
        beginCommand
          beginTitles("Writer")
            setTitle("This is an apple", "en")
            setTitle("Ça c'est ma pomme", "fr-FR")
          endTitles
          setURL("Basic", "basTest2", "Module1", "sayBye")
          setImage("Images/apple")
          setTarget() ' you may simply omit this lin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OfficeMenuBar


End Sub
</script:module>
</file>

<file path=Basic/Standard/Template5.xml><?xml version="1.0" encoding="utf-8"?>
<!DOCTYPE module  PUBLIC '-//OpenOffice.org//DTD OfficeDocument 1.0//EN'  'module.dtd'>
<script:module xmlns:script="http://openoffice.org/2000/script" script:name="Template5" script:language="StarBasic">REM  *****  BASIC  *****

Option Explicit

Sub exampleOfficeHelp


'    ***   example of an OfficeHelp block  ***
  beginOfficeHelp
    beginTitles("Writer, Calc")
      setTitle("Help for my extension", "en")
      setTitle("Aide pour mon extension", "fr")
    endTitles
    setURL("Basic", "basTest2", "Module3", "thisis9")
	setImage("Images/heart")
  endOfficeHelp


End Sub
</script:module>
</file>

<file path=Basic/Standard/Template6.xml><?xml version="1.0" encoding="utf-8"?>
<!DOCTYPE module  PUBLIC '-//OpenOffice.org//DTD OfficeDocument 1.0//EN'  'module.dtd'>
<script:module xmlns:script="http://openoffice.org/2000/script" script:name="Template6" script:language="StarBasic">REM  *****  BASIC  *****

Option Explicit

Sub exampleOfficeToolbar


'   ***   example of an OfficeToolbar block   ***
  beginOfficeToolbar
  
    beginTbTitles("Writer, Calc") 
      setTitle("English bar", "en")
      setTitle("Barre française", "fr-FR")
    endTbTitles

    beginTbTitles("Draw") 
      setTitle("Barre Draw")
    endTbTitles

    ' here begins the list of buttons
    
    beginButton
      beginTitles("Writer, Calc")
        setTitle("blabla blabla", "fr")
      endTitles
      setURL("Basic", "basTest2", "Module3", "thisis10")
      setImage("Images/bug")
    endButton
	
    beginButton
      beginTitles("Calc")
        setTitle("Other blahblah", "en")
      endTitles
      setURL("Basic", "basTest2", "Module3", "thisis11")
      setImage("Images/smily")
    endButton

    addSeparator

    beginButton
      beginTitles("Writer, Calc")
        setTitle("ici WrCa 12", "fr")
      endTitles
      setURL("Basic", "basTest2", "Module3", "thisis12")
      setImage("Images/sad")
    endButton

    beginButton
      beginTitles("Draw")
        setTitle("ici Draw 13", "fr")
      endTitles
      setURL("Basic", "basTest2", "Module3", "thisis13")
      setImage("Images/star")
      setTarget() ' you may simply omit this line
    endButton

    beginButton
      beginTitles("Draw")
        setTitle("ici Draw 14", "fr")
      endTitles
      setURL("Basic", "basTest2", "Module3", "thisis14")
      setImage("Images/clover")
    endButton

  endOfficeToolbar


End Sub
</script:module>
</file>

<file path=Basic/Standard/Template7.xml><?xml version="1.0" encoding="utf-8"?>
<!DOCTYPE module  PUBLIC '-//OpenOffice.org//DTD OfficeDocument 1.0//EN'  'module.dtd'>
<script:module xmlns:script="http://openoffice.org/2000/script" script:name="Template7" script:language="StarBasic">REM  *****  BASIC  *****

Option Explicit

Sub exampleOfficeMenuBarMerging


'    ***    example of an OfficeMenuBarMerging block  ***
  beginOfficeMenuBarMerging

    beginMergeInstruction("Writer")
      setMergePoint(".uno:HelpMenu\.uno:HelpSupport", "AddAfter", "Ignore") ' after Help &gt; Support
      beginMergeItems
        beginCommand
          beginTitles()
            setTitle("entrée 80", "fr")
          endTitles
          setURL("Basic", "basTest2", "Module3", "thisis1")
          setImage("Images/smily")
        endCommand
        addSeparator
        beginMenu()
          beginTitles
	        setTitle("menu 81")
          endTitles
          beginMenuItems
            beginMenu()
              beginTitles
                setTitle("menu 81.1")
              endTitles
              beginMenuItems
                beginCommand()
                  beginTitles
                    setTitle("thisis2")
                  endTitles
                  setURL("Basic", "basTest2", "Module3", "thisis2")
                  setImage("Images/clover")
                endCommand
                beginCommand()
                  beginTitles
                    setTitle("thisis3")
                  endTitles
                  setURL("Basic", "basTest2", "Module3", "thisis3")
                  setImage("Images/heart")
                endCommand
              endMenuItems
            endMenu
            beginCommand()
              beginTitles
                setTitle("thisis4")
              endTitles
              setURL("Basic", "basTest2", "Module3", "thisis4")
              setImage("Images/Ooh")
            endCommand
          endMenuItems
        endMenu
      endMergeItems
    endMergeInstruction

    beginMergeInstruction("Writer")
      setMergePoint(".uno:HelpMenu\.uno:HelpSupport", "AddBefore", "AddLast") ' before Help &gt; Support
      beginMergeItems
        beginCommand
          beginTitles
            setTitle("thisis5")
          endTitles
          setURL("Basic", "basTest2", "Module3", "thisis5")
          setImage("Images/sad")
        endCommand
      endMergeItems
    endMergeInstruction

  endOfficeMenuBarMerging


End Sub
</script:module>
</file>

<file path=Basic/Standard/Template8.xml><?xml version="1.0" encoding="utf-8"?>
<!DOCTYPE module  PUBLIC '-//OpenOffice.org//DTD OfficeDocument 1.0//EN'  'module.dtd'>
<script:module xmlns:script="http://openoffice.org/2000/script" script:name="Template8" script:language="StarBasic">REM  *****  BASIC  *****

Option Explicit

Sub exampleOfficeToolbarMerging


'   ***   example of an OfficeToolbarMerging block   ***
  beginOfficeToolbarMerging

    beginMergeInstruction("Writer")
      setMergePoint("textobjectbar\.uno:JustifyPara", "AddAfter", "AddLast")
      beginMergeItems
		beginButton()
            beginTitles
              setTitle("macro dix", "fr")
              setTitle("macro ten", "en")
            endTitles
            setURL("Basic", "basTest2", "Module3", "thisis10")
			setImage("Images/molette")
		endButton
        addSeparator
		beginButton()
            beginTitles
              setTitle("macro 11")
            endTitles
            setURL("Basic", "basTest2", "Module3", "thisis11")
			setImage("Images/phantom")
		endButton
      endMergeItems
    endMergeInstruction
    
    beginMergeInstruction("Calc")
      setMergePoint("drawbar\.uno:Freeline_Unfilled", "AddAfter", "Ignore")
      beginMergeItems
		beginButton()
            beginTitles
              setTitle("macro 12")
            endTitles
            setURL("Basic", "basTest2", "Module3", "thisis12")
			setImage("Images/star")
		endButton
      endMergeItems
    endMergeInstruction

  endOfficeToolbarMerging


End Sub
</script:module>
</file>

<file path=Basic/Standard/Template9.xml><?xml version="1.0" encoding="utf-8"?>
<!DOCTYPE module  PUBLIC '-//OpenOffice.org//DTD OfficeDocument 1.0//EN'  'module.dtd'>
<script:module xmlns:script="http://openoffice.org/2000/script" script:name="Template9" script:language="StarBasic">REM  *****  BASIC  *****

Option Explicit

Sub exampleOfficeImages


'        ***   example of an OfficeImages block   ***
  beginOfficeImages
    beginImage
      setURL("Basic", "myLib", "Module3", "glouglou38")
      setImage("Images/heart")
    endImage
    
    beginImage
      setURL("", ".uno:Signature")
      setImage("Images/lock")
    endImage
  endOfficeImage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Template1"/>
  <library:element library:name="Template2"/>
  <library:element library:name="Template9"/>
  <library:element library:name="Template4"/>
  <library:element library:name="Template5"/>
  <library:element library:name="Template6"/>
  <library:element library:name="Template7"/>
  <library:element library:name="Template8"/>
  <library:element library:name="Template3b"/>
  <library:element library:name="Template3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

<file path=Dialogs/ConfigTool/dialog-lb.xml><?xml version="1.0" encoding="utf-8"?>
<!DOCTYPE library  PUBLIC '-//OpenOffice.org//DTD OfficeDocument 1.0//EN'  'library.dtd'>
<library:library xmlns:library="http://openoffice.org/2000/library" library:name="ConfigTool"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